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55,887.34</text:p>
          </table:table-cell>
          <table:table-cell office:value-type="string" calcext:value-type="string">
            <text:p>$57,505.23</text:p>
          </table:table-cell>
          <table:table-cell office:value-type="string" calcext:value-type="string">
            <text:p>$54,626.56</text:p>
          </table:table-cell>
          <table:table-cell office:value-type="string" calcext:value-type="string">
            <text:p>$56,099.52</text:p>
          </table:table-cell>
          <table:table-cell office:value-type="string" calcext:value-type="string">
            <text:p>$68,145,460,026</text:p>
          </table:table-cell>
          <table:table-cell office:value-type="string" calcext:value-type="string">
            <text:p>$1,045,371,087,640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51,675.98</text:p>
          </table:table-cell>
          <table:table-cell office:value-type="string" calcext:value-type="string">
            <text:p>$56,113.65</text:p>
          </table:table-cell>
          <table:table-cell office:value-type="string" calcext:value-type="string">
            <text:p>$50,937.28</text:p>
          </table:table-cell>
          <table:table-cell office:value-type="string" calcext:value-type="string">
            <text:p>$55,888.13</text:p>
          </table:table-cell>
          <table:table-cell office:value-type="string" calcext:value-type="string">
            <text:p>$63,495,496,918</text:p>
          </table:table-cell>
          <table:table-cell office:value-type="string" calcext:value-type="string">
            <text:p>$1,041,380,696,669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52,140.97</text:p>
          </table:table-cell>
          <table:table-cell office:value-type="string" calcext:value-type="string">
            <text:p>$52,474.11</text:p>
          </table:table-cell>
          <table:table-cell office:value-type="string" calcext:value-type="string">
            <text:p>$51,015.76</text:p>
          </table:table-cell>
          <table:table-cell office:value-type="string" calcext:value-type="string">
            <text:p>$51,679.80</text:p>
          </table:table-cell>
          <table:table-cell office:value-type="string" calcext:value-type="string">
            <text:p>$52,054,723,579</text:p>
          </table:table-cell>
          <table:table-cell office:value-type="string" calcext:value-type="string">
            <text:p>$962,915,078,024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49,207.28</text:p>
          </table:table-cell>
          <table:table-cell office:value-type="string" calcext:value-type="string">
            <text:p>$52,533.91</text:p>
          </table:table-cell>
          <table:table-cell office:value-type="string" calcext:value-type="string">
            <text:p>$49,072.38</text:p>
          </table:table-cell>
          <table:table-cell office:value-type="string" calcext:value-type="string">
            <text:p>$52,149.01</text:p>
          </table:table-cell>
          <table:table-cell office:value-type="string" calcext:value-type="string">
            <text:p>$80,820,545,404</text:p>
          </table:table-cell>
          <table:table-cell office:value-type="string" calcext:value-type="string">
            <text:p>$971,611,626,454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47,944.46</text:p>
          </table:table-cell>
          <table:table-cell office:value-type="string" calcext:value-type="string">
            <text:p>$50,341.10</text:p>
          </table:table-cell>
          <table:table-cell office:value-type="string" calcext:value-type="string">
            <text:p>$47,201.30</text:p>
          </table:table-cell>
          <table:table-cell office:value-type="string" calcext:value-type="string">
            <text:p>$49,199.87</text:p>
          </table:table-cell>
          <table:table-cell office:value-type="string" calcext:value-type="string">
            <text:p>$77,049,582,886</text:p>
          </table:table-cell>
          <table:table-cell office:value-type="string" calcext:value-type="string">
            <text:p>$916,623,418,254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48,696.54</text:p>
          </table:table-cell>
          <table:table-cell office:value-type="string" calcext:value-type="string">
            <text:p>$48,875.57</text:p>
          </table:table-cell>
          <table:table-cell office:value-type="string" calcext:value-type="string">
            <text:p>$46,347.48</text:p>
          </table:table-cell>
          <table:table-cell office:value-type="string" calcext:value-type="string">
            <text:p>$47,945.06</text:p>
          </table:table-cell>
          <table:table-cell office:value-type="string" calcext:value-type="string">
            <text:p>$77,069,903,166</text:p>
          </table:table-cell>
          <table:table-cell office:value-type="string" calcext:value-type="string">
            <text:p>$893,210,080,039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47,114.51</text:p>
          </table:table-cell>
          <table:table-cell office:value-type="string" calcext:value-type="string">
            <text:p>$49,487.64</text:p>
          </table:table-cell>
          <table:table-cell office:value-type="string" calcext:value-type="string">
            <text:p>$47,114.51</text:p>
          </table:table-cell>
          <table:table-cell office:value-type="string" calcext:value-type="string">
            <text:p>$48,717.29</text:p>
          </table:table-cell>
          <table:table-cell office:value-type="string" calcext:value-type="string">
            <text:p>$71,248,675,228</text:p>
          </table:table-cell>
          <table:table-cell office:value-type="string" calcext:value-type="string">
            <text:p>$907,551,330,153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47,491.20</text:p>
          </table:table-cell>
          <table:table-cell office:value-type="string" calcext:value-type="string">
            <text:p>$48,047.74</text:p>
          </table:table-cell>
          <table:table-cell office:value-type="string" calcext:value-type="string">
            <text:p>$46,392.28</text:p>
          </table:table-cell>
          <table:table-cell office:value-type="string" calcext:value-type="string">
            <text:p>$47,105.52</text:p>
          </table:table-cell>
          <table:table-cell office:value-type="string" calcext:value-type="string">
            <text:p>$70,250,456,155</text:p>
          </table:table-cell>
          <table:table-cell office:value-type="string" calcext:value-type="string">
            <text:p>$877,478,894,464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47,877.03</text:p>
          </table:table-cell>
          <table:table-cell office:value-type="string" calcext:value-type="string">
            <text:p>$48,745.73</text:p>
          </table:table-cell>
          <table:table-cell office:value-type="string" calcext:value-type="string">
            <text:p>$46,424.98</text:p>
          </table:table-cell>
          <table:table-cell office:value-type="string" calcext:value-type="string">
            <text:p>$47,504.85</text:p>
          </table:table-cell>
          <table:table-cell office:value-type="string" calcext:value-type="string">
            <text:p>$76,555,041,196</text:p>
          </table:table-cell>
          <table:table-cell office:value-type="string" calcext:value-type="string">
            <text:p>$884,874,050,612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44,898.71</text:p>
          </table:table-cell>
          <table:table-cell office:value-type="string" calcext:value-type="string">
            <text:p>$48,463.47</text:p>
          </table:table-cell>
          <table:table-cell office:value-type="string" calcext:value-type="string">
            <text:p>$44,187.76</text:p>
          </table:table-cell>
          <table:table-cell office:value-type="string" calcext:value-type="string">
            <text:p>$47,909.33</text:p>
          </table:table-cell>
          <table:table-cell office:value-type="string" calcext:value-type="string">
            <text:p>$81,388,911,810</text:p>
          </table:table-cell>
          <table:table-cell office:value-type="string" calcext:value-type="string">
            <text:p>$892,364,856,136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46,469.76</text:p>
          </table:table-cell>
          <table:table-cell office:value-type="string" calcext:value-type="string">
            <text:p>$47,145.57</text:p>
          </table:table-cell>
          <table:table-cell office:value-type="string" calcext:value-type="string">
            <text:p>$43,881.15</text:p>
          </table:table-cell>
          <table:table-cell office:value-type="string" calcext:value-type="string">
            <text:p>$44,918.18</text:p>
          </table:table-cell>
          <table:table-cell office:value-type="string" calcext:value-type="string">
            <text:p>$87,301,089,896</text:p>
          </table:table-cell>
          <table:table-cell office:value-type="string" calcext:value-type="string">
            <text:p>$836,616,907,527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46,184.99</text:p>
          </table:table-cell>
          <table:table-cell office:value-type="string" calcext:value-type="string">
            <text:p>$48,003.72</text:p>
          </table:table-cell>
          <table:table-cell office:value-type="string" calcext:value-type="string">
            <text:p>$45,166.96</text:p>
          </table:table-cell>
          <table:table-cell office:value-type="string" calcext:value-type="string">
            <text:p>$46,481.10</text:p>
          </table:table-cell>
          <table:table-cell office:value-type="string" calcext:value-type="string">
            <text:p>$91,809,846,886</text:p>
          </table:table-cell>
          <table:table-cell office:value-type="string" calcext:value-type="string">
            <text:p>$865,682,956,619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38,886.83</text:p>
          </table:table-cell>
          <table:table-cell office:value-type="string" calcext:value-type="string">
            <text:p>$46,203.93</text:p>
          </table:table-cell>
          <table:table-cell office:value-type="string" calcext:value-type="string">
            <text:p>$38,076.32</text:p>
          </table:table-cell>
          <table:table-cell office:value-type="string" calcext:value-type="string">
            <text:p>$46,196.46</text:p>
          </table:table-cell>
          <table:table-cell office:value-type="string" calcext:value-type="string">
            <text:p>$101,467,222,687</text:p>
          </table:table-cell>
          <table:table-cell office:value-type="string" calcext:value-type="string">
            <text:p>$860,342,706,260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39,250.19</text:p>
          </table:table-cell>
          <table:table-cell office:value-type="string" calcext:value-type="string">
            <text:p>$39,621.84</text:p>
          </table:table-cell>
          <table:table-cell office:value-type="string" calcext:value-type="string">
            <text:p>$37,446.15</text:p>
          </table:table-cell>
          <table:table-cell office:value-type="string" calcext:value-type="string">
            <text:p>$38,903.44</text:p>
          </table:table-cell>
          <table:table-cell office:value-type="string" calcext:value-type="string">
            <text:p>$65,500,641,143</text:p>
          </table:table-cell>
          <table:table-cell office:value-type="string" calcext:value-type="string">
            <text:p>$724,478,833,211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38,138.39</text:p>
          </table:table-cell>
          <table:table-cell office:value-type="string" calcext:value-type="string">
            <text:p>$40,846.55</text:p>
          </table:table-cell>
          <table:table-cell office:value-type="string" calcext:value-type="string">
            <text:p>$38,138.39</text:p>
          </table:table-cell>
          <table:table-cell office:value-type="string" calcext:value-type="string">
            <text:p>$39,266.01</text:p>
          </table:table-cell>
          <table:table-cell office:value-type="string" calcext:value-type="string">
            <text:p>$71,326,033,653</text:p>
          </table:table-cell>
          <table:table-cell office:value-type="string" calcext:value-type="string">
            <text:p>$731,192,490,093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36,931.55</text:p>
          </table:table-cell>
          <table:table-cell office:value-type="string" calcext:value-type="string">
            <text:p>$38,225.91</text:p>
          </table:table-cell>
          <table:table-cell office:value-type="string" calcext:value-type="string">
            <text:p>$36,658.76</text:p>
          </table:table-cell>
          <table:table-cell office:value-type="string" calcext:value-type="string">
            <text:p>$38,144.31</text:p>
          </table:table-cell>
          <table:table-cell office:value-type="string" calcext:value-type="string">
            <text:p>$58,598,066,402</text:p>
          </table:table-cell>
          <table:table-cell office:value-type="string" calcext:value-type="string">
            <text:p>$710,266,752,534</text:p>
          </table:table-cell>
        </table:table-row>
        <table:table-row table:style-name="ro2">
          <table:table-cell office:value-type="string" calcext:value-type="string">
            <text:p>Feb 04, 2021</text:p>
          </table:table-cell>
          <table:table-cell office:value-type="string" calcext:value-type="string">
            <text:p>$37,475.10</text:p>
          </table:table-cell>
          <table:table-cell office:value-type="string" calcext:value-type="string">
            <text:p>$38,592.18</text:p>
          </table:table-cell>
          <table:table-cell office:value-type="string" calcext:value-type="string">
            <text:p>$36,317.50</text:p>
          </table:table-cell>
          <table:table-cell office:value-type="string" calcext:value-type="string">
            <text:p>$36,926.06</text:p>
          </table:table-cell>
          <table:table-cell office:value-type="string" calcext:value-type="string">
            <text:p>$68,838,074,392</text:p>
          </table:table-cell>
          <table:table-cell office:value-type="string" calcext:value-type="string">
            <text:p>$687,542,752,523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35,510.82</text:p>
          </table:table-cell>
          <table:table-cell office:value-type="string" calcext:value-type="string">
            <text:p>$37,480.19</text:p>
          </table:table-cell>
          <table:table-cell office:value-type="string" calcext:value-type="string">
            <text:p>$35,443.98</text:p>
          </table:table-cell>
          <table:table-cell office:value-type="string" calcext:value-type="string">
            <text:p>$37,472.09</text:p>
          </table:table-cell>
          <table:table-cell office:value-type="string" calcext:value-type="string">
            <text:p>$61,166,818,159</text:p>
          </table:table-cell>
          <table:table-cell office:value-type="string" calcext:value-type="string">
            <text:p>$697,672,910,488</text:p>
          </table:table-cell>
        </table:table-row>
        <table:table-row table:style-name="ro2">
          <table:table-cell office:value-type="string" calcext:value-type="string">
            <text:p>Feb 02, 2021</text:p>
          </table:table-cell>
          <table:table-cell office:value-type="string" calcext:value-type="string">
            <text:p>$33,533.20</text:p>
          </table:table-cell>
          <table:table-cell office:value-type="string" calcext:value-type="string">
            <text:p>$35,896.88</text:p>
          </table:table-cell>
          <table:table-cell office:value-type="string" calcext:value-type="string">
            <text:p>$33,489.22</text:p>
          </table:table-cell>
          <table:table-cell office:value-type="string" calcext:value-type="string">
            <text:p>$35,510.29</text:p>
          </table:table-cell>
          <table:table-cell office:value-type="string" calcext:value-type="string">
            <text:p>$63,088,585,433</text:p>
          </table:table-cell>
          <table:table-cell office:value-type="string" calcext:value-type="string">
            <text:p>$661,114,581,664</text:p>
          </table:table-cell>
        </table:table-row>
        <table:table-row table:style-name="ro2">
          <table:table-cell office:value-type="string" calcext:value-type="string">
            <text:p>Feb 01, 2021</text:p>
          </table:table-cell>
          <table:table-cell office:value-type="string" calcext:value-type="string">
            <text:p>$33,114.58</text:p>
          </table:table-cell>
          <table:table-cell office:value-type="string" calcext:value-type="string">
            <text:p>$34,638.21</text:p>
          </table:table-cell>
          <table:table-cell office:value-type="string" calcext:value-type="string">
            <text:p>$32,384.23</text:p>
          </table:table-cell>
          <table:table-cell office:value-type="string" calcext:value-type="string">
            <text:p>$33,537.18</text:p>
          </table:table-cell>
          <table:table-cell office:value-type="string" calcext:value-type="string">
            <text:p>$61,400,400,660</text:p>
          </table:table-cell>
          <table:table-cell office:value-type="string" calcext:value-type="string">
            <text:p>$624,349,044,409</text:p>
          </table:table-cell>
        </table:table-row>
        <table:table-row table:style-name="ro2">
          <table:table-cell office:value-type="string" calcext:value-type="string">
            <text:p>Jan 31, 2021</text:p>
          </table:table-cell>
          <table:table-cell office:value-type="string" calcext:value-type="string">
            <text:p>$34,270.88</text:p>
          </table:table-cell>
          <table:table-cell office:value-type="string" calcext:value-type="string">
            <text:p>$34,288.33</text:p>
          </table:table-cell>
          <table:table-cell office:value-type="string" calcext:value-type="string">
            <text:p>$32,270.18</text:p>
          </table:table-cell>
          <table:table-cell office:value-type="string" calcext:value-type="string">
            <text:p>$33,114.36</text:p>
          </table:table-cell>
          <table:table-cell office:value-type="string" calcext:value-type="string">
            <text:p>$52,754,542,671</text:p>
          </table:table-cell>
          <table:table-cell office:value-type="string" calcext:value-type="string">
            <text:p>$616,452,744,533</text:p>
          </table:table-cell>
        </table:table-row>
        <table:table-row table:style-name="ro2">
          <table:table-cell office:value-type="string" calcext:value-type="string">
            <text:p>Jan 30, 2021</text:p>
          </table:table-cell>
          <table:table-cell office:value-type="string" calcext:value-type="string">
            <text:p>$34,295.94</text:p>
          </table:table-cell>
          <table:table-cell office:value-type="string" calcext:value-type="string">
            <text:p>$34,834.71</text:p>
          </table:table-cell>
          <table:table-cell office:value-type="string" calcext:value-type="string">
            <text:p>$32,940.19</text:p>
          </table:table-cell>
          <table:table-cell office:value-type="string" calcext:value-type="string">
            <text:p>$34,269.52</text:p>
          </table:table-cell>
          <table:table-cell office:value-type="string" calcext:value-type="string">
            <text:p>$65,141,828,798</text:p>
          </table:table-cell>
          <table:table-cell office:value-type="string" calcext:value-type="string">
            <text:p>$637,924,573,284</text:p>
          </table:table-cell>
        </table:table-row>
        <table:table-row table:style-name="ro2">
          <table:table-cell office:value-type="string" calcext:value-type="string">
            <text:p>Jan 29, 2021</text:p>
          </table:table-cell>
          <table:table-cell office:value-type="string" calcext:value-type="string">
            <text:p>$34,318.67</text:p>
          </table:table-cell>
          <table:table-cell office:value-type="string" calcext:value-type="string">
            <text:p>$37,627.64</text:p>
          </table:table-cell>
          <table:table-cell office:value-type="string" calcext:value-type="string">
            <text:p>$32,064.81</text:p>
          </table:table-cell>
          <table:table-cell office:value-type="string" calcext:value-type="string">
            <text:p>$36,896.32</text:p>
          </table:table-cell>
          <table:table-cell office:value-type="string" calcext:value-type="string">
            <text:p>$108,069,233,690</text:p>
          </table:table-cell>
          <table:table-cell office:value-type="string" calcext:value-type="string">
            <text:p>$686,772,883,636</text:p>
          </table:table-cell>
        </table:table-row>
        <table:table-row table:style-name="ro2">
          <table:table-cell office:value-type="string" calcext:value-type="string">
            <text:p>Jan 28, 2021</text:p>
          </table:table-cell>
          <table:table-cell office:value-type="string" calcext:value-type="string">
            <text:p>$30,441.04</text:p>
          </table:table-cell>
          <table:table-cell office:value-type="string" calcext:value-type="string">
            <text:p>$33,858.31</text:p>
          </table:table-cell>
          <table:table-cell office:value-type="string" calcext:value-type="string">
            <text:p>$30,023.21</text:p>
          </table:table-cell>
          <table:table-cell office:value-type="string" calcext:value-type="string">
            <text:p>$33,466.10</text:p>
          </table:table-cell>
          <table:table-cell office:value-type="string" calcext:value-type="string">
            <text:p>$76,517,157,706</text:p>
          </table:table-cell>
          <table:table-cell office:value-type="string" calcext:value-type="string">
            <text:p>$622,910,073,820</text:p>
          </table:table-cell>
        </table:table-row>
        <table:table-row table:style-name="ro2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32,564.03</text:p>
          </table:table-cell>
          <table:table-cell office:value-type="string" calcext:value-type="string">
            <text:p>$29,367.14</text:p>
          </table:table-cell>
          <table:table-cell office:value-type="string" calcext:value-type="string">
            <text:p>$30,432.55</text:p>
          </table:table-cell>
          <table:table-cell office:value-type="string" calcext:value-type="string">
            <text:p>$62,576,762,015</text:p>
          </table:table-cell>
          <table:table-cell office:value-type="string" calcext:value-type="string">
            <text:p>$566,417,413,554</text:p>
          </table:table-cell>
        </table:table-row>
        <table:table-row table:style-name="ro2">
          <table:table-cell office:value-type="string" calcext:value-type="string">
            <text:p>Jan 26, 2021</text:p>
          </table:table-cell>
          <table:table-cell office:value-type="string" calcext:value-type="string">
            <text:p>$32,358.61</text:p>
          </table:table-cell>
          <table:table-cell office:value-type="string" calcext:value-type="string">
            <text:p>$32,794.55</text:p>
          </table:table-cell>
          <table:table-cell office:value-type="string" calcext:value-type="string">
            <text:p>$31,030.27</text:p>
          </table:table-cell>
          <table:table-cell office:value-type="string" calcext:value-type="string">
            <text:p>$32,569.85</text:p>
          </table:table-cell>
          <table:table-cell office:value-type="string" calcext:value-type="string">
            <text:p>$60,255,421,470</text:p>
          </table:table-cell>
          <table:table-cell office:value-type="string" calcext:value-type="string">
            <text:p>$606,169,260,387</text:p>
          </table:table-cell>
        </table:table-row>
        <table:table-row table:style-name="ro2">
          <table:table-cell office:value-type="string" calcext:value-type="string">
            <text:p>Jan 25, 2021</text:p>
          </table:table-cell>
          <table:table-cell office:value-type="string" calcext:value-type="string">
            <text:p>$32,285.80</text:p>
          </table:table-cell>
          <table:table-cell office:value-type="string" calcext:value-type="string">
            <text:p>$34,802.74</text:p>
          </table:table-cell>
          <table:table-cell office:value-type="string" calcext:value-type="string">
            <text:p>$32,087.79</text:p>
          </table:table-cell>
          <table:table-cell office:value-type="string" calcext:value-type="string">
            <text:p>$32,366.39</text:p>
          </table:table-cell>
          <table:table-cell office:value-type="string" calcext:value-type="string">
            <text:p>$59,897,054,838</text:p>
          </table:table-cell>
          <table:table-cell office:value-type="string" calcext:value-type="string">
            <text:p>$602,350,097,075</text:p>
          </table:table-cell>
        </table:table-row>
        <table:table-row table:style-name="ro2">
          <table:table-cell office:value-type="string" calcext:value-type="string">
            <text:p>Jan 24, 2021</text:p>
          </table:table-cell>
          <table:table-cell office:value-type="string" calcext:value-type="string">
            <text:p>$32,064.38</text:p>
          </table:table-cell>
          <table:table-cell office:value-type="string" calcext:value-type="string">
            <text:p>$32,944.01</text:p>
          </table:table-cell>
          <table:table-cell office:value-type="string" calcext:value-type="string">
            <text:p>$31,106.69</text:p>
          </table:table-cell>
          <table:table-cell office:value-type="string" calcext:value-type="string">
            <text:p>$32,289.38</text:p>
          </table:table-cell>
          <table:table-cell office:value-type="string" calcext:value-type="string">
            <text:p>$48,643,830,599</text:p>
          </table:table-cell>
          <table:table-cell office:value-type="string" calcext:value-type="string">
            <text:p>$600,888,568,010</text:p>
          </table:table-cell>
        </table:table-row>
        <table:table-row table:style-name="ro2">
          <table:table-cell office:value-type="string" calcext:value-type="string">
            <text:p>Jan 23, 2021</text:p>
          </table:table-cell>
          <table:table-cell office:value-type="string" calcext:value-type="string">
            <text:p>$32,985.76</text:p>
          </table:table-cell>
          <table:table-cell office:value-type="string" calcext:value-type="string">
            <text:p>$33,360.98</text:p>
          </table:table-cell>
          <table:table-cell office:value-type="string" calcext:value-type="string">
            <text:p>$31,493.16</text:p>
          </table:table-cell>
          <table:table-cell office:value-type="string" calcext:value-type="string">
            <text:p>$32,067.64</text:p>
          </table:table-cell>
          <table:table-cell office:value-type="string" calcext:value-type="string">
            <text:p>$48,354,737,975</text:p>
          </table:table-cell>
          <table:table-cell office:value-type="string" calcext:value-type="string">
            <text:p>$596,733,137,645</text:p>
          </table:table-cell>
        </table:table-row>
        <table:table-row table:style-name="ro2">
          <table:table-cell office:value-type="string" calcext:value-type="string">
            <text:p>Jan 22, 2021</text:p>
          </table:table-cell>
          <table:table-cell office:value-type="string" calcext:value-type="string">
            <text:p>$30,817.63</text:p>
          </table:table-cell>
          <table:table-cell office:value-type="string" calcext:value-type="string">
            <text:p>$33,811.85</text:p>
          </table:table-cell>
          <table:table-cell office:value-type="string" calcext:value-type="string">
            <text:p>$28,953.37</text:p>
          </table:table-cell>
          <table:table-cell office:value-type="string" calcext:value-type="string">
            <text:p>$33,005.76</text:p>
          </table:table-cell>
          <table:table-cell office:value-type="string" calcext:value-type="string">
            <text:p>$77,207,272,511</text:p>
          </table:table-cell>
          <table:table-cell office:value-type="string" calcext:value-type="string">
            <text:p>$614,160,521,492</text:p>
          </table:table-cell>
        </table:table-row>
        <table:table-row table:style-name="ro2">
          <table:table-cell office:value-type="string" calcext:value-type="string">
            <text:p>Jan 21, 2021</text:p>
          </table:table-cell>
          <table:table-cell office:value-type="string" calcext:value-type="string">
            <text:p>$35,549.40</text:p>
          </table:table-cell>
          <table:table-cell office:value-type="string" calcext:value-type="string">
            <text:p>$35,552.68</text:p>
          </table:table-cell>
          <table:table-cell office:value-type="string" calcext:value-type="string">
            <text:p>$30,250.75</text:p>
          </table:table-cell>
          <table:table-cell office:value-type="string" calcext:value-type="string">
            <text:p>$30,825.70</text:p>
          </table:table-cell>
          <table:table-cell office:value-type="string" calcext:value-type="string">
            <text:p>$75,643,067,688</text:p>
          </table:table-cell>
          <table:table-cell office:value-type="string" calcext:value-type="string">
            <text:p>$573,565,664,943</text:p>
          </table:table-cell>
        </table:table-row>
        <table:table-row table:style-name="ro2">
          <table:table-cell office:value-type="string" calcext:value-type="string">
            <text:p>Jan 20, 2021</text:p>
          </table:table-cell>
          <table:table-cell office:value-type="string" calcext:value-type="string">
            <text:p>$36,050.11</text:p>
          </table:table-cell>
          <table:table-cell office:value-type="string" calcext:value-type="string">
            <text:p>$36,378.33</text:p>
          </table:table-cell>
          <table:table-cell office:value-type="string" calcext:value-type="string">
            <text:p>$33,570.48</text:p>
          </table:table-cell>
          <table:table-cell office:value-type="string" calcext:value-type="string">
            <text:p>$35,547.75</text:p>
          </table:table-cell>
          <table:table-cell office:value-type="string" calcext:value-type="string">
            <text:p>$66,834,573,161</text:p>
          </table:table-cell>
          <table:table-cell office:value-type="string" calcext:value-type="string">
            <text:p>$661,400,102,161</text:p>
          </table:table-cell>
        </table:table-row>
        <table:table-row table:style-name="ro2">
          <table:table-cell office:value-type="string" calcext:value-type="string">
            <text:p>Jan 19, 2021</text:p>
          </table:table-cell>
          <table:table-cell office:value-type="string" calcext:value-type="string">
            <text:p>$36,642.23</text:p>
          </table:table-cell>
          <table:table-cell office:value-type="string" calcext:value-type="string">
            <text:p>$37,755.89</text:p>
          </table:table-cell>
          <table:table-cell table:number-columns-repeated="2" office:value-type="string" calcext:value-type="string">
            <text:p>$36,069.81</text:p>
          </table:table-cell>
          <table:table-cell office:value-type="string" calcext:value-type="string">
            <text:p>$57,244,195,486</text:p>
          </table:table-cell>
          <table:table-cell office:value-type="string" calcext:value-type="string">
            <text:p>$671,081,200,700</text:p>
          </table:table-cell>
        </table:table-row>
        <table:table-row table:style-name="ro2">
          <table:table-cell office:value-type="string" calcext:value-type="string">
            <text:p>Jan 18, 2021</text:p>
          </table:table-cell>
          <table:table-cell office:value-type="string" calcext:value-type="string">
            <text:p>$35,792.24</text:p>
          </table:table-cell>
          <table:table-cell office:value-type="string" calcext:value-type="string">
            <text:p>$37,299.29</text:p>
          </table:table-cell>
          <table:table-cell office:value-type="string" calcext:value-type="string">
            <text:p>$34,883.84</text:p>
          </table:table-cell>
          <table:table-cell office:value-type="string" calcext:value-type="string">
            <text:p>$36,630.08</text:p>
          </table:table-cell>
          <table:table-cell office:value-type="string" calcext:value-type="string">
            <text:p>$49,511,702,429</text:p>
          </table:table-cell>
          <table:table-cell office:value-type="string" calcext:value-type="string">
            <text:p>$681,470,030,572</text:p>
          </table:table-cell>
        </table:table-row>
        <table:table-row table:style-name="ro2">
          <table:table-cell office:value-type="string" calcext:value-type="string">
            <text:p>Jan 17, 2021</text:p>
          </table:table-cell>
          <table:table-cell office:value-type="string" calcext:value-type="string">
            <text:p>$36,163.65</text:p>
          </table:table-cell>
          <table:table-cell office:value-type="string" calcext:value-type="string">
            <text:p>$36,722.35</text:p>
          </table:table-cell>
          <table:table-cell office:value-type="string" calcext:value-type="string">
            <text:p>$34,069.32</text:p>
          </table:table-cell>
          <table:table-cell office:value-type="string" calcext:value-type="string">
            <text:p>$35,791.28</text:p>
          </table:table-cell>
          <table:table-cell office:value-type="string" calcext:value-type="string">
            <text:p>$52,359,854,336</text:p>
          </table:table-cell>
          <table:table-cell office:value-type="string" calcext:value-type="string">
            <text:p>$665,831,621,391</text:p>
          </table:table-cell>
        </table:table-row>
        <table:table-row table:style-name="ro2">
          <table:table-cell office:value-type="string" calcext:value-type="string">
            <text:p>Jan 16, 2021</text:p>
          </table:table-cell>
          <table:table-cell office:value-type="string" calcext:value-type="string">
            <text:p>$36,821.65</text:p>
          </table:table-cell>
          <table:table-cell office:value-type="string" calcext:value-type="string">
            <text:p>$37,864.37</text:p>
          </table:table-cell>
          <table:table-cell office:value-type="string" calcext:value-type="string">
            <text:p>$35,633.55</text:p>
          </table:table-cell>
          <table:table-cell office:value-type="string" calcext:value-type="string">
            <text:p>$36,178.14</text:p>
          </table:table-cell>
          <table:table-cell office:value-type="string" calcext:value-type="string">
            <text:p>$57,706,187,875</text:p>
          </table:table-cell>
          <table:table-cell office:value-type="string" calcext:value-type="string">
            <text:p>$673,000,645,231</text:p>
          </table:table-cell>
        </table:table-row>
        <table:table-row table:style-name="ro2">
          <table:table-cell office:value-type="string" calcext:value-type="string">
            <text:p>Jan 15, 2021</text:p>
          </table:table-cell>
          <table:table-cell office:value-type="string" calcext:value-type="string">
            <text:p>$39,156.71</text:p>
          </table:table-cell>
          <table:table-cell office:value-type="string" calcext:value-type="string">
            <text:p>$39,577.71</text:p>
          </table:table-cell>
          <table:table-cell office:value-type="string" calcext:value-type="string">
            <text:p>$34,659.59</text:p>
          </table:table-cell>
          <table:table-cell office:value-type="string" calcext:value-type="string">
            <text:p>$36,825.37</text:p>
          </table:table-cell>
          <table:table-cell office:value-type="string" calcext:value-type="string">
            <text:p>$67,760,757,881</text:p>
          </table:table-cell>
          <table:table-cell office:value-type="string" calcext:value-type="string">
            <text:p>$685,005,864,471</text:p>
          </table:table-cell>
        </table:table-row>
        <table:table-row table:style-name="ro2">
          <table:table-cell office:value-type="string" calcext:value-type="string">
            <text:p>Jan 14, 2021</text:p>
          </table:table-cell>
          <table:table-cell office:value-type="string" calcext:value-type="string">
            <text:p>$37,325.11</text:p>
          </table:table-cell>
          <table:table-cell office:value-type="string" calcext:value-type="string">
            <text:p>$39,966.41</text:p>
          </table:table-cell>
          <table:table-cell office:value-type="string" calcext:value-type="string">
            <text:p>$36,868.56</text:p>
          </table:table-cell>
          <table:table-cell office:value-type="string" calcext:value-type="string">
            <text:p>$39,187.33</text:p>
          </table:table-cell>
          <table:table-cell office:value-type="string" calcext:value-type="string">
            <text:p>$63,615,990,033</text:p>
          </table:table-cell>
          <table:table-cell office:value-type="string" calcext:value-type="string">
            <text:p>$728,904,366,964</text:p>
          </table:table-cell>
        </table:table-row>
        <table:table-row table:style-name="ro2">
          <table:table-cell office:value-type="string" calcext:value-type="string">
            <text:p>Jan 13, 2021</text:p>
          </table:table-cell>
          <table:table-cell office:value-type="string" calcext:value-type="string">
            <text:p>$33,915.12</text:p>
          </table:table-cell>
          <table:table-cell office:value-type="string" calcext:value-type="string">
            <text:p>$37,599.96</text:p>
          </table:table-cell>
          <table:table-cell office:value-type="string" calcext:value-type="string">
            <text:p>$32,584.67</text:p>
          </table:table-cell>
          <table:table-cell office:value-type="string" calcext:value-type="string">
            <text:p>$37,316.36</text:p>
          </table:table-cell>
          <table:table-cell office:value-type="string" calcext:value-type="string">
            <text:p>$69,364,315,979</text:p>
          </table:table-cell>
          <table:table-cell office:value-type="string" calcext:value-type="string">
            <text:p>$694,069,582,194</text:p>
          </table:table-cell>
        </table:table-row>
        <table:table-row table:style-name="ro2">
          <table:table-cell office:value-type="string" calcext:value-type="string">
            <text:p>Jan 12, 2021</text:p>
          </table:table-cell>
          <table:table-cell office:value-type="string" calcext:value-type="string">
            <text:p>$35,516.36</text:p>
          </table:table-cell>
          <table:table-cell office:value-type="string" calcext:value-type="string">
            <text:p>$36,568.53</text:p>
          </table:table-cell>
          <table:table-cell office:value-type="string" calcext:value-type="string">
            <text:p>$32,697.98</text:p>
          </table:table-cell>
          <table:table-cell office:value-type="string" calcext:value-type="string">
            <text:p>$33,922.96</text:p>
          </table:table-cell>
          <table:table-cell office:value-type="string" calcext:value-type="string">
            <text:p>$74,773,277,909</text:p>
          </table:table-cell>
          <table:table-cell office:value-type="string" calcext:value-type="string">
            <text:p>$630,920,422,745</text:p>
          </table:table-cell>
        </table:table-row>
        <table:table-row table:style-name="ro2">
          <table:table-cell office:value-type="string" calcext:value-type="string">
            <text:p>Jan 11, 2021</text:p>
          </table:table-cell>
          <table:table-cell table:number-columns-repeated="2" office:value-type="string" calcext:value-type="string">
            <text:p>$38,346.53</text:p>
          </table:table-cell>
          <table:table-cell office:value-type="string" calcext:value-type="string">
            <text:p>$30,549.60</text:p>
          </table:table-cell>
          <table:table-cell office:value-type="string" calcext:value-type="string">
            <text:p>$35,566.66</text:p>
          </table:table-cell>
          <table:table-cell office:value-type="string" calcext:value-type="string">
            <text:p>$123,320,567,399</text:p>
          </table:table-cell>
          <table:table-cell office:value-type="string" calcext:value-type="string">
            <text:p>$661,457,321,418</text:p>
          </table:table-cell>
        </table:table-row>
        <table:table-row table:style-name="ro2">
          <table:table-cell office:value-type="string" calcext:value-type="string">
            <text:p>Jan 10, 2021</text:p>
          </table:table-cell>
          <table:table-cell office:value-type="string" calcext:value-type="string">
            <text:p>$40,254.22</text:p>
          </table:table-cell>
          <table:table-cell office:value-type="string" calcext:value-type="string">
            <text:p>$41,420.19</text:p>
          </table:table-cell>
          <table:table-cell office:value-type="string" calcext:value-type="string">
            <text:p>$35,984.63</text:p>
          </table:table-cell>
          <table:table-cell office:value-type="string" calcext:value-type="string">
            <text:p>$38,356.44</text:p>
          </table:table-cell>
          <table:table-cell office:value-type="string" calcext:value-type="string">
            <text:p>$79,980,747,690</text:p>
          </table:table-cell>
          <table:table-cell office:value-type="string" calcext:value-type="string">
            <text:p>$713,304,617,761</text:p>
          </table:table-cell>
        </table:table-row>
        <table:table-row table:style-name="ro2">
          <table:table-cell office:value-type="string" calcext:value-type="string">
            <text:p>Jan 09, 2021</text:p>
          </table:table-cell>
          <table:table-cell office:value-type="string" calcext:value-type="string">
            <text:p>$40,788.64</text:p>
          </table:table-cell>
          <table:table-cell office:value-type="string" calcext:value-type="string">
            <text:p>$41,436.35</text:p>
          </table:table-cell>
          <table:table-cell office:value-type="string" calcext:value-type="string">
            <text:p>$38,980.88</text:p>
          </table:table-cell>
          <table:table-cell office:value-type="string" calcext:value-type="string">
            <text:p>$40,254.55</text:p>
          </table:table-cell>
          <table:table-cell office:value-type="string" calcext:value-type="string">
            <text:p>$61,984,162,837</text:p>
          </table:table-cell>
          <table:table-cell office:value-type="string" calcext:value-type="string">
            <text:p>$748,563,483,043</text:p>
          </table:table-cell>
        </table:table-row>
        <table:table-row table:style-name="ro2">
          <table:table-cell office:value-type="string" calcext:value-type="string">
            <text:p>Jan 08, 2021</text:p>
          </table:table-cell>
          <table:table-cell office:value-type="string" calcext:value-type="string">
            <text:p>$39,381.77</text:p>
          </table:table-cell>
          <table:table-cell office:value-type="string" calcext:value-type="string">
            <text:p>$41,946.74</text:p>
          </table:table-cell>
          <table:table-cell office:value-type="string" calcext:value-type="string">
            <text:p>$36,838.64</text:p>
          </table:table-cell>
          <table:table-cell office:value-type="string" calcext:value-type="string">
            <text:p>$40,797.61</text:p>
          </table:table-cell>
          <table:table-cell office:value-type="string" calcext:value-type="string">
            <text:p>$88,107,519,480</text:p>
          </table:table-cell>
          <table:table-cell office:value-type="string" calcext:value-type="string">
            <text:p>$758,625,941,267</text:p>
          </table:table-cell>
        </table:table-row>
        <table:table-row table:style-name="ro2">
          <table:table-cell office:value-type="string" calcext:value-type="string">
            <text:p>Jan 07, 2021</text:p>
          </table:table-cell>
          <table:table-cell office:value-type="string" calcext:value-type="string">
            <text:p>$36,833.87</text:p>
          </table:table-cell>
          <table:table-cell office:value-type="string" calcext:value-type="string">
            <text:p>$40,180.37</text:p>
          </table:table-cell>
          <table:table-cell office:value-type="string" calcext:value-type="string">
            <text:p>$36,491.19</text:p>
          </table:table-cell>
          <table:table-cell office:value-type="string" calcext:value-type="string">
            <text:p>$39,371.04</text:p>
          </table:table-cell>
          <table:table-cell office:value-type="string" calcext:value-type="string">
            <text:p>$84,762,141,031</text:p>
          </table:table-cell>
          <table:table-cell office:value-type="string" calcext:value-type="string">
            <text:p>$732,062,681,138</text:p>
          </table:table-cell>
        </table:table-row>
        <table:table-row table:style-name="ro2">
          <table:table-cell office:value-type="string" calcext:value-type="string">
            <text:p>Jan 06, 2021</text:p>
          </table:table-cell>
          <table:table-cell office:value-type="string" calcext:value-type="string">
            <text:p>$34,013.61</text:p>
          </table:table-cell>
          <table:table-cell office:value-type="string" calcext:value-type="string">
            <text:p>$36,879.70</text:p>
          </table:table-cell>
          <table:table-cell office:value-type="string" calcext:value-type="string">
            <text:p>$33,514.03</text:p>
          </table:table-cell>
          <table:table-cell office:value-type="string" calcext:value-type="string">
            <text:p>$36,824.36</text:p>
          </table:table-cell>
          <table:table-cell office:value-type="string" calcext:value-type="string">
            <text:p>$75,289,433,811</text:p>
          </table:table-cell>
          <table:table-cell office:value-type="string" calcext:value-type="string">
            <text:p>$684,671,246,324</text:p>
          </table:table-cell>
        </table:table-row>
        <table:table-row table:style-name="ro2">
          <table:table-cell office:value-type="string" calcext:value-type="string">
            <text:p>Jan 05, 2021</text:p>
          </table:table-cell>
          <table:table-cell office:value-type="string" calcext:value-type="string">
            <text:p>$31,977.04</text:p>
          </table:table-cell>
          <table:table-cell office:value-type="string" calcext:value-type="string">
            <text:p>$34,437.59</text:p>
          </table:table-cell>
          <table:table-cell office:value-type="string" calcext:value-type="string">
            <text:p>$30,221.19</text:p>
          </table:table-cell>
          <table:table-cell office:value-type="string" calcext:value-type="string">
            <text:p>$33,992.43</text:p>
          </table:table-cell>
          <table:table-cell office:value-type="string" calcext:value-type="string">
            <text:p>$67,547,324,782</text:p>
          </table:table-cell>
          <table:table-cell office:value-type="string" calcext:value-type="string">
            <text:p>$631,980,005,970</text:p>
          </table:table-cell>
        </table:table-row>
        <table:table-row table:style-name="ro2">
          <table:table-cell office:value-type="string" calcext:value-type="string">
            <text:p>Jan 04, 2021</text:p>
          </table:table-cell>
          <table:table-cell office:value-type="string" calcext:value-type="string">
            <text:p>$32,810.95</text:p>
          </table:table-cell>
          <table:table-cell office:value-type="string" calcext:value-type="string">
            <text:p>$33,440.22</text:p>
          </table:table-cell>
          <table:table-cell office:value-type="string" calcext:value-type="string">
            <text:p>$28,722.76</text:p>
          </table:table-cell>
          <table:table-cell office:value-type="string" calcext:value-type="string">
            <text:p>$31,971.91</text:p>
          </table:table-cell>
          <table:table-cell office:value-type="string" calcext:value-type="string">
            <text:p>$81,163,475,344</text:p>
          </table:table-cell>
          <table:table-cell office:value-type="string" calcext:value-type="string">
            <text:p>$594,384,025,391</text:p>
          </table:table-cell>
        </table:table-row>
        <table:table-row table:style-name="ro2">
          <table:table-cell office:value-type="string" calcext:value-type="string">
            <text:p>Jan 03, 2021</text:p>
          </table:table-cell>
          <table:table-cell office:value-type="string" calcext:value-type="string">
            <text:p>$32,129.41</text:p>
          </table:table-cell>
          <table:table-cell office:value-type="string" calcext:value-type="string">
            <text:p>$34,608.56</text:p>
          </table:table-cell>
          <table:table-cell office:value-type="string" calcext:value-type="string">
            <text:p>$32,052.32</text:p>
          </table:table-cell>
          <table:table-cell office:value-type="string" calcext:value-type="string">
            <text:p>$32,782.02</text:p>
          </table:table-cell>
          <table:table-cell office:value-type="string" calcext:value-type="string">
            <text:p>$78,665,235,202</text:p>
          </table:table-cell>
          <table:table-cell office:value-type="string" calcext:value-type="string">
            <text:p>$609,409,213,147</text:p>
          </table:table-cell>
        </table:table-row>
        <table:table-row table:style-name="ro2">
          <table:table-cell office:value-type="string" calcext:value-type="string">
            <text:p>Jan 02, 2021</text:p>
          </table:table-cell>
          <table:table-cell office:value-type="string" calcext:value-type="string">
            <text:p>$29,376.46</text:p>
          </table:table-cell>
          <table:table-cell office:value-type="string" calcext:value-type="string">
            <text:p>$33,155.12</text:p>
          </table:table-cell>
          <table:table-cell office:value-type="string" calcext:value-type="string">
            <text:p>$29,091.18</text:p>
          </table:table-cell>
          <table:table-cell office:value-type="string" calcext:value-type="string">
            <text:p>$32,127.27</text:p>
          </table:table-cell>
          <table:table-cell office:value-type="string" calcext:value-type="string">
            <text:p>$67,865,420,765</text:p>
          </table:table-cell>
          <table:table-cell office:value-type="string" calcext:value-type="string">
            <text:p>$597,205,944,669</text:p>
          </table:table-cell>
        </table:table-row>
        <table:table-row table:style-name="ro2">
          <table:table-cell office:value-type="string" calcext:value-type="string">
            <text:p>Jan 01, 2021</text:p>
          </table:table-cell>
          <table:table-cell office:value-type="string" calcext:value-type="string">
            <text:p>$28,994.01</text:p>
          </table:table-cell>
          <table:table-cell office:value-type="string" calcext:value-type="string">
            <text:p>$29,600.63</text:p>
          </table:table-cell>
          <table:table-cell office:value-type="string" calcext:value-type="string">
            <text:p>$28,803.59</text:p>
          </table:table-cell>
          <table:table-cell office:value-type="string" calcext:value-type="string">
            <text:p>$29,374.15</text:p>
          </table:table-cell>
          <table:table-cell office:value-type="string" calcext:value-type="string">
            <text:p>$40,730,301,359</text:p>
          </table:table-cell>
          <table:table-cell office:value-type="string" calcext:value-type="string">
            <text:p>$546,001,594,838</text:p>
          </table:table-cell>
        </table:table-row>
        <table:table-row table:style-name="ro2">
          <table:table-cell office:value-type="string" calcext:value-type="string">
            <text:p>Dec 31, 2020</text:p>
          </table:table-cell>
          <table:table-cell office:value-type="string" calcext:value-type="string">
            <text:p>$28,841.57</text:p>
          </table:table-cell>
          <table:table-cell office:value-type="string" calcext:value-type="string">
            <text:p>$29,244.88</text:p>
          </table:table-cell>
          <table:table-cell office:value-type="string" calcext:value-type="string">
            <text:p>$28,201.99</text:p>
          </table:table-cell>
          <table:table-cell office:value-type="string" calcext:value-type="string">
            <text:p>$29,001.72</text:p>
          </table:table-cell>
          <table:table-cell office:value-type="string" calcext:value-type="string">
            <text:p>$46,754,964,848</text:p>
          </table:table-cell>
          <table:table-cell office:value-type="string" calcext:value-type="string">
            <text:p>$539,051,138,108</text:p>
          </table:table-cell>
        </table:table-row>
        <table:table-row table:style-name="ro2">
          <table:table-cell office:value-type="string" calcext:value-type="string">
            <text:p>Dec 30, 2020</text:p>
          </table:table-cell>
          <table:table-cell office:value-type="string" calcext:value-type="string">
            <text:p>$27,360.09</text:p>
          </table:table-cell>
          <table:table-cell office:value-type="string" calcext:value-type="string">
            <text:p>$28,937.74</text:p>
          </table:table-cell>
          <table:table-cell office:value-type="string" calcext:value-type="string">
            <text:p>$27,360.09</text:p>
          </table:table-cell>
          <table:table-cell office:value-type="string" calcext:value-type="string">
            <text:p>$28,840.95</text:p>
          </table:table-cell>
          <table:table-cell office:value-type="string" calcext:value-type="string">
            <text:p>$51,287,442,704</text:p>
          </table:table-cell>
          <table:table-cell office:value-type="string" calcext:value-type="string">
            <text:p>$536,033,807,161</text:p>
          </table:table-cell>
        </table:table-row>
        <table:table-row table:style-name="ro2">
          <table:table-cell office:value-type="string" calcext:value-type="string">
            <text:p>Dec 29, 2020</text:p>
          </table:table-cell>
          <table:table-cell office:value-type="string" calcext:value-type="string">
            <text:p>$27,081.81</text:p>
          </table:table-cell>
          <table:table-cell office:value-type="string" calcext:value-type="string">
            <text:p>$27,370.72</text:p>
          </table:table-cell>
          <table:table-cell office:value-type="string" calcext:value-type="string">
            <text:p>$25,987.30</text:p>
          </table:table-cell>
          <table:table-cell office:value-type="string" calcext:value-type="string">
            <text:p>$27,362.44</text:p>
          </table:table-cell>
          <table:table-cell office:value-type="string" calcext:value-type="string">
            <text:p>$45,265,946,774</text:p>
          </table:table-cell>
          <table:table-cell office:value-type="string" calcext:value-type="string">
            <text:p>$508,523,687,097</text:p>
          </table:table-cell>
        </table:table-row>
        <table:table-row table:style-name="ro2">
          <table:table-cell office:value-type="string" calcext:value-type="string">
            <text:p>Dec 28, 2020</text:p>
          </table:table-cell>
          <table:table-cell office:value-type="string" calcext:value-type="string">
            <text:p>$26,280.82</text:p>
          </table:table-cell>
          <table:table-cell office:value-type="string" calcext:value-type="string">
            <text:p>$27,389.11</text:p>
          </table:table-cell>
          <table:table-cell office:value-type="string" calcext:value-type="string">
            <text:p>$26,207.64</text:p>
          </table:table-cell>
          <table:table-cell office:value-type="string" calcext:value-type="string">
            <text:p>$27,084.81</text:p>
          </table:table-cell>
          <table:table-cell office:value-type="string" calcext:value-type="string">
            <text:p>$49,056,742,893</text:p>
          </table:table-cell>
          <table:table-cell office:value-type="string" calcext:value-type="string">
            <text:p>$503,339,329,917</text:p>
          </table:table-cell>
        </table:table-row>
        <table:table-row table:style-name="ro2">
          <table:table-cell office:value-type="string" calcext:value-type="string">
            <text:p>Dec 27, 2020</text:p>
          </table:table-cell>
          <table:table-cell office:value-type="string" calcext:value-type="string">
            <text:p>$26,439.37</text:p>
          </table:table-cell>
          <table:table-cell office:value-type="string" calcext:value-type="string">
            <text:p>$28,288.84</text:p>
          </table:table-cell>
          <table:table-cell office:value-type="string" calcext:value-type="string">
            <text:p>$25,922.77</text:p>
          </table:table-cell>
          <table:table-cell office:value-type="string" calcext:value-type="string">
            <text:p>$26,272.29</text:p>
          </table:table-cell>
          <table:table-cell office:value-type="string" calcext:value-type="string">
            <text:p>$66,479,895,605</text:p>
          </table:table-cell>
          <table:table-cell office:value-type="string" calcext:value-type="string">
            <text:p>$488,213,268,382</text:p>
          </table:table-cell>
        </table:table-row>
        <table:table-row table:style-name="ro2">
          <table:table-cell office:value-type="string" calcext:value-type="string">
            <text:p>Dec 26, 2020</text:p>
          </table:table-cell>
          <table:table-cell office:value-type="string" calcext:value-type="string">
            <text:p>$24,677.02</text:p>
          </table:table-cell>
          <table:table-cell office:value-type="string" calcext:value-type="string">
            <text:p>$26,718.07</text:p>
          </table:table-cell>
          <table:table-cell office:value-type="string" calcext:value-type="string">
            <text:p>$24,522.69</text:p>
          </table:table-cell>
          <table:table-cell office:value-type="string" calcext:value-type="string">
            <text:p>$26,437.04</text:p>
          </table:table-cell>
          <table:table-cell office:value-type="string" calcext:value-type="string">
            <text:p>$48,332,647,295</text:p>
          </table:table-cell>
          <table:table-cell office:value-type="string" calcext:value-type="string">
            <text:p>$491,250,863,157</text:p>
          </table:table-cell>
        </table:table-row>
        <table:table-row table:style-name="ro2">
          <table:table-cell office:value-type="string" calcext:value-type="string">
            <text:p>Dec 25, 2020</text:p>
          </table:table-cell>
          <table:table-cell office:value-type="string" calcext:value-type="string">
            <text:p>$23,733.57</text:p>
          </table:table-cell>
          <table:table-cell office:value-type="string" calcext:value-type="string">
            <text:p>$24,710.10</text:p>
          </table:table-cell>
          <table:table-cell office:value-type="string" calcext:value-type="string">
            <text:p>$23,463.67</text:p>
          </table:table-cell>
          <table:table-cell office:value-type="string" calcext:value-type="string">
            <text:p>$24,664.79</text:p>
          </table:table-cell>
          <table:table-cell office:value-type="string" calcext:value-type="string">
            <text:p>$42,068,395,846</text:p>
          </table:table-cell>
          <table:table-cell office:value-type="string" calcext:value-type="string">
            <text:p>$458,297,232,692</text:p>
          </table:table-cell>
        </table:table-row>
        <table:table-row table:style-name="ro2">
          <table:table-cell office:value-type="string" calcext:value-type="string">
            <text:p>Dec 24, 2020</text:p>
          </table:table-cell>
          <table:table-cell office:value-type="string" calcext:value-type="string">
            <text:p>$23,240.20</text:p>
          </table:table-cell>
          <table:table-cell office:value-type="string" calcext:value-type="string">
            <text:p>$23,768.34</text:p>
          </table:table-cell>
          <table:table-cell office:value-type="string" calcext:value-type="string">
            <text:p>$22,777.60</text:p>
          </table:table-cell>
          <table:table-cell office:value-type="string" calcext:value-type="string">
            <text:p>$23,735.95</text:p>
          </table:table-cell>
          <table:table-cell office:value-type="string" calcext:value-type="string">
            <text:p>$41,080,759,713</text:p>
          </table:table-cell>
          <table:table-cell office:value-type="string" calcext:value-type="string">
            <text:p>$441,017,197,764</text:p>
          </table:table-cell>
        </table:table-row>
        <table:table-row table:style-name="ro2">
          <table:table-cell office:value-type="string" calcext:value-type="string">
            <text:p>Dec 23, 2020</text:p>
          </table:table-cell>
          <table:table-cell office:value-type="string" calcext:value-type="string">
            <text:p>$23,781.97</text:p>
          </table:table-cell>
          <table:table-cell office:value-type="string" calcext:value-type="string">
            <text:p>$24,024.49</text:p>
          </table:table-cell>
          <table:table-cell office:value-type="string" calcext:value-type="string">
            <text:p>$22,802.65</text:p>
          </table:table-cell>
          <table:table-cell office:value-type="string" calcext:value-type="string">
            <text:p>$23,241.34</text:p>
          </table:table-cell>
          <table:table-cell office:value-type="string" calcext:value-type="string">
            <text:p>$51,146,161,904</text:p>
          </table:table-cell>
          <table:table-cell office:value-type="string" calcext:value-type="string">
            <text:p>$431,808,778,580</text:p>
          </table:table-cell>
        </table:table-row>
        <table:table-row table:style-name="ro2">
          <table:table-cell office:value-type="string" calcext:value-type="string">
            <text:p>Dec 22, 2020</text:p>
          </table:table-cell>
          <table:table-cell office:value-type="string" calcext:value-type="string">
            <text:p>$22,794.04</text:p>
          </table:table-cell>
          <table:table-cell office:value-type="string" calcext:value-type="string">
            <text:p>$23,789.90</text:p>
          </table:table-cell>
          <table:table-cell office:value-type="string" calcext:value-type="string">
            <text:p>$22,430.60</text:p>
          </table:table-cell>
          <table:table-cell office:value-type="string" calcext:value-type="string">
            <text:p>$23,783.03</text:p>
          </table:table-cell>
          <table:table-cell office:value-type="string" calcext:value-type="string">
            <text:p>$44,171,632,681</text:p>
          </table:table-cell>
          <table:table-cell office:value-type="string" calcext:value-type="string">
            <text:p>$441,850,902,134</text:p>
          </table:table-cell>
        </table:table-row>
        <table:table-row table:style-name="ro2">
          <table:table-cell office:value-type="string" calcext:value-type="string">
            <text:p>Dec 21, 2020</text:p>
          </table:table-cell>
          <table:table-cell office:value-type="string" calcext:value-type="string">
            <text:p>$23,474.46</text:p>
          </table:table-cell>
          <table:table-cell office:value-type="string" calcext:value-type="string">
            <text:p>$24,059.98</text:p>
          </table:table-cell>
          <table:table-cell office:value-type="string" calcext:value-type="string">
            <text:p>$22,159.37</text:p>
          </table:table-cell>
          <table:table-cell office:value-type="string" calcext:value-type="string">
            <text:p>$22,803.08</text:p>
          </table:table-cell>
          <table:table-cell office:value-type="string" calcext:value-type="string">
            <text:p>$45,852,713,981</text:p>
          </table:table-cell>
          <table:table-cell office:value-type="string" calcext:value-type="string">
            <text:p>$423,625,088,584</text:p>
          </table:table-cell>
        </table:table-row>
        <table:table-row table:style-name="ro2">
          <table:table-cell office:value-type="string" calcext:value-type="string">
            <text:p>Dec 20, 2020</text:p>
          </table:table-cell>
          <table:table-cell office:value-type="string" calcext:value-type="string">
            <text:p>$23,861.77</text:p>
          </table:table-cell>
          <table:table-cell office:value-type="string" calcext:value-type="string">
            <text:p>$24,209.66</text:p>
          </table:table-cell>
          <table:table-cell office:value-type="string" calcext:value-type="string">
            <text:p>$23,147.71</text:p>
          </table:table-cell>
          <table:table-cell office:value-type="string" calcext:value-type="string">
            <text:p>$23,477.30</text:p>
          </table:table-cell>
          <table:table-cell office:value-type="string" calcext:value-type="string">
            <text:p>$37,844,228,422</text:p>
          </table:table-cell>
          <table:table-cell office:value-type="string" calcext:value-type="string">
            <text:p>$436,129,331,482</text:p>
          </table:table-cell>
        </table:table-row>
        <table:table-row table:style-name="ro2">
          <table:table-cell office:value-type="string" calcext:value-type="string">
            <text:p>Dec 19, 2020</text:p>
          </table:table-cell>
          <table:table-cell office:value-type="string" calcext:value-type="string">
            <text:p>$23,132.87</text:p>
          </table:table-cell>
          <table:table-cell office:value-type="string" calcext:value-type="string">
            <text:p>$24,085.86</text:p>
          </table:table-cell>
          <table:table-cell office:value-type="string" calcext:value-type="string">
            <text:p>$22,826.47</text:p>
          </table:table-cell>
          <table:table-cell office:value-type="string" calcext:value-type="string">
            <text:p>$23,869.83</text:p>
          </table:table-cell>
          <table:table-cell office:value-type="string" calcext:value-type="string">
            <text:p>$38,487,546,580</text:p>
          </table:table-cell>
          <table:table-cell office:value-type="string" calcext:value-type="string">
            <text:p>$443,399,267,277</text:p>
          </table:table-cell>
        </table:table-row>
        <table:table-row table:style-name="ro2">
          <table:table-cell office:value-type="string" calcext:value-type="string">
            <text:p>Dec 18, 2020</text:p>
          </table:table-cell>
          <table:table-cell office:value-type="string" calcext:value-type="string">
            <text:p>$22,806.80</text:p>
          </table:table-cell>
          <table:table-cell office:value-type="string" calcext:value-type="string">
            <text:p>$23,238.60</text:p>
          </table:table-cell>
          <table:table-cell office:value-type="string" calcext:value-type="string">
            <text:p>$22,399.81</text:p>
          </table:table-cell>
          <table:table-cell office:value-type="string" calcext:value-type="string">
            <text:p>$23,137.96</text:p>
          </table:table-cell>
          <table:table-cell office:value-type="string" calcext:value-type="string">
            <text:p>$40,387,896,275</text:p>
          </table:table-cell>
          <table:table-cell office:value-type="string" calcext:value-type="string">
            <text:p>$429,781,092,528</text:p>
          </table:table-cell>
        </table:table-row>
        <table:table-row table:style-name="ro2">
          <table:table-cell office:value-type="string" calcext:value-type="string">
            <text:p>Dec 17, 2020</text:p>
          </table:table-cell>
          <table:table-cell office:value-type="string" calcext:value-type="string">
            <text:p>$21,308.35</text:p>
          </table:table-cell>
          <table:table-cell office:value-type="string" calcext:value-type="string">
            <text:p>$23,642.66</text:p>
          </table:table-cell>
          <table:table-cell office:value-type="string" calcext:value-type="string">
            <text:p>$21,234.68</text:p>
          </table:table-cell>
          <table:table-cell office:value-type="string" calcext:value-type="string">
            <text:p>$22,805.16</text:p>
          </table:table-cell>
          <table:table-cell office:value-type="string" calcext:value-type="string">
            <text:p>$71,378,606,374</text:p>
          </table:table-cell>
          <table:table-cell office:value-type="string" calcext:value-type="string">
            <text:p>$423,576,934,966</text:p>
          </table:table-cell>
        </table:table-row>
        <table:table-row table:style-name="ro2">
          <table:table-cell office:value-type="string" calcext:value-type="string">
            <text:p>Dec 16, 2020</text:p>
          </table:table-cell>
          <table:table-cell office:value-type="string" calcext:value-type="string">
            <text:p>$19,418.82</text:p>
          </table:table-cell>
          <table:table-cell office:value-type="string" calcext:value-type="string">
            <text:p>$21,458.91</text:p>
          </table:table-cell>
          <table:table-cell office:value-type="string" calcext:value-type="string">
            <text:p>$19,298.32</text:p>
          </table:table-cell>
          <table:table-cell office:value-type="string" calcext:value-type="string">
            <text:p>$21,310.60</text:p>
          </table:table-cell>
          <table:table-cell office:value-type="string" calcext:value-type="string">
            <text:p>$44,409,011,479</text:p>
          </table:table-cell>
          <table:table-cell office:value-type="string" calcext:value-type="string">
            <text:p>$395,799,863,746</text:p>
          </table:table-cell>
        </table:table-row>
        <table:table-row table:style-name="ro2">
          <table:table-cell office:value-type="string" calcext:value-type="string">
            <text:p>Dec 15, 2020</text:p>
          </table:table-cell>
          <table:table-cell office:value-type="string" calcext:value-type="string">
            <text:p>$19,246.92</text:p>
          </table:table-cell>
          <table:table-cell office:value-type="string" calcext:value-type="string">
            <text:p>$19,525.01</text:p>
          </table:table-cell>
          <table:table-cell office:value-type="string" calcext:value-type="string">
            <text:p>$19,079.84</text:p>
          </table:table-cell>
          <table:table-cell office:value-type="string" calcext:value-type="string">
            <text:p>$19,417.08</text:p>
          </table:table-cell>
          <table:table-cell office:value-type="string" calcext:value-type="string">
            <text:p>$26,741,982,541</text:p>
          </table:table-cell>
          <table:table-cell office:value-type="string" calcext:value-type="string">
            <text:p>$360,614,771,027</text:p>
          </table:table-cell>
        </table:table-row>
        <table:table-row table:style-name="ro2">
          <table:table-cell office:value-type="string" calcext:value-type="string">
            <text:p>Dec 14, 2020</text:p>
          </table:table-cell>
          <table:table-cell office:value-type="string" calcext:value-type="string">
            <text:p>$19,144.49</text:p>
          </table:table-cell>
          <table:table-cell office:value-type="string" calcext:value-type="string">
            <text:p>$19,305.10</text:p>
          </table:table-cell>
          <table:table-cell office:value-type="string" calcext:value-type="string">
            <text:p>$19,012.71</text:p>
          </table:table-cell>
          <table:table-cell office:value-type="string" calcext:value-type="string">
            <text:p>$19,246.64</text:p>
          </table:table-cell>
          <table:table-cell office:value-type="string" calcext:value-type="string">
            <text:p>$22,473,997,681</text:p>
          </table:table-cell>
          <table:table-cell office:value-type="string" calcext:value-type="string">
            <text:p>$357,432,550,020</text:p>
          </table:table-cell>
        </table:table-row>
        <table:table-row table:style-name="ro2">
          <table:table-cell office:value-type="string" calcext:value-type="string">
            <text:p>Dec 13, 2020</text:p>
          </table:table-cell>
          <table:table-cell office:value-type="string" calcext:value-type="string">
            <text:p>$18,806.77</text:p>
          </table:table-cell>
          <table:table-cell office:value-type="string" calcext:value-type="string">
            <text:p>$19,381.54</text:p>
          </table:table-cell>
          <table:table-cell office:value-type="string" calcext:value-type="string">
            <text:p>$18,734.33</text:p>
          </table:table-cell>
          <table:table-cell office:value-type="string" calcext:value-type="string">
            <text:p>$19,142.38</text:p>
          </table:table-cell>
          <table:table-cell office:value-type="string" calcext:value-type="string">
            <text:p>$25,450,468,637</text:p>
          </table:table-cell>
          <table:table-cell office:value-type="string" calcext:value-type="string">
            <text:p>$355,479,173,806</text:p>
          </table:table-cell>
        </table:table-row>
        <table:table-row table:style-name="ro2">
          <table:table-cell office:value-type="string" calcext:value-type="string">
            <text:p>Dec 12, 2020</text:p>
          </table:table-cell>
          <table:table-cell office:value-type="string" calcext:value-type="string">
            <text:p>$18,051.32</text:p>
          </table:table-cell>
          <table:table-cell office:value-type="string" calcext:value-type="string">
            <text:p>$18,919.55</text:p>
          </table:table-cell>
          <table:table-cell office:value-type="string" calcext:value-type="string">
            <text:p>$18,046.04</text:p>
          </table:table-cell>
          <table:table-cell office:value-type="string" calcext:value-type="string">
            <text:p>$18,803.66</text:p>
          </table:table-cell>
          <table:table-cell office:value-type="string" calcext:value-type="string">
            <text:p>$21,752,580,802</text:p>
          </table:table-cell>
          <table:table-cell office:value-type="string" calcext:value-type="string">
            <text:p>$349,170,613,899</text:p>
          </table:table-cell>
        </table:table-row>
        <table:table-row table:style-name="ro2">
          <table:table-cell office:value-type="string" calcext:value-type="string">
            <text:p>Dec 11, 2020</text:p>
          </table:table-cell>
          <table:table-cell office:value-type="string" calcext:value-type="string">
            <text:p>$18,263.93</text:p>
          </table:table-cell>
          <table:table-cell office:value-type="string" calcext:value-type="string">
            <text:p>$18,268.45</text:p>
          </table:table-cell>
          <table:table-cell office:value-type="string" calcext:value-type="string">
            <text:p>$17,619.53</text:p>
          </table:table-cell>
          <table:table-cell office:value-type="string" calcext:value-type="string">
            <text:p>$18,058.90</text:p>
          </table:table-cell>
          <table:table-cell office:value-type="string" calcext:value-type="string">
            <text:p>$27,919,640,985</text:p>
          </table:table-cell>
          <table:table-cell office:value-type="string" calcext:value-type="string">
            <text:p>$335,326,168,919</text:p>
          </table:table-cell>
        </table:table-row>
        <table:table-row table:style-name="ro2">
          <table:table-cell office:value-type="string" calcext:value-type="string">
            <text:p>Dec 10, 2020</text:p>
          </table:table-cell>
          <table:table-cell table:number-columns-repeated="2" office:value-type="string" calcext:value-type="string">
            <text:p>$18,553.30</text:p>
          </table:table-cell>
          <table:table-cell office:value-type="string" calcext:value-type="string">
            <text:p>$17,957.07</text:p>
          </table:table-cell>
          <table:table-cell office:value-type="string" calcext:value-type="string">
            <text:p>$18,264.99</text:p>
          </table:table-cell>
          <table:table-cell office:value-type="string" calcext:value-type="string">
            <text:p>$25,547,132,265</text:p>
          </table:table-cell>
          <table:table-cell office:value-type="string" calcext:value-type="string">
            <text:p>$339,136,939,586</text:p>
          </table:table-cell>
        </table:table-row>
        <table:table-row table:style-name="ro2">
          <table:table-cell office:value-type="string" calcext:value-type="string">
            <text:p>Dec 09, 2020</text:p>
          </table:table-cell>
          <table:table-cell office:value-type="string" calcext:value-type="string">
            <text:p>$18,320.88</text:p>
          </table:table-cell>
          <table:table-cell office:value-type="string" calcext:value-type="string">
            <text:p>$18,626.29</text:p>
          </table:table-cell>
          <table:table-cell office:value-type="string" calcext:value-type="string">
            <text:p>$17,935.55</text:p>
          </table:table-cell>
          <table:table-cell office:value-type="string" calcext:value-type="string">
            <text:p>$18,553.92</text:p>
          </table:table-cell>
          <table:table-cell office:value-type="string" calcext:value-type="string">
            <text:p>$34,420,373,071</text:p>
          </table:table-cell>
          <table:table-cell office:value-type="string" calcext:value-type="string">
            <text:p>$344,486,483,494</text:p>
          </table:table-cell>
        </table:table-row>
        <table:table-row table:style-name="ro2">
          <table:table-cell office:value-type="string" calcext:value-type="string">
            <text:p>Dec 08, 2020</text:p>
          </table:table-cell>
          <table:table-cell office:value-type="string" calcext:value-type="string">
            <text:p>$19,191.53</text:p>
          </table:table-cell>
          <table:table-cell office:value-type="string" calcext:value-type="string">
            <text:p>$19,283.48</text:p>
          </table:table-cell>
          <table:table-cell office:value-type="string" calcext:value-type="string">
            <text:p>$18,269.95</text:p>
          </table:table-cell>
          <table:table-cell office:value-type="string" calcext:value-type="string">
            <text:p>$18,321.14</text:p>
          </table:table-cell>
          <table:table-cell office:value-type="string" calcext:value-type="string">
            <text:p>$31,692,288,756</text:p>
          </table:table-cell>
          <table:table-cell office:value-type="string" calcext:value-type="string">
            <text:p>$340,148,764,252</text:p>
          </table:table-cell>
        </table:table-row>
        <table:table-row table:style-name="ro2">
          <table:table-cell office:value-type="string" calcext:value-type="string">
            <text:p>Dec 07, 2020</text:p>
          </table:table-cell>
          <table:table-cell office:value-type="string" calcext:value-type="string">
            <text:p>$19,343.13</text:p>
          </table:table-cell>
          <table:table-cell office:value-type="string" calcext:value-type="string">
            <text:p>$19,411.83</text:p>
          </table:table-cell>
          <table:table-cell office:value-type="string" calcext:value-type="string">
            <text:p>$18,931.14</text:p>
          </table:table-cell>
          <table:table-cell office:value-type="string" calcext:value-type="string">
            <text:p>$19,191.63</text:p>
          </table:table-cell>
          <table:table-cell office:value-type="string" calcext:value-type="string">
            <text:p>$26,896,357,742</text:p>
          </table:table-cell>
          <table:table-cell office:value-type="string" calcext:value-type="string">
            <text:p>$356,293,229,783</text:p>
          </table:table-cell>
        </table:table-row>
        <table:table-row table:style-name="ro2">
          <table:table-cell office:value-type="string" calcext:value-type="string">
            <text:p>Dec 06, 2020</text:p>
          </table:table-cell>
          <table:table-cell office:value-type="string" calcext:value-type="string">
            <text:p>$19,154.18</text:p>
          </table:table-cell>
          <table:table-cell office:value-type="string" calcext:value-type="string">
            <text:p>$19,390.50</text:p>
          </table:table-cell>
          <table:table-cell office:value-type="string" calcext:value-type="string">
            <text:p>$18,897.89</text:p>
          </table:table-cell>
          <table:table-cell office:value-type="string" calcext:value-type="string">
            <text:p>$19,345.12</text:p>
          </table:table-cell>
          <table:table-cell office:value-type="string" calcext:value-type="string">
            <text:p>$25,293,775,714</text:p>
          </table:table-cell>
          <table:table-cell office:value-type="string" calcext:value-type="string">
            <text:p>$359,123,541,247</text:p>
          </table:table-cell>
        </table:table-row>
        <table:table-row table:style-name="ro2">
          <table:table-cell office:value-type="string" calcext:value-type="string">
            <text:p>Dec 05, 2020</text:p>
          </table:table-cell>
          <table:table-cell office:value-type="string" calcext:value-type="string">
            <text:p>$18,698.39</text:p>
          </table:table-cell>
          <table:table-cell office:value-type="string" calcext:value-type="string">
            <text:p>$19,160.45</text:p>
          </table:table-cell>
          <table:table-cell office:value-type="string" calcext:value-type="string">
            <text:p>$18,590.19</text:p>
          </table:table-cell>
          <table:table-cell office:value-type="string" calcext:value-type="string">
            <text:p>$19,154.23</text:p>
          </table:table-cell>
          <table:table-cell office:value-type="string" calcext:value-type="string">
            <text:p>$27,242,455,064</text:p>
          </table:table-cell>
          <table:table-cell office:value-type="string" calcext:value-type="string">
            <text:p>$355,563,938,256</text:p>
          </table:table-cell>
        </table:table-row>
        <table:table-row table:style-name="ro2">
          <table:table-cell office:value-type="string" calcext:value-type="string">
            <text:p>Dec 04, 2020</text:p>
          </table:table-cell>
          <table:table-cell office:value-type="string" calcext:value-type="string">
            <text:p>$19,446.97</text:p>
          </table:table-cell>
          <table:table-cell office:value-type="string" calcext:value-type="string">
            <text:p>$19,511.40</text:p>
          </table:table-cell>
          <table:table-cell office:value-type="string" calcext:value-type="string">
            <text:p>$18,697.19</text:p>
          </table:table-cell>
          <table:table-cell office:value-type="string" calcext:value-type="string">
            <text:p>$18,699.77</text:p>
          </table:table-cell>
          <table:table-cell office:value-type="string" calcext:value-type="string">
            <text:p>$33,872,388,058</text:p>
          </table:table-cell>
          <table:table-cell office:value-type="string" calcext:value-type="string">
            <text:p>$347,111,351,136</text:p>
          </table:table-cell>
        </table:table-row>
        <table:table-row table:style-name="ro2">
          <table:table-cell office:value-type="string" calcext:value-type="string">
            <text:p>Dec 03, 2020</text:p>
          </table:table-cell>
          <table:table-cell office:value-type="string" calcext:value-type="string">
            <text:p>$19,205.93</text:p>
          </table:table-cell>
          <table:table-cell office:value-type="string" calcext:value-type="string">
            <text:p>$19,566.19</text:p>
          </table:table-cell>
          <table:table-cell office:value-type="string" calcext:value-type="string">
            <text:p>$18,925.78</text:p>
          </table:table-cell>
          <table:table-cell office:value-type="string" calcext:value-type="string">
            <text:p>$19,445.40</text:p>
          </table:table-cell>
          <table:table-cell office:value-type="string" calcext:value-type="string">
            <text:p>$31,930,317,405</text:p>
          </table:table-cell>
          <table:table-cell office:value-type="string" calcext:value-type="string">
            <text:p>$360,933,936,017</text:p>
          </table:table-cell>
        </table:table-row>
        <table:table-row table:style-name="ro2">
          <table:table-cell office:value-type="string" calcext:value-type="string">
            <text:p>Dec 02, 2020</text:p>
          </table:table-cell>
          <table:table-cell office:value-type="string" calcext:value-type="string">
            <text:p>$18,801.74</text:p>
          </table:table-cell>
          <table:table-cell office:value-type="string" calcext:value-type="string">
            <text:p>$19,308.33</text:p>
          </table:table-cell>
          <table:table-cell office:value-type="string" calcext:value-type="string">
            <text:p>$18,347.72</text:p>
          </table:table-cell>
          <table:table-cell office:value-type="string" calcext:value-type="string">
            <text:p>$19,201.09</text:p>
          </table:table-cell>
          <table:table-cell office:value-type="string" calcext:value-type="string">
            <text:p>$37,387,697,139</text:p>
          </table:table-cell>
          <table:table-cell office:value-type="string" calcext:value-type="string">
            <text:p>$356,381,007,571</text:p>
          </table:table-cell>
        </table:table-row>
        <table:table-row table:style-name="ro2">
          <table:table-cell office:value-type="string" calcext:value-type="string">
            <text:p>Dec 01, 2020</text:p>
          </table:table-cell>
          <table:table-cell office:value-type="string" calcext:value-type="string">
            <text:p>$19,633.77</text:p>
          </table:table-cell>
          <table:table-cell office:value-type="string" calcext:value-type="string">
            <text:p>$19,845.98</text:p>
          </table:table-cell>
          <table:table-cell office:value-type="string" calcext:value-type="string">
            <text:p>$18,321.92</text:p>
          </table:table-cell>
          <table:table-cell office:value-type="string" calcext:value-type="string">
            <text:p>$18,803.00</text:p>
          </table:table-cell>
          <table:table-cell office:value-type="string" calcext:value-type="string">
            <text:p>$49,633,658,712</text:p>
          </table:table-cell>
          <table:table-cell office:value-type="string" calcext:value-type="string">
            <text:p>$348,976,597,318</text:p>
          </table:table-cell>
        </table:table-row>
        <table:table-row table:style-name="ro2">
          <table:table-cell office:value-type="string" calcext:value-type="string">
            <text:p>Nov 30, 2020</text:p>
          </table:table-cell>
          <table:table-cell office:value-type="string" calcext:value-type="string">
            <text:p>$18,178.32</text:p>
          </table:table-cell>
          <table:table-cell office:value-type="string" calcext:value-type="string">
            <text:p>$19,749.26</text:p>
          </table:table-cell>
          <table:table-cell office:value-type="string" calcext:value-type="string">
            <text:p>$18,178.32</text:p>
          </table:table-cell>
          <table:table-cell office:value-type="string" calcext:value-type="string">
            <text:p>$19,625.84</text:p>
          </table:table-cell>
          <table:table-cell office:value-type="string" calcext:value-type="string">
            <text:p>$47,728,480,399</text:p>
          </table:table-cell>
          <table:table-cell office:value-type="string" calcext:value-type="string">
            <text:p>$364,229,729,426</text:p>
          </table:table-cell>
        </table:table-row>
        <table:table-row table:style-name="ro2">
          <table:table-cell office:value-type="string" calcext:value-type="string">
            <text:p>Nov 29, 2020</text:p>
          </table:table-cell>
          <table:table-cell office:value-type="string" calcext:value-type="string">
            <text:p>$17,719.63</text:p>
          </table:table-cell>
          <table:table-cell office:value-type="string" calcext:value-type="string">
            <text:p>$18,283.63</text:p>
          </table:table-cell>
          <table:table-cell office:value-type="string" calcext:value-type="string">
            <text:p>$17,559.12</text:p>
          </table:table-cell>
          <table:table-cell office:value-type="string" calcext:value-type="string">
            <text:p>$18,177.48</text:p>
          </table:table-cell>
          <table:table-cell office:value-type="string" calcext:value-type="string">
            <text:p>$31,133,957,704</text:p>
          </table:table-cell>
          <table:table-cell office:value-type="string" calcext:value-type="string">
            <text:p>$337,336,592,123</text:p>
          </table:table-cell>
        </table:table-row>
        <table:table-row table:style-name="ro2">
          <table:table-cell office:value-type="string" calcext:value-type="string">
            <text:p>Nov 28, 2020</text:p>
          </table:table-cell>
          <table:table-cell office:value-type="string" calcext:value-type="string">
            <text:p>$17,112.93</text:p>
          </table:table-cell>
          <table:table-cell office:value-type="string" calcext:value-type="string">
            <text:p>$17,853.94</text:p>
          </table:table-cell>
          <table:table-cell office:value-type="string" calcext:value-type="string">
            <text:p>$16,910.65</text:p>
          </table:table-cell>
          <table:table-cell office:value-type="string" calcext:value-type="string">
            <text:p>$17,717.42</text:p>
          </table:table-cell>
          <table:table-cell office:value-type="string" calcext:value-type="string">
            <text:p>$32,601,040,734</text:p>
          </table:table-cell>
          <table:table-cell office:value-type="string" calcext:value-type="string">
            <text:p>$328,782,832,212</text:p>
          </table:table-cell>
        </table:table-row>
        <table:table-row table:style-name="ro2">
          <table:table-cell office:value-type="string" calcext:value-type="string">
            <text:p>Nov 27, 2020</text:p>
          </table:table-cell>
          <table:table-cell office:value-type="string" calcext:value-type="string">
            <text:p>$17,153.91</text:p>
          </table:table-cell>
          <table:table-cell office:value-type="string" calcext:value-type="string">
            <text:p>$17,445.02</text:p>
          </table:table-cell>
          <table:table-cell office:value-type="string" calcext:value-type="string">
            <text:p>$16,526.42</text:p>
          </table:table-cell>
          <table:table-cell office:value-type="string" calcext:value-type="string">
            <text:p>$17,108.40</text:p>
          </table:table-cell>
          <table:table-cell office:value-type="string" calcext:value-type="string">
            <text:p>$38,886,494,645</text:p>
          </table:table-cell>
          <table:table-cell office:value-type="string" calcext:value-type="string">
            <text:p>$317,464,460,530</text:p>
          </table:table-cell>
        </table:table-row>
        <table:table-row table:style-name="ro2">
          <table:table-cell office:value-type="string" calcext:value-type="string">
            <text:p>Nov 26, 2020</text:p>
          </table:table-cell>
          <table:table-cell office:value-type="string" calcext:value-type="string">
            <text:p>$18,729.84</text:p>
          </table:table-cell>
          <table:table-cell office:value-type="string" calcext:value-type="string">
            <text:p>$18,866.29</text:p>
          </table:table-cell>
          <table:table-cell office:value-type="string" calcext:value-type="string">
            <text:p>$16,351.03</text:p>
          </table:table-cell>
          <table:table-cell office:value-type="string" calcext:value-type="string">
            <text:p>$17,150.62</text:p>
          </table:table-cell>
          <table:table-cell office:value-type="string" calcext:value-type="string">
            <text:p>$61,396,835,737</text:p>
          </table:table-cell>
          <table:table-cell office:value-type="string" calcext:value-type="string">
            <text:p>$318,231,964,319</text:p>
          </table:table-cell>
        </table:table-row>
        <table:table-row table:style-name="ro2">
          <table:table-cell office:value-type="string" calcext:value-type="string">
            <text:p>Nov 25, 2020</text:p>
          </table:table-cell>
          <table:table-cell office:value-type="string" calcext:value-type="string">
            <text:p>$19,104.41</text:p>
          </table:table-cell>
          <table:table-cell office:value-type="string" calcext:value-type="string">
            <text:p>$19,390.97</text:p>
          </table:table-cell>
          <table:table-cell office:value-type="string" calcext:value-type="string">
            <text:p>$18,581.15</text:p>
          </table:table-cell>
          <table:table-cell office:value-type="string" calcext:value-type="string">
            <text:p>$18,732.12</text:p>
          </table:table-cell>
          <table:table-cell office:value-type="string" calcext:value-type="string">
            <text:p>$43,710,357,371</text:p>
          </table:table-cell>
          <table:table-cell office:value-type="string" calcext:value-type="string">
            <text:p>$347,558,803,507</text:p>
          </table:table-cell>
        </table:table-row>
        <table:table-row table:style-name="ro2">
          <table:table-cell office:value-type="string" calcext:value-type="string">
            <text:p>Nov 24, 2020</text:p>
          </table:table-cell>
          <table:table-cell office:value-type="string" calcext:value-type="string">
            <text:p>$18,365.01</text:p>
          </table:table-cell>
          <table:table-cell office:value-type="string" calcext:value-type="string">
            <text:p>$19,348.27</text:p>
          </table:table-cell>
          <table:table-cell office:value-type="string" calcext:value-type="string">
            <text:p>$18,128.66</text:p>
          </table:table-cell>
          <table:table-cell office:value-type="string" calcext:value-type="string">
            <text:p>$19,107.46</text:p>
          </table:table-cell>
          <table:table-cell office:value-type="string" calcext:value-type="string">
            <text:p>$51,469,565,009</text:p>
          </table:table-cell>
          <table:table-cell office:value-type="string" calcext:value-type="string">
            <text:p>$354,504,361,032</text:p>
          </table:table-cell>
        </table:table-row>
        <table:table-row table:style-name="ro2">
          <table:table-cell office:value-type="string" calcext:value-type="string">
            <text:p>Nov 23, 2020</text:p>
          </table:table-cell>
          <table:table-cell office:value-type="string" calcext:value-type="string">
            <text:p>$18,370.02</text:p>
          </table:table-cell>
          <table:table-cell office:value-type="string" calcext:value-type="string">
            <text:p>$18,711.43</text:p>
          </table:table-cell>
          <table:table-cell office:value-type="string" calcext:value-type="string">
            <text:p>$18,000.80</text:p>
          </table:table-cell>
          <table:table-cell office:value-type="string" calcext:value-type="string">
            <text:p>$18,364.12</text:p>
          </table:table-cell>
          <table:table-cell office:value-type="string" calcext:value-type="string">
            <text:p>$42,741,112,308</text:p>
          </table:table-cell>
          <table:table-cell office:value-type="string" calcext:value-type="string">
            <text:p>$340,698,070,308</text:p>
          </table:table-cell>
        </table:table-row>
        <table:table-row table:style-name="ro2">
          <table:table-cell office:value-type="string" calcext:value-type="string">
            <text:p>Nov 22, 2020</text:p>
          </table:table-cell>
          <table:table-cell office:value-type="string" calcext:value-type="string">
            <text:p>$18,642.23</text:p>
          </table:table-cell>
          <table:table-cell office:value-type="string" calcext:value-type="string">
            <text:p>$18,688.97</text:p>
          </table:table-cell>
          <table:table-cell office:value-type="string" calcext:value-type="string">
            <text:p>$17,671.38</text:p>
          </table:table-cell>
          <table:table-cell office:value-type="string" calcext:value-type="string">
            <text:p>$18,370.00</text:p>
          </table:table-cell>
          <table:table-cell office:value-type="string" calcext:value-type="string">
            <text:p>$41,280,434,226</text:p>
          </table:table-cell>
          <table:table-cell office:value-type="string" calcext:value-type="string">
            <text:p>$340,790,183,317</text:p>
          </table:table-cell>
        </table:table-row>
        <table:table-row table:style-name="ro2">
          <table:table-cell office:value-type="string" calcext:value-type="string">
            <text:p>Nov 21, 2020</text:p>
          </table:table-cell>
          <table:table-cell office:value-type="string" calcext:value-type="string">
            <text:p>$18,621.32</text:p>
          </table:table-cell>
          <table:table-cell office:value-type="string" calcext:value-type="string">
            <text:p>$18,936.62</text:p>
          </table:table-cell>
          <table:table-cell office:value-type="string" calcext:value-type="string">
            <text:p>$18,444.36</text:p>
          </table:table-cell>
          <table:table-cell office:value-type="string" calcext:value-type="string">
            <text:p>$18,642.23</text:p>
          </table:table-cell>
          <table:table-cell office:value-type="string" calcext:value-type="string">
            <text:p>$39,650,210,707</text:p>
          </table:table-cell>
          <table:table-cell office:value-type="string" calcext:value-type="string">
            <text:p>$345,819,234,185</text:p>
          </table:table-cell>
        </table:table-row>
        <table:table-row table:style-name="ro2">
          <table:table-cell office:value-type="string" calcext:value-type="string">
            <text:p>Nov 20, 2020</text:p>
          </table:table-cell>
          <table:table-cell office:value-type="string" calcext:value-type="string">
            <text:p>$17,817.08</text:p>
          </table:table-cell>
          <table:table-cell office:value-type="string" calcext:value-type="string">
            <text:p>$18,773.23</text:p>
          </table:table-cell>
          <table:table-cell office:value-type="string" calcext:value-type="string">
            <text:p>$17,765.80</text:p>
          </table:table-cell>
          <table:table-cell office:value-type="string" calcext:value-type="string">
            <text:p>$18,621.31</text:p>
          </table:table-cell>
          <table:table-cell office:value-type="string" calcext:value-type="string">
            <text:p>$36,992,873,940</text:p>
          </table:table-cell>
          <table:table-cell office:value-type="string" calcext:value-type="string">
            <text:p>$345,411,881,099</text:p>
          </table:table-cell>
        </table:table-row>
        <table:table-row table:style-name="ro2">
          <table:table-cell office:value-type="string" calcext:value-type="string">
            <text:p>Nov 19, 2020</text:p>
          </table:table-cell>
          <table:table-cell office:value-type="string" calcext:value-type="string">
            <text:p>$17,803.86</text:p>
          </table:table-cell>
          <table:table-cell office:value-type="string" calcext:value-type="string">
            <text:p>$18,119.55</text:p>
          </table:table-cell>
          <table:table-cell office:value-type="string" calcext:value-type="string">
            <text:p>$17,382.55</text:p>
          </table:table-cell>
          <table:table-cell office:value-type="string" calcext:value-type="string">
            <text:p>$17,817.09</text:p>
          </table:table-cell>
          <table:table-cell office:value-type="string" calcext:value-type="string">
            <text:p>$36,985,055,355</text:p>
          </table:table-cell>
          <table:table-cell office:value-type="string" calcext:value-type="string">
            <text:p>$330,475,167,134</text:p>
          </table:table-cell>
        </table:table-row>
        <table:table-row table:style-name="ro2">
          <table:table-cell office:value-type="string" calcext:value-type="string">
            <text:p>Nov 18, 2020</text:p>
          </table:table-cell>
          <table:table-cell office:value-type="string" calcext:value-type="string">
            <text:p>$17,645.19</text:p>
          </table:table-cell>
          <table:table-cell office:value-type="string" calcext:value-type="string">
            <text:p>$18,393.95</text:p>
          </table:table-cell>
          <table:table-cell office:value-type="string" calcext:value-type="string">
            <text:p>$17,352.91</text:p>
          </table:table-cell>
          <table:table-cell office:value-type="string" calcext:value-type="string">
            <text:p>$17,804.01</text:p>
          </table:table-cell>
          <table:table-cell office:value-type="string" calcext:value-type="string">
            <text:p>$49,064,800,278</text:p>
          </table:table-cell>
          <table:table-cell office:value-type="string" calcext:value-type="string">
            <text:p>$330,218,014,062</text:p>
          </table:table-cell>
        </table:table-row>
        <table:table-row table:style-name="ro2">
          <table:table-cell office:value-type="string" calcext:value-type="string">
            <text:p>Nov 17, 2020</text:p>
          </table:table-cell>
          <table:table-cell office:value-type="string" calcext:value-type="string">
            <text:p>$16,685.69</text:p>
          </table:table-cell>
          <table:table-cell office:value-type="string" calcext:value-type="string">
            <text:p>$17,782.92</text:p>
          </table:table-cell>
          <table:table-cell office:value-type="string" calcext:value-type="string">
            <text:p>$16,564.54</text:p>
          </table:table-cell>
          <table:table-cell office:value-type="string" calcext:value-type="string">
            <text:p>$17,645.41</text:p>
          </table:table-cell>
          <table:table-cell office:value-type="string" calcext:value-type="string">
            <text:p>$39,006,849,170</text:p>
          </table:table-cell>
          <table:table-cell office:value-type="string" calcext:value-type="string">
            <text:p>$327,257,094,857</text:p>
          </table:table-cell>
        </table:table-row>
        <table:table-row table:style-name="ro2">
          <table:table-cell office:value-type="string" calcext:value-type="string">
            <text:p>Nov 16, 2020</text:p>
          </table:table-cell>
          <table:table-cell office:value-type="string" calcext:value-type="string">
            <text:p>$15,955.58</text:p>
          </table:table-cell>
          <table:table-cell office:value-type="string" calcext:value-type="string">
            <text:p>$16,816.18</text:p>
          </table:table-cell>
          <table:table-cell office:value-type="string" calcext:value-type="string">
            <text:p>$15,880.71</text:p>
          </table:table-cell>
          <table:table-cell office:value-type="string" calcext:value-type="string">
            <text:p>$16,716.11</text:p>
          </table:table-cell>
          <table:table-cell office:value-type="string" calcext:value-type="string">
            <text:p>$31,526,766,675</text:p>
          </table:table-cell>
          <table:table-cell office:value-type="string" calcext:value-type="string">
            <text:p>$309,889,423,249</text:p>
          </table:table-cell>
        </table:table-row>
        <table:table-row table:style-name="ro2">
          <table:table-cell office:value-type="string" calcext:value-type="string">
            <text:p>Nov 15, 2020</text:p>
          </table:table-cell>
          <table:table-cell office:value-type="string" calcext:value-type="string">
            <text:p>$16,068.14</text:p>
          </table:table-cell>
          <table:table-cell office:value-type="string" calcext:value-type="string">
            <text:p>$16,123.11</text:p>
          </table:table-cell>
          <table:table-cell office:value-type="string" calcext:value-type="string">
            <text:p>$15,793.53</text:p>
          </table:table-cell>
          <table:table-cell office:value-type="string" calcext:value-type="string">
            <text:p>$15,955.59</text:p>
          </table:table-cell>
          <table:table-cell office:value-type="string" calcext:value-type="string">
            <text:p>$23,653,867,583</text:p>
          </table:table-cell>
          <table:table-cell office:value-type="string" calcext:value-type="string">
            <text:p>$295,790,551,598</text:p>
          </table:table-cell>
        </table:table-row>
        <table:table-row table:style-name="ro2">
          <table:table-cell office:value-type="string" calcext:value-type="string">
            <text:p>Nov 14, 2020</text:p>
          </table:table-cell>
          <table:table-cell table:number-columns-repeated="2" office:value-type="string" calcext:value-type="string">
            <text:p>$16,317.81</text:p>
          </table:table-cell>
          <table:table-cell office:value-type="string" calcext:value-type="string">
            <text:p>$15,749.19</text:p>
          </table:table-cell>
          <table:table-cell office:value-type="string" calcext:value-type="string">
            <text:p>$16,068.14</text:p>
          </table:table-cell>
          <table:table-cell office:value-type="string" calcext:value-type="string">
            <text:p>$27,481,710,135</text:p>
          </table:table-cell>
          <table:table-cell office:value-type="string" calcext:value-type="string">
            <text:p>$297,877,068,423</text:p>
          </table:table-cell>
        </table:table-row>
        <table:table-row table:style-name="ro2">
          <table:table-cell office:value-type="string" calcext:value-type="string">
            <text:p>Nov 13, 2020</text:p>
          </table:table-cell>
          <table:table-cell office:value-type="string" calcext:value-type="string">
            <text:p>$16,276.44</text:p>
          </table:table-cell>
          <table:table-cell office:value-type="string" calcext:value-type="string">
            <text:p>$16,463.18</text:p>
          </table:table-cell>
          <table:table-cell office:value-type="string" calcext:value-type="string">
            <text:p>$15,992.15</text:p>
          </table:table-cell>
          <table:table-cell office:value-type="string" calcext:value-type="string">
            <text:p>$16,317.81</text:p>
          </table:table-cell>
          <table:table-cell office:value-type="string" calcext:value-type="string">
            <text:p>$31,599,492,172</text:p>
          </table:table-cell>
          <table:table-cell office:value-type="string" calcext:value-type="string">
            <text:p>$302,505,533,181</text:p>
          </table:table-cell>
        </table:table-row>
        <table:table-row table:style-name="ro2">
          <table:table-cell office:value-type="string" calcext:value-type="string">
            <text:p>Nov 12, 2020</text:p>
          </table:table-cell>
          <table:table-cell office:value-type="string" calcext:value-type="string">
            <text:p>$15,701.30</text:p>
          </table:table-cell>
          <table:table-cell office:value-type="string" calcext:value-type="string">
            <text:p>$16,305.00</text:p>
          </table:table-cell>
          <table:table-cell office:value-type="string" calcext:value-type="string">
            <text:p>$15,534.77</text:p>
          </table:table-cell>
          <table:table-cell office:value-type="string" calcext:value-type="string">
            <text:p>$16,276.34</text:p>
          </table:table-cell>
          <table:table-cell office:value-type="string" calcext:value-type="string">
            <text:p>$34,175,758,344</text:p>
          </table:table-cell>
          <table:table-cell office:value-type="string" calcext:value-type="string">
            <text:p>$301,736,853,825</text:p>
          </table:table-cell>
        </table:table-row>
        <table:table-row table:style-name="ro2">
          <table:table-cell office:value-type="string" calcext:value-type="string">
            <text:p>Nov 11, 2020</text:p>
          </table:table-cell>
          <table:table-cell office:value-type="string" calcext:value-type="string">
            <text:p>$15,290.91</text:p>
          </table:table-cell>
          <table:table-cell office:value-type="string" calcext:value-type="string">
            <text:p>$15,916.26</text:p>
          </table:table-cell>
          <table:table-cell office:value-type="string" calcext:value-type="string">
            <text:p>$15,290.01</text:p>
          </table:table-cell>
          <table:table-cell office:value-type="string" calcext:value-type="string">
            <text:p>$15,701.34</text:p>
          </table:table-cell>
          <table:table-cell office:value-type="string" calcext:value-type="string">
            <text:p>$29,772,374,934</text:p>
          </table:table-cell>
          <table:table-cell office:value-type="string" calcext:value-type="string">
            <text:p>$291,077,214,052</text:p>
          </table:table-cell>
        </table:table-row>
        <table:table-row table:style-name="ro2">
          <table:table-cell office:value-type="string" calcext:value-type="string">
            <text:p>Nov 10, 2020</text:p>
          </table:table-cell>
          <table:table-cell office:value-type="string" calcext:value-type="string">
            <text:p>$15,332.35</text:p>
          </table:table-cell>
          <table:table-cell office:value-type="string" calcext:value-type="string">
            <text:p>$15,450.33</text:p>
          </table:table-cell>
          <table:table-cell office:value-type="string" calcext:value-type="string">
            <text:p>$15,124.96</text:p>
          </table:table-cell>
          <table:table-cell office:value-type="string" calcext:value-type="string">
            <text:p>$15,290.90</text:p>
          </table:table-cell>
          <table:table-cell office:value-type="string" calcext:value-type="string">
            <text:p>$25,574,938,143</text:p>
          </table:table-cell>
          <table:table-cell office:value-type="string" calcext:value-type="string">
            <text:p>$283,468,380,961</text:p>
          </table:table-cell>
        </table:table-row>
        <table:table-row table:style-name="ro2">
          <table:table-cell office:value-type="string" calcext:value-type="string">
            <text:p>Nov 09, 2020</text:p>
          </table:table-cell>
          <table:table-cell office:value-type="string" calcext:value-type="string">
            <text:p>$15,479.60</text:p>
          </table:table-cell>
          <table:table-cell office:value-type="string" calcext:value-type="string">
            <text:p>$15,785.14</text:p>
          </table:table-cell>
          <table:table-cell office:value-type="string" calcext:value-type="string">
            <text:p>$14,865.53</text:p>
          </table:table-cell>
          <table:table-cell office:value-type="string" calcext:value-type="string">
            <text:p>$15,332.32</text:p>
          </table:table-cell>
          <table:table-cell office:value-type="string" calcext:value-type="string">
            <text:p>$34,149,115,566</text:p>
          </table:table-cell>
          <table:table-cell office:value-type="string" calcext:value-type="string">
            <text:p>$284,236,108,837</text:p>
          </table:table-cell>
        </table:table-row>
        <table:table-row table:style-name="ro2">
          <table:table-cell office:value-type="string" calcext:value-type="string">
            <text:p>Nov 08, 2020</text:p>
          </table:table-cell>
          <table:table-cell office:value-type="string" calcext:value-type="string">
            <text:p>$14,833.75</text:p>
          </table:table-cell>
          <table:table-cell office:value-type="string" calcext:value-type="string">
            <text:p>$15,637.32</text:p>
          </table:table-cell>
          <table:table-cell office:value-type="string" calcext:value-type="string">
            <text:p>$14,744.11</text:p>
          </table:table-cell>
          <table:table-cell office:value-type="string" calcext:value-type="string">
            <text:p>$15,479.57</text:p>
          </table:table-cell>
          <table:table-cell office:value-type="string" calcext:value-type="string">
            <text:p>$26,632,075,029</text:p>
          </table:table-cell>
          <table:table-cell office:value-type="string" calcext:value-type="string">
            <text:p>$286,955,182,899</text:p>
          </table:table-cell>
        </table:table-row>
        <table:table-row table:style-name="ro2">
          <table:table-cell office:value-type="string" calcext:value-type="string">
            <text:p>Nov 07, 2020</text:p>
          </table:table-cell>
          <table:table-cell office:value-type="string" calcext:value-type="string">
            <text:p>$15,565.88</text:p>
          </table:table-cell>
          <table:table-cell office:value-type="string" calcext:value-type="string">
            <text:p>$15,737.10</text:p>
          </table:table-cell>
          <table:table-cell office:value-type="string" calcext:value-type="string">
            <text:p>$14,423.20</text:p>
          </table:table-cell>
          <table:table-cell office:value-type="string" calcext:value-type="string">
            <text:p>$14,833.75</text:p>
          </table:table-cell>
          <table:table-cell office:value-type="string" calcext:value-type="string">
            <text:p>$35,024,953,706</text:p>
          </table:table-cell>
          <table:table-cell office:value-type="string" calcext:value-type="string">
            <text:p>$274,970,333,140</text:p>
          </table:table-cell>
        </table:table-row>
        <table:table-row table:style-name="ro2">
          <table:table-cell office:value-type="string" calcext:value-type="string">
            <text:p>Nov 06, 2020</text:p>
          </table:table-cell>
          <table:table-cell office:value-type="string" calcext:value-type="string">
            <text:p>$15,579.73</text:p>
          </table:table-cell>
          <table:table-cell office:value-type="string" calcext:value-type="string">
            <text:p>$15,903.44</text:p>
          </table:table-cell>
          <table:table-cell office:value-type="string" calcext:value-type="string">
            <text:p>$15,226.84</text:p>
          </table:table-cell>
          <table:table-cell office:value-type="string" calcext:value-type="string">
            <text:p>$15,565.88</text:p>
          </table:table-cell>
          <table:table-cell office:value-type="string" calcext:value-type="string">
            <text:p>$39,837,841,971</text:p>
          </table:table-cell>
          <table:table-cell office:value-type="string" calcext:value-type="string">
            <text:p>$288,526,920,959</text:p>
          </table:table-cell>
        </table:table-row>
        <table:table-row table:style-name="ro2">
          <table:table-cell office:value-type="string" calcext:value-type="string">
            <text:p>Nov 05, 2020</text:p>
          </table:table-cell>
          <table:table-cell office:value-type="string" calcext:value-type="string">
            <text:p>$14,133.73</text:p>
          </table:table-cell>
          <table:table-cell office:value-type="string" calcext:value-type="string">
            <text:p>$15,706.40</text:p>
          </table:table-cell>
          <table:table-cell office:value-type="string" calcext:value-type="string">
            <text:p>$14,102.09</text:p>
          </table:table-cell>
          <table:table-cell office:value-type="string" calcext:value-type="string">
            <text:p>$15,579.85</text:p>
          </table:table-cell>
          <table:table-cell office:value-type="string" calcext:value-type="string">
            <text:p>$40,856,321,439</text:p>
          </table:table-cell>
          <table:table-cell office:value-type="string" calcext:value-type="string">
            <text:p>$288,771,509,681</text:p>
          </table:table-cell>
        </table:table-row>
        <table:table-row table:style-name="ro2">
          <table:table-cell office:value-type="string" calcext:value-type="string">
            <text:p>Nov 04, 2020</text:p>
          </table:table-cell>
          <table:table-cell office:value-type="string" calcext:value-type="string">
            <text:p>$13,950.49</text:p>
          </table:table-cell>
          <table:table-cell office:value-type="string" calcext:value-type="string">
            <text:p>$14,218.77</text:p>
          </table:table-cell>
          <table:table-cell office:value-type="string" calcext:value-type="string">
            <text:p>$13,580.47</text:p>
          </table:table-cell>
          <table:table-cell office:value-type="string" calcext:value-type="string">
            <text:p>$14,133.71</text:p>
          </table:table-cell>
          <table:table-cell office:value-type="string" calcext:value-type="string">
            <text:p>$35,116,364,962</text:p>
          </table:table-cell>
          <table:table-cell office:value-type="string" calcext:value-type="string">
            <text:p>$261,954,213,176</text:p>
          </table:table-cell>
        </table:table-row>
        <table:table-row table:style-name="ro2">
          <table:table-cell office:value-type="string" calcext:value-type="string">
            <text:p>Nov 03, 2020</text:p>
          </table:table-cell>
          <table:table-cell office:value-type="string" calcext:value-type="string">
            <text:p>$13,550.45</text:p>
          </table:table-cell>
          <table:table-cell office:value-type="string" calcext:value-type="string">
            <text:p>$13,984.98</text:p>
          </table:table-cell>
          <table:table-cell office:value-type="string" calcext:value-type="string">
            <text:p>$13,325.44</text:p>
          </table:table-cell>
          <table:table-cell office:value-type="string" calcext:value-type="string">
            <text:p>$13,950.30</text:p>
          </table:table-cell>
          <table:table-cell office:value-type="string" calcext:value-type="string">
            <text:p>$29,869,951,617</text:p>
          </table:table-cell>
          <table:table-cell office:value-type="string" calcext:value-type="string">
            <text:p>$258,541,441,764</text:p>
          </table:table-cell>
        </table:table-row>
        <table:table-row table:style-name="ro2">
          <table:table-cell office:value-type="string" calcext:value-type="string">
            <text:p>Nov 02, 2020</text:p>
          </table:table-cell>
          <table:table-cell office:value-type="string" calcext:value-type="string">
            <text:p>$13,737.03</text:p>
          </table:table-cell>
          <table:table-cell office:value-type="string" calcext:value-type="string">
            <text:p>$13,808.32</text:p>
          </table:table-cell>
          <table:table-cell office:value-type="string" calcext:value-type="string">
            <text:p>$13,243.16</text:p>
          </table:table-cell>
          <table:table-cell office:value-type="string" calcext:value-type="string">
            <text:p>$13,550.49</text:p>
          </table:table-cell>
          <table:table-cell office:value-type="string" calcext:value-type="string">
            <text:p>$30,771,455,468</text:p>
          </table:table-cell>
          <table:table-cell office:value-type="string" calcext:value-type="string">
            <text:p>$251,119,864,445</text:p>
          </table:table-cell>
        </table:table-row>
        <table:table-row table:style-name="ro2">
          <table:table-cell office:value-type="string" calcext:value-type="string">
            <text:p>Nov 01, 2020</text:p>
          </table:table-cell>
          <table:table-cell office:value-type="string" calcext:value-type="string">
            <text:p>$13,780.99</text:p>
          </table:table-cell>
          <table:table-cell office:value-type="string" calcext:value-type="string">
            <text:p>$13,862.03</text:p>
          </table:table-cell>
          <table:table-cell office:value-type="string" calcext:value-type="string">
            <text:p>$13,628.38</text:p>
          </table:table-cell>
          <table:table-cell office:value-type="string" calcext:value-type="string">
            <text:p>$13,737.11</text:p>
          </table:table-cell>
          <table:table-cell office:value-type="string" calcext:value-type="string">
            <text:p>$24,453,857,900</text:p>
          </table:table-cell>
          <table:table-cell office:value-type="string" calcext:value-type="string">
            <text:p>$254,569,759,063</text:p>
          </table:table-cell>
        </table:table-row>
        <table:table-row table:style-name="ro2">
          <table:table-cell office:value-type="string" calcext:value-type="string">
            <text:p>Oct 31, 2020</text:p>
          </table:table-cell>
          <table:table-cell office:value-type="string" calcext:value-type="string">
            <text:p>$13,546.53</text:p>
          </table:table-cell>
          <table:table-cell office:value-type="string" calcext:value-type="string">
            <text:p>$14,028.21</text:p>
          </table:table-cell>
          <table:table-cell office:value-type="string" calcext:value-type="string">
            <text:p>$13,457.53</text:p>
          </table:table-cell>
          <table:table-cell office:value-type="string" calcext:value-type="string">
            <text:p>$13,780.99</text:p>
          </table:table-cell>
          <table:table-cell office:value-type="string" calcext:value-type="string">
            <text:p>$30,306,464,719</text:p>
          </table:table-cell>
          <table:table-cell office:value-type="string" calcext:value-type="string">
            <text:p>$255,372,071,116</text:p>
          </table:table-cell>
        </table:table-row>
        <table:table-row table:style-name="ro2">
          <table:table-cell office:value-type="string" calcext:value-type="string">
            <text:p>Oct 30, 2020</text:p>
          </table:table-cell>
          <table:table-cell office:value-type="string" calcext:value-type="string">
            <text:p>$13,437.87</text:p>
          </table:table-cell>
          <table:table-cell office:value-type="string" calcext:value-type="string">
            <text:p>$13,651.52</text:p>
          </table:table-cell>
          <table:table-cell office:value-type="string" calcext:value-type="string">
            <text:p>$13,136.20</text:p>
          </table:table-cell>
          <table:table-cell office:value-type="string" calcext:value-type="string">
            <text:p>$13,546.52</text:p>
          </table:table-cell>
          <table:table-cell office:value-type="string" calcext:value-type="string">
            <text:p>$30,581,485,201</text:p>
          </table:table-cell>
          <table:table-cell office:value-type="string" calcext:value-type="string">
            <text:p>$251,018,154,920</text:p>
          </table:table-cell>
        </table:table-row>
        <table:table-row table:style-name="ro2">
          <table:table-cell office:value-type="string" calcext:value-type="string">
            <text:p>Oct 29, 2020</text:p>
          </table:table-cell>
          <table:table-cell office:value-type="string" calcext:value-type="string">
            <text:p>$13,271.30</text:p>
          </table:table-cell>
          <table:table-cell office:value-type="string" calcext:value-type="string">
            <text:p>$13,612.05</text:p>
          </table:table-cell>
          <table:table-cell office:value-type="string" calcext:value-type="string">
            <text:p>$12,980.06</text:p>
          </table:table-cell>
          <table:table-cell office:value-type="string" calcext:value-type="string">
            <text:p>$13,437.88</text:p>
          </table:table-cell>
          <table:table-cell office:value-type="string" calcext:value-type="string">
            <text:p>$56,499,499,598</text:p>
          </table:table-cell>
          <table:table-cell office:value-type="string" calcext:value-type="string">
            <text:p>$248,995,322,466</text:p>
          </table:table-cell>
        </table:table-row>
        <table:table-row table:style-name="ro2">
          <table:table-cell office:value-type="string" calcext:value-type="string">
            <text:p>Oct 28, 2020</text:p>
          </table:table-cell>
          <table:table-cell office:value-type="string" calcext:value-type="string">
            <text:p>$13,654.21</text:p>
          </table:table-cell>
          <table:table-cell office:value-type="string" calcext:value-type="string">
            <text:p>$13,837.70</text:p>
          </table:table-cell>
          <table:table-cell office:value-type="string" calcext:value-type="string">
            <text:p>$12,932.25</text:p>
          </table:table-cell>
          <table:table-cell office:value-type="string" calcext:value-type="string">
            <text:p>$13,271.29</text:p>
          </table:table-cell>
          <table:table-cell office:value-type="string" calcext:value-type="string">
            <text:p>$35,867,318,895</text:p>
          </table:table-cell>
          <table:table-cell office:value-type="string" calcext:value-type="string">
            <text:p>$245,899,824,465</text:p>
          </table:table-cell>
        </table:table-row>
        <table:table-row table:style-name="ro2">
          <table:table-cell office:value-type="string" calcext:value-type="string">
            <text:p>Oct 27, 2020</text:p>
          </table:table-cell>
          <table:table-cell office:value-type="string" calcext:value-type="string">
            <text:p>$13,075.24</text:p>
          </table:table-cell>
          <table:table-cell office:value-type="string" calcext:value-type="string">
            <text:p>$13,759.67</text:p>
          </table:table-cell>
          <table:table-cell office:value-type="string" calcext:value-type="string">
            <text:p>$13,060.84</text:p>
          </table:table-cell>
          <table:table-cell office:value-type="string" calcext:value-type="string">
            <text:p>$13,654.22</text:p>
          </table:table-cell>
          <table:table-cell office:value-type="string" calcext:value-type="string">
            <text:p>$33,749,878,156</text:p>
          </table:table-cell>
          <table:table-cell office:value-type="string" calcext:value-type="string">
            <text:p>$252,985,946,390</text:p>
          </table:table-cell>
        </table:table-row>
        <table:table-row table:style-name="ro2">
          <table:table-cell office:value-type="string" calcext:value-type="string">
            <text:p>Oct 26, 2020</text:p>
          </table:table-cell>
          <table:table-cell office:value-type="string" calcext:value-type="string">
            <text:p>$13,031.20</text:p>
          </table:table-cell>
          <table:table-cell office:value-type="string" calcext:value-type="string">
            <text:p>$13,225.30</text:p>
          </table:table-cell>
          <table:table-cell office:value-type="string" calcext:value-type="string">
            <text:p>$12,822.38</text:p>
          </table:table-cell>
          <table:table-cell office:value-type="string" calcext:value-type="string">
            <text:p>$13,075.25</text:p>
          </table:table-cell>
          <table:table-cell office:value-type="string" calcext:value-type="string">
            <text:p>$29,461,458,313</text:p>
          </table:table-cell>
          <table:table-cell office:value-type="string" calcext:value-type="string">
            <text:p>$242,250,997,936</text:p>
          </table:table-cell>
        </table:table-row>
        <table:table-row table:style-name="ro2">
          <table:table-cell office:value-type="string" calcext:value-type="string">
            <text:p>Oct 25, 2020</text:p>
          </table:table-cell>
          <table:table-cell office:value-type="string" calcext:value-type="string">
            <text:p>$13,108.06</text:p>
          </table:table-cell>
          <table:table-cell office:value-type="string" calcext:value-type="string">
            <text:p>$13,329.18</text:p>
          </table:table-cell>
          <table:table-cell office:value-type="string" calcext:value-type="string">
            <text:p>$12,910.06</text:p>
          </table:table-cell>
          <table:table-cell office:value-type="string" calcext:value-type="string">
            <text:p>$13,031.17</text:p>
          </table:table-cell>
          <table:table-cell office:value-type="string" calcext:value-type="string">
            <text:p>$24,406,920,575</text:p>
          </table:table-cell>
          <table:table-cell office:value-type="string" calcext:value-type="string">
            <text:p>$241,425,217,440</text:p>
          </table:table-cell>
        </table:table-row>
        <table:table-row table:style-name="ro2">
          <table:table-cell office:value-type="string" calcext:value-type="string">
            <text:p>Oct 24, 2020</text:p>
          </table:table-cell>
          <table:table-cell office:value-type="string" calcext:value-type="string">
            <text:p>$12,931.57</text:p>
          </table:table-cell>
          <table:table-cell office:value-type="string" calcext:value-type="string">
            <text:p>$13,145.07</text:p>
          </table:table-cell>
          <table:table-cell office:value-type="string" calcext:value-type="string">
            <text:p>$12,885.75</text:p>
          </table:table-cell>
          <table:table-cell office:value-type="string" calcext:value-type="string">
            <text:p>$13,108.06</text:p>
          </table:table-cell>
          <table:table-cell office:value-type="string" calcext:value-type="string">
            <text:p>$24,542,317,940</text:p>
          </table:table-cell>
          <table:table-cell office:value-type="string" calcext:value-type="string">
            <text:p>$242,839,876,186</text:p>
          </table:table-cell>
        </table:table-row>
        <table:table-row table:style-name="ro2">
          <table:table-cell office:value-type="string" calcext:value-type="string">
            <text:p>Oct 23, 2020</text:p>
          </table:table-cell>
          <table:table-cell office:value-type="string" calcext:value-type="string">
            <text:p>$12,971.55</text:p>
          </table:table-cell>
          <table:table-cell office:value-type="string" calcext:value-type="string">
            <text:p>$13,015.96</text:p>
          </table:table-cell>
          <table:table-cell office:value-type="string" calcext:value-type="string">
            <text:p>$12,752.65</text:p>
          </table:table-cell>
          <table:table-cell office:value-type="string" calcext:value-type="string">
            <text:p>$12,931.54</text:p>
          </table:table-cell>
          <table:table-cell office:value-type="string" calcext:value-type="string">
            <text:p>$28,974,975,003</text:p>
          </table:table-cell>
          <table:table-cell office:value-type="string" calcext:value-type="string">
            <text:p>$239,557,562,148</text:p>
          </table:table-cell>
        </table:table-row>
        <table:table-row table:style-name="ro2">
          <table:table-cell office:value-type="string" calcext:value-type="string">
            <text:p>Oct 22, 2020</text:p>
          </table:table-cell>
          <table:table-cell office:value-type="string" calcext:value-type="string">
            <text:p>$12,801.64</text:p>
          </table:table-cell>
          <table:table-cell office:value-type="string" calcext:value-type="string">
            <text:p>$13,161.59</text:p>
          </table:table-cell>
          <table:table-cell office:value-type="string" calcext:value-type="string">
            <text:p>$12,717.09</text:p>
          </table:table-cell>
          <table:table-cell office:value-type="string" calcext:value-type="string">
            <text:p>$12,965.89</text:p>
          </table:table-cell>
          <table:table-cell office:value-type="string" calcext:value-type="string">
            <text:p>$34,729,759,598</text:p>
          </table:table-cell>
          <table:table-cell office:value-type="string" calcext:value-type="string">
            <text:p>$240,166,387,522</text:p>
          </table:table-cell>
        </table:table-row>
        <table:table-row table:style-name="ro2">
          <table:table-cell office:value-type="string" calcext:value-type="string">
            <text:p>Oct 21, 2020</text:p>
          </table:table-cell>
          <table:table-cell office:value-type="string" calcext:value-type="string">
            <text:p>$11,913.08</text:p>
          </table:table-cell>
          <table:table-cell office:value-type="string" calcext:value-type="string">
            <text:p>$13,184.57</text:p>
          </table:table-cell>
          <table:table-cell office:value-type="string" calcext:value-type="string">
            <text:p>$11,900.93</text:p>
          </table:table-cell>
          <table:table-cell office:value-type="string" calcext:value-type="string">
            <text:p>$12,823.69</text:p>
          </table:table-cell>
          <table:table-cell office:value-type="string" calcext:value-type="string">
            <text:p>$43,414,712,626</text:p>
          </table:table-cell>
          <table:table-cell office:value-type="string" calcext:value-type="string">
            <text:p>$237,532,386,963</text:p>
          </table:table-cell>
        </table:table-row>
        <table:table-row table:style-name="ro2">
          <table:table-cell office:value-type="string" calcext:value-type="string">
            <text:p>Oct 20, 2020</text:p>
          </table:table-cell>
          <table:table-cell office:value-type="string" calcext:value-type="string">
            <text:p>$11,745.97</text:p>
          </table:table-cell>
          <table:table-cell office:value-type="string" calcext:value-type="string">
            <text:p>$11,999.92</text:p>
          </table:table-cell>
          <table:table-cell office:value-type="string" calcext:value-type="string">
            <text:p>$11,681.48</text:p>
          </table:table-cell>
          <table:table-cell office:value-type="string" calcext:value-type="string">
            <text:p>$11,916.34</text:p>
          </table:table-cell>
          <table:table-cell office:value-type="string" calcext:value-type="string">
            <text:p>$30,915,821,592</text:p>
          </table:table-cell>
          <table:table-cell office:value-type="string" calcext:value-type="string">
            <text:p>$220,721,282,865</text:p>
          </table:table-cell>
        </table:table-row>
        <table:table-row table:style-name="ro2">
          <table:table-cell office:value-type="string" calcext:value-type="string">
            <text:p>Oct 19, 2020</text:p>
          </table:table-cell>
          <table:table-cell office:value-type="string" calcext:value-type="string">
            <text:p>$11,495.04</text:p>
          </table:table-cell>
          <table:table-cell office:value-type="string" calcext:value-type="string">
            <text:p>$11,799.09</text:p>
          </table:table-cell>
          <table:table-cell office:value-type="string" calcext:value-type="string">
            <text:p>$11,408.29</text:p>
          </table:table-cell>
          <table:table-cell office:value-type="string" calcext:value-type="string">
            <text:p>$11,742.04</text:p>
          </table:table-cell>
          <table:table-cell office:value-type="string" calcext:value-type="string">
            <text:p>$23,860,769,928</text:p>
          </table:table-cell>
          <table:table-cell office:value-type="string" calcext:value-type="string">
            <text:p>$217,482,407,293</text:p>
          </table:table-cell>
        </table:table-row>
        <table:table-row table:style-name="ro2">
          <table:table-cell office:value-type="string" calcext:value-type="string">
            <text:p>Oct 18, 2020</text:p>
          </table:table-cell>
          <table:table-cell office:value-type="string" calcext:value-type="string">
            <text:p>$11,355.98</text:p>
          </table:table-cell>
          <table:table-cell office:value-type="string" calcext:value-type="string">
            <text:p>$11,483.36</text:p>
          </table:table-cell>
          <table:table-cell office:value-type="string" calcext:value-type="string">
            <text:p>$11,347.58</text:p>
          </table:table-cell>
          <table:table-cell office:value-type="string" calcext:value-type="string">
            <text:p>$11,483.36</text:p>
          </table:table-cell>
          <table:table-cell office:value-type="string" calcext:value-type="string">
            <text:p>$18,283,314,340</text:p>
          </table:table-cell>
          <table:table-cell office:value-type="string" calcext:value-type="string">
            <text:p>$212,682,581,771</text:p>
          </table:table-cell>
        </table:table-row>
        <table:table-row table:style-name="ro2">
          <table:table-cell office:value-type="string" calcext:value-type="string">
            <text:p>Oct 17, 2020</text:p>
          </table:table-cell>
          <table:table-cell office:value-type="string" calcext:value-type="string">
            <text:p>$11,322.12</text:p>
          </table:table-cell>
          <table:table-cell office:value-type="string" calcext:value-type="string">
            <text:p>$11,386.26</text:p>
          </table:table-cell>
          <table:table-cell office:value-type="string" calcext:value-type="string">
            <text:p>$11,285.35</text:p>
          </table:table-cell>
          <table:table-cell office:value-type="string" calcext:value-type="string">
            <text:p>$11,358.10</text:p>
          </table:table-cell>
          <table:table-cell office:value-type="string" calcext:value-type="string">
            <text:p>$19,130,430,174</text:p>
          </table:table-cell>
          <table:table-cell office:value-type="string" calcext:value-type="string">
            <text:p>$210,353,665,235</text:p>
          </table:table-cell>
        </table:table-row>
        <table:table-row table:style-name="ro2">
          <table:table-cell office:value-type="string" calcext:value-type="string">
            <text:p>Oct 16, 2020</text:p>
          </table:table-cell>
          <table:table-cell office:value-type="string" calcext:value-type="string">
            <text:p>$11,502.83</text:p>
          </table:table-cell>
          <table:table-cell office:value-type="string" calcext:value-type="string">
            <text:p>$11,540.06</text:p>
          </table:table-cell>
          <table:table-cell office:value-type="string" calcext:value-type="string">
            <text:p>$11,223.01</text:p>
          </table:table-cell>
          <table:table-cell office:value-type="string" calcext:value-type="string">
            <text:p>$11,322.12</text:p>
          </table:table-cell>
          <table:table-cell office:value-type="string" calcext:value-type="string">
            <text:p>$25,635,480,772</text:p>
          </table:table-cell>
          <table:table-cell office:value-type="string" calcext:value-type="string">
            <text:p>$209,676,088,344</text:p>
          </table:table-cell>
        </table:table-row>
        <table:table-row table:style-name="ro2">
          <table:table-cell office:value-type="string" calcext:value-type="string">
            <text:p>Oct 15, 2020</text:p>
          </table:table-cell>
          <table:table-cell office:value-type="string" calcext:value-type="string">
            <text:p>$11,426.60</text:p>
          </table:table-cell>
          <table:table-cell office:value-type="string" calcext:value-type="string">
            <text:p>$11,569.91</text:p>
          </table:table-cell>
          <table:table-cell office:value-type="string" calcext:value-type="string">
            <text:p>$11,303.60</text:p>
          </table:table-cell>
          <table:table-cell office:value-type="string" calcext:value-type="string">
            <text:p>$11,495.35</text:p>
          </table:table-cell>
          <table:table-cell office:value-type="string" calcext:value-type="string">
            <text:p>$24,487,233,058</text:p>
          </table:table-cell>
          <table:table-cell office:value-type="string" calcext:value-type="string">
            <text:p>$212,873,103,428</text:p>
          </table:table-cell>
        </table:table-row>
        <table:table-row table:style-name="ro2">
          <table:table-cell office:value-type="string" calcext:value-type="string">
            <text:p>Oct 14, 2020</text:p>
          </table:table-cell>
          <table:table-cell office:value-type="string" calcext:value-type="string">
            <text:p>$11,429.05</text:p>
          </table:table-cell>
          <table:table-cell office:value-type="string" calcext:value-type="string">
            <text:p>$11,539.98</text:p>
          </table:table-cell>
          <table:table-cell office:value-type="string" calcext:value-type="string">
            <text:p>$11,307.83</text:p>
          </table:table-cell>
          <table:table-cell office:value-type="string" calcext:value-type="string">
            <text:p>$11,429.51</text:p>
          </table:table-cell>
          <table:table-cell office:value-type="string" calcext:value-type="string">
            <text:p>$24,103,426,719</text:p>
          </table:table-cell>
          <table:table-cell office:value-type="string" calcext:value-type="string">
            <text:p>$211,643,390,713</text:p>
          </table:table-cell>
        </table:table-row>
        <table:table-row table:style-name="ro2">
          <table:table-cell office:value-type="string" calcext:value-type="string">
            <text:p>Oct 13, 2020</text:p>
          </table:table-cell>
          <table:table-cell office:value-type="string" calcext:value-type="string">
            <text:p>$11,548.72</text:p>
          </table:table-cell>
          <table:table-cell office:value-type="string" calcext:value-type="string">
            <text:p>$11,548.98</text:p>
          </table:table-cell>
          <table:table-cell office:value-type="string" calcext:value-type="string">
            <text:p>$11,321.22</text:p>
          </table:table-cell>
          <table:table-cell office:value-type="string" calcext:value-type="string">
            <text:p>$11,425.90</text:p>
          </table:table-cell>
          <table:table-cell office:value-type="string" calcext:value-type="string">
            <text:p>$24,241,420,251</text:p>
          </table:table-cell>
          <table:table-cell office:value-type="string" calcext:value-type="string">
            <text:p>$211,565,586,739</text:p>
          </table:table-cell>
        </table:table-row>
        <table:table-row table:style-name="ro2">
          <table:table-cell office:value-type="string" calcext:value-type="string">
            <text:p>Oct 12, 2020</text:p>
          </table:table-cell>
          <table:table-cell office:value-type="string" calcext:value-type="string">
            <text:p>$11,392.64</text:p>
          </table:table-cell>
          <table:table-cell office:value-type="string" calcext:value-type="string">
            <text:p>$11,698.47</text:p>
          </table:table-cell>
          <table:table-cell office:value-type="string" calcext:value-type="string">
            <text:p>$11,240.69</text:p>
          </table:table-cell>
          <table:table-cell office:value-type="string" calcext:value-type="string">
            <text:p>$11,555.36</text:p>
          </table:table-cell>
          <table:table-cell office:value-type="string" calcext:value-type="string">
            <text:p>$26,163,972,642</text:p>
          </table:table-cell>
          <table:table-cell office:value-type="string" calcext:value-type="string">
            <text:p>$213,950,143,824</text:p>
          </table:table-cell>
        </table:table-row>
        <table:table-row table:style-name="ro2">
          <table:table-cell office:value-type="string" calcext:value-type="string">
            <text:p>Oct 11, 2020</text:p>
          </table:table-cell>
          <table:table-cell office:value-type="string" calcext:value-type="string">
            <text:p>$11,296.08</text:p>
          </table:table-cell>
          <table:table-cell office:value-type="string" calcext:value-type="string">
            <text:p>$11,428.81</text:p>
          </table:table-cell>
          <table:table-cell office:value-type="string" calcext:value-type="string">
            <text:p>$11,288.63</text:p>
          </table:table-cell>
          <table:table-cell office:value-type="string" calcext:value-type="string">
            <text:p>$11,384.18</text:p>
          </table:table-cell>
          <table:table-cell office:value-type="string" calcext:value-type="string">
            <text:p>$19,968,627,060</text:p>
          </table:table-cell>
          <table:table-cell office:value-type="string" calcext:value-type="string">
            <text:p>$210,766,812,992</text:p>
          </table:table-cell>
        </table:table-row>
        <table:table-row table:style-name="ro2">
          <table:table-cell office:value-type="string" calcext:value-type="string">
            <text:p>Oct 10, 2020</text:p>
          </table:table-cell>
          <table:table-cell office:value-type="string" calcext:value-type="string">
            <text:p>$11,059.14</text:p>
          </table:table-cell>
          <table:table-cell office:value-type="string" calcext:value-type="string">
            <text:p>$11,442.21</text:p>
          </table:table-cell>
          <table:table-cell office:value-type="string" calcext:value-type="string">
            <text:p>$11,056.94</text:p>
          </table:table-cell>
          <table:table-cell office:value-type="string" calcext:value-type="string">
            <text:p>$11,296.36</text:p>
          </table:table-cell>
          <table:table-cell office:value-type="string" calcext:value-type="string">
            <text:p>$22,877,978,588</text:p>
          </table:table-cell>
          <table:table-cell office:value-type="string" calcext:value-type="string">
            <text:p>$209,130,239,495</text:p>
          </table:table-cell>
        </table:table-row>
        <table:table-row table:style-name="ro2">
          <table:table-cell office:value-type="string" calcext:value-type="string">
            <text:p>Oct 09, 2020</text:p>
          </table:table-cell>
          <table:table-cell office:value-type="string" calcext:value-type="string">
            <text:p>$10,927.91</text:p>
          </table:table-cell>
          <table:table-cell office:value-type="string" calcext:value-type="string">
            <text:p>$11,102.67</text:p>
          </table:table-cell>
          <table:table-cell office:value-type="string" calcext:value-type="string">
            <text:p>$10,846.85</text:p>
          </table:table-cell>
          <table:table-cell office:value-type="string" calcext:value-type="string">
            <text:p>$11,064.46</text:p>
          </table:table-cell>
          <table:table-cell office:value-type="string" calcext:value-type="string">
            <text:p>$22,799,117,613</text:p>
          </table:table-cell>
          <table:table-cell office:value-type="string" calcext:value-type="string">
            <text:p>$204,827,451,843</text:p>
          </table:table-cell>
        </table:table-row>
        <table:table-row table:style-name="ro2">
          <table:table-cell office:value-type="string" calcext:value-type="string">
            <text:p>Oct 08, 2020</text:p>
          </table:table-cell>
          <table:table-cell office:value-type="string" calcext:value-type="string">
            <text:p>$10,669.37</text:p>
          </table:table-cell>
          <table:table-cell office:value-type="string" calcext:value-type="string">
            <text:p>$10,945.74</text:p>
          </table:table-cell>
          <table:table-cell office:value-type="string" calcext:value-type="string">
            <text:p>$10,562.61</text:p>
          </table:table-cell>
          <table:table-cell office:value-type="string" calcext:value-type="string">
            <text:p>$10,915.69</text:p>
          </table:table-cell>
          <table:table-cell office:value-type="string" calcext:value-type="string">
            <text:p>$63,314,794,397</text:p>
          </table:table-cell>
          <table:table-cell office:value-type="string" calcext:value-type="string">
            <text:p>$202,064,144,550</text:p>
          </table:table-cell>
        </table:table-row>
        <table:table-row table:style-name="ro2">
          <table:table-cell office:value-type="string" calcext:value-type="string">
            <text:p>Oct 07, 2020</text:p>
          </table:table-cell>
          <table:table-cell office:value-type="string" calcext:value-type="string">
            <text:p>$10,603.36</text:p>
          </table:table-cell>
          <table:table-cell office:value-type="string" calcext:value-type="string">
            <text:p>$10,680.51</text:p>
          </table:table-cell>
          <table:table-cell office:value-type="string" calcext:value-type="string">
            <text:p>$10,562.51</text:p>
          </table:table-cell>
          <table:table-cell office:value-type="string" calcext:value-type="string">
            <text:p>$10,668.97</text:p>
          </table:table-cell>
          <table:table-cell office:value-type="string" calcext:value-type="string">
            <text:p>$37,799,458,436</text:p>
          </table:table-cell>
          <table:table-cell office:value-type="string" calcext:value-type="string">
            <text:p>$197,485,816,055</text:p>
          </table:table-cell>
        </table:table-row>
        <table:table-row table:style-name="ro2">
          <table:table-cell office:value-type="string" calcext:value-type="string">
            <text:p>Oct 06, 2020</text:p>
          </table:table-cell>
          <table:table-cell office:value-type="string" calcext:value-type="string">
            <text:p>$10,796.31</text:p>
          </table:table-cell>
          <table:table-cell office:value-type="string" calcext:value-type="string">
            <text:p>$10,797.58</text:p>
          </table:table-cell>
          <table:table-cell office:value-type="string" calcext:value-type="string">
            <text:p>$10,528.89</text:p>
          </table:table-cell>
          <table:table-cell office:value-type="string" calcext:value-type="string">
            <text:p>$10,604.41</text:p>
          </table:table-cell>
          <table:table-cell office:value-type="string" calcext:value-type="string">
            <text:p>$42,623,695,307</text:p>
          </table:table-cell>
          <table:table-cell office:value-type="string" calcext:value-type="string">
            <text:p>$196,281,911,458</text:p>
          </table:table-cell>
        </table:table-row>
        <table:table-row table:style-name="ro2">
          <table:table-cell office:value-type="string" calcext:value-type="string">
            <text:p>Oct 05, 2020</text:p>
          </table:table-cell>
          <table:table-cell office:value-type="string" calcext:value-type="string">
            <text:p>$10,676.53</text:p>
          </table:table-cell>
          <table:table-cell office:value-type="string" calcext:value-type="string">
            <text:p>$10,793.51</text:p>
          </table:table-cell>
          <table:table-cell office:value-type="string" calcext:value-type="string">
            <text:p>$10,634.60</text:p>
          </table:table-cell>
          <table:table-cell office:value-type="string" calcext:value-type="string">
            <text:p>$10,793.34</text:p>
          </table:table-cell>
          <table:table-cell office:value-type="string" calcext:value-type="string">
            <text:p>$47,537,578,009</text:p>
          </table:table-cell>
          <table:table-cell office:value-type="string" calcext:value-type="string">
            <text:p>$199,769,602,128</text:p>
          </table:table-cell>
        </table:table-row>
        <table:table-row table:style-name="ro2">
          <table:table-cell office:value-type="string" calcext:value-type="string">
            <text:p>Oct 04, 2020</text:p>
          </table:table-cell>
          <table:table-cell office:value-type="string" calcext:value-type="string">
            <text:p>$10,550.44</text:p>
          </table:table-cell>
          <table:table-cell office:value-type="string" calcext:value-type="string">
            <text:p>$10,686.00</text:p>
          </table:table-cell>
          <table:table-cell office:value-type="string" calcext:value-type="string">
            <text:p>$10,534.39</text:p>
          </table:table-cell>
          <table:table-cell office:value-type="string" calcext:value-type="string">
            <text:p>$10,669.58</text:p>
          </table:table-cell>
          <table:table-cell office:value-type="string" calcext:value-type="string">
            <text:p>$71,251,776,995</text:p>
          </table:table-cell>
          <table:table-cell office:value-type="string" calcext:value-type="string">
            <text:p>$197,468,899,357</text:p>
          </table:table-cell>
        </table:table-row>
        <table:table-row table:style-name="ro2">
          <table:table-cell office:value-type="string" calcext:value-type="string">
            <text:p>Oct 03, 2020</text:p>
          </table:table-cell>
          <table:table-cell office:value-type="string" calcext:value-type="string">
            <text:p>$10,575.10</text:p>
          </table:table-cell>
          <table:table-cell office:value-type="string" calcext:value-type="string">
            <text:p>$10,598.94</text:p>
          </table:table-cell>
          <table:table-cell office:value-type="string" calcext:value-type="string">
            <text:p>$10,511.13</text:p>
          </table:table-cell>
          <table:table-cell office:value-type="string" calcext:value-type="string">
            <text:p>$10,549.33</text:p>
          </table:table-cell>
          <table:table-cell office:value-type="string" calcext:value-type="string">
            <text:p>$44,660,271,563</text:p>
          </table:table-cell>
          <table:table-cell office:value-type="string" calcext:value-type="string">
            <text:p>$195,233,191,301</text:p>
          </table:table-cell>
        </table:table-row>
        <table:table-row table:style-name="ro2">
          <table:table-cell office:value-type="string" calcext:value-type="string">
            <text:p>Oct 02, 2020</text:p>
          </table:table-cell>
          <table:table-cell office:value-type="string" calcext:value-type="string">
            <text:p>$10,619.82</text:p>
          </table:table-cell>
          <table:table-cell office:value-type="string" calcext:value-type="string">
            <text:p>$10,657.84</text:p>
          </table:table-cell>
          <table:table-cell office:value-type="string" calcext:value-type="string">
            <text:p>$10,416.69</text:p>
          </table:table-cell>
          <table:table-cell office:value-type="string" calcext:value-type="string">
            <text:p>$10,575.98</text:p>
          </table:table-cell>
          <table:table-cell office:value-type="string" calcext:value-type="string">
            <text:p>$48,661,453,918</text:p>
          </table:table-cell>
          <table:table-cell office:value-type="string" calcext:value-type="string">
            <text:p>$195,716,085,732</text:p>
          </table:table-cell>
        </table:table-row>
        <table:table-row table:style-name="ro2">
          <table:table-cell office:value-type="string" calcext:value-type="string">
            <text:p>Oct 01, 2020</text:p>
          </table:table-cell>
          <table:table-cell office:value-type="string" calcext:value-type="string">
            <text:p>$10,795.25</text:p>
          </table:table-cell>
          <table:table-cell office:value-type="string" calcext:value-type="string">
            <text:p>$10,933.62</text:p>
          </table:table-cell>
          <table:table-cell office:value-type="string" calcext:value-type="string">
            <text:p>$10,472.36</text:p>
          </table:table-cell>
          <table:table-cell office:value-type="string" calcext:value-type="string">
            <text:p>$10,619.45</text:p>
          </table:table-cell>
          <table:table-cell office:value-type="string" calcext:value-type="string">
            <text:p>$40,023,134,100</text:p>
          </table:table-cell>
          <table:table-cell office:value-type="string" calcext:value-type="string">
            <text:p>$196,512,086,756</text:p>
          </table:table-cell>
        </table:table-row>
        <table:table-row table:style-name="ro2">
          <table:table-cell office:value-type="string" calcext:value-type="string">
            <text:p>Sep 30, 2020</text:p>
          </table:table-cell>
          <table:table-cell office:value-type="string" calcext:value-type="string">
            <text:p>$10,843.87</text:p>
          </table:table-cell>
          <table:table-cell office:value-type="string" calcext:value-type="string">
            <text:p>$10,847.26</text:p>
          </table:table-cell>
          <table:table-cell office:value-type="string" calcext:value-type="string">
            <text:p>$10,669.32</text:p>
          </table:table-cell>
          <table:table-cell office:value-type="string" calcext:value-type="string">
            <text:p>$10,784.49</text:p>
          </table:table-cell>
          <table:table-cell office:value-type="string" calcext:value-type="string">
            <text:p>$44,171,073,700</text:p>
          </table:table-cell>
          <table:table-cell office:value-type="string" calcext:value-type="string">
            <text:p>$199,556,965,504</text:p>
          </table:table-cell>
        </table:table-row>
        <table:table-row table:style-name="ro2">
          <table:table-cell office:value-type="string" calcext:value-type="string">
            <text:p>Sep 29, 2020</text:p>
          </table:table-cell>
          <table:table-cell office:value-type="string" calcext:value-type="string">
            <text:p>$10,709.65</text:p>
          </table:table-cell>
          <table:table-cell office:value-type="string" calcext:value-type="string">
            <text:p>$10,860.00</text:p>
          </table:table-cell>
          <table:table-cell office:value-type="string" calcext:value-type="string">
            <text:p>$10,649.50</text:p>
          </table:table-cell>
          <table:table-cell office:value-type="string" calcext:value-type="string">
            <text:p>$10,844.64</text:p>
          </table:table-cell>
          <table:table-cell office:value-type="string" calcext:value-type="string">
            <text:p>$46,582,396,602</text:p>
          </table:table-cell>
          <table:table-cell office:value-type="string" calcext:value-type="string">
            <text:p>$200,660,083,839</text:p>
          </table:table-cell>
        </table:table-row>
        <table:table-row table:style-name="ro2">
          <table:table-cell office:value-type="string" calcext:value-type="string">
            <text:p>Sep 28, 2020</text:p>
          </table:table-cell>
          <table:table-cell office:value-type="string" calcext:value-type="string">
            <text:p>$10,776.61</text:p>
          </table:table-cell>
          <table:table-cell office:value-type="string" calcext:value-type="string">
            <text:p>$10,945.35</text:p>
          </table:table-cell>
          <table:table-cell office:value-type="string" calcext:value-type="string">
            <text:p>$10,703.89</text:p>
          </table:table-cell>
          <table:table-cell office:value-type="string" calcext:value-type="string">
            <text:p>$10,709.65</text:p>
          </table:table-cell>
          <table:table-cell office:value-type="string" calcext:value-type="string">
            <text:p>$47,762,394,731</text:p>
          </table:table-cell>
          <table:table-cell office:value-type="string" calcext:value-type="string">
            <text:p>$198,154,065,044</text:p>
          </table:table-cell>
        </table:table-row>
        <table:table-row table:style-name="ro2">
          <table:table-cell office:value-type="string" calcext:value-type="string">
            <text:p>Sep 27, 2020</text:p>
          </table:table-cell>
          <table:table-cell office:value-type="string" calcext:value-type="string">
            <text:p>$10,746.89</text:p>
          </table:table-cell>
          <table:table-cell office:value-type="string" calcext:value-type="string">
            <text:p>$10,803.98</text:p>
          </table:table-cell>
          <table:table-cell office:value-type="string" calcext:value-type="string">
            <text:p>$10,622.92</text:p>
          </table:table-cell>
          <table:table-cell office:value-type="string" calcext:value-type="string">
            <text:p>$10,775.27</text:p>
          </table:table-cell>
          <table:table-cell office:value-type="string" calcext:value-type="string">
            <text:p>$53,745,972,818</text:p>
          </table:table-cell>
          <table:table-cell office:value-type="string" calcext:value-type="string">
            <text:p>$199,357,967,523</text:p>
          </table:table-cell>
        </table:table-row>
        <table:table-row table:style-name="ro2">
          <table:table-cell office:value-type="string" calcext:value-type="string">
            <text:p>Sep 26, 2020</text:p>
          </table:table-cell>
          <table:table-cell office:value-type="string" calcext:value-type="string">
            <text:p>$10,695.58</text:p>
          </table:table-cell>
          <table:table-cell office:value-type="string" calcext:value-type="string">
            <text:p>$10,773.00</text:p>
          </table:table-cell>
          <table:table-cell office:value-type="string" calcext:value-type="string">
            <text:p>$10,667.28</text:p>
          </table:table-cell>
          <table:table-cell office:value-type="string" calcext:value-type="string">
            <text:p>$10,750.72</text:p>
          </table:table-cell>
          <table:table-cell office:value-type="string" calcext:value-type="string">
            <text:p>$46,852,525,493</text:p>
          </table:table-cell>
          <table:table-cell office:value-type="string" calcext:value-type="string">
            <text:p>$198,893,019,774</text:p>
          </table:table-cell>
        </table:table-row>
        <table:table-row table:style-name="ro2">
          <table:table-cell office:value-type="string" calcext:value-type="string">
            <text:p>Sep 25, 2020</text:p>
          </table:table-cell>
          <table:table-cell office:value-type="string" calcext:value-type="string">
            <text:p>$10,761.11</text:p>
          </table:table-cell>
          <table:table-cell office:value-type="string" calcext:value-type="string">
            <text:p>$10,777.70</text:p>
          </table:table-cell>
          <table:table-cell office:value-type="string" calcext:value-type="string">
            <text:p>$10,578.91</text:p>
          </table:table-cell>
          <table:table-cell office:value-type="string" calcext:value-type="string">
            <text:p>$10,692.72</text:p>
          </table:table-cell>
          <table:table-cell office:value-type="string" calcext:value-type="string">
            <text:p>$39,348,590,957</text:p>
          </table:table-cell>
          <table:table-cell office:value-type="string" calcext:value-type="string">
            <text:p>$197,809,986,226</text:p>
          </table:table-cell>
        </table:table-row>
        <table:table-row table:style-name="ro2">
          <table:table-cell office:value-type="string" calcext:value-type="string">
            <text:p>Sep 24, 2020</text:p>
          </table:table-cell>
          <table:table-cell office:value-type="string" calcext:value-type="string">
            <text:p>$10,248.79</text:p>
          </table:table-cell>
          <table:table-cell office:value-type="string" calcext:value-type="string">
            <text:p>$10,771.06</text:p>
          </table:table-cell>
          <table:table-cell office:value-type="string" calcext:value-type="string">
            <text:p>$10,231.49</text:p>
          </table:table-cell>
          <table:table-cell office:value-type="string" calcext:value-type="string">
            <text:p>$10,760.07</text:p>
          </table:table-cell>
          <table:table-cell office:value-type="string" calcext:value-type="string">
            <text:p>$47,144,380,902</text:p>
          </table:table-cell>
          <table:table-cell office:value-type="string" calcext:value-type="string">
            <text:p>$199,045,623,654</text:p>
          </table:table-cell>
        </table:table-row>
        <table:table-row table:style-name="ro2">
          <table:table-cell office:value-type="string" calcext:value-type="string">
            <text:p>Sep 23, 2020</text:p>
          </table:table-cell>
          <table:table-cell office:value-type="string" calcext:value-type="string">
            <text:p>$10,535.49</text:p>
          </table:table-cell>
          <table:table-cell office:value-type="string" calcext:value-type="string">
            <text:p>$10,537.83</text:p>
          </table:table-cell>
          <table:table-cell office:value-type="string" calcext:value-type="string">
            <text:p>$10,197.86</text:p>
          </table:table-cell>
          <table:table-cell office:value-type="string" calcext:value-type="string">
            <text:p>$10,246.19</text:p>
          </table:table-cell>
          <table:table-cell office:value-type="string" calcext:value-type="string">
            <text:p>$23,788,661,867</text:p>
          </table:table-cell>
          <table:table-cell office:value-type="string" calcext:value-type="string">
            <text:p>$189,529,920,746</text:p>
          </table:table-cell>
        </table:table-row>
        <table:table-row table:style-name="ro2">
          <table:table-cell office:value-type="string" calcext:value-type="string">
            <text:p>Sep 22, 2020</text:p>
          </table:table-cell>
          <table:table-cell office:value-type="string" calcext:value-type="string">
            <text:p>$10,459.62</text:p>
          </table:table-cell>
          <table:table-cell office:value-type="string" calcext:value-type="string">
            <text:p>$10,568.08</text:p>
          </table:table-cell>
          <table:table-cell office:value-type="string" calcext:value-type="string">
            <text:p>$10,382.73</text:p>
          </table:table-cell>
          <table:table-cell office:value-type="string" calcext:value-type="string">
            <text:p>$10,538.46</text:p>
          </table:table-cell>
          <table:table-cell office:value-type="string" calcext:value-type="string">
            <text:p>$23,621,787,804</text:p>
          </table:table-cell>
          <table:table-cell office:value-type="string" calcext:value-type="string">
            <text:p>$194,932,197,947</text:p>
          </table:table-cell>
        </table:table-row>
        <table:table-row table:style-name="ro2">
          <table:table-cell office:value-type="string" calcext:value-type="string">
            <text:p>Sep 21, 2020</text:p>
          </table:table-cell>
          <table:table-cell office:value-type="string" calcext:value-type="string">
            <text:p>$10,934.93</text:p>
          </table:table-cell>
          <table:table-cell office:value-type="string" calcext:value-type="string">
            <text:p>$10,988.30</text:p>
          </table:table-cell>
          <table:table-cell office:value-type="string" calcext:value-type="string">
            <text:p>$10,380.26</text:p>
          </table:table-cell>
          <table:table-cell office:value-type="string" calcext:value-type="string">
            <text:p>$10,462.26</text:p>
          </table:table-cell>
          <table:table-cell office:value-type="string" calcext:value-type="string">
            <text:p>$28,884,999,244</text:p>
          </table:table-cell>
          <table:table-cell office:value-type="string" calcext:value-type="string">
            <text:p>$193,514,327,128</text:p>
          </table:table-cell>
        </table:table-row>
        <table:table-row table:style-name="ro2">
          <table:table-cell office:value-type="string" calcext:value-type="string">
            <text:p>Sep 20, 2020</text:p>
          </table:table-cell>
          <table:table-cell table:number-columns-repeated="2" office:value-type="string" calcext:value-type="string">
            <text:p>$11,095.87</text:p>
          </table:table-cell>
          <table:table-cell office:value-type="string" calcext:value-type="string">
            <text:p>$10,814.48</text:p>
          </table:table-cell>
          <table:table-cell office:value-type="string" calcext:value-type="string">
            <text:p>$10,938.27</text:p>
          </table:table-cell>
          <table:table-cell office:value-type="string" calcext:value-type="string">
            <text:p>$24,699,523,788</text:p>
          </table:table-cell>
          <table:table-cell office:value-type="string" calcext:value-type="string">
            <text:p>$202,308,927,892</text:p>
          </table:table-cell>
        </table:table-row>
        <table:table-row table:style-name="ro2">
          <table:table-cell office:value-type="string" calcext:value-type="string">
            <text:p>Sep 19, 2020</text:p>
          </table:table-cell>
          <table:table-cell office:value-type="string" calcext:value-type="string">
            <text:p>$10,933.75</text:p>
          </table:table-cell>
          <table:table-cell office:value-type="string" calcext:value-type="string">
            <text:p>$11,134.09</text:p>
          </table:table-cell>
          <table:table-cell office:value-type="string" calcext:value-type="string">
            <text:p>$10,909.62</text:p>
          </table:table-cell>
          <table:table-cell office:value-type="string" calcext:value-type="string">
            <text:p>$11,094.35</text:p>
          </table:table-cell>
          <table:table-cell office:value-type="string" calcext:value-type="string">
            <text:p>$22,764,204,008</text:p>
          </table:table-cell>
          <table:table-cell office:value-type="string" calcext:value-type="string">
            <text:p>$205,185,696,336</text:p>
          </table:table-cell>
        </table:table-row>
        <table:table-row table:style-name="ro2">
          <table:table-cell office:value-type="string" calcext:value-type="string">
            <text:p>Sep 18, 2020</text:p>
          </table:table-cell>
          <table:table-cell office:value-type="string" calcext:value-type="string">
            <text:p>$10,951.82</text:p>
          </table:table-cell>
          <table:table-cell office:value-type="string" calcext:value-type="string">
            <text:p>$11,034.91</text:p>
          </table:table-cell>
          <table:table-cell office:value-type="string" calcext:value-type="string">
            <text:p>$10,829.66</text:p>
          </table:table-cell>
          <table:table-cell office:value-type="string" calcext:value-type="string">
            <text:p>$10,944.59</text:p>
          </table:table-cell>
          <table:table-cell office:value-type="string" calcext:value-type="string">
            <text:p>$26,341,903,912</text:p>
          </table:table-cell>
          <table:table-cell office:value-type="string" calcext:value-type="string">
            <text:p>$202,405,809,881</text:p>
          </table:table-cell>
        </table:table-row>
        <table:table-row table:style-name="ro2">
          <table:table-cell office:value-type="string" calcext:value-type="string">
            <text:p>Sep 17, 2020</text:p>
          </table:table-cell>
          <table:table-cell office:value-type="string" calcext:value-type="string">
            <text:p>$10,973.25</text:p>
          </table:table-cell>
          <table:table-cell office:value-type="string" calcext:value-type="string">
            <text:p>$11,037.42</text:p>
          </table:table-cell>
          <table:table-cell office:value-type="string" calcext:value-type="string">
            <text:p>$10,774.63</text:p>
          </table:table-cell>
          <table:table-cell office:value-type="string" calcext:value-type="string">
            <text:p>$10,948.99</text:p>
          </table:table-cell>
          <table:table-cell office:value-type="string" calcext:value-type="string">
            <text:p>$38,151,810,523</text:p>
          </table:table-cell>
          <table:table-cell office:value-type="string" calcext:value-type="string">
            <text:p>$202,475,761,712</text:p>
          </table:table-cell>
        </table:table-row>
        <table:table-row table:style-name="ro2">
          <table:table-cell office:value-type="string" calcext:value-type="string">
            <text:p>Sep 16, 2020</text:p>
          </table:table-cell>
          <table:table-cell office:value-type="string" calcext:value-type="string">
            <text:p>$10,797.76</text:p>
          </table:table-cell>
          <table:table-cell office:value-type="string" calcext:value-type="string">
            <text:p>$11,100.12</text:p>
          </table:table-cell>
          <table:table-cell office:value-type="string" calcext:value-type="string">
            <text:p>$10,704.88</text:p>
          </table:table-cell>
          <table:table-cell office:value-type="string" calcext:value-type="string">
            <text:p>$10,974.90</text:p>
          </table:table-cell>
          <table:table-cell office:value-type="string" calcext:value-type="string">
            <text:p>$30,769,986,455</text:p>
          </table:table-cell>
          <table:table-cell office:value-type="string" calcext:value-type="string">
            <text:p>$202,942,925,722</text:p>
          </table:table-cell>
        </table:table-row>
        <table:table-row table:style-name="ro2">
          <table:table-cell office:value-type="string" calcext:value-type="string">
            <text:p>Sep 15, 2020</text:p>
          </table:table-cell>
          <table:table-cell office:value-type="string" calcext:value-type="string">
            <text:p>$10,677.75</text:p>
          </table:table-cell>
          <table:table-cell office:value-type="string" calcext:value-type="string">
            <text:p>$10,938.63</text:p>
          </table:table-cell>
          <table:table-cell office:value-type="string" calcext:value-type="string">
            <text:p>$10,656.46</text:p>
          </table:table-cell>
          <table:table-cell office:value-type="string" calcext:value-type="string">
            <text:p>$10,796.95</text:p>
          </table:table-cell>
          <table:table-cell office:value-type="string" calcext:value-type="string">
            <text:p>$32,509,451,925</text:p>
          </table:table-cell>
          <table:table-cell office:value-type="string" calcext:value-type="string">
            <text:p>$199,641,896,762</text:p>
          </table:table-cell>
        </table:table-row>
        <table:table-row table:style-name="ro2">
          <table:table-cell office:value-type="string" calcext:value-type="string">
            <text:p>Sep 14, 2020</text:p>
          </table:table-cell>
          <table:table-cell office:value-type="string" calcext:value-type="string">
            <text:p>$10,328.73</text:p>
          </table:table-cell>
          <table:table-cell office:value-type="string" calcext:value-type="string">
            <text:p>$10,800.01</text:p>
          </table:table-cell>
          <table:table-cell office:value-type="string" calcext:value-type="string">
            <text:p>$10,266.01</text:p>
          </table:table-cell>
          <table:table-cell office:value-type="string" calcext:value-type="string">
            <text:p>$10,680.84</text:p>
          </table:table-cell>
          <table:table-cell office:value-type="string" calcext:value-type="string">
            <text:p>$35,453,581,940</text:p>
          </table:table-cell>
          <table:table-cell office:value-type="string" calcext:value-type="string">
            <text:p>$197,484,272,947</text:p>
          </table:table-cell>
        </table:table-row>
        <table:table-row table:style-name="ro2">
          <table:table-cell office:value-type="string" calcext:value-type="string">
            <text:p>Sep 13, 2020</text:p>
          </table:table-cell>
          <table:table-cell office:value-type="string" calcext:value-type="string">
            <text:p>$10,452.40</text:p>
          </table:table-cell>
          <table:table-cell office:value-type="string" calcext:value-type="string">
            <text:p>$10,577.22</text:p>
          </table:table-cell>
          <table:table-cell office:value-type="string" calcext:value-type="string">
            <text:p>$10,224.33</text:p>
          </table:table-cell>
          <table:table-cell office:value-type="string" calcext:value-type="string">
            <text:p>$10,323.76</text:p>
          </table:table-cell>
          <table:table-cell office:value-type="string" calcext:value-type="string">
            <text:p>$36,506,852,789</text:p>
          </table:table-cell>
          <table:table-cell office:value-type="string" calcext:value-type="string">
            <text:p>$190,870,759,062</text:p>
          </table:table-cell>
        </table:table-row>
        <table:table-row table:style-name="ro2">
          <table:table-cell office:value-type="string" calcext:value-type="string">
            <text:p>Sep 12, 2020</text:p>
          </table:table-cell>
          <table:table-cell office:value-type="string" calcext:value-type="string">
            <text:p>$10,409.86</text:p>
          </table:table-cell>
          <table:table-cell office:value-type="string" calcext:value-type="string">
            <text:p>$10,578.84</text:p>
          </table:table-cell>
          <table:table-cell office:value-type="string" calcext:value-type="string">
            <text:p>$10,292.39</text:p>
          </table:table-cell>
          <table:table-cell office:value-type="string" calcext:value-type="string">
            <text:p>$10,442.17</text:p>
          </table:table-cell>
          <table:table-cell office:value-type="string" calcext:value-type="string">
            <text:p>$36,750,077,324</text:p>
          </table:table-cell>
          <table:table-cell office:value-type="string" calcext:value-type="string">
            <text:p>$193,049,493,277</text:p>
          </table:table-cell>
        </table:table-row>
        <table:table-row table:style-name="ro2">
          <table:table-cell office:value-type="string" calcext:value-type="string">
            <text:p>Sep 11, 2020</text:p>
          </table:table-cell>
          <table:table-cell office:value-type="string" calcext:value-type="string">
            <text:p>$10,369.03</text:p>
          </table:table-cell>
          <table:table-cell office:value-type="string" calcext:value-type="string">
            <text:p>$10,434.92</text:p>
          </table:table-cell>
          <table:table-cell office:value-type="string" calcext:value-type="string">
            <text:p>$10,140.84</text:p>
          </table:table-cell>
          <table:table-cell office:value-type="string" calcext:value-type="string">
            <text:p>$10,400.91</text:p>
          </table:table-cell>
          <table:table-cell office:value-type="string" calcext:value-type="string">
            <text:p>$45,201,121,775</text:p>
          </table:table-cell>
          <table:table-cell office:value-type="string" calcext:value-type="string">
            <text:p>$192,275,791,669</text:p>
          </table:table-cell>
        </table:table-row>
        <table:table-row table:style-name="ro2">
          <table:table-cell office:value-type="string" calcext:value-type="string">
            <text:p>Sep 10, 2020</text:p>
          </table:table-cell>
          <table:table-cell office:value-type="string" calcext:value-type="string">
            <text:p>$10,242.33</text:p>
          </table:table-cell>
          <table:table-cell office:value-type="string" calcext:value-type="string">
            <text:p>$10,503.91</text:p>
          </table:table-cell>
          <table:table-cell office:value-type="string" calcext:value-type="string">
            <text:p>$10,238.14</text:p>
          </table:table-cell>
          <table:table-cell office:value-type="string" calcext:value-type="string">
            <text:p>$10,363.14</text:p>
          </table:table-cell>
          <table:table-cell office:value-type="string" calcext:value-type="string">
            <text:p>$54,406,443,211</text:p>
          </table:table-cell>
          <table:table-cell office:value-type="string" calcext:value-type="string">
            <text:p>$191,568,387,062</text:p>
          </table:table-cell>
        </table:table-row>
        <table:table-row table:style-name="ro2">
          <table:table-cell office:value-type="string" calcext:value-type="string">
            <text:p>Sep 09, 2020</text:p>
          </table:table-cell>
          <table:table-cell office:value-type="string" calcext:value-type="string">
            <text:p>$10,134.15</text:p>
          </table:table-cell>
          <table:table-cell office:value-type="string" calcext:value-type="string">
            <text:p>$10,350.54</text:p>
          </table:table-cell>
          <table:table-cell office:value-type="string" calcext:value-type="string">
            <text:p>$10,017.25</text:p>
          </table:table-cell>
          <table:table-cell office:value-type="string" calcext:value-type="string">
            <text:p>$10,242.35</text:p>
          </table:table-cell>
          <table:table-cell office:value-type="string" calcext:value-type="string">
            <text:p>$24,128,292,755</text:p>
          </table:table-cell>
          <table:table-cell office:value-type="string" calcext:value-type="string">
            <text:p>$189,325,507,175</text:p>
          </table:table-cell>
        </table:table-row>
        <table:table-row table:style-name="ro2">
          <table:table-cell office:value-type="string" calcext:value-type="string">
            <text:p>Sep 08, 2020</text:p>
          </table:table-cell>
          <table:table-cell office:value-type="string" calcext:value-type="string">
            <text:p>$10,369.31</text:p>
          </table:table-cell>
          <table:table-cell office:value-type="string" calcext:value-type="string">
            <text:p>$10,414.78</text:p>
          </table:table-cell>
          <table:table-cell office:value-type="string" calcext:value-type="string">
            <text:p>$9,945.11</text:p>
          </table:table-cell>
          <table:table-cell office:value-type="string" calcext:value-type="string">
            <text:p>$10,131.52</text:p>
          </table:table-cell>
          <table:table-cell office:value-type="string" calcext:value-type="string">
            <text:p>$33,430,927,462</text:p>
          </table:table-cell>
          <table:table-cell office:value-type="string" calcext:value-type="string">
            <text:p>$187,267,336,728</text:p>
          </table:table-cell>
        </table:table-row>
        <table:table-row table:style-name="ro2">
          <table:table-cell office:value-type="string" calcext:value-type="string">
            <text:p>Sep 07, 2020</text:p>
          </table:table-cell>
          <table:table-cell office:value-type="string" calcext:value-type="string">
            <text:p>$10,281.00</text:p>
          </table:table-cell>
          <table:table-cell office:value-type="string" calcext:value-type="string">
            <text:p>$10,399.15</text:p>
          </table:table-cell>
          <table:table-cell office:value-type="string" calcext:value-type="string">
            <text:p>$9,916.49</text:p>
          </table:table-cell>
          <table:table-cell office:value-type="string" calcext:value-type="string">
            <text:p>$10,369.56</text:p>
          </table:table-cell>
          <table:table-cell office:value-type="string" calcext:value-type="string">
            <text:p>$33,703,098,409</text:p>
          </table:table-cell>
          <table:table-cell office:value-type="string" calcext:value-type="string">
            <text:p>$191,657,203,885</text:p>
          </table:table-cell>
        </table:table-row>
        <table:table-row table:style-name="ro2">
          <table:table-cell office:value-type="string" calcext:value-type="string">
            <text:p>Sep 06, 2020</text:p>
          </table:table-cell>
          <table:table-cell office:value-type="string" calcext:value-type="string">
            <text:p>$10,167.22</text:p>
          </table:table-cell>
          <table:table-cell office:value-type="string" calcext:value-type="string">
            <text:p>$10,353.93</text:p>
          </table:table-cell>
          <table:table-cell office:value-type="string" calcext:value-type="string">
            <text:p>$10,056.89</text:p>
          </table:table-cell>
          <table:table-cell office:value-type="string" calcext:value-type="string">
            <text:p>$10,280.35</text:p>
          </table:table-cell>
          <table:table-cell office:value-type="string" calcext:value-type="string">
            <text:p>$37,071,460,174</text:p>
          </table:table-cell>
          <table:table-cell office:value-type="string" calcext:value-type="string">
            <text:p>$189,997,214,393</text:p>
          </table:table-cell>
        </table:table-row>
        <table:table-row table:style-name="ro2">
          <table:table-cell office:value-type="string" calcext:value-type="string">
            <text:p>Sep 05, 2020</text:p>
          </table:table-cell>
          <table:table-cell office:value-type="string" calcext:value-type="string">
            <text:p>$10,512.53</text:p>
          </table:table-cell>
          <table:table-cell office:value-type="string" calcext:value-type="string">
            <text:p>$10,581.57</text:p>
          </table:table-cell>
          <table:table-cell office:value-type="string" calcext:value-type="string">
            <text:p>$9,946.68</text:p>
          </table:table-cell>
          <table:table-cell office:value-type="string" calcext:value-type="string">
            <text:p>$10,169.57</text:p>
          </table:table-cell>
          <table:table-cell office:value-type="string" calcext:value-type="string">
            <text:p>$44,916,565,292</text:p>
          </table:table-cell>
          <table:table-cell office:value-type="string" calcext:value-type="string">
            <text:p>$187,940,141,276</text:p>
          </table:table-cell>
        </table:table-row>
        <table:table-row table:style-name="ro2">
          <table:table-cell office:value-type="string" calcext:value-type="string">
            <text:p>Sep 04, 2020</text:p>
          </table:table-cell>
          <table:table-cell office:value-type="string" calcext:value-type="string">
            <text:p>$10,230.37</text:p>
          </table:table-cell>
          <table:table-cell office:value-type="string" calcext:value-type="string">
            <text:p>$10,663.92</text:p>
          </table:table-cell>
          <table:table-cell office:value-type="string" calcext:value-type="string">
            <text:p>$10,207.94</text:p>
          </table:table-cell>
          <table:table-cell office:value-type="string" calcext:value-type="string">
            <text:p>$10,511.81</text:p>
          </table:table-cell>
          <table:table-cell office:value-type="string" calcext:value-type="string">
            <text:p>$29,965,130,374</text:p>
          </table:table-cell>
          <table:table-cell office:value-type="string" calcext:value-type="string">
            <text:p>$194,255,818,704</text:p>
          </table:table-cell>
        </table:table-row>
        <table:table-row table:style-name="ro2">
          <table:table-cell office:value-type="string" calcext:value-type="string">
            <text:p>Sep 03, 2020</text:p>
          </table:table-cell>
          <table:table-cell office:value-type="string" calcext:value-type="string">
            <text:p>$11,407.19</text:p>
          </table:table-cell>
          <table:table-cell office:value-type="string" calcext:value-type="string">
            <text:p>$11,443.02</text:p>
          </table:table-cell>
          <table:table-cell office:value-type="string" calcext:value-type="string">
            <text:p>$10,182.47</text:p>
          </table:table-cell>
          <table:table-cell office:value-type="string" calcext:value-type="string">
            <text:p>$10,245.30</text:p>
          </table:table-cell>
          <table:table-cell office:value-type="string" calcext:value-type="string">
            <text:p>$31,927,261,555</text:p>
          </table:table-cell>
          <table:table-cell office:value-type="string" calcext:value-type="string">
            <text:p>$189,322,069,063</text:p>
          </table:table-cell>
        </table:table-row>
        <table:table-row table:style-name="ro2">
          <table:table-cell office:value-type="string" calcext:value-type="string">
            <text:p>Sep 02, 2020</text:p>
          </table:table-cell>
          <table:table-cell table:number-columns-repeated="2" office:value-type="string" calcext:value-type="string">
            <text:p>$11,964.82</text:p>
          </table:table-cell>
          <table:table-cell office:value-type="string" calcext:value-type="string">
            <text:p>$11,290.79</text:p>
          </table:table-cell>
          <table:table-cell office:value-type="string" calcext:value-type="string">
            <text:p>$11,414.03</text:p>
          </table:table-cell>
          <table:table-cell office:value-type="string" calcext:value-type="string">
            <text:p>$28,037,405,299</text:p>
          </table:table-cell>
          <table:table-cell office:value-type="string" calcext:value-type="string">
            <text:p>$210,909,793,681</text:p>
          </table:table-cell>
        </table:table-row>
        <table:table-row table:style-name="ro2">
          <table:table-cell office:value-type="string" calcext:value-type="string">
            <text:p>Sep 01, 2020</text:p>
          </table:table-cell>
          <table:table-cell office:value-type="string" calcext:value-type="string">
            <text:p>$11,679.32</text:p>
          </table:table-cell>
          <table:table-cell office:value-type="string" calcext:value-type="string">
            <text:p>$12,067.08</text:p>
          </table:table-cell>
          <table:table-cell office:value-type="string" calcext:value-type="string">
            <text:p>$11,601.13</text:p>
          </table:table-cell>
          <table:table-cell office:value-type="string" calcext:value-type="string">
            <text:p>$11,970.48</text:p>
          </table:table-cell>
          <table:table-cell office:value-type="string" calcext:value-type="string">
            <text:p>$27,311,555,343</text:p>
          </table:table-cell>
          <table:table-cell office:value-type="string" calcext:value-type="string">
            <text:p>$221,181,001,607</text:p>
          </table:table-cell>
        </table:table-row>
        <table:table-row table:style-name="ro2">
          <table:table-cell office:value-type="string" calcext:value-type="string">
            <text:p>Aug 31, 2020</text:p>
          </table:table-cell>
          <table:table-cell office:value-type="string" calcext:value-type="string">
            <text:p>$11,713.31</text:p>
          </table:table-cell>
          <table:table-cell office:value-type="string" calcext:value-type="string">
            <text:p>$11,768.88</text:p>
          </table:table-cell>
          <table:table-cell office:value-type="string" calcext:value-type="string">
            <text:p>$11,598.32</text:p>
          </table:table-cell>
          <table:table-cell office:value-type="string" calcext:value-type="string">
            <text:p>$11,680.82</text:p>
          </table:table-cell>
          <table:table-cell office:value-type="string" calcext:value-type="string">
            <text:p>$22,285,928,250</text:p>
          </table:table-cell>
          <table:table-cell office:value-type="string" calcext:value-type="string">
            <text:p>$215,817,677,822</text:p>
          </table:table-cell>
        </table:table-row>
        <table:table-row table:style-name="ro2">
          <table:table-cell office:value-type="string" calcext:value-type="string">
            <text:p>Aug 30, 2020</text:p>
          </table:table-cell>
          <table:table-cell office:value-type="string" calcext:value-type="string">
            <text:p>$11,508.71</text:p>
          </table:table-cell>
          <table:table-cell office:value-type="string" calcext:value-type="string">
            <text:p>$11,715.26</text:p>
          </table:table-cell>
          <table:table-cell office:value-type="string" calcext:value-type="string">
            <text:p>$11,492.38</text:p>
          </table:table-cell>
          <table:table-cell office:value-type="string" calcext:value-type="string">
            <text:p>$11,711.51</text:p>
          </table:table-cell>
          <table:table-cell office:value-type="string" calcext:value-type="string">
            <text:p>$19,760,127,945</text:p>
          </table:table-cell>
          <table:table-cell office:value-type="string" calcext:value-type="string">
            <text:p>$216,373,660,045</text:p>
          </table:table-cell>
        </table:table-row>
        <table:table-row table:style-name="ro2">
          <table:table-cell office:value-type="string" calcext:value-type="string">
            <text:p>Aug 29, 2020</text:p>
          </table:table-cell>
          <table:table-cell office:value-type="string" calcext:value-type="string">
            <text:p>$11,541.05</text:p>
          </table:table-cell>
          <table:table-cell office:value-type="string" calcext:value-type="string">
            <text:p>$11,585.64</text:p>
          </table:table-cell>
          <table:table-cell office:value-type="string" calcext:value-type="string">
            <text:p>$11,466.29</text:p>
          </table:table-cell>
          <table:table-cell office:value-type="string" calcext:value-type="string">
            <text:p>$11,506.87</text:p>
          </table:table-cell>
          <table:table-cell office:value-type="string" calcext:value-type="string">
            <text:p>$17,485,597,759</text:p>
          </table:table-cell>
          <table:table-cell office:value-type="string" calcext:value-type="string">
            <text:p>$212,583,870,983</text:p>
          </table:table-cell>
        </table:table-row>
        <table:table-row table:style-name="ro2">
          <table:table-cell office:value-type="string" calcext:value-type="string">
            <text:p>Aug 28, 2020</text:p>
          </table:table-cell>
          <table:table-cell office:value-type="string" calcext:value-type="string">
            <text:p>$11,325.30</text:p>
          </table:table-cell>
          <table:table-cell office:value-type="string" calcext:value-type="string">
            <text:p>$11,545.62</text:p>
          </table:table-cell>
          <table:table-cell office:value-type="string" calcext:value-type="string">
            <text:p>$11,316.42</text:p>
          </table:table-cell>
          <table:table-cell office:value-type="string" calcext:value-type="string">
            <text:p>$11,542.50</text:p>
          </table:table-cell>
          <table:table-cell office:value-type="string" calcext:value-type="string">
            <text:p>$19,807,127,588</text:p>
          </table:table-cell>
          <table:table-cell office:value-type="string" calcext:value-type="string">
            <text:p>$213,231,661,583</text:p>
          </table:table-cell>
        </table:table-row>
        <table:table-row table:style-name="ro2">
          <table:table-cell office:value-type="string" calcext:value-type="string">
            <text:p>Aug 27, 2020</text:p>
          </table:table-cell>
          <table:table-cell office:value-type="string" calcext:value-type="string">
            <text:p>$11,485.61</text:p>
          </table:table-cell>
          <table:table-cell office:value-type="string" calcext:value-type="string">
            <text:p>$11,570.79</text:p>
          </table:table-cell>
          <table:table-cell office:value-type="string" calcext:value-type="string">
            <text:p>$11,185.94</text:p>
          </table:table-cell>
          <table:table-cell office:value-type="string" calcext:value-type="string">
            <text:p>$11,323.40</text:p>
          </table:table-cell>
          <table:table-cell office:value-type="string" calcext:value-type="string">
            <text:p>$23,240,415,076</text:p>
          </table:table-cell>
          <table:table-cell office:value-type="string" calcext:value-type="string">
            <text:p>$209,172,436,817</text:p>
          </table:table-cell>
        </table:table-row>
        <table:table-row table:style-name="ro2">
          <table:table-cell office:value-type="string" calcext:value-type="string">
            <text:p>Aug 26, 2020</text:p>
          </table:table-cell>
          <table:table-cell office:value-type="string" calcext:value-type="string">
            <text:p>$11,366.89</text:p>
          </table:table-cell>
          <table:table-cell office:value-type="string" calcext:value-type="string">
            <text:p>$11,530.05</text:p>
          </table:table-cell>
          <table:table-cell office:value-type="string" calcext:value-type="string">
            <text:p>$11,296.99</text:p>
          </table:table-cell>
          <table:table-cell office:value-type="string" calcext:value-type="string">
            <text:p>$11,488.36</text:p>
          </table:table-cell>
          <table:table-cell office:value-type="string" calcext:value-type="string">
            <text:p>$22,466,660,958</text:p>
          </table:table-cell>
          <table:table-cell office:value-type="string" calcext:value-type="string">
            <text:p>$212,210,534,428</text:p>
          </table:table-cell>
        </table:table-row>
        <table:table-row table:style-name="ro2">
          <table:table-cell office:value-type="string" calcext:value-type="string">
            <text:p>Aug 25, 2020</text:p>
          </table:table-cell>
          <table:table-cell office:value-type="string" calcext:value-type="string">
            <text:p>$11,773.59</text:p>
          </table:table-cell>
          <table:table-cell office:value-type="string" calcext:value-type="string">
            <text:p>$11,778.30</text:p>
          </table:table-cell>
          <table:table-cell office:value-type="string" calcext:value-type="string">
            <text:p>$11,189.85</text:p>
          </table:table-cell>
          <table:table-cell office:value-type="string" calcext:value-type="string">
            <text:p>$11,366.14</text:p>
          </table:table-cell>
          <table:table-cell office:value-type="string" calcext:value-type="string">
            <text:p>$26,301,509,932</text:p>
          </table:table-cell>
          <table:table-cell office:value-type="string" calcext:value-type="string">
            <text:p>$209,942,744,481</text:p>
          </table:table-cell>
        </table:table-row>
        <table:table-row table:style-name="ro2">
          <table:table-cell office:value-type="string" calcext:value-type="string">
            <text:p>Aug 24, 2020</text:p>
          </table:table-cell>
          <table:table-cell office:value-type="string" calcext:value-type="string">
            <text:p>$11,663.69</text:p>
          </table:table-cell>
          <table:table-cell office:value-type="string" calcext:value-type="string">
            <text:p>$11,807.63</text:p>
          </table:table-cell>
          <table:table-cell office:value-type="string" calcext:value-type="string">
            <text:p>$11,623.25</text:p>
          </table:table-cell>
          <table:table-cell office:value-type="string" calcext:value-type="string">
            <text:p>$11,774.60</text:p>
          </table:table-cell>
          <table:table-cell office:value-type="string" calcext:value-type="string">
            <text:p>$20,681,511,755</text:p>
          </table:table-cell>
          <table:table-cell office:value-type="string" calcext:value-type="string">
            <text:p>$217,477,962,650</text:p>
          </table:table-cell>
        </table:table-row>
        <table:table-row table:style-name="ro2">
          <table:table-cell office:value-type="string" calcext:value-type="string">
            <text:p>Aug 23, 2020</text:p>
          </table:table-cell>
          <table:table-cell office:value-type="string" calcext:value-type="string">
            <text:p>$11,679.70</text:p>
          </table:table-cell>
          <table:table-cell office:value-type="string" calcext:value-type="string">
            <text:p>$11,713.43</text:p>
          </table:table-cell>
          <table:table-cell office:value-type="string" calcext:value-type="string">
            <text:p>$11,559.92</text:p>
          </table:table-cell>
          <table:table-cell office:value-type="string" calcext:value-type="string">
            <text:p>$11,664.85</text:p>
          </table:table-cell>
          <table:table-cell office:value-type="string" calcext:value-type="string">
            <text:p>$18,482,062,658</text:p>
          </table:table-cell>
          <table:table-cell office:value-type="string" calcext:value-type="string">
            <text:p>$215,439,967,321</text:p>
          </table:table-cell>
        </table:table-row>
        <table:table-row table:style-name="ro2">
          <table:table-cell office:value-type="string" calcext:value-type="string">
            <text:p>Aug 22, 2020</text:p>
          </table:table-cell>
          <table:table-cell office:value-type="string" calcext:value-type="string">
            <text:p>$11,585.48</text:p>
          </table:table-cell>
          <table:table-cell office:value-type="string" calcext:value-type="string">
            <text:p>$11,689.41</text:p>
          </table:table-cell>
          <table:table-cell office:value-type="string" calcext:value-type="string">
            <text:p>$11,448.81</text:p>
          </table:table-cell>
          <table:table-cell office:value-type="string" calcext:value-type="string">
            <text:p>$11,681.83</text:p>
          </table:table-cell>
          <table:table-cell office:value-type="string" calcext:value-type="string">
            <text:p>$20,224,191,306</text:p>
          </table:table-cell>
          <table:table-cell office:value-type="string" calcext:value-type="string">
            <text:p>$215,742,068,895</text:p>
          </table:table-cell>
        </table:table-row>
        <table:table-row table:style-name="ro2">
          <table:table-cell office:value-type="string" calcext:value-type="string">
            <text:p>Aug 21, 2020</text:p>
          </table:table-cell>
          <table:table-cell office:value-type="string" calcext:value-type="string">
            <text:p>$11,878.03</text:p>
          </table:table-cell>
          <table:table-cell office:value-type="string" calcext:value-type="string">
            <text:p>$11,899.26</text:p>
          </table:table-cell>
          <table:table-cell office:value-type="string" calcext:value-type="string">
            <text:p>$11,564.98</text:p>
          </table:table-cell>
          <table:table-cell office:value-type="string" calcext:value-type="string">
            <text:p>$11,592.49</text:p>
          </table:table-cell>
          <table:table-cell office:value-type="string" calcext:value-type="string">
            <text:p>$23,762,425,999</text:p>
          </table:table-cell>
          <table:table-cell office:value-type="string" calcext:value-type="string">
            <text:p>$214,082,401,861</text:p>
          </table:table-cell>
        </table:table-row>
        <table:table-row table:style-name="ro2">
          <table:table-cell office:value-type="string" calcext:value-type="string">
            <text:p>Aug 20, 2020</text:p>
          </table:table-cell>
          <table:table-cell office:value-type="string" calcext:value-type="string">
            <text:p>$11,761.50</text:p>
          </table:table-cell>
          <table:table-cell office:value-type="string" calcext:value-type="string">
            <text:p>$11,900.41</text:p>
          </table:table-cell>
          <table:table-cell office:value-type="string" calcext:value-type="string">
            <text:p>$11,710.06</text:p>
          </table:table-cell>
          <table:table-cell office:value-type="string" calcext:value-type="string">
            <text:p>$11,878.37</text:p>
          </table:table-cell>
          <table:table-cell office:value-type="string" calcext:value-type="string">
            <text:p>$20,175,242,945</text:p>
          </table:table-cell>
          <table:table-cell office:value-type="string" calcext:value-type="string">
            <text:p>$219,350,310,326</text:p>
          </table:table-cell>
        </table:table-row>
        <table:table-row table:style-name="ro2">
          <table:table-cell office:value-type="string" calcext:value-type="string">
            <text:p>Aug 19, 2020</text:p>
          </table:table-cell>
          <table:table-cell office:value-type="string" calcext:value-type="string">
            <text:p>$11,990.88</text:p>
          </table:table-cell>
          <table:table-cell office:value-type="string" calcext:value-type="string">
            <text:p>$12,028.92</text:p>
          </table:table-cell>
          <table:table-cell office:value-type="string" calcext:value-type="string">
            <text:p>$11,687.33</text:p>
          </table:table-cell>
          <table:table-cell office:value-type="string" calcext:value-type="string">
            <text:p>$11,758.28</text:p>
          </table:table-cell>
          <table:table-cell office:value-type="string" calcext:value-type="string">
            <text:p>$24,502,851,117</text:p>
          </table:table-cell>
          <table:table-cell office:value-type="string" calcext:value-type="string">
            <text:p>$217,122,068,305</text:p>
          </table:table-cell>
        </table:table-row>
        <table:table-row table:style-name="ro2">
          <table:table-cell office:value-type="string" calcext:value-type="string">
            <text:p>Aug 18, 2020</text:p>
          </table:table-cell>
          <table:table-cell office:value-type="string" calcext:value-type="string">
            <text:p>$12,251.90</text:p>
          </table:table-cell>
          <table:table-cell office:value-type="string" calcext:value-type="string">
            <text:p>$12,335.71</text:p>
          </table:table-cell>
          <table:table-cell office:value-type="string" calcext:value-type="string">
            <text:p>$11,954.53</text:p>
          </table:table-cell>
          <table:table-cell office:value-type="string" calcext:value-type="string">
            <text:p>$11,991.23</text:p>
          </table:table-cell>
          <table:table-cell office:value-type="string" calcext:value-type="string">
            <text:p>$26,043,227,672</text:p>
          </table:table-cell>
          <table:table-cell office:value-type="string" calcext:value-type="string">
            <text:p>$221,413,097,553</text:p>
          </table:table-cell>
        </table:table-row>
        <table:table-row table:style-name="ro2">
          <table:table-cell office:value-type="string" calcext:value-type="string">
            <text:p>Aug 17, 2020</text:p>
          </table:table-cell>
          <table:table-cell office:value-type="string" calcext:value-type="string">
            <text:p>$11,895.66</text:p>
          </table:table-cell>
          <table:table-cell office:value-type="string" calcext:value-type="string">
            <text:p>$12,359.06</text:p>
          </table:table-cell>
          <table:table-cell office:value-type="string" calcext:value-type="string">
            <text:p>$11,806.70</text:p>
          </table:table-cell>
          <table:table-cell office:value-type="string" calcext:value-type="string">
            <text:p>$12,254.40</text:p>
          </table:table-cell>
          <table:table-cell office:value-type="string" calcext:value-type="string">
            <text:p>$28,227,687,027</text:p>
          </table:table-cell>
          <table:table-cell office:value-type="string" calcext:value-type="string">
            <text:p>$226,261,747,567</text:p>
          </table:table-cell>
        </table:table-row>
        <table:table-row table:style-name="ro2">
          <table:table-cell office:value-type="string" calcext:value-type="string">
            <text:p>Aug 16, 2020</text:p>
          </table:table-cell>
          <table:table-cell office:value-type="string" calcext:value-type="string">
            <text:p>$11,866.69</text:p>
          </table:table-cell>
          <table:table-cell office:value-type="string" calcext:value-type="string">
            <text:p>$11,934.90</text:p>
          </table:table-cell>
          <table:table-cell office:value-type="string" calcext:value-type="string">
            <text:p>$11,737.19</text:p>
          </table:table-cell>
          <table:table-cell office:value-type="string" calcext:value-type="string">
            <text:p>$11,892.80</text:p>
          </table:table-cell>
          <table:table-cell office:value-type="string" calcext:value-type="string">
            <text:p>$20,583,375,490</text:p>
          </table:table-cell>
          <table:table-cell office:value-type="string" calcext:value-type="string">
            <text:p>$219,576,092,170</text:p>
          </table:table-cell>
        </table:table-row>
        <table:table-row table:style-name="ro2">
          <table:table-cell office:value-type="string" calcext:value-type="string">
            <text:p>Aug 15, 2020</text:p>
          </table:table-cell>
          <table:table-cell office:value-type="string" calcext:value-type="string">
            <text:p>$11,768.70</text:p>
          </table:table-cell>
          <table:table-cell office:value-type="string" calcext:value-type="string">
            <text:p>$11,963.20</text:p>
          </table:table-cell>
          <table:table-cell office:value-type="string" calcext:value-type="string">
            <text:p>$11,768.70</text:p>
          </table:table-cell>
          <table:table-cell office:value-type="string" calcext:value-type="string">
            <text:p>$11,865.70</text:p>
          </table:table-cell>
          <table:table-cell office:value-type="string" calcext:value-type="string">
            <text:p>$23,354,924,400</text:p>
          </table:table-cell>
          <table:table-cell office:value-type="string" calcext:value-type="string">
            <text:p>$219,064,372,745</text:p>
          </table:table-cell>
        </table:table-row>
        <table:table-row table:style-name="ro2">
          <table:table-cell office:value-type="string" calcext:value-type="string">
            <text:p>Aug 14, 2020</text:p>
          </table:table-cell>
          <table:table-cell office:value-type="string" calcext:value-type="string">
            <text:p>$11,772.66</text:p>
          </table:table-cell>
          <table:table-cell office:value-type="string" calcext:value-type="string">
            <text:p>$12,150.99</text:p>
          </table:table-cell>
          <table:table-cell office:value-type="string" calcext:value-type="string">
            <text:p>$11,685.46</text:p>
          </table:table-cell>
          <table:table-cell office:value-type="string" calcext:value-type="string">
            <text:p>$11,768.87</text:p>
          </table:table-cell>
          <table:table-cell office:value-type="string" calcext:value-type="string">
            <text:p>$24,237,958,589</text:p>
          </table:table-cell>
          <table:table-cell office:value-type="string" calcext:value-type="string">
            <text:p>$217,265,120,503</text:p>
          </table:table-cell>
        </table:table-row>
        <table:table-row table:style-name="ro2">
          <table:table-cell office:value-type="string" calcext:value-type="string">
            <text:p>Aug 13, 2020</text:p>
          </table:table-cell>
          <table:table-cell office:value-type="string" calcext:value-type="string">
            <text:p>$11,588.41</text:p>
          </table:table-cell>
          <table:table-cell office:value-type="string" calcext:value-type="string">
            <text:p>$11,796.40</text:p>
          </table:table-cell>
          <table:table-cell office:value-type="string" calcext:value-type="string">
            <text:p>$11,216.87</text:p>
          </table:table-cell>
          <table:table-cell office:value-type="string" calcext:value-type="string">
            <text:p>$11,784.14</text:p>
          </table:table-cell>
          <table:table-cell office:value-type="string" calcext:value-type="string">
            <text:p>$27,522,199,497</text:p>
          </table:table-cell>
          <table:table-cell office:value-type="string" calcext:value-type="string">
            <text:p>$217,534,728,413</text:p>
          </table:table-cell>
        </table:table-row>
        <table:table-row table:style-name="ro2">
          <table:table-cell office:value-type="string" calcext:value-type="string">
            <text:p>Aug 12, 2020</text:p>
          </table:table-cell>
          <table:table-cell office:value-type="string" calcext:value-type="string">
            <text:p>$11,404.60</text:p>
          </table:table-cell>
          <table:table-cell office:value-type="string" calcext:value-type="string">
            <text:p>$11,748.40</text:p>
          </table:table-cell>
          <table:table-cell office:value-type="string" calcext:value-type="string">
            <text:p>$11,249.61</text:p>
          </table:table-cell>
          <table:table-cell office:value-type="string" calcext:value-type="string">
            <text:p>$11,584.93</text:p>
          </table:table-cell>
          <table:table-cell office:value-type="string" calcext:value-type="string">
            <text:p>$25,064,548,486</text:p>
          </table:table-cell>
          <table:table-cell office:value-type="string" calcext:value-type="string">
            <text:p>$213,846,666,475</text:p>
          </table:table-cell>
        </table:table-row>
        <table:table-row table:style-name="ro2">
          <table:table-cell office:value-type="string" calcext:value-type="string">
            <text:p>Aug 11, 2020</text:p>
          </table:table-cell>
          <table:table-cell office:value-type="string" calcext:value-type="string">
            <text:p>$11,881.65</text:p>
          </table:table-cell>
          <table:table-cell office:value-type="string" calcext:value-type="string">
            <text:p>$11,932.71</text:p>
          </table:table-cell>
          <table:table-cell office:value-type="string" calcext:value-type="string">
            <text:p>$11,195.71</text:p>
          </table:table-cell>
          <table:table-cell office:value-type="string" calcext:value-type="string">
            <text:p>$11,410.53</text:p>
          </table:table-cell>
          <table:table-cell office:value-type="string" calcext:value-type="string">
            <text:p>$27,039,782,640</text:p>
          </table:table-cell>
          <table:table-cell office:value-type="string" calcext:value-type="string">
            <text:p>$210,616,121,945</text:p>
          </table:table-cell>
        </table:table-row>
        <table:table-row table:style-name="ro2">
          <table:table-cell office:value-type="string" calcext:value-type="string">
            <text:p>Aug 10, 2020</text:p>
          </table:table-cell>
          <table:table-cell office:value-type="string" calcext:value-type="string">
            <text:p>$11,662.26</text:p>
          </table:table-cell>
          <table:table-cell office:value-type="string" calcext:value-type="string">
            <text:p>$12,045.14</text:p>
          </table:table-cell>
          <table:table-cell office:value-type="string" calcext:value-type="string">
            <text:p>$11,662.26</text:p>
          </table:table-cell>
          <table:table-cell office:value-type="string" calcext:value-type="string">
            <text:p>$11,878.11</text:p>
          </table:table-cell>
          <table:table-cell office:value-type="string" calcext:value-type="string">
            <text:p>$26,114,112,569</text:p>
          </table:table-cell>
          <table:table-cell office:value-type="string" calcext:value-type="string">
            <text:p>$219,235,405,395</text:p>
          </table:table-cell>
        </table:table-row>
        <table:table-row table:style-name="ro2">
          <table:table-cell office:value-type="string" calcext:value-type="string">
            <text:p>Aug 09, 2020</text:p>
          </table:table-cell>
          <table:table-cell office:value-type="string" calcext:value-type="string">
            <text:p>$11,737.33</text:p>
          </table:table-cell>
          <table:table-cell office:value-type="string" calcext:value-type="string">
            <text:p>$11,806.06</text:p>
          </table:table-cell>
          <table:table-cell office:value-type="string" calcext:value-type="string">
            <text:p>$11,548.78</text:p>
          </table:table-cell>
          <table:table-cell office:value-type="string" calcext:value-type="string">
            <text:p>$11,675.74</text:p>
          </table:table-cell>
          <table:table-cell office:value-type="string" calcext:value-type="string">
            <text:p>$17,489,608,833</text:p>
          </table:table-cell>
          <table:table-cell office:value-type="string" calcext:value-type="string">
            <text:p>$215,490,364,255</text:p>
          </table:table-cell>
        </table:table-row>
        <table:table-row table:style-name="ro2">
          <table:table-cell office:value-type="string" calcext:value-type="string">
            <text:p>Aug 08, 2020</text:p>
          </table:table-cell>
          <table:table-cell office:value-type="string" calcext:value-type="string">
            <text:p>$11,604.55</text:p>
          </table:table-cell>
          <table:table-cell office:value-type="string" calcext:value-type="string">
            <text:p>$11,800.06</text:p>
          </table:table-cell>
          <table:table-cell office:value-type="string" calcext:value-type="string">
            <text:p>$11,558.43</text:p>
          </table:table-cell>
          <table:table-cell office:value-type="string" calcext:value-type="string">
            <text:p>$11,754.05</text:p>
          </table:table-cell>
          <table:table-cell office:value-type="string" calcext:value-type="string">
            <text:p>$17,572,057,837</text:p>
          </table:table-cell>
          <table:table-cell office:value-type="string" calcext:value-type="string">
            <text:p>$216,924,147,851</text:p>
          </table:table-cell>
        </table:table-row>
        <table:table-row table:style-name="ro2">
          <table:table-cell office:value-type="string" calcext:value-type="string">
            <text:p>Aug 07, 2020</text:p>
          </table:table-cell>
          <table:table-cell office:value-type="string" calcext:value-type="string">
            <text:p>$11,778.89</text:p>
          </table:table-cell>
          <table:table-cell office:value-type="string" calcext:value-type="string">
            <text:p>$11,898.04</text:p>
          </table:table-cell>
          <table:table-cell office:value-type="string" calcext:value-type="string">
            <text:p>$11,408.59</text:p>
          </table:table-cell>
          <table:table-cell office:value-type="string" calcext:value-type="string">
            <text:p>$11,601.47</text:p>
          </table:table-cell>
          <table:table-cell office:value-type="string" calcext:value-type="string">
            <text:p>$23,132,312,867</text:p>
          </table:table-cell>
          <table:table-cell office:value-type="string" calcext:value-type="string">
            <text:p>$214,097,928,027</text:p>
          </table:table-cell>
        </table:table-row>
        <table:table-row table:style-name="ro2">
          <table:table-cell office:value-type="string" calcext:value-type="string">
            <text:p>Aug 06, 2020</text:p>
          </table:table-cell>
          <table:table-cell office:value-type="string" calcext:value-type="string">
            <text:p>$11,749.87</text:p>
          </table:table-cell>
          <table:table-cell office:value-type="string" calcext:value-type="string">
            <text:p>$11,902.34</text:p>
          </table:table-cell>
          <table:table-cell office:value-type="string" calcext:value-type="string">
            <text:p>$11,598.71</text:p>
          </table:table-cell>
          <table:table-cell office:value-type="string" calcext:value-type="string">
            <text:p>$11,779.77</text:p>
          </table:table-cell>
          <table:table-cell office:value-type="string" calcext:value-type="string">
            <text:p>$23,400,740,340</text:p>
          </table:table-cell>
          <table:table-cell office:value-type="string" calcext:value-type="string">
            <text:p>$217,377,233,001</text:p>
          </table:table-cell>
        </table:table-row>
        <table:table-row table:style-name="ro2">
          <table:table-cell office:value-type="string" calcext:value-type="string">
            <text:p>Aug 05, 2020</text:p>
          </table:table-cell>
          <table:table-cell office:value-type="string" calcext:value-type="string">
            <text:p>$11,203.82</text:p>
          </table:table-cell>
          <table:table-cell office:value-type="string" calcext:value-type="string">
            <text:p>$11,786.62</text:p>
          </table:table-cell>
          <table:table-cell office:value-type="string" calcext:value-type="string">
            <text:p>$11,158.29</text:p>
          </table:table-cell>
          <table:table-cell office:value-type="string" calcext:value-type="string">
            <text:p>$11,747.02</text:p>
          </table:table-cell>
          <table:table-cell office:value-type="string" calcext:value-type="string">
            <text:p>$24,411,254,471</text:p>
          </table:table-cell>
          <table:table-cell office:value-type="string" calcext:value-type="string">
            <text:p>$216,761,492,406</text:p>
          </table:table-cell>
        </table:table-row>
        <table:table-row table:style-name="ro2">
          <table:table-cell office:value-type="string" calcext:value-type="string">
            <text:p>Aug 04, 2020</text:p>
          </table:table-cell>
          <table:table-cell office:value-type="string" calcext:value-type="string">
            <text:p>$11,246.20</text:p>
          </table:table-cell>
          <table:table-cell office:value-type="string" calcext:value-type="string">
            <text:p>$11,385.38</text:p>
          </table:table-cell>
          <table:table-cell office:value-type="string" calcext:value-type="string">
            <text:p>$11,094.15</text:p>
          </table:table-cell>
          <table:table-cell office:value-type="string" calcext:value-type="string">
            <text:p>$11,205.89</text:p>
          </table:table-cell>
          <table:table-cell office:value-type="string" calcext:value-type="string">
            <text:p>$21,250,197,042</text:p>
          </table:table-cell>
          <table:table-cell office:value-type="string" calcext:value-type="string">
            <text:p>$206,767,135,617</text:p>
          </table:table-cell>
        </table:table-row>
        <table:table-row table:style-name="ro2">
          <table:table-cell office:value-type="string" calcext:value-type="string">
            <text:p>Aug 03, 2020</text:p>
          </table:table-cell>
          <table:table-cell office:value-type="string" calcext:value-type="string">
            <text:p>$11,043.77</text:p>
          </table:table-cell>
          <table:table-cell office:value-type="string" calcext:value-type="string">
            <text:p>$11,453.08</text:p>
          </table:table-cell>
          <table:table-cell office:value-type="string" calcext:value-type="string">
            <text:p>$11,012.41</text:p>
          </table:table-cell>
          <table:table-cell office:value-type="string" calcext:value-type="string">
            <text:p>$11,246.35</text:p>
          </table:table-cell>
          <table:table-cell office:value-type="string" calcext:value-type="string">
            <text:p>$20,271,713,443</text:p>
          </table:table-cell>
          <table:table-cell office:value-type="string" calcext:value-type="string">
            <text:p>$207,503,423,456</text:p>
          </table:table-cell>
        </table:table-row>
        <table:table-row table:style-name="ro2">
          <table:table-cell office:value-type="string" calcext:value-type="string">
            <text:p>Aug 02, 2020</text:p>
          </table:table-cell>
          <table:table-cell office:value-type="string" calcext:value-type="string">
            <text:p>$11,758.76</text:p>
          </table:table-cell>
          <table:table-cell office:value-type="string" calcext:value-type="string">
            <text:p>$12,034.14</text:p>
          </table:table-cell>
          <table:table-cell office:value-type="string" calcext:value-type="string">
            <text:p>$11,018.13</text:p>
          </table:table-cell>
          <table:table-cell office:value-type="string" calcext:value-type="string">
            <text:p>$11,053.61</text:p>
          </table:table-cell>
          <table:table-cell office:value-type="string" calcext:value-type="string">
            <text:p>$27,410,067,336</text:p>
          </table:table-cell>
          <table:table-cell office:value-type="string" calcext:value-type="string">
            <text:p>$203,936,136,730</text:p>
          </table:table-cell>
        </table:table-row>
        <table:table-row table:style-name="ro2">
          <table:table-cell office:value-type="string" calcext:value-type="string">
            <text:p>Aug 01, 2020</text:p>
          </table:table-cell>
          <table:table-cell office:value-type="string" calcext:value-type="string">
            <text:p>$11,322.57</text:p>
          </table:table-cell>
          <table:table-cell office:value-type="string" calcext:value-type="string">
            <text:p>$11,794.78</text:p>
          </table:table-cell>
          <table:table-cell office:value-type="string" calcext:value-type="string">
            <text:p>$11,239.68</text:p>
          </table:table-cell>
          <table:table-cell office:value-type="string" calcext:value-type="string">
            <text:p>$11,759.59</text:p>
          </table:table-cell>
          <table:table-cell office:value-type="string" calcext:value-type="string">
            <text:p>$26,075,670,303</text:p>
          </table:table-cell>
          <table:table-cell office:value-type="string" calcext:value-type="string">
            <text:p>$216,950,669,098</text:p>
          </table:table-cell>
        </table:table-row>
        <table:table-row table:style-name="ro2">
          <table:table-cell office:value-type="string" calcext:value-type="string">
            <text:p>Jul 31, 2020</text:p>
          </table:table-cell>
          <table:table-cell office:value-type="string" calcext:value-type="string">
            <text:p>$11,110.21</text:p>
          </table:table-cell>
          <table:table-cell office:value-type="string" calcext:value-type="string">
            <text:p>$11,415.86</text:p>
          </table:table-cell>
          <table:table-cell office:value-type="string" calcext:value-type="string">
            <text:p>$10,987.05</text:p>
          </table:table-cell>
          <table:table-cell office:value-type="string" calcext:value-type="string">
            <text:p>$11,323.47</text:p>
          </table:table-cell>
          <table:table-cell office:value-type="string" calcext:value-type="string">
            <text:p>$23,160,469,766</text:p>
          </table:table-cell>
          <table:table-cell office:value-type="string" calcext:value-type="string">
            <text:p>$208,895,308,529</text:p>
          </table:table-cell>
        </table:table-row>
        <table:table-row table:style-name="ro2">
          <table:table-cell office:value-type="string" calcext:value-type="string">
            <text:p>Jul 30, 2020</text:p>
          </table:table-cell>
          <table:table-cell office:value-type="string" calcext:value-type="string">
            <text:p>$11,099.83</text:p>
          </table:table-cell>
          <table:table-cell office:value-type="string" calcext:value-type="string">
            <text:p>$11,169.36</text:p>
          </table:table-cell>
          <table:table-cell office:value-type="string" calcext:value-type="string">
            <text:p>$10,895.46</text:p>
          </table:table-cell>
          <table:table-cell office:value-type="string" calcext:value-type="string">
            <text:p>$11,111.21</text:p>
          </table:table-cell>
          <table:table-cell office:value-type="string" calcext:value-type="string">
            <text:p>$22,857,247,901</text:p>
          </table:table-cell>
          <table:table-cell office:value-type="string" calcext:value-type="string">
            <text:p>$204,969,047,788</text:p>
          </table:table-cell>
        </table:table-row>
        <table:table-row table:style-name="ro2">
          <table:table-cell office:value-type="string" calcext:value-type="string">
            <text:p>Jul 29, 2020</text:p>
          </table:table-cell>
          <table:table-cell office:value-type="string" calcext:value-type="string">
            <text:p>$10,912.95</text:p>
          </table:table-cell>
          <table:table-cell office:value-type="string" calcext:value-type="string">
            <text:p>$11,304.40</text:p>
          </table:table-cell>
          <table:table-cell office:value-type="string" calcext:value-type="string">
            <text:p>$10,856.14</text:p>
          </table:table-cell>
          <table:table-cell office:value-type="string" calcext:value-type="string">
            <text:p>$11,100.47</text:p>
          </table:table-cell>
          <table:table-cell office:value-type="string" calcext:value-type="string">
            <text:p>$24,617,249,715</text:p>
          </table:table-cell>
          <table:table-cell office:value-type="string" calcext:value-type="string">
            <text:p>$204,761,455,133</text:p>
          </table:table-cell>
        </table:table-row>
        <table:table-row table:style-name="ro2">
          <table:table-cell office:value-type="string" calcext:value-type="string">
            <text:p>Jul 28, 2020</text:p>
          </table:table-cell>
          <table:table-cell office:value-type="string" calcext:value-type="string">
            <text:p>$11,017.46</text:p>
          </table:table-cell>
          <table:table-cell office:value-type="string" calcext:value-type="string">
            <text:p>$11,204.33</text:p>
          </table:table-cell>
          <table:table-cell office:value-type="string" calcext:value-type="string">
            <text:p>$10,632.63</text:p>
          </table:table-cell>
          <table:table-cell office:value-type="string" calcext:value-type="string">
            <text:p>$10,912.82</text:p>
          </table:table-cell>
          <table:table-cell office:value-type="string" calcext:value-type="string">
            <text:p>$28,766,551,142</text:p>
          </table:table-cell>
          <table:table-cell office:value-type="string" calcext:value-type="string">
            <text:p>$201,290,022,193</text:p>
          </table:table-cell>
        </table:table-row>
        <table:table-row table:style-name="ro2">
          <table:table-cell office:value-type="string" calcext:value-type="string">
            <text:p>Jul 27, 2020</text:p>
          </table:table-cell>
          <table:table-cell office:value-type="string" calcext:value-type="string">
            <text:p>$9,905.22</text:p>
          </table:table-cell>
          <table:table-cell office:value-type="string" calcext:value-type="string">
            <text:p>$11,298.22</text:p>
          </table:table-cell>
          <table:table-cell office:value-type="string" calcext:value-type="string">
            <text:p>$9,903.97</text:p>
          </table:table-cell>
          <table:table-cell office:value-type="string" calcext:value-type="string">
            <text:p>$10,990.87</text:p>
          </table:table-cell>
          <table:table-cell office:value-type="string" calcext:value-type="string">
            <text:p>$35,359,749,590</text:p>
          </table:table-cell>
          <table:table-cell office:value-type="string" calcext:value-type="string">
            <text:p>$202,719,581,737</text:p>
          </table:table-cell>
        </table:table-row>
        <table:table-row table:style-name="ro2">
          <table:table-cell office:value-type="string" calcext:value-type="string">
            <text:p>Jul 26, 2020</text:p>
          </table:table-cell>
          <table:table-cell office:value-type="string" calcext:value-type="string">
            <text:p>$9,680.23</text:p>
          </table:table-cell>
          <table:table-cell office:value-type="string" calcext:value-type="string">
            <text:p>$10,023.81</text:p>
          </table:table-cell>
          <table:table-cell office:value-type="string" calcext:value-type="string">
            <text:p>$9,652.85</text:p>
          </table:table-cell>
          <table:table-cell office:value-type="string" calcext:value-type="string">
            <text:p>$9,905.17</text:p>
          </table:table-cell>
          <table:table-cell office:value-type="string" calcext:value-type="string">
            <text:p>$20,507,998,997</text:p>
          </table:table-cell>
          <table:table-cell office:value-type="string" calcext:value-type="string">
            <text:p>$182,685,328,095</text:p>
          </table:table-cell>
        </table:table-row>
        <table:table-row table:style-name="ro2">
          <table:table-cell office:value-type="string" calcext:value-type="string">
            <text:p>Jul 25, 2020</text:p>
          </table:table-cell>
          <table:table-cell office:value-type="string" calcext:value-type="string">
            <text:p>$9,539.49</text:p>
          </table:table-cell>
          <table:table-cell office:value-type="string" calcext:value-type="string">
            <text:p>$9,704.56</text:p>
          </table:table-cell>
          <table:table-cell office:value-type="string" calcext:value-type="string">
            <text:p>$9,530.21</text:p>
          </table:table-cell>
          <table:table-cell office:value-type="string" calcext:value-type="string">
            <text:p>$9,677.11</text:p>
          </table:table-cell>
          <table:table-cell office:value-type="string" calcext:value-type="string">
            <text:p>$16,610,070,933</text:p>
          </table:table-cell>
          <table:table-cell office:value-type="string" calcext:value-type="string">
            <text:p>$178,469,614,078</text:p>
          </table:table-cell>
        </table:table-row>
        <table:table-row table:style-name="ro2">
          <table:table-cell office:value-type="string" calcext:value-type="string">
            <text:p>Jul 24, 2020</text:p>
          </table:table-cell>
          <table:table-cell office:value-type="string" calcext:value-type="string">
            <text:p>$9,585.51</text:p>
          </table:table-cell>
          <table:table-cell office:value-type="string" calcext:value-type="string">
            <text:p>$9,623.34</text:p>
          </table:table-cell>
          <table:table-cell office:value-type="string" calcext:value-type="string">
            <text:p>$9,481.45</text:p>
          </table:table-cell>
          <table:table-cell office:value-type="string" calcext:value-type="string">
            <text:p>$9,536.89</text:p>
          </table:table-cell>
          <table:table-cell office:value-type="string" calcext:value-type="string">
            <text:p>$16,552,768,325</text:p>
          </table:table-cell>
          <table:table-cell office:value-type="string" calcext:value-type="string">
            <text:p>$175,875,016,548</text:p>
          </table:table-cell>
        </table:table-row>
        <table:table-row table:style-name="ro2">
          <table:table-cell office:value-type="string" calcext:value-type="string">
            <text:p>Jul 23, 2020</text:p>
          </table:table-cell>
          <table:table-cell office:value-type="string" calcext:value-type="string">
            <text:p>$9,527.14</text:p>
          </table:table-cell>
          <table:table-cell office:value-type="string" calcext:value-type="string">
            <text:p>$9,610.25</text:p>
          </table:table-cell>
          <table:table-cell office:value-type="string" calcext:value-type="string">
            <text:p>$9,483.00</text:p>
          </table:table-cell>
          <table:table-cell office:value-type="string" calcext:value-type="string">
            <text:p>$9,581.07</text:p>
          </table:table-cell>
          <table:table-cell office:value-type="string" calcext:value-type="string">
            <text:p>$18,146,399,002</text:p>
          </table:table-cell>
          <table:table-cell office:value-type="string" calcext:value-type="string">
            <text:p>$176,680,237,480</text:p>
          </table:table-cell>
        </table:table-row>
        <table:table-row table:style-name="ro2">
          <table:table-cell office:value-type="string" calcext:value-type="string">
            <text:p>Jul 22, 2020</text:p>
          </table:table-cell>
          <table:table-cell office:value-type="string" calcext:value-type="string">
            <text:p>$9,375.08</text:p>
          </table:table-cell>
          <table:table-cell office:value-type="string" calcext:value-type="string">
            <text:p>$9,530.52</text:p>
          </table:table-cell>
          <table:table-cell office:value-type="string" calcext:value-type="string">
            <text:p>$9,319.65</text:p>
          </table:table-cell>
          <table:table-cell office:value-type="string" calcext:value-type="string">
            <text:p>$9,525.36</text:p>
          </table:table-cell>
          <table:table-cell office:value-type="string" calcext:value-type="string">
            <text:p>$16,532,254,884</text:p>
          </table:table-cell>
          <table:table-cell office:value-type="string" calcext:value-type="string">
            <text:p>$175,644,844,408</text:p>
          </table:table-cell>
        </table:table-row>
        <table:table-row table:style-name="ro2">
          <table:table-cell office:value-type="string" calcext:value-type="string">
            <text:p>Jul 21, 2020</text:p>
          </table:table-cell>
          <table:table-cell office:value-type="string" calcext:value-type="string">
            <text:p>$9,162.51</text:p>
          </table:table-cell>
          <table:table-cell office:value-type="string" calcext:value-type="string">
            <text:p>$9,407.26</text:p>
          </table:table-cell>
          <table:table-cell office:value-type="string" calcext:value-type="string">
            <text:p>$9,149.39</text:p>
          </table:table-cell>
          <table:table-cell office:value-type="string" calcext:value-type="string">
            <text:p>$9,374.89</text:p>
          </table:table-cell>
          <table:table-cell office:value-type="string" calcext:value-type="string">
            <text:p>$18,069,581,956</text:p>
          </table:table-cell>
          <table:table-cell office:value-type="string" calcext:value-type="string">
            <text:p>$172,861,732,402</text:p>
          </table:table-cell>
        </table:table-row>
        <table:table-row table:style-name="ro2">
          <table:table-cell office:value-type="string" calcext:value-type="string">
            <text:p>Jul 20, 2020</text:p>
          </table:table-cell>
          <table:table-cell office:value-type="string" calcext:value-type="string">
            <text:p>$9,187.22</text:p>
          </table:table-cell>
          <table:table-cell office:value-type="string" calcext:value-type="string">
            <text:p>$9,214.27</text:p>
          </table:table-cell>
          <table:table-cell office:value-type="string" calcext:value-type="string">
            <text:p>$9,137.51</text:p>
          </table:table-cell>
          <table:table-cell office:value-type="string" calcext:value-type="string">
            <text:p>$9,164.23</text:p>
          </table:table-cell>
          <table:table-cell office:value-type="string" calcext:value-type="string">
            <text:p>$13,755,604,146</text:p>
          </table:table-cell>
          <table:table-cell office:value-type="string" calcext:value-type="string">
            <text:p>$168,970,262,859</text:p>
          </table:table-cell>
        </table:table-row>
        <table:table-row table:style-name="ro2">
          <table:table-cell office:value-type="string" calcext:value-type="string">
            <text:p>Jul 19, 2020</text:p>
          </table:table-cell>
          <table:table-cell office:value-type="string" calcext:value-type="string">
            <text:p>$9,158.01</text:p>
          </table:table-cell>
          <table:table-cell office:value-type="string" calcext:value-type="string">
            <text:p>$9,201.40</text:p>
          </table:table-cell>
          <table:table-cell office:value-type="string" calcext:value-type="string">
            <text:p>$9,097.63</text:p>
          </table:table-cell>
          <table:table-cell office:value-type="string" calcext:value-type="string">
            <text:p>$9,185.82</text:p>
          </table:table-cell>
          <table:table-cell office:value-type="string" calcext:value-type="string">
            <text:p>$12,939,002,784</text:p>
          </table:table-cell>
          <table:table-cell office:value-type="string" calcext:value-type="string">
            <text:p>$169,360,219,986</text:p>
          </table:table-cell>
        </table:table-row>
        <table:table-row table:style-name="ro2">
          <table:table-cell office:value-type="string" calcext:value-type="string">
            <text:p>Jul 18, 2020</text:p>
          </table:table-cell>
          <table:table-cell office:value-type="string" calcext:value-type="string">
            <text:p>$9,151.18</text:p>
          </table:table-cell>
          <table:table-cell office:value-type="string" calcext:value-type="string">
            <text:p>$9,230.98</text:p>
          </table:table-cell>
          <table:table-cell office:value-type="string" calcext:value-type="string">
            <text:p>$9,100.82</text:p>
          </table:table-cell>
          <table:table-cell office:value-type="string" calcext:value-type="string">
            <text:p>$9,159.04</text:p>
          </table:table-cell>
          <table:table-cell office:value-type="string" calcext:value-type="string">
            <text:p>$12,252,601,475</text:p>
          </table:table-cell>
          <table:table-cell office:value-type="string" calcext:value-type="string">
            <text:p>$168,858,972,269</text:p>
          </table:table-cell>
        </table:table-row>
        <table:table-row table:style-name="ro2">
          <table:table-cell office:value-type="string" calcext:value-type="string">
            <text:p>Jul 17, 2020</text:p>
          </table:table-cell>
          <table:table-cell office:value-type="string" calcext:value-type="string">
            <text:p>$9,131.81</text:p>
          </table:table-cell>
          <table:table-cell office:value-type="string" calcext:value-type="string">
            <text:p>$9,182.25</text:p>
          </table:table-cell>
          <table:table-cell office:value-type="string" calcext:value-type="string">
            <text:p>$9,089.20</text:p>
          </table:table-cell>
          <table:table-cell office:value-type="string" calcext:value-type="string">
            <text:p>$9,151.39</text:p>
          </table:table-cell>
          <table:table-cell office:value-type="string" calcext:value-type="string">
            <text:p>$13,944,570,749</text:p>
          </table:table-cell>
          <table:table-cell office:value-type="string" calcext:value-type="string">
            <text:p>$168,710,427,574</text:p>
          </table:table-cell>
        </table:table-row>
        <table:table-row table:style-name="ro2">
          <table:table-cell office:value-type="string" calcext:value-type="string">
            <text:p>Jul 16, 2020</text:p>
          </table:table-cell>
          <table:table-cell office:value-type="string" calcext:value-type="string">
            <text:p>$9,191.98</text:p>
          </table:table-cell>
          <table:table-cell office:value-type="string" calcext:value-type="string">
            <text:p>$9,214.31</text:p>
          </table:table-cell>
          <table:table-cell office:value-type="string" calcext:value-type="string">
            <text:p>$9,088.95</text:p>
          </table:table-cell>
          <table:table-cell office:value-type="string" calcext:value-type="string">
            <text:p>$9,132.23</text:p>
          </table:table-cell>
          <table:table-cell office:value-type="string" calcext:value-type="string">
            <text:p>$15,713,967,523</text:p>
          </table:table-cell>
          <table:table-cell office:value-type="string" calcext:value-type="string">
            <text:p>$168,350,501,976</text:p>
          </table:table-cell>
        </table:table-row>
        <table:table-row table:style-name="ro2">
          <table:table-cell office:value-type="string" calcext:value-type="string">
            <text:p>Jul 15, 2020</text:p>
          </table:table-cell>
          <table:table-cell office:value-type="string" calcext:value-type="string">
            <text:p>$9,241.90</text:p>
          </table:table-cell>
          <table:table-cell office:value-type="string" calcext:value-type="string">
            <text:p>$9,275.33</text:p>
          </table:table-cell>
          <table:table-cell office:value-type="string" calcext:value-type="string">
            <text:p>$9,171.93</text:p>
          </table:table-cell>
          <table:table-cell office:value-type="string" calcext:value-type="string">
            <text:p>$9,192.84</text:p>
          </table:table-cell>
          <table:table-cell office:value-type="string" calcext:value-type="string">
            <text:p>$15,844,731,575</text:p>
          </table:table-cell>
          <table:table-cell office:value-type="string" calcext:value-type="string">
            <text:p>$169,460,074,576</text:p>
          </table:table-cell>
        </table:table-row>
        <table:table-row table:style-name="ro2">
          <table:table-cell office:value-type="string" calcext:value-type="string">
            <text:p>Jul 14, 2020</text:p>
          </table:table-cell>
          <table:table-cell office:value-type="string" calcext:value-type="string">
            <text:p>$9,238.70</text:p>
          </table:table-cell>
          <table:table-cell office:value-type="string" calcext:value-type="string">
            <text:p>$9,283.84</text:p>
          </table:table-cell>
          <table:table-cell office:value-type="string" calcext:value-type="string">
            <text:p>$9,171.66</text:p>
          </table:table-cell>
          <table:table-cell office:value-type="string" calcext:value-type="string">
            <text:p>$9,243.21</text:p>
          </table:table-cell>
          <table:table-cell office:value-type="string" calcext:value-type="string">
            <text:p>$18,085,038,362</text:p>
          </table:table-cell>
          <table:table-cell office:value-type="string" calcext:value-type="string">
            <text:p>$170,380,670,525</text:p>
          </table:table-cell>
        </table:table-row>
        <table:table-row table:style-name="ro2">
          <table:table-cell office:value-type="string" calcext:value-type="string">
            <text:p>Jul 13, 2020</text:p>
          </table:table-cell>
          <table:table-cell office:value-type="string" calcext:value-type="string">
            <text:p>$9,277.20</text:p>
          </table:table-cell>
          <table:table-cell office:value-type="string" calcext:value-type="string">
            <text:p>$9,306.40</text:p>
          </table:table-cell>
          <table:table-cell office:value-type="string" calcext:value-type="string">
            <text:p>$9,224.29</text:p>
          </table:table-cell>
          <table:table-cell office:value-type="string" calcext:value-type="string">
            <text:p>$9,243.61</text:p>
          </table:table-cell>
          <table:table-cell office:value-type="string" calcext:value-type="string">
            <text:p>$17,519,821,266</text:p>
          </table:table-cell>
          <table:table-cell office:value-type="string" calcext:value-type="string">
            <text:p>$170,379,677,119</text:p>
          </table:table-cell>
        </table:table-row>
        <table:table-row table:style-name="ro2">
          <table:table-cell office:value-type="string" calcext:value-type="string">
            <text:p>Jul 12, 2020</text:p>
          </table:table-cell>
          <table:table-cell office:value-type="string" calcext:value-type="string">
            <text:p>$9,241.06</text:p>
          </table:table-cell>
          <table:table-cell office:value-type="string" calcext:value-type="string">
            <text:p>$9,319.42</text:p>
          </table:table-cell>
          <table:table-cell office:value-type="string" calcext:value-type="string">
            <text:p>$9,197.45</text:p>
          </table:table-cell>
          <table:table-cell office:value-type="string" calcext:value-type="string">
            <text:p>$9,276.50</text:p>
          </table:table-cell>
          <table:table-cell office:value-type="string" calcext:value-type="string">
            <text:p>$14,452,361,907</text:p>
          </table:table-cell>
          <table:table-cell office:value-type="string" calcext:value-type="string">
            <text:p>$170,977,422,928</text:p>
          </table:table-cell>
        </table:table-row>
        <table:table-row table:style-name="ro2">
          <table:table-cell office:value-type="string" calcext:value-type="string">
            <text:p>Jul 11, 2020</text:p>
          </table:table-cell>
          <table:table-cell office:value-type="string" calcext:value-type="string">
            <text:p>$9,277.51</text:p>
          </table:table-cell>
          <table:table-cell office:value-type="string" calcext:value-type="string">
            <text:p>$9,293.53</text:p>
          </table:table-cell>
          <table:table-cell office:value-type="string" calcext:value-type="string">
            <text:p>$9,199.49</text:p>
          </table:table-cell>
          <table:table-cell office:value-type="string" calcext:value-type="string">
            <text:p>$9,240.35</text:p>
          </table:table-cell>
          <table:table-cell office:value-type="string" calcext:value-type="string">
            <text:p>$13,249,910,444</text:p>
          </table:table-cell>
          <table:table-cell office:value-type="string" calcext:value-type="string">
            <text:p>$170,302,234,778</text:p>
          </table:table-cell>
        </table:table-row>
        <table:table-row table:style-name="ro2">
          <table:table-cell office:value-type="string" calcext:value-type="string">
            <text:p>Jul 10, 2020</text:p>
          </table:table-cell>
          <table:table-cell office:value-type="string" calcext:value-type="string">
            <text:p>$9,273.36</text:p>
          </table:table-cell>
          <table:table-cell office:value-type="string" calcext:value-type="string">
            <text:p>$9,287.47</text:p>
          </table:table-cell>
          <table:table-cell office:value-type="string" calcext:value-type="string">
            <text:p>$9,118.00</text:p>
          </table:table-cell>
          <table:table-cell office:value-type="string" calcext:value-type="string">
            <text:p>$9,278.81</text:p>
          </table:table-cell>
          <table:table-cell office:value-type="string" calcext:value-type="string">
            <text:p>$16,860,035,605</text:p>
          </table:table-cell>
          <table:table-cell office:value-type="string" calcext:value-type="string">
            <text:p>$171,001,933,827</text:p>
          </table:table-cell>
        </table:table-row>
        <table:table-row table:style-name="ro2">
          <table:table-cell office:value-type="string" calcext:value-type="string">
            <text:p>Jul 09, 2020</text:p>
          </table:table-cell>
          <table:table-cell office:value-type="string" calcext:value-type="string">
            <text:p>$9,427.99</text:p>
          </table:table-cell>
          <table:table-cell office:value-type="string" calcext:value-type="string">
            <text:p>$9,431.38</text:p>
          </table:table-cell>
          <table:table-cell office:value-type="string" calcext:value-type="string">
            <text:p>$9,235.00</text:p>
          </table:table-cell>
          <table:table-cell office:value-type="string" calcext:value-type="string">
            <text:p>$9,277.97</text:p>
          </table:table-cell>
          <table:table-cell office:value-type="string" calcext:value-type="string">
            <text:p>$18,000,702,524</text:p>
          </table:table-cell>
          <table:table-cell office:value-type="string" calcext:value-type="string">
            <text:p>$170,977,231,638</text:p>
          </table:table-cell>
        </table:table-row>
        <table:table-row table:style-name="ro2">
          <table:table-cell office:value-type="string" calcext:value-type="string">
            <text:p>Jul 08, 2020</text:p>
          </table:table-cell>
          <table:table-cell office:value-type="string" calcext:value-type="string">
            <text:p>$9,253.02</text:p>
          </table:table-cell>
          <table:table-cell office:value-type="string" calcext:value-type="string">
            <text:p>$9,450.34</text:p>
          </table:table-cell>
          <table:table-cell office:value-type="string" calcext:value-type="string">
            <text:p>$9,249.50</text:p>
          </table:table-cell>
          <table:table-cell office:value-type="string" calcext:value-type="string">
            <text:p>$9,428.33</text:p>
          </table:table-cell>
          <table:table-cell office:value-type="string" calcext:value-type="string">
            <text:p>$19,702,359,883</text:p>
          </table:table-cell>
          <table:table-cell office:value-type="string" calcext:value-type="string">
            <text:p>$173,738,543,115</text:p>
          </table:table-cell>
        </table:table-row>
        <table:table-row table:style-name="ro2">
          <table:table-cell office:value-type="string" calcext:value-type="string">
            <text:p>Jul 07, 2020</text:p>
          </table:table-cell>
          <table:table-cell office:value-type="string" calcext:value-type="string">
            <text:p>$9,349.16</text:p>
          </table:table-cell>
          <table:table-cell office:value-type="string" calcext:value-type="string">
            <text:p>$9,360.62</text:p>
          </table:table-cell>
          <table:table-cell office:value-type="string" calcext:value-type="string">
            <text:p>$9,201.82</text:p>
          </table:table-cell>
          <table:table-cell office:value-type="string" calcext:value-type="string">
            <text:p>$9,252.28</text:p>
          </table:table-cell>
          <table:table-cell office:value-type="string" calcext:value-type="string">
            <text:p>$13,839,652,595</text:p>
          </table:table-cell>
          <table:table-cell office:value-type="string" calcext:value-type="string">
            <text:p>$170,485,472,276</text:p>
          </table:table-cell>
        </table:table-row>
        <table:table-row table:style-name="ro2">
          <table:table-cell office:value-type="string" calcext:value-type="string">
            <text:p>Jul 06, 2020</text:p>
          </table:table-cell>
          <table:table-cell office:value-type="string" calcext:value-type="string">
            <text:p>$9,072.85</text:p>
          </table:table-cell>
          <table:table-cell office:value-type="string" calcext:value-type="string">
            <text:p>$9,375.47</text:p>
          </table:table-cell>
          <table:table-cell office:value-type="string" calcext:value-type="string">
            <text:p>$9,058.66</text:p>
          </table:table-cell>
          <table:table-cell office:value-type="string" calcext:value-type="string">
            <text:p>$9,375.47</text:p>
          </table:table-cell>
          <table:table-cell office:value-type="string" calcext:value-type="string">
            <text:p>$17,889,263,252</text:p>
          </table:table-cell>
          <table:table-cell office:value-type="string" calcext:value-type="string">
            <text:p>$172,746,103,840</text:p>
          </table:table-cell>
        </table:table-row>
        <table:table-row table:style-name="ro2">
          <table:table-cell office:value-type="string" calcext:value-type="string">
            <text:p>Jul 05, 2020</text:p>
          </table:table-cell>
          <table:table-cell office:value-type="string" calcext:value-type="string">
            <text:p>$9,126.09</text:p>
          </table:table-cell>
          <table:table-cell office:value-type="string" calcext:value-type="string">
            <text:p>$9,162.18</text:p>
          </table:table-cell>
          <table:table-cell office:value-type="string" calcext:value-type="string">
            <text:p>$8,977.02</text:p>
          </table:table-cell>
          <table:table-cell office:value-type="string" calcext:value-type="string">
            <text:p>$9,073.94</text:p>
          </table:table-cell>
          <table:table-cell office:value-type="string" calcext:value-type="string">
            <text:p>$12,903,406,143</text:p>
          </table:table-cell>
          <table:table-cell office:value-type="string" calcext:value-type="string">
            <text:p>$167,181,726,154</text:p>
          </table:table-cell>
        </table:table-row>
        <table:table-row table:style-name="ro2">
          <table:table-cell office:value-type="string" calcext:value-type="string">
            <text:p>Jul 04, 2020</text:p>
          </table:table-cell>
          <table:table-cell office:value-type="string" calcext:value-type="string">
            <text:p>$9,084.23</text:p>
          </table:table-cell>
          <table:table-cell office:value-type="string" calcext:value-type="string">
            <text:p>$9,183.30</text:p>
          </table:table-cell>
          <table:table-cell office:value-type="string" calcext:value-type="string">
            <text:p>$9,053.63</text:p>
          </table:table-cell>
          <table:table-cell office:value-type="string" calcext:value-type="string">
            <text:p>$9,132.49</text:p>
          </table:table-cell>
          <table:table-cell office:value-type="string" calcext:value-type="string">
            <text:p>$12,290,528,515</text:p>
          </table:table-cell>
          <table:table-cell office:value-type="string" calcext:value-type="string">
            <text:p>$168,251,076,678</text:p>
          </table:table-cell>
        </table:table-row>
        <table:table-row table:style-name="ro2">
          <table:table-cell office:value-type="string" calcext:value-type="string">
            <text:p>Jul 03, 2020</text:p>
          </table:table-cell>
          <table:table-cell office:value-type="string" calcext:value-type="string">
            <text:p>$9,124.84</text:p>
          </table:table-cell>
          <table:table-cell office:value-type="string" calcext:value-type="string">
            <text:p>$9,202.34</text:p>
          </table:table-cell>
          <table:table-cell office:value-type="string" calcext:value-type="string">
            <text:p>$9,058.79</text:p>
          </table:table-cell>
          <table:table-cell office:value-type="string" calcext:value-type="string">
            <text:p>$9,087.30</text:p>
          </table:table-cell>
          <table:table-cell office:value-type="string" calcext:value-type="string">
            <text:p>$13,078,970,999</text:p>
          </table:table-cell>
          <table:table-cell office:value-type="string" calcext:value-type="string">
            <text:p>$167,409,720,388</text:p>
          </table:table-cell>
        </table:table-row>
        <table:table-row table:style-name="ro2">
          <table:table-cell office:value-type="string" calcext:value-type="string">
            <text:p>Jul 02, 2020</text:p>
          </table:table-cell>
          <table:table-cell office:value-type="string" calcext:value-type="string">
            <text:p>$9,231.14</text:p>
          </table:table-cell>
          <table:table-cell office:value-type="string" calcext:value-type="string">
            <text:p>$9,274.96</text:p>
          </table:table-cell>
          <table:table-cell office:value-type="string" calcext:value-type="string">
            <text:p>$9,036.62</text:p>
          </table:table-cell>
          <table:table-cell office:value-type="string" calcext:value-type="string">
            <text:p>$9,123.41</text:p>
          </table:table-cell>
          <table:table-cell office:value-type="string" calcext:value-type="string">
            <text:p>$16,338,916,796</text:p>
          </table:table-cell>
          <table:table-cell office:value-type="string" calcext:value-type="string">
            <text:p>$168,065,586,387</text:p>
          </table:table-cell>
        </table:table-row>
        <table:table-row table:style-name="ro2">
          <table:table-cell office:value-type="string" calcext:value-type="string">
            <text:p>Jul 01, 2020</text:p>
          </table:table-cell>
          <table:table-cell office:value-type="string" calcext:value-type="string">
            <text:p>$9,145.99</text:p>
          </table:table-cell>
          <table:table-cell office:value-type="string" calcext:value-type="string">
            <text:p>$9,309.75</text:p>
          </table:table-cell>
          <table:table-cell office:value-type="string" calcext:value-type="string">
            <text:p>$9,104.73</text:p>
          </table:table-cell>
          <table:table-cell office:value-type="string" calcext:value-type="string">
            <text:p>$9,228.33</text:p>
          </table:table-cell>
          <table:table-cell office:value-type="string" calcext:value-type="string">
            <text:p>$15,971,550,355</text:p>
          </table:table-cell>
          <table:table-cell office:value-type="string" calcext:value-type="string">
            <text:p>$169,988,756,578</text:p>
          </table:table-cell>
        </table:table-row>
        <table:table-row table:style-name="ro2">
          <table:table-cell office:value-type="string" calcext:value-type="string">
            <text:p>Jun 30, 2020</text:p>
          </table:table-cell>
          <table:table-cell office:value-type="string" calcext:value-type="string">
            <text:p>$9,185.58</text:p>
          </table:table-cell>
          <table:table-cell office:value-type="string" calcext:value-type="string">
            <text:p>$9,217.84</text:p>
          </table:table-cell>
          <table:table-cell office:value-type="string" calcext:value-type="string">
            <text:p>$9,084.84</text:p>
          </table:table-cell>
          <table:table-cell office:value-type="string" calcext:value-type="string">
            <text:p>$9,137.99</text:p>
          </table:table-cell>
          <table:table-cell office:value-type="string" calcext:value-type="string">
            <text:p>$15,735,797,744</text:p>
          </table:table-cell>
          <table:table-cell office:value-type="string" calcext:value-type="string">
            <text:p>$168,315,606,321</text:p>
          </table:table-cell>
        </table:table-row>
        <table:table-row table:style-name="ro2">
          <table:table-cell office:value-type="string" calcext:value-type="string">
            <text:p>Jun 29, 2020</text:p>
          </table:table-cell>
          <table:table-cell office:value-type="string" calcext:value-type="string">
            <text:p>$9,140.03</text:p>
          </table:table-cell>
          <table:table-cell office:value-type="string" calcext:value-type="string">
            <text:p>$9,237.57</text:p>
          </table:table-cell>
          <table:table-cell office:value-type="string" calcext:value-type="string">
            <text:p>$9,041.88</text:p>
          </table:table-cell>
          <table:table-cell office:value-type="string" calcext:value-type="string">
            <text:p>$9,190.85</text:p>
          </table:table-cell>
          <table:table-cell office:value-type="string" calcext:value-type="string">
            <text:p>$16,460,547,078</text:p>
          </table:table-cell>
          <table:table-cell office:value-type="string" calcext:value-type="string">
            <text:p>$169,280,659,246</text:p>
          </table:table-cell>
        </table:table-row>
        <table:table-row table:style-name="ro2">
          <table:table-cell office:value-type="string" calcext:value-type="string">
            <text:p>Jun 28, 2020</text:p>
          </table:table-cell>
          <table:table-cell office:value-type="string" calcext:value-type="string">
            <text:p>$9,048.46</text:p>
          </table:table-cell>
          <table:table-cell office:value-type="string" calcext:value-type="string">
            <text:p>$9,197.55</text:p>
          </table:table-cell>
          <table:table-cell office:value-type="string" calcext:value-type="string">
            <text:p>$8,975.53</text:p>
          </table:table-cell>
          <table:table-cell office:value-type="string" calcext:value-type="string">
            <text:p>$9,143.58</text:p>
          </table:table-cell>
          <table:table-cell office:value-type="string" calcext:value-type="string">
            <text:p>$14,560,870,760</text:p>
          </table:table-cell>
          <table:table-cell office:value-type="string" calcext:value-type="string">
            <text:p>$168,401,806,137</text:p>
          </table:table-cell>
        </table:table-row>
        <table:table-row table:style-name="ro2">
          <table:table-cell office:value-type="string" calcext:value-type="string">
            <text:p>Jun 27, 2020</text:p>
          </table:table-cell>
          <table:table-cell office:value-type="string" calcext:value-type="string">
            <text:p>$9,167.82</text:p>
          </table:table-cell>
          <table:table-cell office:value-type="string" calcext:value-type="string">
            <text:p>$9,207.81</text:p>
          </table:table-cell>
          <table:table-cell office:value-type="string" calcext:value-type="string">
            <text:p>$8,998.22</text:p>
          </table:table-cell>
          <table:table-cell office:value-type="string" calcext:value-type="string">
            <text:p>$9,045.39</text:p>
          </table:table-cell>
          <table:table-cell office:value-type="string" calcext:value-type="string">
            <text:p>$17,273,093,144</text:p>
          </table:table-cell>
          <table:table-cell office:value-type="string" calcext:value-type="string">
            <text:p>$166,584,831,506</text:p>
          </table:table-cell>
        </table:table-row>
        <table:table-row table:style-name="ro2">
          <table:table-cell office:value-type="string" calcext:value-type="string">
            <text:p>Jun 26, 2020</text:p>
          </table:table-cell>
          <table:table-cell office:value-type="string" calcext:value-type="string">
            <text:p>$9,260.99</text:p>
          </table:table-cell>
          <table:table-cell office:value-type="string" calcext:value-type="string">
            <text:p>$9,310.52</text:p>
          </table:table-cell>
          <table:table-cell office:value-type="string" calcext:value-type="string">
            <text:p>$9,101.74</text:p>
          </table:table-cell>
          <table:table-cell office:value-type="string" calcext:value-type="string">
            <text:p>$9,162.92</text:p>
          </table:table-cell>
          <table:table-cell office:value-type="string" calcext:value-type="string">
            <text:p>$18,341,465,837</text:p>
          </table:table-cell>
          <table:table-cell office:value-type="string" calcext:value-type="string">
            <text:p>$168,741,367,622</text:p>
          </table:table-cell>
        </table:table-row>
        <table:table-row table:style-name="ro2">
          <table:table-cell office:value-type="string" calcext:value-type="string">
            <text:p>Jun 25, 2020</text:p>
          </table:table-cell>
          <table:table-cell office:value-type="string" calcext:value-type="string">
            <text:p>$9,314.13</text:p>
          </table:table-cell>
          <table:table-cell office:value-type="string" calcext:value-type="string">
            <text:p>$9,340.16</text:p>
          </table:table-cell>
          <table:table-cell office:value-type="string" calcext:value-type="string">
            <text:p>$9,095.32</text:p>
          </table:table-cell>
          <table:table-cell office:value-type="string" calcext:value-type="string">
            <text:p>$9,264.81</text:p>
          </table:table-cell>
          <table:table-cell office:value-type="string" calcext:value-type="string">
            <text:p>$18,616,048,626</text:p>
          </table:table-cell>
          <table:table-cell office:value-type="string" calcext:value-type="string">
            <text:p>$170,608,289,504</text:p>
          </table:table-cell>
        </table:table-row>
        <table:table-row table:style-name="ro2">
          <table:table-cell office:value-type="string" calcext:value-type="string">
            <text:p>Jun 24, 2020</text:p>
          </table:table-cell>
          <table:table-cell office:value-type="string" calcext:value-type="string">
            <text:p>$9,632.15</text:p>
          </table:table-cell>
          <table:table-cell office:value-type="string" calcext:value-type="string">
            <text:p>$9,680.37</text:p>
          </table:table-cell>
          <table:table-cell office:value-type="string" calcext:value-type="string">
            <text:p>$9,278.23</text:p>
          </table:table-cell>
          <table:table-cell office:value-type="string" calcext:value-type="string">
            <text:p>$9,313.61</text:p>
          </table:table-cell>
          <table:table-cell office:value-type="string" calcext:value-type="string">
            <text:p>$18,961,716,076</text:p>
          </table:table-cell>
          <table:table-cell office:value-type="string" calcext:value-type="string">
            <text:p>$171,498,781,280</text:p>
          </table:table-cell>
        </table:table-row>
        <table:table-row table:style-name="ro2">
          <table:table-cell office:value-type="string" calcext:value-type="string">
            <text:p>Jun 23, 2020</text:p>
          </table:table-cell>
          <table:table-cell office:value-type="string" calcext:value-type="string">
            <text:p>$9,644.08</text:p>
          </table:table-cell>
          <table:table-cell office:value-type="string" calcext:value-type="string">
            <text:p>$9,670.54</text:p>
          </table:table-cell>
          <table:table-cell office:value-type="string" calcext:value-type="string">
            <text:p>$9,547.25</text:p>
          </table:table-cell>
          <table:table-cell office:value-type="string" calcext:value-type="string">
            <text:p>$9,629.66</text:p>
          </table:table-cell>
          <table:table-cell office:value-type="string" calcext:value-type="string">
            <text:p>$17,006,433,272</text:p>
          </table:table-cell>
          <table:table-cell office:value-type="string" calcext:value-type="string">
            <text:p>$177,310,052,079</text:p>
          </table:table-cell>
        </table:table-row>
        <table:table-row table:style-name="ro2">
          <table:table-cell office:value-type="string" calcext:value-type="string">
            <text:p>Jun 22, 2020</text:p>
          </table:table-cell>
          <table:table-cell office:value-type="string" calcext:value-type="string">
            <text:p>$9,300.92</text:p>
          </table:table-cell>
          <table:table-cell office:value-type="string" calcext:value-type="string">
            <text:p>$9,655.07</text:p>
          </table:table-cell>
          <table:table-cell office:value-type="string" calcext:value-type="string">
            <text:p>$9,296.87</text:p>
          </table:table-cell>
          <table:table-cell office:value-type="string" calcext:value-type="string">
            <text:p>$9,648.72</text:p>
          </table:table-cell>
          <table:table-cell office:value-type="string" calcext:value-type="string">
            <text:p>$21,104,009,514</text:p>
          </table:table-cell>
          <table:table-cell office:value-type="string" calcext:value-type="string">
            <text:p>$177,651,397,437</text:p>
          </table:table-cell>
        </table:table-row>
        <table:table-row table:style-name="ro2">
          <table:table-cell office:value-type="string" calcext:value-type="string">
            <text:p>Jun 21, 2020</text:p>
          </table:table-cell>
          <table:table-cell office:value-type="string" calcext:value-type="string">
            <text:p>$9,330.93</text:p>
          </table:table-cell>
          <table:table-cell office:value-type="string" calcext:value-type="string">
            <text:p>$9,401.11</text:p>
          </table:table-cell>
          <table:table-cell office:value-type="string" calcext:value-type="string">
            <text:p>$9,300.43</text:p>
          </table:table-cell>
          <table:table-cell office:value-type="string" calcext:value-type="string">
            <text:p>$9,303.63</text:p>
          </table:table-cell>
          <table:table-cell office:value-type="string" calcext:value-type="string">
            <text:p>$15,324,301,169</text:p>
          </table:table-cell>
          <table:table-cell office:value-type="string" calcext:value-type="string">
            <text:p>$171,289,415,079</text:p>
          </table:table-cell>
        </table:table-row>
        <table:table-row table:style-name="ro2">
          <table:table-cell office:value-type="string" calcext:value-type="string">
            <text:p>Jun 20, 2020</text:p>
          </table:table-cell>
          <table:table-cell office:value-type="string" calcext:value-type="string">
            <text:p>$9,290.96</text:p>
          </table:table-cell>
          <table:table-cell office:value-type="string" calcext:value-type="string">
            <text:p>$9,394.97</text:p>
          </table:table-cell>
          <table:table-cell office:value-type="string" calcext:value-type="string">
            <text:p>$9,247.38</text:p>
          </table:table-cell>
          <table:table-cell office:value-type="string" calcext:value-type="string">
            <text:p>$9,332.34</text:p>
          </table:table-cell>
          <table:table-cell office:value-type="string" calcext:value-type="string">
            <text:p>$17,130,541,557</text:p>
          </table:table-cell>
          <table:table-cell office:value-type="string" calcext:value-type="string">
            <text:p>$171,809,438,651</text:p>
          </table:table-cell>
        </table:table-row>
        <table:table-row table:style-name="ro2">
          <table:table-cell office:value-type="string" calcext:value-type="string">
            <text:p>Jun 19, 2020</text:p>
          </table:table-cell>
          <table:table-cell office:value-type="string" calcext:value-type="string">
            <text:p>$9,410.29</text:p>
          </table:table-cell>
          <table:table-cell office:value-type="string" calcext:value-type="string">
            <text:p>$9,440.88</text:p>
          </table:table-cell>
          <table:table-cell office:value-type="string" calcext:value-type="string">
            <text:p>$9,274.30</text:p>
          </table:table-cell>
          <table:table-cell office:value-type="string" calcext:value-type="string">
            <text:p>$9,288.02</text:p>
          </table:table-cell>
          <table:table-cell office:value-type="string" calcext:value-type="string">
            <text:p>$19,632,223,107</text:p>
          </table:table-cell>
          <table:table-cell office:value-type="string" calcext:value-type="string">
            <text:p>$170,985,625,732</text:p>
          </table:table-cell>
        </table:table-row>
        <table:table-row table:style-name="ro2">
          <table:table-cell office:value-type="string" calcext:value-type="string">
            <text:p>Jun 18, 2020</text:p>
          </table:table-cell>
          <table:table-cell office:value-type="string" calcext:value-type="string">
            <text:p>$9,481.57</text:p>
          </table:table-cell>
          <table:table-cell office:value-type="string" calcext:value-type="string">
            <text:p>$9,482.78</text:p>
          </table:table-cell>
          <table:table-cell office:value-type="string" calcext:value-type="string">
            <text:p>$9,328.40</text:p>
          </table:table-cell>
          <table:table-cell office:value-type="string" calcext:value-type="string">
            <text:p>$9,411.84</text:p>
          </table:table-cell>
          <table:table-cell office:value-type="string" calcext:value-type="string">
            <text:p>$17,770,083,003</text:p>
          </table:table-cell>
          <table:table-cell office:value-type="string" calcext:value-type="string">
            <text:p>$173,256,688,664</text:p>
          </table:table-cell>
        </table:table-row>
        <table:table-row table:style-name="ro2">
          <table:table-cell office:value-type="string" calcext:value-type="string">
            <text:p>Jun 17, 2020</text:p>
          </table:table-cell>
          <table:table-cell office:value-type="string" calcext:value-type="string">
            <text:p>$9,533.78</text:p>
          </table:table-cell>
          <table:table-cell office:value-type="string" calcext:value-type="string">
            <text:p>$9,540.42</text:p>
          </table:table-cell>
          <table:table-cell office:value-type="string" calcext:value-type="string">
            <text:p>$9,327.34</text:p>
          </table:table-cell>
          <table:table-cell office:value-type="string" calcext:value-type="string">
            <text:p>$9,480.26</text:p>
          </table:table-cell>
          <table:table-cell office:value-type="string" calcext:value-type="string">
            <text:p>$20,177,709,879</text:p>
          </table:table-cell>
          <table:table-cell office:value-type="string" calcext:value-type="string">
            <text:p>$174,508,805,561</text:p>
          </table:table-cell>
        </table:table-row>
        <table:table-row table:style-name="ro2">
          <table:table-cell office:value-type="string" calcext:value-type="string">
            <text:p>Jun 16, 2020</text:p>
          </table:table-cell>
          <table:table-cell office:value-type="string" calcext:value-type="string">
            <text:p>$9,454.27</text:p>
          </table:table-cell>
          <table:table-cell office:value-type="string" calcext:value-type="string">
            <text:p>$9,579.43</text:p>
          </table:table-cell>
          <table:table-cell office:value-type="string" calcext:value-type="string">
            <text:p>$9,400.45</text:p>
          </table:table-cell>
          <table:table-cell office:value-type="string" calcext:value-type="string">
            <text:p>$9,538.02</text:p>
          </table:table-cell>
          <table:table-cell office:value-type="string" calcext:value-type="string">
            <text:p>$21,565,537,209</text:p>
          </table:table-cell>
          <table:table-cell office:value-type="string" calcext:value-type="string">
            <text:p>$175,563,963,385</text:p>
          </table:table-cell>
        </table:table-row>
        <table:table-row table:style-name="ro2">
          <table:table-cell office:value-type="string" calcext:value-type="string">
            <text:p>Jun 15, 2020</text:p>
          </table:table-cell>
          <table:table-cell office:value-type="string" calcext:value-type="string">
            <text:p>$9,386.04</text:p>
          </table:table-cell>
          <table:table-cell office:value-type="string" calcext:value-type="string">
            <text:p>$9,504.86</text:p>
          </table:table-cell>
          <table:table-cell office:value-type="string" calcext:value-type="string">
            <text:p>$8,990.18</text:p>
          </table:table-cell>
          <table:table-cell office:value-type="string" calcext:value-type="string">
            <text:p>$9,450.70</text:p>
          </table:table-cell>
          <table:table-cell office:value-type="string" calcext:value-type="string">
            <text:p>$26,699,704,768</text:p>
          </table:table-cell>
          <table:table-cell office:value-type="string" calcext:value-type="string">
            <text:p>$173,947,607,772</text:p>
          </table:table-cell>
        </table:table-row>
        <table:table-row table:style-name="ro2">
          <table:table-cell office:value-type="string" calcext:value-type="string">
            <text:p>Jun 14, 2020</text:p>
          </table:table-cell>
          <table:table-cell office:value-type="string" calcext:value-type="string">
            <text:p>$9,477.55</text:p>
          </table:table-cell>
          <table:table-cell office:value-type="string" calcext:value-type="string">
            <text:p>$9,482.27</text:p>
          </table:table-cell>
          <table:table-cell office:value-type="string" calcext:value-type="string">
            <text:p>$9,347.59</text:p>
          </table:table-cell>
          <table:table-cell office:value-type="string" calcext:value-type="string">
            <text:p>$9,386.79</text:p>
          </table:table-cell>
          <table:table-cell office:value-type="string" calcext:value-type="string">
            <text:p>$18,991,732,746</text:p>
          </table:table-cell>
          <table:table-cell office:value-type="string" calcext:value-type="string">
            <text:p>$172,763,239,787</text:p>
          </table:table-cell>
        </table:table-row>
        <table:table-row table:style-name="ro2">
          <table:table-cell office:value-type="string" calcext:value-type="string">
            <text:p>Jun 13, 2020</text:p>
          </table:table-cell>
          <table:table-cell office:value-type="string" calcext:value-type="string">
            <text:p>$9,480.74</text:p>
          </table:table-cell>
          <table:table-cell office:value-type="string" calcext:value-type="string">
            <text:p>$9,493.21</text:p>
          </table:table-cell>
          <table:table-cell office:value-type="string" calcext:value-type="string">
            <text:p>$9,396.01</text:p>
          </table:table-cell>
          <table:table-cell office:value-type="string" calcext:value-type="string">
            <text:p>$9,475.28</text:p>
          </table:table-cell>
          <table:table-cell office:value-type="string" calcext:value-type="string">
            <text:p>$17,564,322,315</text:p>
          </table:table-cell>
          <table:table-cell office:value-type="string" calcext:value-type="string">
            <text:p>$174,381,819,725</text:p>
          </table:table-cell>
        </table:table-row>
        <table:table-row table:style-name="ro2">
          <table:table-cell office:value-type="string" calcext:value-type="string">
            <text:p>Jun 12, 2020</text:p>
          </table:table-cell>
          <table:table-cell office:value-type="string" calcext:value-type="string">
            <text:p>$9,320.69</text:p>
          </table:table-cell>
          <table:table-cell office:value-type="string" calcext:value-type="string">
            <text:p>$9,540.47</text:p>
          </table:table-cell>
          <table:table-cell office:value-type="string" calcext:value-type="string">
            <text:p>$9,285.85</text:p>
          </table:table-cell>
          <table:table-cell office:value-type="string" calcext:value-type="string">
            <text:p>$9,480.84</text:p>
          </table:table-cell>
          <table:table-cell office:value-type="string" calcext:value-type="string">
            <text:p>$22,610,564,515</text:p>
          </table:table-cell>
          <table:table-cell office:value-type="string" calcext:value-type="string">
            <text:p>$174,474,896,922</text:p>
          </table:table-cell>
        </table:table-row>
        <table:table-row table:style-name="ro2">
          <table:table-cell office:value-type="string" calcext:value-type="string">
            <text:p>Jun 11, 2020</text:p>
          </table:table-cell>
          <table:table-cell office:value-type="string" calcext:value-type="string">
            <text:p>$9,870.08</text:p>
          </table:table-cell>
          <table:table-cell office:value-type="string" calcext:value-type="string">
            <text:p>$9,938.30</text:p>
          </table:table-cell>
          <table:table-cell office:value-type="string" calcext:value-type="string">
            <text:p>$9,263.07</text:p>
          </table:table-cell>
          <table:table-cell office:value-type="string" calcext:value-type="string">
            <text:p>$9,321.78</text:p>
          </table:table-cell>
          <table:table-cell office:value-type="string" calcext:value-type="string">
            <text:p>$30,247,143,440</text:p>
          </table:table-cell>
          <table:table-cell office:value-type="string" calcext:value-type="string">
            <text:p>$171,538,133,043</text:p>
          </table:table-cell>
        </table:table-row>
        <table:table-row table:style-name="ro2">
          <table:table-cell office:value-type="string" calcext:value-type="string">
            <text:p>Jun 10, 2020</text:p>
          </table:table-cell>
          <table:table-cell office:value-type="string" calcext:value-type="string">
            <text:p>$9,794.12</text:p>
          </table:table-cell>
          <table:table-cell office:value-type="string" calcext:value-type="string">
            <text:p>$9,908.90</text:p>
          </table:table-cell>
          <table:table-cell office:value-type="string" calcext:value-type="string">
            <text:p>$9,728.29</text:p>
          </table:table-cell>
          <table:table-cell office:value-type="string" calcext:value-type="string">
            <text:p>$9,870.09</text:p>
          </table:table-cell>
          <table:table-cell office:value-type="string" calcext:value-type="string">
            <text:p>$25,706,567,601</text:p>
          </table:table-cell>
          <table:table-cell office:value-type="string" calcext:value-type="string">
            <text:p>$181,616,765,438</text:p>
          </table:table-cell>
        </table:table-row>
        <table:table-row table:style-name="ro2">
          <table:table-cell office:value-type="string" calcext:value-type="string">
            <text:p>Jun 09, 2020</text:p>
          </table:table-cell>
          <table:table-cell office:value-type="string" calcext:value-type="string">
            <text:p>$9,774.36</text:p>
          </table:table-cell>
          <table:table-cell office:value-type="string" calcext:value-type="string">
            <text:p>$9,836.37</text:p>
          </table:table-cell>
          <table:table-cell office:value-type="string" calcext:value-type="string">
            <text:p>$9,664.72</text:p>
          </table:table-cell>
          <table:table-cell office:value-type="string" calcext:value-type="string">
            <text:p>$9,795.70</text:p>
          </table:table-cell>
          <table:table-cell office:value-type="string" calcext:value-type="string">
            <text:p>$23,717,842,783</text:p>
          </table:table-cell>
          <table:table-cell office:value-type="string" calcext:value-type="string">
            <text:p>$180,237,817,527</text:p>
          </table:table-cell>
        </table:table-row>
        <table:table-row table:style-name="ro2">
          <table:table-cell office:value-type="string" calcext:value-type="string">
            <text:p>Jun 08, 2020</text:p>
          </table:table-cell>
          <table:table-cell office:value-type="string" calcext:value-type="string">
            <text:p>$9,760.06</text:p>
          </table:table-cell>
          <table:table-cell office:value-type="string" calcext:value-type="string">
            <text:p>$9,782.31</text:p>
          </table:table-cell>
          <table:table-cell office:value-type="string" calcext:value-type="string">
            <text:p>$9,675.89</text:p>
          </table:table-cell>
          <table:table-cell office:value-type="string" calcext:value-type="string">
            <text:p>$9,771.49</text:p>
          </table:table-cell>
          <table:table-cell office:value-type="string" calcext:value-type="string">
            <text:p>$21,486,346,312</text:p>
          </table:table-cell>
          <table:table-cell office:value-type="string" calcext:value-type="string">
            <text:p>$179,782,576,534</text:p>
          </table:table-cell>
        </table:table-row>
        <table:table-row table:style-name="ro2">
          <table:table-cell office:value-type="string" calcext:value-type="string">
            <text:p>Jun 07, 2020</text:p>
          </table:table-cell>
          <table:table-cell office:value-type="string" calcext:value-type="string">
            <text:p>$9,653.00</text:p>
          </table:table-cell>
          <table:table-cell office:value-type="string" calcext:value-type="string">
            <text:p>$9,768.50</text:p>
          </table:table-cell>
          <table:table-cell office:value-type="string" calcext:value-type="string">
            <text:p>$9,458.15</text:p>
          </table:table-cell>
          <table:table-cell office:value-type="string" calcext:value-type="string">
            <text:p>$9,758.85</text:p>
          </table:table-cell>
          <table:table-cell office:value-type="string" calcext:value-type="string">
            <text:p>$25,015,250,846</text:p>
          </table:table-cell>
          <table:table-cell office:value-type="string" calcext:value-type="string">
            <text:p>$179,540,253,701</text:p>
          </table:table-cell>
        </table:table-row>
        <table:table-row table:style-name="ro2">
          <table:table-cell office:value-type="string" calcext:value-type="string">
            <text:p>Jun 06, 2020</text:p>
          </table:table-cell>
          <table:table-cell office:value-type="string" calcext:value-type="string">
            <text:p>$9,664.90</text:p>
          </table:table-cell>
          <table:table-cell office:value-type="string" calcext:value-type="string">
            <text:p>$9,773.43</text:p>
          </table:table-cell>
          <table:table-cell office:value-type="string" calcext:value-type="string">
            <text:p>$9,591.02</text:p>
          </table:table-cell>
          <table:table-cell office:value-type="string" calcext:value-type="string">
            <text:p>$9,653.68</text:p>
          </table:table-cell>
          <table:table-cell office:value-type="string" calcext:value-type="string">
            <text:p>$20,438,419,222</text:p>
          </table:table-cell>
          <table:table-cell office:value-type="string" calcext:value-type="string">
            <text:p>$177,595,657,884</text:p>
          </table:table-cell>
        </table:table-row>
        <table:table-row table:style-name="ro2">
          <table:table-cell office:value-type="string" calcext:value-type="string">
            <text:p>Jun 05, 2020</text:p>
          </table:table-cell>
          <table:table-cell office:value-type="string" calcext:value-type="string">
            <text:p>$9,800.22</text:p>
          </table:table-cell>
          <table:table-cell office:value-type="string" calcext:value-type="string">
            <text:p>$9,869.24</text:p>
          </table:table-cell>
          <table:table-cell office:value-type="string" calcext:value-type="string">
            <text:p>$9,663.22</text:p>
          </table:table-cell>
          <table:table-cell office:value-type="string" calcext:value-type="string">
            <text:p>$9,665.53</text:p>
          </table:table-cell>
          <table:table-cell office:value-type="string" calcext:value-type="string">
            <text:p>$23,509,628,646</text:p>
          </table:table-cell>
          <table:table-cell office:value-type="string" calcext:value-type="string">
            <text:p>$177,801,825,145</text:p>
          </table:table-cell>
        </table:table-row>
        <table:table-row table:style-name="ro2">
          <table:table-cell office:value-type="string" calcext:value-type="string">
            <text:p>Jun 04, 2020</text:p>
          </table:table-cell>
          <table:table-cell office:value-type="string" calcext:value-type="string">
            <text:p>$9,655.85</text:p>
          </table:table-cell>
          <table:table-cell office:value-type="string" calcext:value-type="string">
            <text:p>$9,887.61</text:p>
          </table:table-cell>
          <table:table-cell office:value-type="string" calcext:value-type="string">
            <text:p>$9,525.25</text:p>
          </table:table-cell>
          <table:table-cell office:value-type="string" calcext:value-type="string">
            <text:p>$9,800.64</text:p>
          </table:table-cell>
          <table:table-cell office:value-type="string" calcext:value-type="string">
            <text:p>$25,921,805,072</text:p>
          </table:table-cell>
          <table:table-cell office:value-type="string" calcext:value-type="string">
            <text:p>$180,276,153,545</text:p>
          </table:table-cell>
        </table:table-row>
        <table:table-row table:style-name="ro2">
          <table:table-cell office:value-type="string" calcext:value-type="string">
            <text:p>Jun 03, 2020</text:p>
          </table:table-cell>
          <table:table-cell office:value-type="string" calcext:value-type="string">
            <text:p>$9,533.76</text:p>
          </table:table-cell>
          <table:table-cell office:value-type="string" calcext:value-type="string">
            <text:p>$9,682.86</text:p>
          </table:table-cell>
          <table:table-cell office:value-type="string" calcext:value-type="string">
            <text:p>$9,471.85</text:p>
          </table:table-cell>
          <table:table-cell office:value-type="string" calcext:value-type="string">
            <text:p>$9,656.72</text:p>
          </table:table-cell>
          <table:table-cell office:value-type="string" calcext:value-type="string">
            <text:p>$25,007,459,262</text:p>
          </table:table-cell>
          <table:table-cell office:value-type="string" calcext:value-type="string">
            <text:p>$177,619,631,126</text:p>
          </table:table-cell>
        </table:table-row>
        <table:table-row table:style-name="ro2">
          <table:table-cell office:value-type="string" calcext:value-type="string">
            <text:p>Jun 02, 2020</text:p>
          </table:table-cell>
          <table:table-cell office:value-type="string" calcext:value-type="string">
            <text:p>$10,162.97</text:p>
          </table:table-cell>
          <table:table-cell office:value-type="string" calcext:value-type="string">
            <text:p>$10,182.34</text:p>
          </table:table-cell>
          <table:table-cell office:value-type="string" calcext:value-type="string">
            <text:p>$9,460.57</text:p>
          </table:table-cell>
          <table:table-cell office:value-type="string" calcext:value-type="string">
            <text:p>$9,529.80</text:p>
          </table:table-cell>
          <table:table-cell office:value-type="string" calcext:value-type="string">
            <text:p>$39,137,252,109</text:p>
          </table:table-cell>
          <table:table-cell office:value-type="string" calcext:value-type="string">
            <text:p>$175,277,218,229</text:p>
          </table:table-cell>
        </table:table-row>
        <table:table-row table:style-name="ro2">
          <table:table-cell office:value-type="string" calcext:value-type="string">
            <text:p>Jun 01, 2020</text:p>
          </table:table-cell>
          <table:table-cell office:value-type="string" calcext:value-type="string">
            <text:p>$9,463.61</text:p>
          </table:table-cell>
          <table:table-cell office:value-type="string" calcext:value-type="string">
            <text:p>$10,199.56</text:p>
          </table:table-cell>
          <table:table-cell office:value-type="string" calcext:value-type="string">
            <text:p>$9,450.90</text:p>
          </table:table-cell>
          <table:table-cell office:value-type="string" calcext:value-type="string">
            <text:p>$10,167.27</text:p>
          </table:table-cell>
          <table:table-cell office:value-type="string" calcext:value-type="string">
            <text:p>$35,198,901,068</text:p>
          </table:table-cell>
          <table:table-cell office:value-type="string" calcext:value-type="string">
            <text:p>$186,993,405,740</text:p>
          </table:table-cell>
        </table:table-row>
        <table:table-row table:style-name="ro2">
          <table:table-cell office:value-type="string" calcext:value-type="string">
            <text:p>May 31, 2020</text:p>
          </table:table-cell>
          <table:table-cell office:value-type="string" calcext:value-type="string">
            <text:p>$9,700.11</text:p>
          </table:table-cell>
          <table:table-cell office:value-type="string" calcext:value-type="string">
            <text:p>$9,700.34</text:p>
          </table:table-cell>
          <table:table-cell office:value-type="string" calcext:value-type="string">
            <text:p>$9,432.30</text:p>
          </table:table-cell>
          <table:table-cell office:value-type="string" calcext:value-type="string">
            <text:p>$9,461.06</text:p>
          </table:table-cell>
          <table:table-cell office:value-type="string" calcext:value-type="string">
            <text:p>$27,773,290,299</text:p>
          </table:table-cell>
          <table:table-cell office:value-type="string" calcext:value-type="string">
            <text:p>$173,997,151,930</text:p>
          </table:table-cell>
        </table:table-row>
        <table:table-row table:style-name="ro2">
          <table:table-cell office:value-type="string" calcext:value-type="string">
            <text:p>May 30, 2020</text:p>
          </table:table-cell>
          <table:table-cell office:value-type="string" calcext:value-type="string">
            <text:p>$9,438.91</text:p>
          </table:table-cell>
          <table:table-cell office:value-type="string" calcext:value-type="string">
            <text:p>$9,704.03</text:p>
          </table:table-cell>
          <table:table-cell office:value-type="string" calcext:value-type="string">
            <text:p>$9,366.73</text:p>
          </table:table-cell>
          <table:table-cell office:value-type="string" calcext:value-type="string">
            <text:p>$9,700.41</text:p>
          </table:table-cell>
          <table:table-cell office:value-type="string" calcext:value-type="string">
            <text:p>$32,722,975,141</text:p>
          </table:table-cell>
          <table:table-cell office:value-type="string" calcext:value-type="string">
            <text:p>$178,390,129,758</text:p>
          </table:table-cell>
        </table:table-row>
        <table:table-row table:style-name="ro2">
          <table:table-cell office:value-type="string" calcext:value-type="string">
            <text:p>May 29, 2020</text:p>
          </table:table-cell>
          <table:table-cell office:value-type="string" calcext:value-type="string">
            <text:p>$9,528.36</text:p>
          </table:table-cell>
          <table:table-cell office:value-type="string" calcext:value-type="string">
            <text:p>$9,573.67</text:p>
          </table:table-cell>
          <table:table-cell office:value-type="string" calcext:value-type="string">
            <text:p>$9,379.34</text:p>
          </table:table-cell>
          <table:table-cell office:value-type="string" calcext:value-type="string">
            <text:p>$9,439.12</text:p>
          </table:table-cell>
          <table:table-cell office:value-type="string" calcext:value-type="string">
            <text:p>$32,896,642,044</text:p>
          </table:table-cell>
          <table:table-cell office:value-type="string" calcext:value-type="string">
            <text:p>$173,575,756,364</text:p>
          </table:table-cell>
        </table:table-row>
        <table:table-row table:style-name="ro2">
          <table:table-cell office:value-type="string" calcext:value-type="string">
            <text:p>May 28, 2020</text:p>
          </table:table-cell>
          <table:table-cell office:value-type="string" calcext:value-type="string">
            <text:p>$9,184.94</text:p>
          </table:table-cell>
          <table:table-cell office:value-type="string" calcext:value-type="string">
            <text:p>$9,546.32</text:p>
          </table:table-cell>
          <table:table-cell office:value-type="string" calcext:value-type="string">
            <text:p>$9,148.46</text:p>
          </table:table-cell>
          <table:table-cell office:value-type="string" calcext:value-type="string">
            <text:p>$9,525.75</text:p>
          </table:table-cell>
          <table:table-cell office:value-type="string" calcext:value-type="string">
            <text:p>$34,367,073,114</text:p>
          </table:table-cell>
          <table:table-cell office:value-type="string" calcext:value-type="string">
            <text:p>$175,161,235,290</text:p>
          </table:table-cell>
        </table:table-row>
        <table:table-row table:style-name="ro2">
          <table:table-cell office:value-type="string" calcext:value-type="string">
            <text:p>May 27, 2020</text:p>
          </table:table-cell>
          <table:table-cell office:value-type="string" calcext:value-type="string">
            <text:p>$8,837.38</text:p>
          </table:table-cell>
          <table:table-cell office:value-type="string" calcext:value-type="string">
            <text:p>$9,203.32</text:p>
          </table:table-cell>
          <table:table-cell office:value-type="string" calcext:value-type="string">
            <text:p>$8,834.16</text:p>
          </table:table-cell>
          <table:table-cell office:value-type="string" calcext:value-type="string">
            <text:p>$9,181.02</text:p>
          </table:table-cell>
          <table:table-cell office:value-type="string" calcext:value-type="string">
            <text:p>$32,740,536,902</text:p>
          </table:table-cell>
          <table:table-cell office:value-type="string" calcext:value-type="string">
            <text:p>$168,814,700,531</text:p>
          </table:table-cell>
        </table:table-row>
        <table:table-row table:style-name="ro2">
          <table:table-cell office:value-type="string" calcext:value-type="string">
            <text:p>May 26, 2020</text:p>
          </table:table-cell>
          <table:table-cell office:value-type="string" calcext:value-type="string">
            <text:p>$8,909.59</text:p>
          </table:table-cell>
          <table:table-cell office:value-type="string" calcext:value-type="string">
            <text:p>$8,991.97</text:p>
          </table:table-cell>
          <table:table-cell office:value-type="string" calcext:value-type="string">
            <text:p>$8,757.29</text:p>
          </table:table-cell>
          <table:table-cell office:value-type="string" calcext:value-type="string">
            <text:p>$8,835.05</text:p>
          </table:table-cell>
          <table:table-cell office:value-type="string" calcext:value-type="string">
            <text:p>$29,584,186,947</text:p>
          </table:table-cell>
          <table:table-cell office:value-type="string" calcext:value-type="string">
            <text:p>$162,445,535,235</text:p>
          </table:table-cell>
        </table:table-row>
        <table:table-row table:style-name="ro2">
          <table:table-cell office:value-type="string" calcext:value-type="string">
            <text:p>May 25, 2020</text:p>
          </table:table-cell>
          <table:table-cell office:value-type="string" calcext:value-type="string">
            <text:p>$8,786.11</text:p>
          </table:table-cell>
          <table:table-cell office:value-type="string" calcext:value-type="string">
            <text:p>$8,951.01</text:p>
          </table:table-cell>
          <table:table-cell office:value-type="string" calcext:value-type="string">
            <text:p>$8,719.67</text:p>
          </table:table-cell>
          <table:table-cell office:value-type="string" calcext:value-type="string">
            <text:p>$8,906.93</text:p>
          </table:table-cell>
          <table:table-cell office:value-type="string" calcext:value-type="string">
            <text:p>$31,288,157,264</text:p>
          </table:table-cell>
          <table:table-cell office:value-type="string" calcext:value-type="string">
            <text:p>$163,760,453,116</text:p>
          </table:table-cell>
        </table:table-row>
        <table:table-row table:style-name="ro2">
          <table:table-cell office:value-type="string" calcext:value-type="string">
            <text:p>May 24, 2020</text:p>
          </table:table-cell>
          <table:table-cell office:value-type="string" calcext:value-type="string">
            <text:p>$9,212.28</text:p>
          </table:table-cell>
          <table:table-cell office:value-type="string" calcext:value-type="string">
            <text:p>$9,288.40</text:p>
          </table:table-cell>
          <table:table-cell office:value-type="string" calcext:value-type="string">
            <text:p>$8,787.25</text:p>
          </table:table-cell>
          <table:table-cell office:value-type="string" calcext:value-type="string">
            <text:p>$8,790.37</text:p>
          </table:table-cell>
          <table:table-cell office:value-type="string" calcext:value-type="string">
            <text:p>$32,518,803,300</text:p>
          </table:table-cell>
          <table:table-cell office:value-type="string" calcext:value-type="string">
            <text:p>$161,610,414,643</text:p>
          </table:table-cell>
        </table:table-row>
        <table:table-row table:style-name="ro2">
          <table:table-cell office:value-type="string" calcext:value-type="string">
            <text:p>May 23, 2020</text:p>
          </table:table-cell>
          <table:table-cell office:value-type="string" calcext:value-type="string">
            <text:p>$9,185.06</text:p>
          </table:table-cell>
          <table:table-cell office:value-type="string" calcext:value-type="string">
            <text:p>$9,302.50</text:p>
          </table:table-cell>
          <table:table-cell office:value-type="string" calcext:value-type="string">
            <text:p>$9,118.11</text:p>
          </table:table-cell>
          <table:table-cell office:value-type="string" calcext:value-type="string">
            <text:p>$9,209.29</text:p>
          </table:table-cell>
          <table:table-cell office:value-type="string" calcext:value-type="string">
            <text:p>$27,727,866,812</text:p>
          </table:table-cell>
          <table:table-cell office:value-type="string" calcext:value-type="string">
            <text:p>$169,305,492,440</text:p>
          </table:table-cell>
        </table:table-row>
        <table:table-row table:style-name="ro2">
          <table:table-cell office:value-type="string" calcext:value-type="string">
            <text:p>May 22, 2020</text:p>
          </table:table-cell>
          <table:table-cell office:value-type="string" calcext:value-type="string">
            <text:p>$9,080.33</text:p>
          </table:table-cell>
          <table:table-cell office:value-type="string" calcext:value-type="string">
            <text:p>$9,232.94</text:p>
          </table:table-cell>
          <table:table-cell office:value-type="string" calcext:value-type="string">
            <text:p>$9,008.64</text:p>
          </table:table-cell>
          <table:table-cell office:value-type="string" calcext:value-type="string">
            <text:p>$9,182.58</text:p>
          </table:table-cell>
          <table:table-cell office:value-type="string" calcext:value-type="string">
            <text:p>$29,810,773,699</text:p>
          </table:table-cell>
          <table:table-cell office:value-type="string" calcext:value-type="string">
            <text:p>$168,807,619,957</text:p>
          </table:table-cell>
        </table:table-row>
        <table:table-row table:style-name="ro2">
          <table:table-cell office:value-type="string" calcext:value-type="string">
            <text:p>May 21, 2020</text:p>
          </table:table-cell>
          <table:table-cell office:value-type="string" calcext:value-type="string">
            <text:p>$9,522.74</text:p>
          </table:table-cell>
          <table:table-cell office:value-type="string" calcext:value-type="string">
            <text:p>$9,555.24</text:p>
          </table:table-cell>
          <table:table-cell office:value-type="string" calcext:value-type="string">
            <text:p>$8,869.93</text:p>
          </table:table-cell>
          <table:table-cell office:value-type="string" calcext:value-type="string">
            <text:p>$9,081.76</text:p>
          </table:table-cell>
          <table:table-cell office:value-type="string" calcext:value-type="string">
            <text:p>$39,326,160,532</text:p>
          </table:table-cell>
          <table:table-cell office:value-type="string" calcext:value-type="string">
            <text:p>$166,947,987,864</text:p>
          </table:table-cell>
        </table:table-row>
        <table:table-row table:style-name="ro2">
          <table:table-cell office:value-type="string" calcext:value-type="string">
            <text:p>May 20, 2020</text:p>
          </table:table-cell>
          <table:table-cell office:value-type="string" calcext:value-type="string">
            <text:p>$9,725.33</text:p>
          </table:table-cell>
          <table:table-cell office:value-type="string" calcext:value-type="string">
            <text:p>$9,804.79</text:p>
          </table:table-cell>
          <table:table-cell office:value-type="string" calcext:value-type="string">
            <text:p>$9,447.20</text:p>
          </table:table-cell>
          <table:table-cell office:value-type="string" calcext:value-type="string">
            <text:p>$9,522.98</text:p>
          </table:table-cell>
          <table:table-cell office:value-type="string" calcext:value-type="string">
            <text:p>$36,546,239,703</text:p>
          </table:table-cell>
          <table:table-cell office:value-type="string" calcext:value-type="string">
            <text:p>$175,050,963,475</text:p>
          </table:table-cell>
        </table:table-row>
        <table:table-row table:style-name="ro2">
          <table:table-cell office:value-type="string" calcext:value-type="string">
            <text:p>May 19, 2020</text:p>
          </table:table-cell>
          <table:table-cell office:value-type="string" calcext:value-type="string">
            <text:p>$9,727.06</text:p>
          </table:table-cell>
          <table:table-cell office:value-type="string" calcext:value-type="string">
            <text:p>$9,836.05</text:p>
          </table:table-cell>
          <table:table-cell office:value-type="string" calcext:value-type="string">
            <text:p>$9,539.62</text:p>
          </table:table-cell>
          <table:table-cell office:value-type="string" calcext:value-type="string">
            <text:p>$9,729.04</text:p>
          </table:table-cell>
          <table:table-cell office:value-type="string" calcext:value-type="string">
            <text:p>$39,254,288,955</text:p>
          </table:table-cell>
          <table:table-cell office:value-type="string" calcext:value-type="string">
            <text:p>$178,831,635,026</text:p>
          </table:table-cell>
        </table:table-row>
        <table:table-row table:style-name="ro2">
          <table:table-cell office:value-type="string" calcext:value-type="string">
            <text:p>May 18, 2020</text:p>
          </table:table-cell>
          <table:table-cell office:value-type="string" calcext:value-type="string">
            <text:p>$9,675.69</text:p>
          </table:table-cell>
          <table:table-cell office:value-type="string" calcext:value-type="string">
            <text:p>$9,906.03</text:p>
          </table:table-cell>
          <table:table-cell office:value-type="string" calcext:value-type="string">
            <text:p>$9,570.36</text:p>
          </table:table-cell>
          <table:table-cell office:value-type="string" calcext:value-type="string">
            <text:p>$9,726.57</text:p>
          </table:table-cell>
          <table:table-cell office:value-type="string" calcext:value-type="string">
            <text:p>$41,827,139,896</text:p>
          </table:table-cell>
          <table:table-cell office:value-type="string" calcext:value-type="string">
            <text:p>$178,779,483,464</text:p>
          </table:table-cell>
        </table:table-row>
        <table:table-row table:style-name="ro2">
          <table:table-cell office:value-type="string" calcext:value-type="string">
            <text:p>May 17, 2020</text:p>
          </table:table-cell>
          <table:table-cell office:value-type="string" calcext:value-type="string">
            <text:p>$9,374.93</text:p>
          </table:table-cell>
          <table:table-cell office:value-type="string" calcext:value-type="string">
            <text:p>$9,823.00</text:p>
          </table:table-cell>
          <table:table-cell office:value-type="string" calcext:value-type="string">
            <text:p>$9,349.55</text:p>
          </table:table-cell>
          <table:table-cell office:value-type="string" calcext:value-type="string">
            <text:p>$9,670.74</text:p>
          </table:table-cell>
          <table:table-cell office:value-type="string" calcext:value-type="string">
            <text:p>$40,084,250,663</text:p>
          </table:table-cell>
          <table:table-cell office:value-type="string" calcext:value-type="string">
            <text:p>$177,745,404,470</text:p>
          </table:table-cell>
        </table:table-row>
        <table:table-row table:style-name="ro2">
          <table:table-cell office:value-type="string" calcext:value-type="string">
            <text:p>May 16, 2020</text:p>
          </table:table-cell>
          <table:table-cell office:value-type="string" calcext:value-type="string">
            <text:p>$9,333.24</text:p>
          </table:table-cell>
          <table:table-cell office:value-type="string" calcext:value-type="string">
            <text:p>$9,564.20</text:p>
          </table:table-cell>
          <table:table-cell office:value-type="string" calcext:value-type="string">
            <text:p>$9,260.69</text:p>
          </table:table-cell>
          <table:table-cell office:value-type="string" calcext:value-type="string">
            <text:p>$9,377.01</text:p>
          </table:table-cell>
          <table:table-cell office:value-type="string" calcext:value-type="string">
            <text:p>$36,164,766,408</text:p>
          </table:table-cell>
          <table:table-cell office:value-type="string" calcext:value-type="string">
            <text:p>$172,340,956,579</text:p>
          </table:table-cell>
        </table:table-row>
        <table:table-row table:style-name="ro2">
          <table:table-cell office:value-type="string" calcext:value-type="string">
            <text:p>May 15, 2020</text:p>
          </table:table-cell>
          <table:table-cell office:value-type="string" calcext:value-type="string">
            <text:p>$9,734.29</text:p>
          </table:table-cell>
          <table:table-cell office:value-type="string" calcext:value-type="string">
            <text:p>$9,755.83</text:p>
          </table:table-cell>
          <table:table-cell office:value-type="string" calcext:value-type="string">
            <text:p>$9,261.40</text:p>
          </table:table-cell>
          <table:table-cell office:value-type="string" calcext:value-type="string">
            <text:p>$9,328.20</text:p>
          </table:table-cell>
          <table:table-cell office:value-type="string" calcext:value-type="string">
            <text:p>$48,158,802,327</text:p>
          </table:table-cell>
          <table:table-cell office:value-type="string" calcext:value-type="string">
            <text:p>$171,436,341,789</text:p>
          </table:table-cell>
        </table:table-row>
        <table:table-row table:style-name="ro2">
          <table:table-cell office:value-type="string" calcext:value-type="string">
            <text:p>May 14, 2020</text:p>
          </table:table-cell>
          <table:table-cell office:value-type="string" calcext:value-type="string">
            <text:p>$9,271.33</text:p>
          </table:table-cell>
          <table:table-cell office:value-type="string" calcext:value-type="string">
            <text:p>$9,793.27</text:p>
          </table:table-cell>
          <table:table-cell office:value-type="string" calcext:value-type="string">
            <text:p>$9,255.03</text:p>
          </table:table-cell>
          <table:table-cell office:value-type="string" calcext:value-type="string">
            <text:p>$9,733.72</text:p>
          </table:table-cell>
          <table:table-cell office:value-type="string" calcext:value-type="string">
            <text:p>$56,426,907,637</text:p>
          </table:table-cell>
          <table:table-cell office:value-type="string" calcext:value-type="string">
            <text:p>$178,881,641,547</text:p>
          </table:table-cell>
        </table:table-row>
        <table:table-row table:style-name="ro2">
          <table:table-cell office:value-type="string" calcext:value-type="string">
            <text:p>May 13, 2020</text:p>
          </table:table-cell>
          <table:table-cell office:value-type="string" calcext:value-type="string">
            <text:p>$8,805.39</text:p>
          </table:table-cell>
          <table:table-cell office:value-type="string" calcext:value-type="string">
            <text:p>$9,317.88</text:p>
          </table:table-cell>
          <table:table-cell office:value-type="string" calcext:value-type="string">
            <text:p>$8,805.39</text:p>
          </table:table-cell>
          <table:table-cell office:value-type="string" calcext:value-type="string">
            <text:p>$9,269.99</text:p>
          </table:table-cell>
          <table:table-cell office:value-type="string" calcext:value-type="string">
            <text:p>$45,558,144,023</text:p>
          </table:table-cell>
          <table:table-cell office:value-type="string" calcext:value-type="string">
            <text:p>$170,352,710,071</text:p>
          </table:table-cell>
        </table:table-row>
        <table:table-row table:style-name="ro2">
          <table:table-cell office:value-type="string" calcext:value-type="string">
            <text:p>May 12, 2020</text:p>
          </table:table-cell>
          <table:table-cell office:value-type="string" calcext:value-type="string">
            <text:p>$8,610.39</text:p>
          </table:table-cell>
          <table:table-cell office:value-type="string" calcext:value-type="string">
            <text:p>$8,949.90</text:p>
          </table:table-cell>
          <table:table-cell office:value-type="string" calcext:value-type="string">
            <text:p>$8,569.64</text:p>
          </table:table-cell>
          <table:table-cell office:value-type="string" calcext:value-type="string">
            <text:p>$8,804.48</text:p>
          </table:table-cell>
          <table:table-cell office:value-type="string" calcext:value-type="string">
            <text:p>$42,142,717,533</text:p>
          </table:table-cell>
          <table:table-cell office:value-type="string" calcext:value-type="string">
            <text:p>$161,791,577,301</text:p>
          </table:table-cell>
        </table:table-row>
        <table:table-row table:style-name="ro2">
          <table:table-cell office:value-type="string" calcext:value-type="string">
            <text:p>May 11, 2020</text:p>
          </table:table-cell>
          <table:table-cell office:value-type="string" calcext:value-type="string">
            <text:p>$8,755.54</text:p>
          </table:table-cell>
          <table:table-cell office:value-type="string" calcext:value-type="string">
            <text:p>$9,033.47</text:p>
          </table:table-cell>
          <table:table-cell office:value-type="string" calcext:value-type="string">
            <text:p>$8,374.32</text:p>
          </table:table-cell>
          <table:table-cell office:value-type="string" calcext:value-type="string">
            <text:p>$8,601.80</text:p>
          </table:table-cell>
          <table:table-cell office:value-type="string" calcext:value-type="string">
            <text:p>$57,119,858,802</text:p>
          </table:table-cell>
          <table:table-cell office:value-type="string" calcext:value-type="string">
            <text:p>$158,059,235,276</text:p>
          </table:table-cell>
        </table:table-row>
        <table:table-row table:style-name="ro2">
          <table:table-cell office:value-type="string" calcext:value-type="string">
            <text:p>May 10, 2020</text:p>
          </table:table-cell>
          <table:table-cell office:value-type="string" calcext:value-type="string">
            <text:p>$9,591.17</text:p>
          </table:table-cell>
          <table:table-cell office:value-type="string" calcext:value-type="string">
            <text:p>$9,595.58</text:p>
          </table:table-cell>
          <table:table-cell office:value-type="string" calcext:value-type="string">
            <text:p>$8,395.11</text:p>
          </table:table-cell>
          <table:table-cell office:value-type="string" calcext:value-type="string">
            <text:p>$8,756.43</text:p>
          </table:table-cell>
          <table:table-cell office:value-type="string" calcext:value-type="string">
            <text:p>$63,325,279,337</text:p>
          </table:table-cell>
          <table:table-cell office:value-type="string" calcext:value-type="string">
            <text:p>$160,884,755,211</text:p>
          </table:table-cell>
        </table:table-row>
        <table:table-row table:style-name="ro2">
          <table:table-cell office:value-type="string" calcext:value-type="string">
            <text:p>May 09, 2020</text:p>
          </table:table-cell>
          <table:table-cell office:value-type="string" calcext:value-type="string">
            <text:p>$9,840.91</text:p>
          </table:table-cell>
          <table:table-cell office:value-type="string" calcext:value-type="string">
            <text:p>$9,913.86</text:p>
          </table:table-cell>
          <table:table-cell office:value-type="string" calcext:value-type="string">
            <text:p>$9,580.64</text:p>
          </table:table-cell>
          <table:table-cell office:value-type="string" calcext:value-type="string">
            <text:p>$9,593.90</text:p>
          </table:table-cell>
          <table:table-cell office:value-type="string" calcext:value-type="string">
            <text:p>$46,566,121,841</text:p>
          </table:table-cell>
          <table:table-cell office:value-type="string" calcext:value-type="string">
            <text:p>$176,251,395,673</text:p>
          </table:table-cell>
        </table:table-row>
        <table:table-row table:style-name="ro2">
          <table:table-cell office:value-type="string" calcext:value-type="string">
            <text:p>May 08, 2020</text:p>
          </table:table-cell>
          <table:table-cell office:value-type="string" calcext:value-type="string">
            <text:p>$9,936.16</text:p>
          </table:table-cell>
          <table:table-cell office:value-type="string" calcext:value-type="string">
            <text:p>$9,996.74</text:p>
          </table:table-cell>
          <table:table-cell office:value-type="string" calcext:value-type="string">
            <text:p>$9,767.17</text:p>
          </table:table-cell>
          <table:table-cell office:value-type="string" calcext:value-type="string">
            <text:p>$9,842.67</text:p>
          </table:table-cell>
          <table:table-cell office:value-type="string" calcext:value-type="string">
            <text:p>$51,780,748,042</text:p>
          </table:table-cell>
          <table:table-cell office:value-type="string" calcext:value-type="string">
            <text:p>$180,804,859,844</text:p>
          </table:table-cell>
        </table:table-row>
        <table:table-row table:style-name="ro2">
          <table:table-cell office:value-type="string" calcext:value-type="string">
            <text:p>May 07, 2020</text:p>
          </table:table-cell>
          <table:table-cell office:value-type="string" calcext:value-type="string">
            <text:p>$9,261.90</text:p>
          </table:table-cell>
          <table:table-cell office:value-type="string" calcext:value-type="string">
            <text:p>$9,992.66</text:p>
          </table:table-cell>
          <table:table-cell office:value-type="string" calcext:value-type="string">
            <text:p>$9,138.32</text:p>
          </table:table-cell>
          <table:table-cell office:value-type="string" calcext:value-type="string">
            <text:p>$9,951.52</text:p>
          </table:table-cell>
          <table:table-cell office:value-type="string" calcext:value-type="string">
            <text:p>$61,112,700,562</text:p>
          </table:table-cell>
          <table:table-cell office:value-type="string" calcext:value-type="string">
            <text:p>$182,787,376,637</text:p>
          </table:table-cell>
        </table:table-row>
        <table:table-row table:style-name="ro2">
          <table:table-cell office:value-type="string" calcext:value-type="string">
            <text:p>May 06, 2020</text:p>
          </table:table-cell>
          <table:table-cell office:value-type="string" calcext:value-type="string">
            <text:p>$9,007.44</text:p>
          </table:table-cell>
          <table:table-cell office:value-type="string" calcext:value-type="string">
            <text:p>$9,411.47</text:p>
          </table:table-cell>
          <table:table-cell office:value-type="string" calcext:value-type="string">
            <text:p>$8,966.71</text:p>
          </table:table-cell>
          <table:table-cell office:value-type="string" calcext:value-type="string">
            <text:p>$9,268.76</text:p>
          </table:table-cell>
          <table:table-cell office:value-type="string" calcext:value-type="string">
            <text:p>$49,371,886,931</text:p>
          </table:table-cell>
          <table:table-cell office:value-type="string" calcext:value-type="string">
            <text:p>$170,229,620,935</text:p>
          </table:table-cell>
        </table:table-row>
        <table:table-row table:style-name="ro2">
          <table:table-cell office:value-type="string" calcext:value-type="string">
            <text:p>May 05, 2020</text:p>
          </table:table-cell>
          <table:table-cell office:value-type="string" calcext:value-type="string">
            <text:p>$8,912.83</text:p>
          </table:table-cell>
          <table:table-cell office:value-type="string" calcext:value-type="string">
            <text:p>$9,062.41</text:p>
          </table:table-cell>
          <table:table-cell office:value-type="string" calcext:value-type="string">
            <text:p>$8,856.83</text:p>
          </table:table-cell>
          <table:table-cell office:value-type="string" calcext:value-type="string">
            <text:p>$9,003.07</text:p>
          </table:table-cell>
          <table:table-cell office:value-type="string" calcext:value-type="string">
            <text:p>$43,148,462,663</text:p>
          </table:table-cell>
          <table:table-cell office:value-type="string" calcext:value-type="string">
            <text:p>$165,332,488,792</text:p>
          </table:table-cell>
        </table:table-row>
        <table:table-row table:style-name="ro2">
          <table:table-cell office:value-type="string" calcext:value-type="string">
            <text:p>May 04, 2020</text:p>
          </table:table-cell>
          <table:table-cell office:value-type="string" calcext:value-type="string">
            <text:p>$8,895.74</text:p>
          </table:table-cell>
          <table:table-cell office:value-type="string" calcext:value-type="string">
            <text:p>$8,956.91</text:p>
          </table:table-cell>
          <table:table-cell office:value-type="string" calcext:value-type="string">
            <text:p>$8,645.02</text:p>
          </table:table-cell>
          <table:table-cell office:value-type="string" calcext:value-type="string">
            <text:p>$8,912.65</text:p>
          </table:table-cell>
          <table:table-cell office:value-type="string" calcext:value-type="string">
            <text:p>$45,718,796,276</text:p>
          </table:table-cell>
          <table:table-cell office:value-type="string" calcext:value-type="string">
            <text:p>$163,654,493,632</text:p>
          </table:table-cell>
        </table:table-row>
        <table:table-row table:style-name="ro2">
          <table:table-cell office:value-type="string" calcext:value-type="string">
            <text:p>May 03, 2020</text:p>
          </table:table-cell>
          <table:table-cell office:value-type="string" calcext:value-type="string">
            <text:p>$8,983.61</text:p>
          </table:table-cell>
          <table:table-cell office:value-type="string" calcext:value-type="string">
            <text:p>$9,167.78</text:p>
          </table:table-cell>
          <table:table-cell office:value-type="string" calcext:value-type="string">
            <text:p>$8,830.97</text:p>
          </table:table-cell>
          <table:table-cell office:value-type="string" calcext:value-type="string">
            <text:p>$8,897.47</text:p>
          </table:table-cell>
          <table:table-cell office:value-type="string" calcext:value-type="string">
            <text:p>$47,101,785,174</text:p>
          </table:table-cell>
          <table:table-cell office:value-type="string" calcext:value-type="string">
            <text:p>$163,358,189,151</text:p>
          </table:table-cell>
        </table:table-row>
        <table:table-row table:style-name="ro2">
          <table:table-cell office:value-type="string" calcext:value-type="string">
            <text:p>May 02, 2020</text:p>
          </table:table-cell>
          <table:table-cell office:value-type="string" calcext:value-type="string">
            <text:p>$8,869.06</text:p>
          </table:table-cell>
          <table:table-cell office:value-type="string" calcext:value-type="string">
            <text:p>$9,007.19</text:p>
          </table:table-cell>
          <table:table-cell office:value-type="string" calcext:value-type="string">
            <text:p>$8,811.37</text:p>
          </table:table-cell>
          <table:table-cell office:value-type="string" calcext:value-type="string">
            <text:p>$8,988.60</text:p>
          </table:table-cell>
          <table:table-cell office:value-type="string" calcext:value-type="string">
            <text:p>$40,134,388,683</text:p>
          </table:table-cell>
          <table:table-cell office:value-type="string" calcext:value-type="string">
            <text:p>$165,012,307,600</text:p>
          </table:table-cell>
        </table:table-row>
        <table:table-row table:style-name="ro2">
          <table:table-cell office:value-type="string" calcext:value-type="string">
            <text:p>May 01, 2020</text:p>
          </table:table-cell>
          <table:table-cell office:value-type="string" calcext:value-type="string">
            <text:p>$8,672.78</text:p>
          </table:table-cell>
          <table:table-cell office:value-type="string" calcext:value-type="string">
            <text:p>$9,048.02</text:p>
          </table:table-cell>
          <table:table-cell office:value-type="string" calcext:value-type="string">
            <text:p>$8,667.76</text:p>
          </table:table-cell>
          <table:table-cell office:value-type="string" calcext:value-type="string">
            <text:p>$8,864.77</text:p>
          </table:table-cell>
          <table:table-cell office:value-type="string" calcext:value-type="string">
            <text:p>$44,068,389,997</text:p>
          </table:table-cell>
          <table:table-cell office:value-type="string" calcext:value-type="string">
            <text:p>$162,722,652,380</text:p>
          </table:table-cell>
        </table:table-row>
        <table:table-row table:style-name="ro2">
          <table:table-cell office:value-type="string" calcext:value-type="string">
            <text:p>Apr 30, 2020</text:p>
          </table:table-cell>
          <table:table-cell office:value-type="string" calcext:value-type="string">
            <text:p>$8,797.67</text:p>
          </table:table-cell>
          <table:table-cell office:value-type="string" calcext:value-type="string">
            <text:p>$9,440.65</text:p>
          </table:table-cell>
          <table:table-cell office:value-type="string" calcext:value-type="string">
            <text:p>$8,533.26</text:p>
          </table:table-cell>
          <table:table-cell office:value-type="string" calcext:value-type="string">
            <text:p>$8,658.55</text:p>
          </table:table-cell>
          <table:table-cell office:value-type="string" calcext:value-type="string">
            <text:p>$66,964,629,541</text:p>
          </table:table-cell>
          <table:table-cell office:value-type="string" calcext:value-type="string">
            <text:p>$158,922,133,909</text:p>
          </table:table-cell>
        </table:table-row>
        <table:table-row table:style-name="ro2">
          <table:table-cell office:value-type="string" calcext:value-type="string">
            <text:p>Apr 29, 2020</text:p>
          </table:table-cell>
          <table:table-cell office:value-type="string" calcext:value-type="string">
            <text:p>$7,806.71</text:p>
          </table:table-cell>
          <table:table-cell office:value-type="string" calcext:value-type="string">
            <text:p>$8,871.75</text:p>
          </table:table-cell>
          <table:table-cell office:value-type="string" calcext:value-type="string">
            <text:p>$7,786.05</text:p>
          </table:table-cell>
          <table:table-cell office:value-type="string" calcext:value-type="string">
            <text:p>$8,801.04</text:p>
          </table:table-cell>
          <table:table-cell office:value-type="string" calcext:value-type="string">
            <text:p>$60,201,052,203</text:p>
          </table:table-cell>
          <table:table-cell office:value-type="string" calcext:value-type="string">
            <text:p>$161,522,471,385</text:p>
          </table:table-cell>
        </table:table-row>
        <table:table-row table:style-name="ro2">
          <table:table-cell office:value-type="string" calcext:value-type="string">
            <text:p>Apr 28, 2020</text:p>
          </table:table-cell>
          <table:table-cell office:value-type="string" calcext:value-type="string">
            <text:p>$7,796.97</text:p>
          </table:table-cell>
          <table:table-cell office:value-type="string" calcext:value-type="string">
            <text:p>$7,814.53</text:p>
          </table:table-cell>
          <table:table-cell office:value-type="string" calcext:value-type="string">
            <text:p>$7,730.81</text:p>
          </table:table-cell>
          <table:table-cell office:value-type="string" calcext:value-type="string">
            <text:p>$7,807.06</text:p>
          </table:table-cell>
          <table:table-cell office:value-type="string" calcext:value-type="string">
            <text:p>$33,187,959,921</text:p>
          </table:table-cell>
          <table:table-cell office:value-type="string" calcext:value-type="string">
            <text:p>$143,266,252,261</text:p>
          </table:table-cell>
        </table:table-row>
        <table:table-row table:style-name="ro2">
          <table:table-cell office:value-type="string" calcext:value-type="string">
            <text:p>Apr 27, 2020</text:p>
          </table:table-cell>
          <table:table-cell office:value-type="string" calcext:value-type="string">
            <text:p>$7,679.42</text:p>
          </table:table-cell>
          <table:table-cell office:value-type="string" calcext:value-type="string">
            <text:p>$7,795.60</text:p>
          </table:table-cell>
          <table:table-cell office:value-type="string" calcext:value-type="string">
            <text:p>$7,679.42</text:p>
          </table:table-cell>
          <table:table-cell office:value-type="string" calcext:value-type="string">
            <text:p>$7,795.60</text:p>
          </table:table-cell>
          <table:table-cell office:value-type="string" calcext:value-type="string">
            <text:p>$36,162,144,725</text:p>
          </table:table-cell>
          <table:table-cell office:value-type="string" calcext:value-type="string">
            <text:p>$143,040,988,590</text:p>
          </table:table-cell>
        </table:table-row>
        <table:table-row table:style-name="ro2">
          <table:table-cell office:value-type="string" calcext:value-type="string">
            <text:p>Apr 26, 2020</text:p>
          </table:table-cell>
          <table:table-cell office:value-type="string" calcext:value-type="string">
            <text:p>$7,570.14</text:p>
          </table:table-cell>
          <table:table-cell office:value-type="string" calcext:value-type="string">
            <text:p>$7,700.59</text:p>
          </table:table-cell>
          <table:table-cell office:value-type="string" calcext:value-type="string">
            <text:p>$7,561.41</text:p>
          </table:table-cell>
          <table:table-cell office:value-type="string" calcext:value-type="string">
            <text:p>$7,679.87</text:p>
          </table:table-cell>
          <table:table-cell office:value-type="string" calcext:value-type="string">
            <text:p>$33,070,154,491</text:p>
          </table:table-cell>
          <table:table-cell office:value-type="string" calcext:value-type="string">
            <text:p>$140,903,867,573</text:p>
          </table:table-cell>
        </table:table-row>
        <table:table-row table:style-name="ro2">
          <table:table-cell office:value-type="string" calcext:value-type="string">
            <text:p>Apr 25, 2020</text:p>
          </table:table-cell>
          <table:table-cell office:value-type="string" calcext:value-type="string">
            <text:p>$7,550.48</text:p>
          </table:table-cell>
          <table:table-cell office:value-type="string" calcext:value-type="string">
            <text:p>$7,641.36</text:p>
          </table:table-cell>
          <table:table-cell office:value-type="string" calcext:value-type="string">
            <text:p>$7,521.67</text:p>
          </table:table-cell>
          <table:table-cell office:value-type="string" calcext:value-type="string">
            <text:p>$7,569.94</text:p>
          </table:table-cell>
          <table:table-cell office:value-type="string" calcext:value-type="string">
            <text:p>$32,941,541,447</text:p>
          </table:table-cell>
          <table:table-cell office:value-type="string" calcext:value-type="string">
            <text:p>$138,874,072,264</text:p>
          </table:table-cell>
        </table:table-row>
        <table:table-row table:style-name="ro2">
          <table:table-cell office:value-type="string" calcext:value-type="string">
            <text:p>Apr 24, 2020</text:p>
          </table:table-cell>
          <table:table-cell office:value-type="string" calcext:value-type="string">
            <text:p>$7,434.18</text:p>
          </table:table-cell>
          <table:table-cell office:value-type="string" calcext:value-type="string">
            <text:p>$7,574.20</text:p>
          </table:table-cell>
          <table:table-cell office:value-type="string" calcext:value-type="string">
            <text:p>$7,434.18</text:p>
          </table:table-cell>
          <table:table-cell office:value-type="string" calcext:value-type="string">
            <text:p>$7,550.90</text:p>
          </table:table-cell>
          <table:table-cell office:value-type="string" calcext:value-type="string">
            <text:p>$34,636,526,286</text:p>
          </table:table-cell>
          <table:table-cell office:value-type="string" calcext:value-type="string">
            <text:p>$138,512,029,491</text:p>
          </table:table-cell>
        </table:table-row>
        <table:table-row table:style-name="ro2">
          <table:table-cell office:value-type="string" calcext:value-type="string">
            <text:p>Apr 23, 2020</text:p>
          </table:table-cell>
          <table:table-cell office:value-type="string" calcext:value-type="string">
            <text:p>$7,121.31</text:p>
          </table:table-cell>
          <table:table-cell office:value-type="string" calcext:value-type="string">
            <text:p>$7,491.78</text:p>
          </table:table-cell>
          <table:table-cell office:value-type="string" calcext:value-type="string">
            <text:p>$7,081.59</text:p>
          </table:table-cell>
          <table:table-cell office:value-type="string" calcext:value-type="string">
            <text:p>$7,429.72</text:p>
          </table:table-cell>
          <table:table-cell office:value-type="string" calcext:value-type="string">
            <text:p>$43,500,782,316</text:p>
          </table:table-cell>
          <table:table-cell office:value-type="string" calcext:value-type="string">
            <text:p>$136,275,638,031</text:p>
          </table:table-cell>
        </table:table-row>
        <table:table-row table:style-name="ro2">
          <table:table-cell office:value-type="string" calcext:value-type="string">
            <text:p>Apr 22, 2020</text:p>
          </table:table-cell>
          <table:table-cell office:value-type="string" calcext:value-type="string">
            <text:p>$6,879.44</text:p>
          </table:table-cell>
          <table:table-cell office:value-type="string" calcext:value-type="string">
            <text:p>$7,145.87</text:p>
          </table:table-cell>
          <table:table-cell office:value-type="string" calcext:value-type="string">
            <text:p>$6,867.78</text:p>
          </table:table-cell>
          <table:table-cell office:value-type="string" calcext:value-type="string">
            <text:p>$7,117.21</text:p>
          </table:table-cell>
          <table:table-cell office:value-type="string" calcext:value-type="string">
            <text:p>$33,249,153,866</text:p>
          </table:table-cell>
          <table:table-cell office:value-type="string" calcext:value-type="string">
            <text:p>$130,530,916,077</text:p>
          </table:table-cell>
        </table:table-row>
        <table:table-row table:style-name="ro2">
          <table:table-cell office:value-type="string" calcext:value-type="string">
            <text:p>Apr 21, 2020</text:p>
          </table:table-cell>
          <table:table-cell office:value-type="string" calcext:value-type="string">
            <text:p>$6,879.78</text:p>
          </table:table-cell>
          <table:table-cell office:value-type="string" calcext:value-type="string">
            <text:p>$6,934.55</text:p>
          </table:table-cell>
          <table:table-cell office:value-type="string" calcext:value-type="string">
            <text:p>$6,834.44</text:p>
          </table:table-cell>
          <table:table-cell office:value-type="string" calcext:value-type="string">
            <text:p>$6,880.32</text:p>
          </table:table-cell>
          <table:table-cell office:value-type="string" calcext:value-type="string">
            <text:p>$32,589,741,511</text:p>
          </table:table-cell>
          <table:table-cell office:value-type="string" calcext:value-type="string">
            <text:p>$126,175,238,603</text:p>
          </table:table-cell>
        </table:table-row>
        <table:table-row table:style-name="ro2">
          <table:table-cell office:value-type="string" calcext:value-type="string">
            <text:p>Apr 20, 2020</text:p>
          </table:table-cell>
          <table:table-cell office:value-type="string" calcext:value-type="string">
            <text:p>$7,186.87</text:p>
          </table:table-cell>
          <table:table-cell office:value-type="string" calcext:value-type="string">
            <text:p>$7,240.29</text:p>
          </table:table-cell>
          <table:table-cell office:value-type="string" calcext:value-type="string">
            <text:p>$6,835.50</text:p>
          </table:table-cell>
          <table:table-cell office:value-type="string" calcext:value-type="string">
            <text:p>$6,881.96</text:p>
          </table:table-cell>
          <table:table-cell office:value-type="string" calcext:value-type="string">
            <text:p>$37,747,113,936</text:p>
          </table:table-cell>
          <table:table-cell office:value-type="string" calcext:value-type="string">
            <text:p>$126,192,239,912</text:p>
          </table:table-cell>
        </table:table-row>
        <table:table-row table:style-name="ro2">
          <table:table-cell office:value-type="string" calcext:value-type="string">
            <text:p>Apr 19, 2020</text:p>
          </table:table-cell>
          <table:table-cell office:value-type="string" calcext:value-type="string">
            <text:p>$7,260.92</text:p>
          </table:table-cell>
          <table:table-cell office:value-type="string" calcext:value-type="string">
            <text:p>$7,280.52</text:p>
          </table:table-cell>
          <table:table-cell office:value-type="string" calcext:value-type="string">
            <text:p>$7,167.05</text:p>
          </table:table-cell>
          <table:table-cell office:value-type="string" calcext:value-type="string">
            <text:p>$7,189.42</text:p>
          </table:table-cell>
          <table:table-cell office:value-type="string" calcext:value-type="string">
            <text:p>$31,311,210,215</text:p>
          </table:table-cell>
          <table:table-cell office:value-type="string" calcext:value-type="string">
            <text:p>$131,815,853,850</text:p>
          </table:table-cell>
        </table:table-row>
        <table:table-row table:style-name="ro2">
          <table:table-cell office:value-type="string" calcext:value-type="string">
            <text:p>Apr 18, 2020</text:p>
          </table:table-cell>
          <table:table-cell office:value-type="string" calcext:value-type="string">
            <text:p>$7,092.29</text:p>
          </table:table-cell>
          <table:table-cell office:value-type="string" calcext:value-type="string">
            <text:p>$7,269.96</text:p>
          </table:table-cell>
          <table:table-cell office:value-type="string" calcext:value-type="string">
            <text:p>$7,089.25</text:p>
          </table:table-cell>
          <table:table-cell office:value-type="string" calcext:value-type="string">
            <text:p>$7,257.66</text:p>
          </table:table-cell>
          <table:table-cell office:value-type="string" calcext:value-type="string">
            <text:p>$32,447,188,386</text:p>
          </table:table-cell>
          <table:table-cell office:value-type="string" calcext:value-type="string">
            <text:p>$133,053,136,876</text:p>
          </table:table-cell>
        </table:table-row>
        <table:table-row table:style-name="ro2">
          <table:table-cell office:value-type="string" calcext:value-type="string">
            <text:p>Apr 17, 2020</text:p>
          </table:table-cell>
          <table:table-cell office:value-type="string" calcext:value-type="string">
            <text:p>$7,116.55</text:p>
          </table:table-cell>
          <table:table-cell office:value-type="string" calcext:value-type="string">
            <text:p>$7,167.18</text:p>
          </table:table-cell>
          <table:table-cell office:value-type="string" calcext:value-type="string">
            <text:p>$7,050.33</text:p>
          </table:table-cell>
          <table:table-cell office:value-type="string" calcext:value-type="string">
            <text:p>$7,096.18</text:p>
          </table:table-cell>
          <table:table-cell office:value-type="string" calcext:value-type="string">
            <text:p>$32,513,423,567</text:p>
          </table:table-cell>
          <table:table-cell office:value-type="string" calcext:value-type="string">
            <text:p>$130,078,472,088</text:p>
          </table:table-cell>
        </table:table-row>
        <table:table-row table:style-name="ro2">
          <table:table-cell office:value-type="string" calcext:value-type="string">
            <text:p>Apr 16, 2020</text:p>
          </table:table-cell>
          <table:table-cell office:value-type="string" calcext:value-type="string">
            <text:p>$6,640.45</text:p>
          </table:table-cell>
          <table:table-cell office:value-type="string" calcext:value-type="string">
            <text:p>$7,134.45</text:p>
          </table:table-cell>
          <table:table-cell office:value-type="string" calcext:value-type="string">
            <text:p>$6,555.50</text:p>
          </table:table-cell>
          <table:table-cell office:value-type="string" calcext:value-type="string">
            <text:p>$7,116.80</text:p>
          </table:table-cell>
          <table:table-cell office:value-type="string" calcext:value-type="string">
            <text:p>$46,783,242,377</text:p>
          </table:table-cell>
          <table:table-cell office:value-type="string" calcext:value-type="string">
            <text:p>$130,445,413,270</text:p>
          </table:table-cell>
        </table:table-row>
        <table:table-row table:style-name="ro2">
          <table:table-cell office:value-type="string" calcext:value-type="string">
            <text:p>Apr 15, 2020</text:p>
          </table:table-cell>
          <table:table-cell office:value-type="string" calcext:value-type="string">
            <text:p>$6,845.56</text:p>
          </table:table-cell>
          <table:table-cell office:value-type="string" calcext:value-type="string">
            <text:p>$6,928.66</text:p>
          </table:table-cell>
          <table:table-cell office:value-type="string" calcext:value-type="string">
            <text:p>$6,633.40</text:p>
          </table:table-cell>
          <table:table-cell office:value-type="string" calcext:value-type="string">
            <text:p>$6,642.11</text:p>
          </table:table-cell>
          <table:table-cell office:value-type="string" calcext:value-type="string">
            <text:p>$32,288,311,031</text:p>
          </table:table-cell>
          <table:table-cell office:value-type="string" calcext:value-type="string">
            <text:p>$121,731,940,639</text:p>
          </table:table-cell>
        </table:table-row>
        <table:table-row table:style-name="ro2">
          <table:table-cell office:value-type="string" calcext:value-type="string">
            <text:p>Apr 14, 2020</text:p>
          </table:table-cell>
          <table:table-cell office:value-type="string" calcext:value-type="string">
            <text:p>$6,843.28</text:p>
          </table:table-cell>
          <table:table-cell office:value-type="string" calcext:value-type="string">
            <text:p>$6,958.56</text:p>
          </table:table-cell>
          <table:table-cell office:value-type="string" calcext:value-type="string">
            <text:p>$6,793.82</text:p>
          </table:table-cell>
          <table:table-cell office:value-type="string" calcext:value-type="string">
            <text:p>$6,842.43</text:p>
          </table:table-cell>
          <table:table-cell office:value-type="string" calcext:value-type="string">
            <text:p>$34,110,434,052</text:p>
          </table:table-cell>
          <table:table-cell office:value-type="string" calcext:value-type="string">
            <text:p>$125,388,687,977</text:p>
          </table:table-cell>
        </table:table-row>
        <table:table-row table:style-name="ro2">
          <table:table-cell office:value-type="string" calcext:value-type="string">
            <text:p>Apr 13, 2020</text:p>
          </table:table-cell>
          <table:table-cell table:number-columns-repeated="2" office:value-type="string" calcext:value-type="string">
            <text:p>$6,965.62</text:p>
          </table:table-cell>
          <table:table-cell office:value-type="string" calcext:value-type="string">
            <text:p>$6,668.26</text:p>
          </table:table-cell>
          <table:table-cell office:value-type="string" calcext:value-type="string">
            <text:p>$6,845.04</text:p>
          </table:table-cell>
          <table:table-cell office:value-type="string" calcext:value-type="string">
            <text:p>$38,619,308,647</text:p>
          </table:table-cell>
          <table:table-cell office:value-type="string" calcext:value-type="string">
            <text:p>$125,422,221,237</text:p>
          </table:table-cell>
        </table:table-row>
        <table:table-row table:style-name="ro2">
          <table:table-cell office:value-type="string" calcext:value-type="string">
            <text:p>Apr 12, 2020</text:p>
          </table:table-cell>
          <table:table-cell office:value-type="string" calcext:value-type="string">
            <text:p>$6,858.07</text:p>
          </table:table-cell>
          <table:table-cell office:value-type="string" calcext:value-type="string">
            <text:p>$7,119.95</text:p>
          </table:table-cell>
          <table:table-cell office:value-type="string" calcext:value-type="string">
            <text:p>$6,811.08</text:p>
          </table:table-cell>
          <table:table-cell office:value-type="string" calcext:value-type="string">
            <text:p>$6,971.09</text:p>
          </table:table-cell>
          <table:table-cell office:value-type="string" calcext:value-type="string">
            <text:p>$35,759,567,632</text:p>
          </table:table-cell>
          <table:table-cell office:value-type="string" calcext:value-type="string">
            <text:p>$127,716,846,208</text:p>
          </table:table-cell>
        </table:table-row>
        <table:table-row table:style-name="ro2">
          <table:table-cell office:value-type="string" calcext:value-type="string">
            <text:p>Apr 11, 2020</text:p>
          </table:table-cell>
          <table:table-cell office:value-type="string" calcext:value-type="string">
            <text:p>$6,867.44</text:p>
          </table:table-cell>
          <table:table-cell office:value-type="string" calcext:value-type="string">
            <text:p>$6,926.07</text:p>
          </table:table-cell>
          <table:table-cell office:value-type="string" calcext:value-type="string">
            <text:p>$6,789.92</text:p>
          </table:table-cell>
          <table:table-cell office:value-type="string" calcext:value-type="string">
            <text:p>$6,859.08</text:p>
          </table:table-cell>
          <table:table-cell office:value-type="string" calcext:value-type="string">
            <text:p>$31,222,085,946</text:p>
          </table:table-cell>
          <table:table-cell office:value-type="string" calcext:value-type="string">
            <text:p>$125,651,623,116</text:p>
          </table:table-cell>
        </table:table-row>
        <table:table-row table:style-name="ro2">
          <table:table-cell office:value-type="string" calcext:value-type="string">
            <text:p>Apr 10, 2020</text:p>
          </table:table-cell>
          <table:table-cell table:number-columns-repeated="2" office:value-type="string" calcext:value-type="string">
            <text:p>$7,303.82</text:p>
          </table:table-cell>
          <table:table-cell office:value-type="string" calcext:value-type="string">
            <text:p>$6,802.47</text:p>
          </table:table-cell>
          <table:table-cell office:value-type="string" calcext:value-type="string">
            <text:p>$6,865.49</text:p>
          </table:table-cell>
          <table:table-cell office:value-type="string" calcext:value-type="string">
            <text:p>$43,622,840,992</text:p>
          </table:table-cell>
          <table:table-cell office:value-type="string" calcext:value-type="string">
            <text:p>$125,755,496,117</text:p>
          </table:table-cell>
        </table:table-row>
        <table:table-row table:style-name="ro2">
          <table:table-cell office:value-type="string" calcext:value-type="string">
            <text:p>Apr 09, 2020</text:p>
          </table:table-cell>
          <table:table-cell office:value-type="string" calcext:value-type="string">
            <text:p>$7,337.97</text:p>
          </table:table-cell>
          <table:table-cell office:value-type="string" calcext:value-type="string">
            <text:p>$7,341.45</text:p>
          </table:table-cell>
          <table:table-cell office:value-type="string" calcext:value-type="string">
            <text:p>$7,179.09</text:p>
          </table:table-cell>
          <table:table-cell office:value-type="string" calcext:value-type="string">
            <text:p>$7,302.09</text:p>
          </table:table-cell>
          <table:table-cell office:value-type="string" calcext:value-type="string">
            <text:p>$34,815,139,178</text:p>
          </table:table-cell>
          <table:table-cell office:value-type="string" calcext:value-type="string">
            <text:p>$133,737,857,010</text:p>
          </table:table-cell>
        </table:table-row>
        <table:table-row table:style-name="ro2">
          <table:table-cell office:value-type="string" calcext:value-type="string">
            <text:p>Apr 08, 2020</text:p>
          </table:table-cell>
          <table:table-cell office:value-type="string" calcext:value-type="string">
            <text:p>$7,179.28</text:p>
          </table:table-cell>
          <table:table-cell office:value-type="string" calcext:value-type="string">
            <text:p>$7,356.22</text:p>
          </table:table-cell>
          <table:table-cell office:value-type="string" calcext:value-type="string">
            <text:p>$7,153.31</text:p>
          </table:table-cell>
          <table:table-cell office:value-type="string" calcext:value-type="string">
            <text:p>$7,334.10</text:p>
          </table:table-cell>
          <table:table-cell office:value-type="string" calcext:value-type="string">
            <text:p>$37,563,249,549</text:p>
          </table:table-cell>
          <table:table-cell office:value-type="string" calcext:value-type="string">
            <text:p>$134,309,895,036</text:p>
          </table:table-cell>
        </table:table-row>
        <table:table-row table:style-name="ro2">
          <table:table-cell office:value-type="string" calcext:value-type="string">
            <text:p>Apr 07, 2020</text:p>
          </table:table-cell>
          <table:table-cell office:value-type="string" calcext:value-type="string">
            <text:p>$7,273.64</text:p>
          </table:table-cell>
          <table:table-cell office:value-type="string" calcext:value-type="string">
            <text:p>$7,427.94</text:p>
          </table:table-cell>
          <table:table-cell office:value-type="string" calcext:value-type="string">
            <text:p>$7,136.71</text:p>
          </table:table-cell>
          <table:table-cell office:value-type="string" calcext:value-type="string">
            <text:p>$7,176.41</text:p>
          </table:table-cell>
          <table:table-cell office:value-type="string" calcext:value-type="string">
            <text:p>$44,243,482,668</text:p>
          </table:table-cell>
          <table:table-cell office:value-type="string" calcext:value-type="string">
            <text:p>$131,409,299,432</text:p>
          </table:table-cell>
        </table:table-row>
        <table:table-row table:style-name="ro2">
          <table:table-cell office:value-type="string" calcext:value-type="string">
            <text:p>Apr 06, 2020</text:p>
          </table:table-cell>
          <table:table-cell office:value-type="string" calcext:value-type="string">
            <text:p>$6,788.05</text:p>
          </table:table-cell>
          <table:table-cell office:value-type="string" calcext:value-type="string">
            <text:p>$7,271.78</text:p>
          </table:table-cell>
          <table:table-cell office:value-type="string" calcext:value-type="string">
            <text:p>$6,782.89</text:p>
          </table:table-cell>
          <table:table-cell office:value-type="string" calcext:value-type="string">
            <text:p>$7,271.78</text:p>
          </table:table-cell>
          <table:table-cell office:value-type="string" calcext:value-type="string">
            <text:p>$46,896,904,615</text:p>
          </table:table-cell>
          <table:table-cell office:value-type="string" calcext:value-type="string">
            <text:p>$133,140,400,948</text:p>
          </table:table-cell>
        </table:table-row>
        <table:table-row table:style-name="ro2">
          <table:table-cell office:value-type="string" calcext:value-type="string">
            <text:p>Apr 05, 2020</text:p>
          </table:table-cell>
          <table:table-cell office:value-type="string" calcext:value-type="string">
            <text:p>$6,862.54</text:p>
          </table:table-cell>
          <table:table-cell office:value-type="string" calcext:value-type="string">
            <text:p>$6,883.41</text:p>
          </table:table-cell>
          <table:table-cell office:value-type="string" calcext:value-type="string">
            <text:p>$6,715.93</text:p>
          </table:table-cell>
          <table:table-cell office:value-type="string" calcext:value-type="string">
            <text:p>$6,791.13</text:p>
          </table:table-cell>
          <table:table-cell office:value-type="string" calcext:value-type="string">
            <text:p>$29,510,409,856</text:p>
          </table:table-cell>
          <table:table-cell office:value-type="string" calcext:value-type="string">
            <text:p>$124,328,853,512</text:p>
          </table:table-cell>
        </table:table-row>
        <table:table-row table:style-name="ro2">
          <table:table-cell office:value-type="string" calcext:value-type="string">
            <text:p>Apr 04, 2020</text:p>
          </table:table-cell>
          <table:table-cell office:value-type="string" calcext:value-type="string">
            <text:p>$6,738.38</text:p>
          </table:table-cell>
          <table:table-cell office:value-type="string" calcext:value-type="string">
            <text:p>$6,878.95</text:p>
          </table:table-cell>
          <table:table-cell office:value-type="string" calcext:value-type="string">
            <text:p>$6,696.48</text:p>
          </table:table-cell>
          <table:table-cell office:value-type="string" calcext:value-type="string">
            <text:p>$6,867.53</text:p>
          </table:table-cell>
          <table:table-cell office:value-type="string" calcext:value-type="string">
            <text:p>$33,185,988,584</text:p>
          </table:table-cell>
          <table:table-cell office:value-type="string" calcext:value-type="string">
            <text:p>$125,712,834,530</text:p>
          </table:table-cell>
        </table:table-row>
        <table:table-row table:style-name="ro2">
          <table:table-cell office:value-type="string" calcext:value-type="string">
            <text:p>Apr 03, 2020</text:p>
          </table:table-cell>
          <table:table-cell office:value-type="string" calcext:value-type="string">
            <text:p>$6,797.40</text:p>
          </table:table-cell>
          <table:table-cell office:value-type="string" calcext:value-type="string">
            <text:p>$7,003.22</text:p>
          </table:table-cell>
          <table:table-cell office:value-type="string" calcext:value-type="string">
            <text:p>$6,673.34</text:p>
          </table:table-cell>
          <table:table-cell office:value-type="string" calcext:value-type="string">
            <text:p>$6,733.39</text:p>
          </table:table-cell>
          <table:table-cell office:value-type="string" calcext:value-type="string">
            <text:p>$38,976,504,903</text:p>
          </table:table-cell>
          <table:table-cell office:value-type="string" calcext:value-type="string">
            <text:p>$123,244,051,100</text:p>
          </table:table-cell>
        </table:table-row>
        <table:table-row table:style-name="ro2">
          <table:table-cell office:value-type="string" calcext:value-type="string">
            <text:p>Apr 02, 2020</text:p>
          </table:table-cell>
          <table:table-cell office:value-type="string" calcext:value-type="string">
            <text:p>$6,606.78</text:p>
          </table:table-cell>
          <table:table-cell office:value-type="string" calcext:value-type="string">
            <text:p>$7,088.25</text:p>
          </table:table-cell>
          <table:table-cell office:value-type="string" calcext:value-type="string">
            <text:p>$6,595.92</text:p>
          </table:table-cell>
          <table:table-cell office:value-type="string" calcext:value-type="string">
            <text:p>$6,793.62</text:p>
          </table:table-cell>
          <table:table-cell office:value-type="string" calcext:value-type="string">
            <text:p>$47,660,646,124</text:p>
          </table:table-cell>
          <table:table-cell office:value-type="string" calcext:value-type="string">
            <text:p>$124,335,130,640</text:p>
          </table:table-cell>
        </table:table-row>
        <table:table-row table:style-name="ro2">
          <table:table-cell office:value-type="string" calcext:value-type="string">
            <text:p>Apr 01, 2020</text:p>
          </table:table-cell>
          <table:table-cell office:value-type="string" calcext:value-type="string">
            <text:p>$6,437.32</text:p>
          </table:table-cell>
          <table:table-cell office:value-type="string" calcext:value-type="string">
            <text:p>$6,612.57</text:p>
          </table:table-cell>
          <table:table-cell office:value-type="string" calcext:value-type="string">
            <text:p>$6,202.37</text:p>
          </table:table-cell>
          <table:table-cell office:value-type="string" calcext:value-type="string">
            <text:p>$6,606.78</text:p>
          </table:table-cell>
          <table:table-cell office:value-type="string" calcext:value-type="string">
            <text:p>$40,346,426,266</text:p>
          </table:table-cell>
          <table:table-cell office:value-type="string" calcext:value-type="string">
            <text:p>$120,903,014,693</text:p>
          </table:table-cell>
        </table:table-row>
        <table:table-row table:style-name="ro2">
          <table:table-cell office:value-type="string" calcext:value-type="string">
            <text:p>Mar 31, 2020</text:p>
          </table:table-cell>
          <table:table-cell office:value-type="string" calcext:value-type="string">
            <text:p>$6,430.61</text:p>
          </table:table-cell>
          <table:table-cell office:value-type="string" calcext:value-type="string">
            <text:p>$6,504.52</text:p>
          </table:table-cell>
          <table:table-cell office:value-type="string" calcext:value-type="string">
            <text:p>$6,374.16</text:p>
          </table:table-cell>
          <table:table-cell office:value-type="string" calcext:value-type="string">
            <text:p>$6,438.64</text:p>
          </table:table-cell>
          <table:table-cell office:value-type="string" calcext:value-type="string">
            <text:p>$32,786,468,812</text:p>
          </table:table-cell>
          <table:table-cell office:value-type="string" calcext:value-type="string">
            <text:p>$117,814,077,267</text:p>
          </table:table-cell>
        </table:table-row>
        <table:table-row table:style-name="ro2">
          <table:table-cell office:value-type="string" calcext:value-type="string">
            <text:p>Mar 30, 2020</text:p>
          </table:table-cell>
          <table:table-cell office:value-type="string" calcext:value-type="string">
            <text:p>$5,925.54</text:p>
          </table:table-cell>
          <table:table-cell office:value-type="string" calcext:value-type="string">
            <text:p>$6,517.20</text:p>
          </table:table-cell>
          <table:table-cell office:value-type="string" calcext:value-type="string">
            <text:p>$5,903.23</text:p>
          </table:table-cell>
          <table:table-cell office:value-type="string" calcext:value-type="string">
            <text:p>$6,429.84</text:p>
          </table:table-cell>
          <table:table-cell office:value-type="string" calcext:value-type="string">
            <text:p>$37,101,651,525</text:p>
          </table:table-cell>
          <table:table-cell office:value-type="string" calcext:value-type="string">
            <text:p>$117,640,143,688</text:p>
          </table:table-cell>
        </table:table-row>
        <table:table-row table:style-name="ro2">
          <table:table-cell office:value-type="string" calcext:value-type="string">
            <text:p>Mar 29, 2020</text:p>
          </table:table-cell>
          <table:table-cell office:value-type="string" calcext:value-type="string">
            <text:p>$6,245.62</text:p>
          </table:table-cell>
          <table:table-cell office:value-type="string" calcext:value-type="string">
            <text:p>$6,250.47</text:p>
          </table:table-cell>
          <table:table-cell office:value-type="string" calcext:value-type="string">
            <text:p>$5,920.09</text:p>
          </table:table-cell>
          <table:table-cell office:value-type="string" calcext:value-type="string">
            <text:p>$5,922.04</text:p>
          </table:table-cell>
          <table:table-cell office:value-type="string" calcext:value-type="string">
            <text:p>$28,373,690,931</text:p>
          </table:table-cell>
          <table:table-cell office:value-type="string" calcext:value-type="string">
            <text:p>$108,338,520,156</text:p>
          </table:table-cell>
        </table:table-row>
        <table:table-row table:style-name="ro2">
          <table:table-cell office:value-type="string" calcext:value-type="string">
            <text:p>Mar 28, 2020</text:p>
          </table:table-cell>
          <table:table-cell office:value-type="string" calcext:value-type="string">
            <text:p>$6,467.25</text:p>
          </table:table-cell>
          <table:table-cell office:value-type="string" calcext:value-type="string">
            <text:p>$6,467.50</text:p>
          </table:table-cell>
          <table:table-cell office:value-type="string" calcext:value-type="string">
            <text:p>$6,117.84</text:p>
          </table:table-cell>
          <table:table-cell office:value-type="string" calcext:value-type="string">
            <text:p>$6,242.19</text:p>
          </table:table-cell>
          <table:table-cell office:value-type="string" calcext:value-type="string">
            <text:p>$34,885,225,901</text:p>
          </table:table-cell>
          <table:table-cell office:value-type="string" calcext:value-type="string">
            <text:p>$114,183,689,641</text:p>
          </table:table-cell>
        </table:table-row>
        <table:table-row table:style-name="ro2">
          <table:table-cell office:value-type="string" calcext:value-type="string">
            <text:p>Mar 27, 2020</text:p>
          </table:table-cell>
          <table:table-cell office:value-type="string" calcext:value-type="string">
            <text:p>$6,719.39</text:p>
          </table:table-cell>
          <table:table-cell office:value-type="string" calcext:value-type="string">
            <text:p>$6,793.84</text:p>
          </table:table-cell>
          <table:table-cell office:value-type="string" calcext:value-type="string">
            <text:p>$6,466.70</text:p>
          </table:table-cell>
          <table:table-cell office:value-type="string" calcext:value-type="string">
            <text:p>$6,469.80</text:p>
          </table:table-cell>
          <table:table-cell office:value-type="string" calcext:value-type="string">
            <text:p>$34,585,598,367</text:p>
          </table:table-cell>
          <table:table-cell office:value-type="string" calcext:value-type="string">
            <text:p>$118,336,082,172</text:p>
          </table:table-cell>
        </table:table-row>
        <table:table-row table:style-name="ro2">
          <table:table-cell office:value-type="string" calcext:value-type="string">
            <text:p>Mar 26, 2020</text:p>
          </table:table-cell>
          <table:table-cell office:value-type="string" calcext:value-type="string">
            <text:p>$6,675.17</text:p>
          </table:table-cell>
          <table:table-cell office:value-type="string" calcext:value-type="string">
            <text:p>$6,735.46</text:p>
          </table:table-cell>
          <table:table-cell office:value-type="string" calcext:value-type="string">
            <text:p>$6,590.96</text:p>
          </table:table-cell>
          <table:table-cell office:value-type="string" calcext:value-type="string">
            <text:p>$6,716.44</text:p>
          </table:table-cell>
          <table:table-cell office:value-type="string" calcext:value-type="string">
            <text:p>$35,319,797,642</text:p>
          </table:table-cell>
          <table:table-cell office:value-type="string" calcext:value-type="string">
            <text:p>$122,834,375,216</text:p>
          </table:table-cell>
        </table:table-row>
        <table:table-row table:style-name="ro2">
          <table:table-cell office:value-type="string" calcext:value-type="string">
            <text:p>Mar 25, 2020</text:p>
          </table:table-cell>
          <table:table-cell office:value-type="string" calcext:value-type="string">
            <text:p>$6,738.72</text:p>
          </table:table-cell>
          <table:table-cell office:value-type="string" calcext:value-type="string">
            <text:p>$6,892.51</text:p>
          </table:table-cell>
          <table:table-cell office:value-type="string" calcext:value-type="string">
            <text:p>$6,536.93</text:p>
          </table:table-cell>
          <table:table-cell office:value-type="string" calcext:value-type="string">
            <text:p>$6,681.06</text:p>
          </table:table-cell>
          <table:table-cell office:value-type="string" calcext:value-type="string">
            <text:p>$44,590,107,888</text:p>
          </table:table-cell>
          <table:table-cell office:value-type="string" calcext:value-type="string">
            <text:p>$122,174,009,143</text:p>
          </table:table-cell>
        </table:table-row>
        <table:table-row table:style-name="ro2">
          <table:table-cell office:value-type="string" calcext:value-type="string">
            <text:p>Mar 24, 2020</text:p>
          </table:table-cell>
          <table:table-cell office:value-type="string" calcext:value-type="string">
            <text:p>$6,436.64</text:p>
          </table:table-cell>
          <table:table-cell office:value-type="string" calcext:value-type="string">
            <text:p>$6,789.02</text:p>
          </table:table-cell>
          <table:table-cell office:value-type="string" calcext:value-type="string">
            <text:p>$6,411.07</text:p>
          </table:table-cell>
          <table:table-cell office:value-type="string" calcext:value-type="string">
            <text:p>$6,734.80</text:p>
          </table:table-cell>
          <table:table-cell office:value-type="string" calcext:value-type="string">
            <text:p>$48,221,910,672</text:p>
          </table:table-cell>
          <table:table-cell office:value-type="string" calcext:value-type="string">
            <text:p>$123,148,917,787</text:p>
          </table:table-cell>
        </table:table-row>
        <table:table-row table:style-name="ro2">
          <table:table-cell office:value-type="string" calcext:value-type="string">
            <text:p>Mar 23, 2020</text:p>
          </table:table-cell>
          <table:table-cell office:value-type="string" calcext:value-type="string">
            <text:p>$5,831.37</text:p>
          </table:table-cell>
          <table:table-cell office:value-type="string" calcext:value-type="string">
            <text:p>$6,443.93</text:p>
          </table:table-cell>
          <table:table-cell office:value-type="string" calcext:value-type="string">
            <text:p>$5,785.00</text:p>
          </table:table-cell>
          <table:table-cell office:value-type="string" calcext:value-type="string">
            <text:p>$6,416.31</text:p>
          </table:table-cell>
          <table:table-cell office:value-type="string" calcext:value-type="string">
            <text:p>$46,491,916,000</text:p>
          </table:table-cell>
          <table:table-cell office:value-type="string" calcext:value-type="string">
            <text:p>$117,314,776,187</text:p>
          </table:table-cell>
        </table:table-row>
        <table:table-row table:style-name="ro2">
          <table:table-cell office:value-type="string" calcext:value-type="string">
            <text:p>Mar 22, 2020</text:p>
          </table:table-cell>
          <table:table-cell office:value-type="string" calcext:value-type="string">
            <text:p>$6,185.56</text:p>
          </table:table-cell>
          <table:table-cell office:value-type="string" calcext:value-type="string">
            <text:p>$6,359.70</text:p>
          </table:table-cell>
          <table:table-cell office:value-type="string" calcext:value-type="string">
            <text:p>$5,823.71</text:p>
          </table:table-cell>
          <table:table-cell office:value-type="string" calcext:value-type="string">
            <text:p>$5,830.25</text:p>
          </table:table-cell>
          <table:table-cell office:value-type="string" calcext:value-type="string">
            <text:p>$40,099,664,740</text:p>
          </table:table-cell>
          <table:table-cell office:value-type="string" calcext:value-type="string">
            <text:p>$106,591,196,069</text:p>
          </table:table-cell>
        </table:table-row>
        <table:table-row table:style-name="ro2">
          <table:table-cell office:value-type="string" calcext:value-type="string">
            <text:p>Mar 21, 2020</text:p>
          </table:table-cell>
          <table:table-cell office:value-type="string" calcext:value-type="string">
            <text:p>$6,206.52</text:p>
          </table:table-cell>
          <table:table-cell office:value-type="string" calcext:value-type="string">
            <text:p>$6,378.14</text:p>
          </table:table-cell>
          <table:table-cell office:value-type="string" calcext:value-type="string">
            <text:p>$5,932.82</text:p>
          </table:table-cell>
          <table:table-cell office:value-type="string" calcext:value-type="string">
            <text:p>$6,185.07</text:p>
          </table:table-cell>
          <table:table-cell office:value-type="string" calcext:value-type="string">
            <text:p>$42,494,390,880</text:p>
          </table:table-cell>
          <table:table-cell office:value-type="string" calcext:value-type="string">
            <text:p>$113,068,192,795</text:p>
          </table:table-cell>
        </table:table-row>
        <table:table-row table:style-name="ro2">
          <table:table-cell office:value-type="string" calcext:value-type="string">
            <text:p>Mar 20, 2020</text:p>
          </table:table-cell>
          <table:table-cell office:value-type="string" calcext:value-type="string">
            <text:p>$6,191.65</text:p>
          </table:table-cell>
          <table:table-cell office:value-type="string" calcext:value-type="string">
            <text:p>$6,844.26</text:p>
          </table:table-cell>
          <table:table-cell office:value-type="string" calcext:value-type="string">
            <text:p>$5,865.78</text:p>
          </table:table-cell>
          <table:table-cell office:value-type="string" calcext:value-type="string">
            <text:p>$6,198.78</text:p>
          </table:table-cell>
          <table:table-cell office:value-type="string" calcext:value-type="string">
            <text:p>$54,442,976,103</text:p>
          </table:table-cell>
          <table:table-cell office:value-type="string" calcext:value-type="string">
            <text:p>$113,309,245,860</text:p>
          </table:table-cell>
        </table:table-row>
        <table:table-row table:style-name="ro2">
          <table:table-cell office:value-type="string" calcext:value-type="string">
            <text:p>Mar 19, 2020</text:p>
          </table:table-cell>
          <table:table-cell office:value-type="string" calcext:value-type="string">
            <text:p>$5,245.42</text:p>
          </table:table-cell>
          <table:table-cell office:value-type="string" calcext:value-type="string">
            <text:p>$6,329.74</text:p>
          </table:table-cell>
          <table:table-cell office:value-type="string" calcext:value-type="string">
            <text:p>$5,236.97</text:p>
          </table:table-cell>
          <table:table-cell office:value-type="string" calcext:value-type="string">
            <text:p>$6,191.19</text:p>
          </table:table-cell>
          <table:table-cell office:value-type="string" calcext:value-type="string">
            <text:p>$51,000,731,797</text:p>
          </table:table-cell>
          <table:table-cell office:value-type="string" calcext:value-type="string">
            <text:p>$113,162,079,956</text:p>
          </table:table-cell>
        </table:table-row>
        <table:table-row table:style-name="ro2">
          <table:table-cell office:value-type="string" calcext:value-type="string">
            <text:p>Mar 18, 2020</text:p>
          </table:table-cell>
          <table:table-cell office:value-type="string" calcext:value-type="string">
            <text:p>$5,227.11</text:p>
          </table:table-cell>
          <table:table-cell office:value-type="string" calcext:value-type="string">
            <text:p>$5,331.83</text:p>
          </table:table-cell>
          <table:table-cell office:value-type="string" calcext:value-type="string">
            <text:p>$5,069.34</text:p>
          </table:table-cell>
          <table:table-cell office:value-type="string" calcext:value-type="string">
            <text:p>$5,238.44</text:p>
          </table:table-cell>
          <table:table-cell office:value-type="string" calcext:value-type="string">
            <text:p>$37,878,801,016</text:p>
          </table:table-cell>
          <table:table-cell office:value-type="string" calcext:value-type="string">
            <text:p>$95,740,715,529</text:p>
          </table:table-cell>
        </table:table-row>
        <table:table-row table:style-name="ro2">
          <table:table-cell office:value-type="string" calcext:value-type="string">
            <text:p>Mar 17, 2020</text:p>
          </table:table-cell>
          <table:table-cell office:value-type="string" calcext:value-type="string">
            <text:p>$5,002.58</text:p>
          </table:table-cell>
          <table:table-cell office:value-type="string" calcext:value-type="string">
            <text:p>$5,371.35</text:p>
          </table:table-cell>
          <table:table-cell office:value-type="string" calcext:value-type="string">
            <text:p>$4,981.91</text:p>
          </table:table-cell>
          <table:table-cell office:value-type="string" calcext:value-type="string">
            <text:p>$5,225.63</text:p>
          </table:table-cell>
          <table:table-cell office:value-type="string" calcext:value-type="string">
            <text:p>$38,622,642,935</text:p>
          </table:table-cell>
          <table:table-cell office:value-type="string" calcext:value-type="string">
            <text:p>$95,499,941,183</text:p>
          </table:table-cell>
        </table:table-row>
        <table:table-row table:style-name="ro2">
          <table:table-cell office:value-type="string" calcext:value-type="string">
            <text:p>Mar 16, 2020</text:p>
          </table:table-cell>
          <table:table-cell table:number-columns-repeated="2" office:value-type="string" calcext:value-type="string">
            <text:p>$5,385.23</text:p>
          </table:table-cell>
          <table:table-cell office:value-type="string" calcext:value-type="string">
            <text:p>$4,575.36</text:p>
          </table:table-cell>
          <table:table-cell office:value-type="string" calcext:value-type="string">
            <text:p>$5,014.48</text:p>
          </table:table-cell>
          <table:table-cell office:value-type="string" calcext:value-type="string">
            <text:p>$45,368,026,430</text:p>
          </table:table-cell>
          <table:table-cell office:value-type="string" calcext:value-type="string">
            <text:p>$91,633,478,850</text:p>
          </table:table-cell>
        </table:table-row>
        <table:table-row table:style-name="ro2">
          <table:table-cell office:value-type="string" calcext:value-type="string">
            <text:p>Mar 15, 2020</text:p>
          </table:table-cell>
          <table:table-cell office:value-type="string" calcext:value-type="string">
            <text:p>$5,201.07</text:p>
          </table:table-cell>
          <table:table-cell office:value-type="string" calcext:value-type="string">
            <text:p>$5,836.65</text:p>
          </table:table-cell>
          <table:table-cell office:value-type="string" calcext:value-type="string">
            <text:p>$5,169.28</text:p>
          </table:table-cell>
          <table:table-cell office:value-type="string" calcext:value-type="string">
            <text:p>$5,392.31</text:p>
          </table:table-cell>
          <table:table-cell office:value-type="string" calcext:value-type="string">
            <text:p>$33,997,889,639</text:p>
          </table:table-cell>
          <table:table-cell office:value-type="string" calcext:value-type="string">
            <text:p>$98,530,059,890</text:p>
          </table:table-cell>
        </table:table-row>
        <table:table-row table:style-name="ro2">
          <table:table-cell office:value-type="string" calcext:value-type="string">
            <text:p>Mar 14, 2020</text:p>
          </table:table-cell>
          <table:table-cell office:value-type="string" calcext:value-type="string">
            <text:p>$5,573.08</text:p>
          </table:table-cell>
          <table:table-cell office:value-type="string" calcext:value-type="string">
            <text:p>$5,625.23</text:p>
          </table:table-cell>
          <table:table-cell office:value-type="string" calcext:value-type="string">
            <text:p>$5,125.07</text:p>
          </table:table-cell>
          <table:table-cell office:value-type="string" calcext:value-type="string">
            <text:p>$5,200.37</text:p>
          </table:table-cell>
          <table:table-cell office:value-type="string" calcext:value-type="string">
            <text:p>$36,154,506,008</text:p>
          </table:table-cell>
          <table:table-cell office:value-type="string" calcext:value-type="string">
            <text:p>$95,014,981,944</text:p>
          </table:table-cell>
        </table:table-row>
        <table:table-row table:style-name="ro2">
          <table:table-cell office:value-type="string" calcext:value-type="string">
            <text:p>Mar 13, 2020</text:p>
          </table:table-cell>
          <table:table-cell office:value-type="string" calcext:value-type="string">
            <text:p>$5,017.83</text:p>
          </table:table-cell>
          <table:table-cell office:value-type="string" calcext:value-type="string">
            <text:p>$5,838.11</text:p>
          </table:table-cell>
          <table:table-cell office:value-type="string" calcext:value-type="string">
            <text:p>$4,106.98</text:p>
          </table:table-cell>
          <table:table-cell office:value-type="string" calcext:value-type="string">
            <text:p>$5,563.71</text:p>
          </table:table-cell>
          <table:table-cell office:value-type="string" calcext:value-type="string">
            <text:p>$74,156,772,075</text:p>
          </table:table-cell>
          <table:table-cell office:value-type="string" calcext:value-type="string">
            <text:p>$101,644,613,038</text:p>
          </table:table-cell>
        </table:table-row>
        <table:table-row table:style-name="ro2">
          <table:table-cell office:value-type="string" calcext:value-type="string">
            <text:p>Mar 12, 2020</text:p>
          </table:table-cell>
          <table:table-cell office:value-type="string" calcext:value-type="string">
            <text:p>$7,913.62</text:p>
          </table:table-cell>
          <table:table-cell office:value-type="string" calcext:value-type="string">
            <text:p>$7,929.12</text:p>
          </table:table-cell>
          <table:table-cell office:value-type="string" calcext:value-type="string">
            <text:p>$4,860.35</text:p>
          </table:table-cell>
          <table:table-cell office:value-type="string" calcext:value-type="string">
            <text:p>$4,970.79</text:p>
          </table:table-cell>
          <table:table-cell office:value-type="string" calcext:value-type="string">
            <text:p>$53,980,357,243</text:p>
          </table:table-cell>
          <table:table-cell office:value-type="string" calcext:value-type="string">
            <text:p>$90,804,613,601</text:p>
          </table:table-cell>
        </table:table-row>
        <table:table-row table:style-name="ro2">
          <table:table-cell office:value-type="string" calcext:value-type="string">
            <text:p>Mar 11, 2020</text:p>
          </table:table-cell>
          <table:table-cell office:value-type="string" calcext:value-type="string">
            <text:p>$7,910.09</text:p>
          </table:table-cell>
          <table:table-cell office:value-type="string" calcext:value-type="string">
            <text:p>$7,950.81</text:p>
          </table:table-cell>
          <table:table-cell office:value-type="string" calcext:value-type="string">
            <text:p>$7,642.81</text:p>
          </table:table-cell>
          <table:table-cell office:value-type="string" calcext:value-type="string">
            <text:p>$7,911.43</text:p>
          </table:table-cell>
          <table:table-cell office:value-type="string" calcext:value-type="string">
            <text:p>$38,682,762,605</text:p>
          </table:table-cell>
          <table:table-cell office:value-type="string" calcext:value-type="string">
            <text:p>$144,508,402,671</text:p>
          </table:table-cell>
        </table:table-row>
        <table:table-row table:style-name="ro2">
          <table:table-cell office:value-type="string" calcext:value-type="string">
            <text:p>Mar 10, 2020</text:p>
          </table:table-cell>
          <table:table-cell office:value-type="string" calcext:value-type="string">
            <text:p>$7,922.15</text:p>
          </table:table-cell>
          <table:table-cell office:value-type="string" calcext:value-type="string">
            <text:p>$8,136.95</text:p>
          </table:table-cell>
          <table:table-cell office:value-type="string" calcext:value-type="string">
            <text:p>$7,814.76</text:p>
          </table:table-cell>
          <table:table-cell office:value-type="string" calcext:value-type="string">
            <text:p>$7,909.73</text:p>
          </table:table-cell>
          <table:table-cell office:value-type="string" calcext:value-type="string">
            <text:p>$42,213,940,994</text:p>
          </table:table-cell>
          <table:table-cell office:value-type="string" calcext:value-type="string">
            <text:p>$144,465,567,734</text:p>
          </table:table-cell>
        </table:table-row>
        <table:table-row table:style-name="ro2">
          <table:table-cell office:value-type="string" calcext:value-type="string">
            <text:p>Mar 09, 2020</text:p>
          </table:table-cell>
          <table:table-cell office:value-type="string" calcext:value-type="string">
            <text:p>$8,111.15</text:p>
          </table:table-cell>
          <table:table-cell office:value-type="string" calcext:value-type="string">
            <text:p>$8,177.79</text:p>
          </table:table-cell>
          <table:table-cell office:value-type="string" calcext:value-type="string">
            <text:p>$7,690.10</text:p>
          </table:table-cell>
          <table:table-cell office:value-type="string" calcext:value-type="string">
            <text:p>$7,923.64</text:p>
          </table:table-cell>
          <table:table-cell office:value-type="string" calcext:value-type="string">
            <text:p>$46,936,995,808</text:p>
          </table:table-cell>
          <table:table-cell office:value-type="string" calcext:value-type="string">
            <text:p>$144,706,353,758</text:p>
          </table:table-cell>
        </table:table-row>
        <table:table-row table:style-name="ro2">
          <table:table-cell office:value-type="string" calcext:value-type="string">
            <text:p>Mar 08, 2020</text:p>
          </table:table-cell>
          <table:table-cell office:value-type="string" calcext:value-type="string">
            <text:p>$8,908.21</text:p>
          </table:table-cell>
          <table:table-cell office:value-type="string" calcext:value-type="string">
            <text:p>$8,914.34</text:p>
          </table:table-cell>
          <table:table-cell office:value-type="string" calcext:value-type="string">
            <text:p>$8,105.25</text:p>
          </table:table-cell>
          <table:table-cell office:value-type="string" calcext:value-type="string">
            <text:p>$8,108.12</text:p>
          </table:table-cell>
          <table:table-cell office:value-type="string" calcext:value-type="string">
            <text:p>$39,973,102,121</text:p>
          </table:table-cell>
          <table:table-cell office:value-type="string" calcext:value-type="string">
            <text:p>$148,060,284,561</text:p>
          </table:table-cell>
        </table:table-row>
        <table:table-row table:style-name="ro2">
          <table:table-cell office:value-type="string" calcext:value-type="string">
            <text:p>Mar 07, 2020</text:p>
          </table:table-cell>
          <table:table-cell office:value-type="string" calcext:value-type="string">
            <text:p>$9,121.60</text:p>
          </table:table-cell>
          <table:table-cell office:value-type="string" calcext:value-type="string">
            <text:p>$9,163.22</text:p>
          </table:table-cell>
          <table:table-cell office:value-type="string" calcext:value-type="string">
            <text:p>$8,890.74</text:p>
          </table:table-cell>
          <table:table-cell office:value-type="string" calcext:value-type="string">
            <text:p>$8,909.95</text:p>
          </table:table-cell>
          <table:table-cell office:value-type="string" calcext:value-type="string">
            <text:p>$36,216,930,370</text:p>
          </table:table-cell>
          <table:table-cell office:value-type="string" calcext:value-type="string">
            <text:p>$162,684,945,903</text:p>
          </table:table-cell>
        </table:table-row>
        <table:table-row table:style-name="ro2">
          <table:table-cell office:value-type="string" calcext:value-type="string">
            <text:p>Mar 06, 2020</text:p>
          </table:table-cell>
          <table:table-cell office:value-type="string" calcext:value-type="string">
            <text:p>$9,078.31</text:p>
          </table:table-cell>
          <table:table-cell office:value-type="string" calcext:value-type="string">
            <text:p>$9,167.70</text:p>
          </table:table-cell>
          <table:table-cell office:value-type="string" calcext:value-type="string">
            <text:p>$9,032.08</text:p>
          </table:table-cell>
          <table:table-cell office:value-type="string" calcext:value-type="string">
            <text:p>$9,122.55</text:p>
          </table:table-cell>
          <table:table-cell office:value-type="string" calcext:value-type="string">
            <text:p>$40,826,885,651</text:p>
          </table:table-cell>
          <table:table-cell office:value-type="string" calcext:value-type="string">
            <text:p>$166,548,261,960</text:p>
          </table:table-cell>
        </table:table-row>
        <table:table-row table:style-name="ro2">
          <table:table-cell office:value-type="string" calcext:value-type="string">
            <text:p>Mar 05, 2020</text:p>
          </table:table-cell>
          <table:table-cell office:value-type="string" calcext:value-type="string">
            <text:p>$8,760.29</text:p>
          </table:table-cell>
          <table:table-cell office:value-type="string" calcext:value-type="string">
            <text:p>$9,142.05</text:p>
          </table:table-cell>
          <table:table-cell office:value-type="string" calcext:value-type="string">
            <text:p>$8,757.25</text:p>
          </table:table-cell>
          <table:table-cell office:value-type="string" calcext:value-type="string">
            <text:p>$9,078.76</text:p>
          </table:table-cell>
          <table:table-cell office:value-type="string" calcext:value-type="string">
            <text:p>$39,698,054,597</text:p>
          </table:table-cell>
          <table:table-cell office:value-type="string" calcext:value-type="string">
            <text:p>$165,731,679,918</text:p>
          </table:table-cell>
        </table:table-row>
        <table:table-row table:style-name="ro2">
          <table:table-cell office:value-type="string" calcext:value-type="string">
            <text:p>Mar 04, 2020</text:p>
          </table:table-cell>
          <table:table-cell office:value-type="string" calcext:value-type="string">
            <text:p>$8,788.54</text:p>
          </table:table-cell>
          <table:table-cell office:value-type="string" calcext:value-type="string">
            <text:p>$8,843.37</text:p>
          </table:table-cell>
          <table:table-cell office:value-type="string" calcext:value-type="string">
            <text:p>$8,712.43</text:p>
          </table:table-cell>
          <table:table-cell office:value-type="string" calcext:value-type="string">
            <text:p>$8,755.25</text:p>
          </table:table-cell>
          <table:table-cell office:value-type="string" calcext:value-type="string">
            <text:p>$34,746,706,368</text:p>
          </table:table-cell>
          <table:table-cell office:value-type="string" calcext:value-type="string">
            <text:p>$159,807,857,328</text:p>
          </table:table-cell>
        </table:table-row>
        <table:table-row table:style-name="ro2">
          <table:table-cell office:value-type="string" calcext:value-type="string">
            <text:p>Mar 03, 2020</text:p>
          </table:table-cell>
          <table:table-cell office:value-type="string" calcext:value-type="string">
            <text:p>$8,865.39</text:p>
          </table:table-cell>
          <table:table-cell office:value-type="string" calcext:value-type="string">
            <text:p>$8,901.60</text:p>
          </table:table-cell>
          <table:table-cell office:value-type="string" calcext:value-type="string">
            <text:p>$8,704.99</text:p>
          </table:table-cell>
          <table:table-cell office:value-type="string" calcext:value-type="string">
            <text:p>$8,787.79</text:p>
          </table:table-cell>
          <table:table-cell office:value-type="string" calcext:value-type="string">
            <text:p>$42,386,715,821</text:p>
          </table:table-cell>
          <table:table-cell office:value-type="string" calcext:value-type="string">
            <text:p>$160,383,579,416</text:p>
          </table:table-cell>
        </table:table-row>
        <table:table-row table:style-name="ro2">
          <table:table-cell office:value-type="string" calcext:value-type="string">
            <text:p>Mar 02, 2020</text:p>
          </table:table-cell>
          <table:table-cell office:value-type="string" calcext:value-type="string">
            <text:p>$8,563.26</text:p>
          </table:table-cell>
          <table:table-cell office:value-type="string" calcext:value-type="string">
            <text:p>$8,921.31</text:p>
          </table:table-cell>
          <table:table-cell office:value-type="string" calcext:value-type="string">
            <text:p>$8,532.63</text:p>
          </table:table-cell>
          <table:table-cell office:value-type="string" calcext:value-type="string">
            <text:p>$8,869.67</text:p>
          </table:table-cell>
          <table:table-cell office:value-type="string" calcext:value-type="string">
            <text:p>$42,857,674,409</text:p>
          </table:table-cell>
          <table:table-cell office:value-type="string" calcext:value-type="string">
            <text:p>$161,861,167,745</text:p>
          </table:table-cell>
        </table:table-row>
        <table:table-row table:style-name="ro2">
          <table:table-cell office:value-type="string" calcext:value-type="string">
            <text:p>Mar 01, 2020</text:p>
          </table:table-cell>
          <table:table-cell office:value-type="string" calcext:value-type="string">
            <text:p>$8,599.76</text:p>
          </table:table-cell>
          <table:table-cell office:value-type="string" calcext:value-type="string">
            <text:p>$8,726.80</text:p>
          </table:table-cell>
          <table:table-cell office:value-type="string" calcext:value-type="string">
            <text:p>$8,471.21</text:p>
          </table:table-cell>
          <table:table-cell office:value-type="string" calcext:value-type="string">
            <text:p>$8,562.45</text:p>
          </table:table-cell>
          <table:table-cell office:value-type="string" calcext:value-type="string">
            <text:p>$35,349,164,300</text:p>
          </table:table-cell>
          <table:table-cell office:value-type="string" calcext:value-type="string">
            <text:p>$156,238,987,740</text:p>
          </table:table-cell>
        </table:table-row>
        <table:table-row table:style-name="ro2">
          <table:table-cell office:value-type="string" calcext:value-type="string">
            <text:p>Feb 29, 2020</text:p>
          </table:table-cell>
          <table:table-cell office:value-type="string" calcext:value-type="string">
            <text:p>$8,671.21</text:p>
          </table:table-cell>
          <table:table-cell office:value-type="string" calcext:value-type="string">
            <text:p>$8,775.63</text:p>
          </table:table-cell>
          <table:table-cell table:number-columns-repeated="2" office:value-type="string" calcext:value-type="string">
            <text:p>$8,599.51</text:p>
          </table:table-cell>
          <table:table-cell office:value-type="string" calcext:value-type="string">
            <text:p>$35,792,392,544</text:p>
          </table:table-cell>
          <table:table-cell office:value-type="string" calcext:value-type="string">
            <text:p>$156,895,988,084</text:p>
          </table:table-cell>
        </table:table-row>
        <table:table-row table:style-name="ro2">
          <table:table-cell office:value-type="string" calcext:value-type="string">
            <text:p>Feb 28, 2020</text:p>
          </table:table-cell>
          <table:table-cell office:value-type="string" calcext:value-type="string">
            <text:p>$8,788.73</text:p>
          </table:table-cell>
          <table:table-cell office:value-type="string" calcext:value-type="string">
            <text:p>$8,890.46</text:p>
          </table:table-cell>
          <table:table-cell office:value-type="string" calcext:value-type="string">
            <text:p>$8,492.93</text:p>
          </table:table-cell>
          <table:table-cell office:value-type="string" calcext:value-type="string">
            <text:p>$8,672.46</text:p>
          </table:table-cell>
          <table:table-cell office:value-type="string" calcext:value-type="string">
            <text:p>$44,605,450,443</text:p>
          </table:table-cell>
          <table:table-cell office:value-type="string" calcext:value-type="string">
            <text:p>$158,211,707,019</text:p>
          </table:table-cell>
        </table:table-row>
        <table:table-row table:style-name="ro2">
          <table:table-cell office:value-type="string" calcext:value-type="string">
            <text:p>Feb 27, 2020</text:p>
          </table:table-cell>
          <table:table-cell office:value-type="string" calcext:value-type="string">
            <text:p>$8,825.09</text:p>
          </table:table-cell>
          <table:table-cell office:value-type="string" calcext:value-type="string">
            <text:p>$8,932.89</text:p>
          </table:table-cell>
          <table:table-cell office:value-type="string" calcext:value-type="string">
            <text:p>$8,577.20</text:p>
          </table:table-cell>
          <table:table-cell office:value-type="string" calcext:value-type="string">
            <text:p>$8,784.49</text:p>
          </table:table-cell>
          <table:table-cell office:value-type="string" calcext:value-type="string">
            <text:p>$45,470,195,695</text:p>
          </table:table-cell>
          <table:table-cell office:value-type="string" calcext:value-type="string">
            <text:p>$160,238,496,932</text:p>
          </table:table-cell>
        </table:table-row>
        <table:table-row table:style-name="ro2">
          <table:table-cell office:value-type="string" calcext:value-type="string">
            <text:p>Feb 26, 2020</text:p>
          </table:table-cell>
          <table:table-cell office:value-type="string" calcext:value-type="string">
            <text:p>$9,338.29</text:p>
          </table:table-cell>
          <table:table-cell office:value-type="string" calcext:value-type="string">
            <text:p>$9,354.78</text:p>
          </table:table-cell>
          <table:table-cell office:value-type="string" calcext:value-type="string">
            <text:p>$8,704.43</text:p>
          </table:table-cell>
          <table:table-cell office:value-type="string" calcext:value-type="string">
            <text:p>$8,820.52</text:p>
          </table:table-cell>
          <table:table-cell office:value-type="string" calcext:value-type="string">
            <text:p>$50,420,050,762</text:p>
          </table:table-cell>
          <table:table-cell office:value-type="string" calcext:value-type="string">
            <text:p>$160,879,489,024</text:p>
          </table:table-cell>
        </table:table-row>
        <table:table-row table:style-name="ro2">
          <table:table-cell office:value-type="string" calcext:value-type="string">
            <text:p>Feb 25, 2020</text:p>
          </table:table-cell>
          <table:table-cell office:value-type="string" calcext:value-type="string">
            <text:p>$9,651.31</text:p>
          </table:table-cell>
          <table:table-cell office:value-type="string" calcext:value-type="string">
            <text:p>$9,652.74</text:p>
          </table:table-cell>
          <table:table-cell office:value-type="string" calcext:value-type="string">
            <text:p>$9,305.02</text:p>
          </table:table-cell>
          <table:table-cell office:value-type="string" calcext:value-type="string">
            <text:p>$9,341.71</text:p>
          </table:table-cell>
          <table:table-cell office:value-type="string" calcext:value-type="string">
            <text:p>$42,515,259,129</text:p>
          </table:table-cell>
          <table:table-cell office:value-type="string" calcext:value-type="string">
            <text:p>$170,369,581,558</text:p>
          </table:table-cell>
        </table:table-row>
        <table:table-row table:style-name="ro2">
          <table:table-cell office:value-type="string" calcext:value-type="string">
            <text:p>Feb 24, 2020</text:p>
          </table:table-cell>
          <table:table-cell office:value-type="string" calcext:value-type="string">
            <text:p>$9,921.58</text:p>
          </table:table-cell>
          <table:table-cell office:value-type="string" calcext:value-type="string">
            <text:p>$9,951.75</text:p>
          </table:table-cell>
          <table:table-cell office:value-type="string" calcext:value-type="string">
            <text:p>$9,537.04</text:p>
          </table:table-cell>
          <table:table-cell office:value-type="string" calcext:value-type="string">
            <text:p>$9,650.17</text:p>
          </table:table-cell>
          <table:table-cell office:value-type="string" calcext:value-type="string">
            <text:p>$45,080,496,648</text:p>
          </table:table-cell>
          <table:table-cell office:value-type="string" calcext:value-type="string">
            <text:p>$175,977,808,526</text:p>
          </table:table-cell>
        </table:table-row>
        <table:table-row table:style-name="ro2">
          <table:table-cell office:value-type="string" calcext:value-type="string">
            <text:p>Feb 23, 2020</text:p>
          </table:table-cell>
          <table:table-cell office:value-type="string" calcext:value-type="string">
            <text:p>$9,663.32</text:p>
          </table:table-cell>
          <table:table-cell office:value-type="string" calcext:value-type="string">
            <text:p>$9,937.40</text:p>
          </table:table-cell>
          <table:table-cell office:value-type="string" calcext:value-type="string">
            <text:p>$9,657.79</text:p>
          </table:table-cell>
          <table:table-cell office:value-type="string" calcext:value-type="string">
            <text:p>$9,924.52</text:p>
          </table:table-cell>
          <table:table-cell office:value-type="string" calcext:value-type="string">
            <text:p>$41,185,185,761</text:p>
          </table:table-cell>
          <table:table-cell office:value-type="string" calcext:value-type="string">
            <text:p>$180,963,233,540</text:p>
          </table:table-cell>
        </table:table-row>
        <table:table-row table:style-name="ro2">
          <table:table-cell office:value-type="string" calcext:value-type="string">
            <text:p>Feb 22, 2020</text:p>
          </table:table-cell>
          <table:table-cell office:value-type="string" calcext:value-type="string">
            <text:p>$9,687.71</text:p>
          </table:table-cell>
          <table:table-cell office:value-type="string" calcext:value-type="string">
            <text:p>$9,698.23</text:p>
          </table:table-cell>
          <table:table-cell office:value-type="string" calcext:value-type="string">
            <text:p>$9,600.73</text:p>
          </table:table-cell>
          <table:table-cell office:value-type="string" calcext:value-type="string">
            <text:p>$9,663.18</text:p>
          </table:table-cell>
          <table:table-cell office:value-type="string" calcext:value-type="string">
            <text:p>$35,838,025,154</text:p>
          </table:table-cell>
          <table:table-cell office:value-type="string" calcext:value-type="string">
            <text:p>$176,180,696,548</text:p>
          </table:table-cell>
        </table:table-row>
        <table:table-row table:style-name="ro2">
          <table:table-cell office:value-type="string" calcext:value-type="string">
            <text:p>Feb 21, 2020</text:p>
          </table:table-cell>
          <table:table-cell office:value-type="string" calcext:value-type="string">
            <text:p>$9,611.78</text:p>
          </table:table-cell>
          <table:table-cell office:value-type="string" calcext:value-type="string">
            <text:p>$9,723.01</text:p>
          </table:table-cell>
          <table:table-cell office:value-type="string" calcext:value-type="string">
            <text:p>$9,589.74</text:p>
          </table:table-cell>
          <table:table-cell office:value-type="string" calcext:value-type="string">
            <text:p>$9,686.44</text:p>
          </table:table-cell>
          <table:table-cell office:value-type="string" calcext:value-type="string">
            <text:p>$40,930,547,513</text:p>
          </table:table-cell>
          <table:table-cell office:value-type="string" calcext:value-type="string">
            <text:p>$176,587,087,363</text:p>
          </table:table-cell>
        </table:table-row>
        <table:table-row table:style-name="ro2">
          <table:table-cell office:value-type="string" calcext:value-type="string">
            <text:p>Feb 20, 2020</text:p>
          </table:table-cell>
          <table:table-cell office:value-type="string" calcext:value-type="string">
            <text:p>$9,629.33</text:p>
          </table:table-cell>
          <table:table-cell office:value-type="string" calcext:value-type="string">
            <text:p>$9,643.22</text:p>
          </table:table-cell>
          <table:table-cell office:value-type="string" calcext:value-type="string">
            <text:p>$9,507.90</text:p>
          </table:table-cell>
          <table:table-cell office:value-type="string" calcext:value-type="string">
            <text:p>$9,608.48</text:p>
          </table:table-cell>
          <table:table-cell office:value-type="string" calcext:value-type="string">
            <text:p>$44,925,260,237</text:p>
          </table:table-cell>
          <table:table-cell office:value-type="string" calcext:value-type="string">
            <text:p>$175,147,142,158</text:p>
          </table:table-cell>
        </table:table-row>
        <table:table-row table:style-name="ro2">
          <table:table-cell office:value-type="string" calcext:value-type="string">
            <text:p>Feb 19, 2020</text:p>
          </table:table-cell>
          <table:table-cell office:value-type="string" calcext:value-type="string">
            <text:p>$10,143.80</text:p>
          </table:table-cell>
          <table:table-cell office:value-type="string" calcext:value-type="string">
            <text:p>$10,191.68</text:p>
          </table:table-cell>
          <table:table-cell office:value-type="string" calcext:value-type="string">
            <text:p>$9,611.22</text:p>
          </table:table-cell>
          <table:table-cell office:value-type="string" calcext:value-type="string">
            <text:p>$9,633.39</text:p>
          </table:table-cell>
          <table:table-cell office:value-type="string" calcext:value-type="string">
            <text:p>$46,992,019,710</text:p>
          </table:table-cell>
          <table:table-cell office:value-type="string" calcext:value-type="string">
            <text:p>$175,585,931,679</text:p>
          </table:table-cell>
        </table:table-row>
        <table:table-row table:style-name="ro2">
          <table:table-cell office:value-type="string" calcext:value-type="string">
            <text:p>Feb 18, 2020</text:p>
          </table:table-cell>
          <table:table-cell office:value-type="string" calcext:value-type="string">
            <text:p>$9,691.23</text:p>
          </table:table-cell>
          <table:table-cell office:value-type="string" calcext:value-type="string">
            <text:p>$10,161.94</text:p>
          </table:table-cell>
          <table:table-cell office:value-type="string" calcext:value-type="string">
            <text:p>$9,632.38</text:p>
          </table:table-cell>
          <table:table-cell office:value-type="string" calcext:value-type="string">
            <text:p>$10,142.00</text:p>
          </table:table-cell>
          <table:table-cell office:value-type="string" calcext:value-type="string">
            <text:p>$47,271,023,953</text:p>
          </table:table-cell>
          <table:table-cell office:value-type="string" calcext:value-type="string">
            <text:p>$184,838,512,656</text:p>
          </table:table-cell>
        </table:table-row>
        <table:table-row table:style-name="ro2">
          <table:table-cell office:value-type="string" calcext:value-type="string">
            <text:p>Feb 17, 2020</text:p>
          </table:table-cell>
          <table:table-cell office:value-type="string" calcext:value-type="string">
            <text:p>$9,936.56</text:p>
          </table:table-cell>
          <table:table-cell office:value-type="string" calcext:value-type="string">
            <text:p>$9,938.82</text:p>
          </table:table-cell>
          <table:table-cell office:value-type="string" calcext:value-type="string">
            <text:p>$9,507.64</text:p>
          </table:table-cell>
          <table:table-cell office:value-type="string" calcext:value-type="string">
            <text:p>$9,690.14</text:p>
          </table:table-cell>
          <table:table-cell office:value-type="string" calcext:value-type="string">
            <text:p>$45,998,298,413</text:p>
          </table:table-cell>
          <table:table-cell office:value-type="string" calcext:value-type="string">
            <text:p>$176,585,280,987</text:p>
          </table:table-cell>
        </table:table-row>
        <table:table-row table:style-name="ro2">
          <table:table-cell office:value-type="string" calcext:value-type="string">
            <text:p>Feb 16, 2020</text:p>
          </table:table-cell>
          <table:table-cell office:value-type="string" calcext:value-type="string">
            <text:p>$9,889.18</text:p>
          </table:table-cell>
          <table:table-cell office:value-type="string" calcext:value-type="string">
            <text:p>$10,053.97</text:p>
          </table:table-cell>
          <table:table-cell office:value-type="string" calcext:value-type="string">
            <text:p>$9,722.39</text:p>
          </table:table-cell>
          <table:table-cell office:value-type="string" calcext:value-type="string">
            <text:p>$9,934.43</text:p>
          </table:table-cell>
          <table:table-cell office:value-type="string" calcext:value-type="string">
            <text:p>$43,374,780,305</text:p>
          </table:table-cell>
          <table:table-cell office:value-type="string" calcext:value-type="string">
            <text:p>$181,017,665,264</text:p>
          </table:table-cell>
        </table:table-row>
        <table:table-row table:style-name="ro2">
          <table:table-cell office:value-type="string" calcext:value-type="string">
            <text:p>Feb 15, 2020</text:p>
          </table:table-cell>
          <table:table-cell office:value-type="string" calcext:value-type="string">
            <text:p>$10,313.86</text:p>
          </table:table-cell>
          <table:table-cell office:value-type="string" calcext:value-type="string">
            <text:p>$10,341.56</text:p>
          </table:table-cell>
          <table:table-cell office:value-type="string" calcext:value-type="string">
            <text:p>$9,874.43</text:p>
          </table:table-cell>
          <table:table-cell office:value-type="string" calcext:value-type="string">
            <text:p>$9,889.42</text:p>
          </table:table-cell>
          <table:table-cell office:value-type="string" calcext:value-type="string">
            <text:p>$43,865,054,831</text:p>
          </table:table-cell>
          <table:table-cell office:value-type="string" calcext:value-type="string">
            <text:p>$180,179,996,219</text:p>
          </table:table-cell>
        </table:table-row>
        <table:table-row table:style-name="ro2">
          <table:table-cell office:value-type="string" calcext:value-type="string">
            <text:p>Feb 14, 2020</text:p>
          </table:table-cell>
          <table:table-cell office:value-type="string" calcext:value-type="string">
            <text:p>$10,211.55</text:p>
          </table:table-cell>
          <table:table-cell office:value-type="string" calcext:value-type="string">
            <text:p>$10,322.00</text:p>
          </table:table-cell>
          <table:table-cell office:value-type="string" calcext:value-type="string">
            <text:p>$10,125.53</text:p>
          </table:table-cell>
          <table:table-cell office:value-type="string" calcext:value-type="string">
            <text:p>$10,312.12</text:p>
          </table:table-cell>
          <table:table-cell office:value-type="string" calcext:value-type="string">
            <text:p>$43,338,264,162</text:p>
          </table:table-cell>
          <table:table-cell office:value-type="string" calcext:value-type="string">
            <text:p>$187,862,645,449</text:p>
          </table:table-cell>
        </table:table-row>
        <table:table-row table:style-name="ro2">
          <table:table-cell office:value-type="string" calcext:value-type="string">
            <text:p>Feb 13, 2020</text:p>
          </table:table-cell>
          <table:table-cell office:value-type="string" calcext:value-type="string">
            <text:p>$10,323.96</text:p>
          </table:table-cell>
          <table:table-cell office:value-type="string" calcext:value-type="string">
            <text:p>$10,457.63</text:p>
          </table:table-cell>
          <table:table-cell office:value-type="string" calcext:value-type="string">
            <text:p>$10,116.16</text:p>
          </table:table-cell>
          <table:table-cell office:value-type="string" calcext:value-type="string">
            <text:p>$10,214.38</text:p>
          </table:table-cell>
          <table:table-cell office:value-type="string" calcext:value-type="string">
            <text:p>$49,356,071,373</text:p>
          </table:table-cell>
          <table:table-cell office:value-type="string" calcext:value-type="string">
            <text:p>$186,065,003,526</text:p>
          </table:table-cell>
        </table:table-row>
        <table:table-row table:style-name="ro2">
          <table:table-cell office:value-type="string" calcext:value-type="string">
            <text:p>Feb 12, 2020</text:p>
          </table:table-cell>
          <table:table-cell office:value-type="string" calcext:value-type="string">
            <text:p>$10,202.39</text:p>
          </table:table-cell>
          <table:table-cell office:value-type="string" calcext:value-type="string">
            <text:p>$10,393.61</text:p>
          </table:table-cell>
          <table:table-cell office:value-type="string" calcext:value-type="string">
            <text:p>$10,202.39</text:p>
          </table:table-cell>
          <table:table-cell office:value-type="string" calcext:value-type="string">
            <text:p>$10,326.05</text:p>
          </table:table-cell>
          <table:table-cell office:value-type="string" calcext:value-type="string">
            <text:p>$43,444,303,830</text:p>
          </table:table-cell>
          <table:table-cell office:value-type="string" calcext:value-type="string">
            <text:p>$188,081,204,386</text:p>
          </table:table-cell>
        </table:table-row>
        <table:table-row table:style-name="ro2">
          <table:table-cell office:value-type="string" calcext:value-type="string">
            <text:p>Feb 11, 2020</text:p>
          </table:table-cell>
          <table:table-cell office:value-type="string" calcext:value-type="string">
            <text:p>$9,855.89</text:p>
          </table:table-cell>
          <table:table-cell office:value-type="string" calcext:value-type="string">
            <text:p>$10,210.05</text:p>
          </table:table-cell>
          <table:table-cell office:value-type="string" calcext:value-type="string">
            <text:p>$9,729.33</text:p>
          </table:table-cell>
          <table:table-cell office:value-type="string" calcext:value-type="string">
            <text:p>$10,208.24</text:p>
          </table:table-cell>
          <table:table-cell office:value-type="string" calcext:value-type="string">
            <text:p>$37,648,059,389</text:p>
          </table:table-cell>
          <table:table-cell office:value-type="string" calcext:value-type="string">
            <text:p>$185,917,114,989</text:p>
          </table:table-cell>
        </table:table-row>
        <table:table-row table:style-name="ro2">
          <table:table-cell office:value-type="string" calcext:value-type="string">
            <text:p>Feb 10, 2020</text:p>
          </table:table-cell>
          <table:table-cell office:value-type="string" calcext:value-type="string">
            <text:p>$10,115.56</text:p>
          </table:table-cell>
          <table:table-cell office:value-type="string" calcext:value-type="string">
            <text:p>$10,165.77</text:p>
          </table:table-cell>
          <table:table-cell office:value-type="string" calcext:value-type="string">
            <text:p>$9,784.56</text:p>
          </table:table-cell>
          <table:table-cell office:value-type="string" calcext:value-type="string">
            <text:p>$9,856.61</text:p>
          </table:table-cell>
          <table:table-cell office:value-type="string" calcext:value-type="string">
            <text:p>$39,386,548,075</text:p>
          </table:table-cell>
          <table:table-cell office:value-type="string" calcext:value-type="string">
            <text:p>$179,494,809,266</text:p>
          </table:table-cell>
        </table:table-row>
        <table:table-row table:style-name="ro2">
          <table:table-cell office:value-type="string" calcext:value-type="string">
            <text:p>Feb 09, 2020</text:p>
          </table:table-cell>
          <table:table-cell office:value-type="string" calcext:value-type="string">
            <text:p>$9,863.89</text:p>
          </table:table-cell>
          <table:table-cell office:value-type="string" calcext:value-type="string">
            <text:p>$10,129.44</text:p>
          </table:table-cell>
          <table:table-cell office:value-type="string" calcext:value-type="string">
            <text:p>$9,850.39</text:p>
          </table:table-cell>
          <table:table-cell office:value-type="string" calcext:value-type="string">
            <text:p>$10,116.67</text:p>
          </table:table-cell>
          <table:table-cell office:value-type="string" calcext:value-type="string">
            <text:p>$35,807,884,663</text:p>
          </table:table-cell>
          <table:table-cell office:value-type="string" calcext:value-type="string">
            <text:p>$184,214,765,394</text:p>
          </table:table-cell>
        </table:table-row>
        <table:table-row table:style-name="ro2">
          <table:table-cell office:value-type="string" calcext:value-type="string">
            <text:p>Feb 08, 2020</text:p>
          </table:table-cell>
          <table:table-cell office:value-type="string" calcext:value-type="string">
            <text:p>$9,793.07</text:p>
          </table:table-cell>
          <table:table-cell office:value-type="string" calcext:value-type="string">
            <text:p>$9,876.75</text:p>
          </table:table-cell>
          <table:table-cell office:value-type="string" calcext:value-type="string">
            <text:p>$9,678.91</text:p>
          </table:table-cell>
          <table:table-cell office:value-type="string" calcext:value-type="string">
            <text:p>$9,865.12</text:p>
          </table:table-cell>
          <table:table-cell office:value-type="string" calcext:value-type="string">
            <text:p>$35,172,043,762</text:p>
          </table:table-cell>
          <table:table-cell office:value-type="string" calcext:value-type="string">
            <text:p>$179,615,828,322</text:p>
          </table:table-cell>
        </table:table-row>
        <table:table-row table:style-name="ro2">
          <table:table-cell office:value-type="string" calcext:value-type="string">
            <text:p>Feb 07, 2020</text:p>
          </table:table-cell>
          <table:table-cell office:value-type="string" calcext:value-type="string">
            <text:p>$9,726.00</text:p>
          </table:table-cell>
          <table:table-cell office:value-type="string" calcext:value-type="string">
            <text:p>$9,834.72</text:p>
          </table:table-cell>
          <table:table-cell office:value-type="string" calcext:value-type="string">
            <text:p>$9,726.00</text:p>
          </table:table-cell>
          <table:table-cell office:value-type="string" calcext:value-type="string">
            <text:p>$9,795.94</text:p>
          </table:table-cell>
          <table:table-cell office:value-type="string" calcext:value-type="string">
            <text:p>$34,522,718,159</text:p>
          </table:table-cell>
          <table:table-cell office:value-type="string" calcext:value-type="string">
            <text:p>$178,339,437,206</text:p>
          </table:table-cell>
        </table:table-row>
        <table:table-row table:style-name="ro2">
          <table:table-cell office:value-type="string" calcext:value-type="string">
            <text:p>Feb 06, 2020</text:p>
          </table:table-cell>
          <table:table-cell office:value-type="string" calcext:value-type="string">
            <text:p>$9,617.82</text:p>
          </table:table-cell>
          <table:table-cell office:value-type="string" calcext:value-type="string">
            <text:p>$9,824.62</text:p>
          </table:table-cell>
          <table:table-cell office:value-type="string" calcext:value-type="string">
            <text:p>$9,539.82</text:p>
          </table:table-cell>
          <table:table-cell office:value-type="string" calcext:value-type="string">
            <text:p>$9,729.80</text:p>
          </table:table-cell>
          <table:table-cell office:value-type="string" calcext:value-type="string">
            <text:p>$37,628,823,716</text:p>
          </table:table-cell>
          <table:table-cell office:value-type="string" calcext:value-type="string">
            <text:p>$177,118,274,394</text:p>
          </table:table-cell>
        </table:table-row>
        <table:table-row table:style-name="ro2">
          <table:table-cell office:value-type="string" calcext:value-type="string">
            <text:p>Feb 05, 2020</text:p>
          </table:table-cell>
          <table:table-cell office:value-type="string" calcext:value-type="string">
            <text:p>$9,183.42</text:p>
          </table:table-cell>
          <table:table-cell office:value-type="string" calcext:value-type="string">
            <text:p>$9,701.30</text:p>
          </table:table-cell>
          <table:table-cell office:value-type="string" calcext:value-type="string">
            <text:p>$9,163.70</text:p>
          </table:table-cell>
          <table:table-cell office:value-type="string" calcext:value-type="string">
            <text:p>$9,613.42</text:p>
          </table:table-cell>
          <table:table-cell office:value-type="string" calcext:value-type="string">
            <text:p>$35,222,060,874</text:p>
          </table:table-cell>
          <table:table-cell office:value-type="string" calcext:value-type="string">
            <text:p>$174,983,423,933</text:p>
          </table:table-cell>
        </table:table-row>
        <table:table-row table:style-name="ro2">
          <table:table-cell office:value-type="string" calcext:value-type="string">
            <text:p>Feb 04, 2020</text:p>
          </table:table-cell>
          <table:table-cell office:value-type="string" calcext:value-type="string">
            <text:p>$9,292.84</text:p>
          </table:table-cell>
          <table:table-cell office:value-type="string" calcext:value-type="string">
            <text:p>$9,331.27</text:p>
          </table:table-cell>
          <table:table-cell office:value-type="string" calcext:value-type="string">
            <text:p>$9,112.81</text:p>
          </table:table-cell>
          <table:table-cell office:value-type="string" calcext:value-type="string">
            <text:p>$9,180.96</text:p>
          </table:table-cell>
          <table:table-cell office:value-type="string" calcext:value-type="string">
            <text:p>$29,893,183,716</text:p>
          </table:table-cell>
          <table:table-cell office:value-type="string" calcext:value-type="string">
            <text:p>$167,093,636,162</text:p>
          </table:table-cell>
        </table:table-row>
        <table:table-row table:style-name="ro2">
          <table:table-cell office:value-type="string" calcext:value-type="string">
            <text:p>Feb 03, 2020</text:p>
          </table:table-cell>
          <table:table-cell office:value-type="string" calcext:value-type="string">
            <text:p>$9,344.68</text:p>
          </table:table-cell>
          <table:table-cell office:value-type="string" calcext:value-type="string">
            <text:p>$9,540.37</text:p>
          </table:table-cell>
          <table:table-cell office:value-type="string" calcext:value-type="string">
            <text:p>$9,248.63</text:p>
          </table:table-cell>
          <table:table-cell office:value-type="string" calcext:value-type="string">
            <text:p>$9,293.52</text:p>
          </table:table-cell>
          <table:table-cell office:value-type="string" calcext:value-type="string">
            <text:p>$30,934,096,509</text:p>
          </table:table-cell>
          <table:table-cell office:value-type="string" calcext:value-type="string">
            <text:p>$169,126,861,034</text:p>
          </table:table-cell>
        </table:table-row>
        <table:table-row table:style-name="ro2">
          <table:table-cell office:value-type="string" calcext:value-type="string">
            <text:p>Feb 02, 2020</text:p>
          </table:table-cell>
          <table:table-cell office:value-type="string" calcext:value-type="string">
            <text:p>$9,389.82</text:p>
          </table:table-cell>
          <table:table-cell office:value-type="string" calcext:value-type="string">
            <text:p>$9,468.80</text:p>
          </table:table-cell>
          <table:table-cell office:value-type="string" calcext:value-type="string">
            <text:p>$9,217.82</text:p>
          </table:table-cell>
          <table:table-cell office:value-type="string" calcext:value-type="string">
            <text:p>$9,344.37</text:p>
          </table:table-cell>
          <table:table-cell office:value-type="string" calcext:value-type="string">
            <text:p>$30,835,736,946</text:p>
          </table:table-cell>
          <table:table-cell office:value-type="string" calcext:value-type="string">
            <text:p>$170,034,976,662</text:p>
          </table:table-cell>
        </table:table-row>
        <table:table-row table:style-name="ro2">
          <table:table-cell office:value-type="string" calcext:value-type="string">
            <text:p>Feb 01, 2020</text:p>
          </table:table-cell>
          <table:table-cell office:value-type="string" calcext:value-type="string">
            <text:p>$9,346.36</text:p>
          </table:table-cell>
          <table:table-cell office:value-type="string" calcext:value-type="string">
            <text:p>$9,439.32</text:p>
          </table:table-cell>
          <table:table-cell office:value-type="string" calcext:value-type="string">
            <text:p>$9,313.24</text:p>
          </table:table-cell>
          <table:table-cell office:value-type="string" calcext:value-type="string">
            <text:p>$9,392.88</text:p>
          </table:table-cell>
          <table:table-cell office:value-type="string" calcext:value-type="string">
            <text:p>$25,922,656,496</text:p>
          </table:table-cell>
          <table:table-cell office:value-type="string" calcext:value-type="string">
            <text:p>$170,900,662,180</text:p>
          </table:table-cell>
        </table:table-row>
        <table:table-row table:style-name="ro2">
          <table:table-cell office:value-type="string" calcext:value-type="string">
            <text:p>Jan 31, 2020</text:p>
          </table:table-cell>
          <table:table-cell office:value-type="string" calcext:value-type="string">
            <text:p>$9,508.31</text:p>
          </table:table-cell>
          <table:table-cell office:value-type="string" calcext:value-type="string">
            <text:p>$9,521.71</text:p>
          </table:table-cell>
          <table:table-cell office:value-type="string" calcext:value-type="string">
            <text:p>$9,230.78</text:p>
          </table:table-cell>
          <table:table-cell office:value-type="string" calcext:value-type="string">
            <text:p>$9,350.53</text:p>
          </table:table-cell>
          <table:table-cell office:value-type="string" calcext:value-type="string">
            <text:p>$29,432,489,719</text:p>
          </table:table-cell>
          <table:table-cell office:value-type="string" calcext:value-type="string">
            <text:p>$170,112,778,161</text:p>
          </table:table-cell>
        </table:table-row>
        <table:table-row table:style-name="ro2">
          <table:table-cell office:value-type="string" calcext:value-type="string">
            <text:p>Jan 30, 2020</text:p>
          </table:table-cell>
          <table:table-cell office:value-type="string" calcext:value-type="string">
            <text:p>$9,316.02</text:p>
          </table:table-cell>
          <table:table-cell office:value-type="string" calcext:value-type="string">
            <text:p>$9,553.13</text:p>
          </table:table-cell>
          <table:table-cell office:value-type="string" calcext:value-type="string">
            <text:p>$9,230.90</text:p>
          </table:table-cell>
          <table:table-cell office:value-type="string" calcext:value-type="string">
            <text:p>$9,508.99</text:p>
          </table:table-cell>
          <table:table-cell office:value-type="string" calcext:value-type="string">
            <text:p>$32,378,792,851</text:p>
          </table:table-cell>
          <table:table-cell office:value-type="string" calcext:value-type="string">
            <text:p>$172,978,577,931</text:p>
          </table:table-cell>
        </table:table-row>
        <table:table-row table:style-name="ro2">
          <table:table-cell office:value-type="string" calcext:value-type="string">
            <text:p>Jan 29, 2020</text:p>
          </table:table-cell>
          <table:table-cell office:value-type="string" calcext:value-type="string">
            <text:p>$9,357.47</text:p>
          </table:table-cell>
          <table:table-cell office:value-type="string" calcext:value-type="string">
            <text:p>$9,406.43</text:p>
          </table:table-cell>
          <table:table-cell office:value-type="string" calcext:value-type="string">
            <text:p>$9,269.47</text:p>
          </table:table-cell>
          <table:table-cell office:value-type="string" calcext:value-type="string">
            <text:p>$9,316.63</text:p>
          </table:table-cell>
          <table:table-cell office:value-type="string" calcext:value-type="string">
            <text:p>$30,682,598,115</text:p>
          </table:table-cell>
          <table:table-cell office:value-type="string" calcext:value-type="string">
            <text:p>$169,460,984,603</text:p>
          </table:table-cell>
        </table:table-row>
        <table:table-row table:style-name="ro2">
          <table:table-cell office:value-type="string" calcext:value-type="string">
            <text:p>Jan 28, 2020</text:p>
          </table:table-cell>
          <table:table-cell office:value-type="string" calcext:value-type="string">
            <text:p>$8,912.52</text:p>
          </table:table-cell>
          <table:table-cell office:value-type="string" calcext:value-type="string">
            <text:p>$9,358.59</text:p>
          </table:table-cell>
          <table:table-cell office:value-type="string" calcext:value-type="string">
            <text:p>$8,908.45</text:p>
          </table:table-cell>
          <table:table-cell office:value-type="string" calcext:value-type="string">
            <text:p>$9,358.59</text:p>
          </table:table-cell>
          <table:table-cell office:value-type="string" calcext:value-type="string">
            <text:p>$34,398,744,403</text:p>
          </table:table-cell>
          <table:table-cell office:value-type="string" calcext:value-type="string">
            <text:p>$170,205,617,955</text:p>
          </table:table-cell>
        </table:table-row>
        <table:table-row table:style-name="ro2">
          <table:table-cell office:value-type="string" calcext:value-type="string">
            <text:p>Jan 27, 2020</text:p>
          </table:table-cell>
          <table:table-cell office:value-type="string" calcext:value-type="string">
            <text:p>$8,597.31</text:p>
          </table:table-cell>
          <table:table-cell office:value-type="string" calcext:value-type="string">
            <text:p>$8,977.73</text:p>
          </table:table-cell>
          <table:table-cell office:value-type="string" calcext:value-type="string">
            <text:p>$8,597.31</text:p>
          </table:table-cell>
          <table:table-cell office:value-type="string" calcext:value-type="string">
            <text:p>$8,909.82</text:p>
          </table:table-cell>
          <table:table-cell office:value-type="string" calcext:value-type="string">
            <text:p>$28,647,338,393</text:p>
          </table:table-cell>
          <table:table-cell office:value-type="string" calcext:value-type="string">
            <text:p>$162,027,957,435</text:p>
          </table:table-cell>
        </table:table-row>
        <table:table-row table:style-name="ro2">
          <table:table-cell office:value-type="string" calcext:value-type="string">
            <text:p>Jan 26, 2020</text:p>
          </table:table-cell>
          <table:table-cell office:value-type="string" calcext:value-type="string">
            <text:p>$8,364.41</text:p>
          </table:table-cell>
          <table:table-cell office:value-type="string" calcext:value-type="string">
            <text:p>$8,602.40</text:p>
          </table:table-cell>
          <table:table-cell office:value-type="string" calcext:value-type="string">
            <text:p>$8,325.50</text:p>
          </table:table-cell>
          <table:table-cell office:value-type="string" calcext:value-type="string">
            <text:p>$8,596.83</text:p>
          </table:table-cell>
          <table:table-cell office:value-type="string" calcext:value-type="string">
            <text:p>$22,177,678,796</text:p>
          </table:table-cell>
          <table:table-cell office:value-type="string" calcext:value-type="string">
            <text:p>$156,322,174,637</text:p>
          </table:table-cell>
        </table:table-row>
        <table:table-row table:style-name="ro2">
          <table:table-cell office:value-type="string" calcext:value-type="string">
            <text:p>Jan 25, 2020</text:p>
          </table:table-cell>
          <table:table-cell office:value-type="string" calcext:value-type="string">
            <text:p>$8,440.12</text:p>
          </table:table-cell>
          <table:table-cell office:value-type="string" calcext:value-type="string">
            <text:p>$8,458.45</text:p>
          </table:table-cell>
          <table:table-cell office:value-type="string" calcext:value-type="string">
            <text:p>$8,296.22</text:p>
          </table:table-cell>
          <table:table-cell office:value-type="string" calcext:value-type="string">
            <text:p>$8,367.85</text:p>
          </table:table-cell>
          <table:table-cell office:value-type="string" calcext:value-type="string">
            <text:p>$19,647,331,549</text:p>
          </table:table-cell>
          <table:table-cell office:value-type="string" calcext:value-type="string">
            <text:p>$152,143,262,650</text:p>
          </table:table-cell>
        </table:table-row>
        <table:table-row table:style-name="ro2">
          <table:table-cell office:value-type="string" calcext:value-type="string">
            <text:p>Jan 24, 2020</text:p>
          </table:table-cell>
          <table:table-cell office:value-type="string" calcext:value-type="string">
            <text:p>$8,405.57</text:p>
          </table:table-cell>
          <table:table-cell office:value-type="string" calcext:value-type="string">
            <text:p>$8,514.67</text:p>
          </table:table-cell>
          <table:table-cell office:value-type="string" calcext:value-type="string">
            <text:p>$8,266.84</text:p>
          </table:table-cell>
          <table:table-cell office:value-type="string" calcext:value-type="string">
            <text:p>$8,445.43</text:p>
          </table:table-cell>
          <table:table-cell office:value-type="string" calcext:value-type="string">
            <text:p>$24,397,913,026</text:p>
          </table:table-cell>
          <table:table-cell office:value-type="string" calcext:value-type="string">
            <text:p>$153,536,829,768</text:p>
          </table:table-cell>
        </table:table-row>
        <table:table-row table:style-name="ro2">
          <table:table-cell office:value-type="string" calcext:value-type="string">
            <text:p>Jan 23, 2020</text:p>
          </table:table-cell>
          <table:table-cell office:value-type="string" calcext:value-type="string">
            <text:p>$8,680.65</text:p>
          </table:table-cell>
          <table:table-cell office:value-type="string" calcext:value-type="string">
            <text:p>$8,687.75</text:p>
          </table:table-cell>
          <table:table-cell office:value-type="string" calcext:value-type="string">
            <text:p>$8,333.64</text:p>
          </table:table-cell>
          <table:table-cell office:value-type="string" calcext:value-type="string">
            <text:p>$8,406.52</text:p>
          </table:table-cell>
          <table:table-cell office:value-type="string" calcext:value-type="string">
            <text:p>$25,770,680,779</text:p>
          </table:table-cell>
          <table:table-cell office:value-type="string" calcext:value-type="string">
            <text:p>$152,813,329,633</text:p>
          </table:table-cell>
        </table:table-row>
        <table:table-row table:style-name="ro2">
          <table:table-cell office:value-type="string" calcext:value-type="string">
            <text:p>Jan 22, 2020</text:p>
          </table:table-cell>
          <table:table-cell office:value-type="string" calcext:value-type="string">
            <text:p>$8,744.21</text:p>
          </table:table-cell>
          <table:table-cell office:value-type="string" calcext:value-type="string">
            <text:p>$8,792.99</text:p>
          </table:table-cell>
          <table:table-cell office:value-type="string" calcext:value-type="string">
            <text:p>$8,636.75</text:p>
          </table:table-cell>
          <table:table-cell office:value-type="string" calcext:value-type="string">
            <text:p>$8,680.88</text:p>
          </table:table-cell>
          <table:table-cell office:value-type="string" calcext:value-type="string">
            <text:p>$22,600,204,051</text:p>
          </table:table-cell>
          <table:table-cell office:value-type="string" calcext:value-type="string">
            <text:p>$157,783,273,070</text:p>
          </table:table-cell>
        </table:table-row>
      </table:table>
      <table:table table:name="Feuille2" table:style-name="ta1">
        <table:shapes>
          <draw:frame draw:z-index="0" draw:style-name="gr1" draw:text-style-name="P1" svg:width="15.253cm" svg:height="8.585cm" svg:x="6.773cm" svg:y="0.77cm">
            <draw:object draw:notify-on-update-of-ranges="Feuille2.A1:Feuille2.A59 Feuille2.B1:Feuille2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3.429" calcext:value-type="float">
            <text:p>2663,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0.976" calcext:value-type="float">
            <text:p>2640,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9.319" calcext:value-type="float">
            <text:p>2639,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4.352" calcext:value-type="float">
            <text:p>2634,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0.42" calcext:value-type="float">
            <text:p>2450,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1.523" calcext:value-type="float">
            <text:p>2481,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7.008" calcext:value-type="float">
            <text:p>2337,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4.42" calcext:value-type="float">
            <text:p>2274,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3.644" calcext:value-type="float">
            <text:p>2473,6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426" calcext:value-type="float">
            <text:p>2485,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5.271" calcext:value-type="float">
            <text:p>2245,2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75.868" calcext:value-type="float">
            <text:p>2275,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5.034" calcext:value-type="float">
            <text:p>2475,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02.928" calcext:value-type="float">
            <text:p>2202,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0.206" calcext:value-type="float">
            <text:p>2470,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1.377" calcext:value-type="float">
            <text:p>2281,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80.374" calcext:value-type="float">
            <text:p>2680,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1.584" calcext:value-type="float">
            <text:p>2481,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7.922" calcext:value-type="float">
            <text:p>1877,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9.209" calcext:value-type="float">
            <text:p>1849,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2.381" calcext:value-type="float">
            <text:p>1712,3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2.903" calcext:value-type="float">
            <text:p>2232,9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94.203" calcext:value-type="float">
            <text:p>2694,2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4.06" calcext:value-type="float">
            <text:p>1634,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4.785" calcext:value-type="float">
            <text:p>1604,7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82.58" calcext:value-type="float">
            <text:p>2482,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5.833" calcext:value-type="float">
            <text:p>2175,8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60.654" calcext:value-type="float">
            <text:p>1560,6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84.975" calcext:value-type="float">
            <text:p>1884,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3.451" calcext:value-type="float">
            <text:p>2493,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93.813" calcext:value-type="float">
            <text:p>1593,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3.312" calcext:value-type="float">
            <text:p>1683,3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7.341" calcext:value-type="float">
            <text:p>1707,3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0.145" calcext:value-type="float">
            <text:p>1800,1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01.312" calcext:value-type="float">
            <text:p>1701,3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47.191" calcext:value-type="float">
            <text:p>1647,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1.52" calcext:value-type="float">
            <text:p>1541,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6.427" calcext:value-type="float">
            <text:p>1766,4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1.724" calcext:value-type="float">
            <text:p>2471,7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2.28" calcext:value-type="float">
            <text:p>1862,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61.039" calcext:value-type="float">
            <text:p>1561,0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26.288" calcext:value-type="float">
            <text:p>1626,2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5.395" calcext:value-type="float">
            <text:p>1575,3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7.171" calcext:value-type="float">
            <text:p>2457,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0.668" calcext:value-type="float">
            <text:p>1610,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85.457" calcext:value-type="float">
            <text:p>1785,4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5.188" calcext:value-type="float">
            <text:p>1635,1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8.774" calcext:value-type="float">
            <text:p>1638,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2.292" calcext:value-type="float">
            <text:p>1602,2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57.494" calcext:value-type="float">
            <text:p>2657,4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6.236" calcext:value-type="float">
            <text:p>1596,2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45.834" calcext:value-type="float">
            <text:p>2245,8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9.161" calcext:value-type="float">
            <text:p>1619,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1.901" calcext:value-type="float">
            <text:p>1681,9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14.327" calcext:value-type="float">
            <text:p>1314,3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5.292" calcext:value-type="float">
            <text:p>1755,2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3.047" calcext:value-type="float">
            <text:p>1853,0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79.516" calcext:value-type="float">
            <text:p>1379,516</text:p>
          </table:table-cell>
        </table:table-row>
      </table:table>
      <table:table table:name="Feuille3" table:style-name="ta1">
        <table:shapes>
          <draw:frame draw:z-index="0" draw:style-name="gr1" draw:text-style-name="P1" svg:width="15.997cm" svg:height="9.005cm" svg:x="8.012cm" svg:y="0.398cm">
            <draw:object draw:notify-on-update-of-ranges="Feuille3.A1:Feuille3.A59 Feuille3.B1:Feuille3.B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1.822" calcext:value-type="float">
            <text:p>2641,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6.552" calcext:value-type="float">
            <text:p>2616,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8.207" calcext:value-type="float">
            <text:p>2618,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4.304" calcext:value-type="float">
            <text:p>2444,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5.799" calcext:value-type="float">
            <text:p>2315,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15.911" calcext:value-type="float">
            <text:p>2615,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0.416" calcext:value-type="float">
            <text:p>2650,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43.976" calcext:value-type="float">
            <text:p>2443,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9.104" calcext:value-type="float">
            <text:p>2639,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2.683" calcext:value-type="float">
            <text:p>2252,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17.187" calcext:value-type="float">
            <text:p>2117,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44.696" calcext:value-type="float">
            <text:p>2244,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5.05" calcext:value-type="float">
            <text:p>2235,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2.722" calcext:value-type="float">
            <text:p>2232,7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3.458" calcext:value-type="float">
            <text:p>2323,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6.115" calcext:value-type="float">
            <text:p>2206,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5.654" calcext:value-type="float">
            <text:p>2185,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44.998" calcext:value-type="float">
            <text:p>2644,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9.622" calcext:value-type="float">
            <text:p>1769,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3.231" calcext:value-type="float">
            <text:p>1603,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36.325" calcext:value-type="float">
            <text:p>2236,3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8.726" calcext:value-type="float">
            <text:p>1638,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10.676" calcext:value-type="float">
            <text:p>1710,6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2.406" calcext:value-type="float">
            <text:p>1602,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63.257" calcext:value-type="float">
            <text:p>1463,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6.715" calcext:value-type="float">
            <text:p>2256,7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7.53" calcext:value-type="float">
            <text:p>1617,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35.185" calcext:value-type="float">
            <text:p>2235,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62.118" calcext:value-type="float">
            <text:p>1562,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99.067" calcext:value-type="float">
            <text:p>1599,0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0.056" calcext:value-type="float">
            <text:p>1860,0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5.965" calcext:value-type="float">
            <text:p>2195,9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53.985" calcext:value-type="float">
            <text:p>2153,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81.6" calcext:value-type="float">
            <text:p>2181,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68.956" calcext:value-type="float">
            <text:p>1868,9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10.502" calcext:value-type="float">
            <text:p>1610,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9.724" calcext:value-type="float">
            <text:p>1539,7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59.962" calcext:value-type="float">
            <text:p>1759,9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30.043" calcext:value-type="float">
            <text:p>2230,0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7.162" calcext:value-type="float">
            <text:p>1627,1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48.867" calcext:value-type="float">
            <text:p>1748,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66.315" calcext:value-type="float">
            <text:p>2266,3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1.409" calcext:value-type="float">
            <text:p>1471,4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43.85" calcext:value-type="float">
            <text:p>1943,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4.096" calcext:value-type="float">
            <text:p>1614,0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2.619" calcext:value-type="float">
            <text:p>1832,6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86.923" calcext:value-type="float">
            <text:p>1686,9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54.684" calcext:value-type="float">
            <text:p>1954,6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7.316" calcext:value-type="float">
            <text:p>1647,3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1.592" calcext:value-type="float">
            <text:p>1541,5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39.568" calcext:value-type="float">
            <text:p>1539,5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30.878" calcext:value-type="float">
            <text:p>2230,8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17.083" calcext:value-type="float">
            <text:p>1617,0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5.194" calcext:value-type="float">
            <text:p>1615,1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3.304" calcext:value-type="float">
            <text:p>1303,3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9.27" calcext:value-type="float">
            <text:p>1739,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3.527" calcext:value-type="float">
            <text:p>1753,5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76.363" calcext:value-type="float">
            <text:p>1276,3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2.545" calcext:value-type="float">
            <text:p>1862,545</text:p>
          </table:table-cell>
        </table:table-row>
      </table:table>
      <table:table table:name="Feuille4" table:style-name="ta1">
        <table:shapes>
          <draw:frame draw:z-index="0" draw:style-name="gr1" draw:text-style-name="P1" svg:width="15.997cm" svg:height="9.004cm" svg:x="8.012cm" svg:y="1.408cm">
            <draw:object draw:notify-on-update-of-ranges="Feuille4.A1:Feuille4.A59 Feuille4.B1:Feuille4.B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2.014" calcext:value-type="float">
            <text:p>2632,0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6.694" calcext:value-type="float">
            <text:p>2616,694</text:p>
          </table:table-cell>
          <table:table-cell/>
          <table:table-cell office:value-type="string" calcext:value-type="string">
            <text:p>step :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3.221" calcext:value-type="float">
            <text:p>2613,2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6.691" calcext:value-type="float">
            <text:p>2446,6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4.31" calcext:value-type="float">
            <text:p>2314,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16.389" calcext:value-type="float">
            <text:p>2616,3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3.786" calcext:value-type="float">
            <text:p>2643,7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0.637" calcext:value-type="float">
            <text:p>2450,6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9.43" calcext:value-type="float">
            <text:p>2629,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8.238" calcext:value-type="float">
            <text:p>2258,2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1.629" calcext:value-type="float">
            <text:p>2121,62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38.67" calcext:value-type="float">
            <text:p>2238,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3.453" calcext:value-type="float">
            <text:p>2233,45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1.279" calcext:value-type="float">
            <text:p>2231,27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2.32" calcext:value-type="float">
            <text:p>2322,3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5.407" calcext:value-type="float">
            <text:p>2205,4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9.522" calcext:value-type="float">
            <text:p>2189,52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47.268" calcext:value-type="float">
            <text:p>2647,2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9.316" calcext:value-type="float">
            <text:p>1769,3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.406" calcext:value-type="float">
            <text:p>1604,40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37.112" calcext:value-type="float">
            <text:p>2237,11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41.178" calcext:value-type="float">
            <text:p>1641,17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10.012" calcext:value-type="float">
            <text:p>1710,0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6.996" calcext:value-type="float">
            <text:p>1606,99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62.104" calcext:value-type="float">
            <text:p>1462,10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7.645" calcext:value-type="float">
            <text:p>2257,6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9.703" calcext:value-type="float">
            <text:p>1619,70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36.787" calcext:value-type="float">
            <text:p>2236,78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65.745" calcext:value-type="float">
            <text:p>1565,74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99.816" calcext:value-type="float">
            <text:p>1599,81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3.867" calcext:value-type="float">
            <text:p>1863,86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8.052" calcext:value-type="float">
            <text:p>2198,05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55.78" calcext:value-type="float">
            <text:p>2155,7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83.499" calcext:value-type="float">
            <text:p>2183,49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68.32" calcext:value-type="float">
            <text:p>1868,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10.692" calcext:value-type="float">
            <text:p>1610,69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4.249" calcext:value-type="float">
            <text:p>1544,24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56.784" calcext:value-type="float">
            <text:p>1756,78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28.621" calcext:value-type="float">
            <text:p>2228,62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3.424" calcext:value-type="float">
            <text:p>1623,42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48.989" calcext:value-type="float">
            <text:p>1748,98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61.47" calcext:value-type="float">
            <text:p>2261,4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1.405" calcext:value-type="float">
            <text:p>1471,40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43.412" calcext:value-type="float">
            <text:p>1943,41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0.763" calcext:value-type="float">
            <text:p>1610,76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0.466" calcext:value-type="float">
            <text:p>1830,46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88.863" calcext:value-type="float">
            <text:p>1688,86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51.922" calcext:value-type="float">
            <text:p>1951,92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7.225" calcext:value-type="float">
            <text:p>1647,22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2.197" calcext:value-type="float">
            <text:p>1542,19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42.292" calcext:value-type="float">
            <text:p>1542,29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35.298" calcext:value-type="float">
            <text:p>2235,29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18.273" calcext:value-type="float">
            <text:p>1618,27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3.629" calcext:value-type="float">
            <text:p>1613,6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3.781" calcext:value-type="float">
            <text:p>1303,78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2.518" calcext:value-type="float">
            <text:p>1732,51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6.08" calcext:value-type="float">
            <text:p>1756,0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77.325" calcext:value-type="float">
            <text:p>1277,32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3.909" calcext:value-type="float">
            <text:p>1863,909</text:p>
          </table:table-cell>
          <table:table-cell table:number-columns-repeated="3"/>
        </table:table-row>
      </table:table>
      <table:table table:name="var frequency" table:style-name="ta1">
        <table:shapes>
          <draw:frame draw:z-index="0" draw:style-name="gr1" draw:text-style-name="P1" svg:width="15.999cm" svg:height="8.999cm" svg:x="6.571cm" svg:y="0.87cm">
            <draw:object draw:notify-on-update-of-ranges="'var frequency'.A1:'var frequency'.A59 'var frequency'.B1:'var frequency'.B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0.095" calcext:value-type="float">
            <text:p>2660,095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4.925" calcext:value-type="float">
            <text:p>2644,9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9.757" calcext:value-type="float">
            <text:p>2639,7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5.223" calcext:value-type="float">
            <text:p>2635,2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5.375" calcext:value-type="float">
            <text:p>2455,3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2.182" calcext:value-type="float">
            <text:p>2482,1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8.774" calcext:value-type="float">
            <text:p>2338,7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8.68" calcext:value-type="float">
            <text:p>2278,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80.276" calcext:value-type="float">
            <text:p>2480,2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229" calcext:value-type="float">
            <text:p>2485,2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0.065" calcext:value-type="float">
            <text:p>2240,0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84.041" calcext:value-type="float">
            <text:p>2284,04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2.286" calcext:value-type="float">
            <text:p>2482,28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9.269" calcext:value-type="float">
            <text:p>2199,26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7.507" calcext:value-type="float">
            <text:p>2467,5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8.843" calcext:value-type="float">
            <text:p>2288,84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2.378" calcext:value-type="float">
            <text:p>2672,37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90.318" calcext:value-type="float">
            <text:p>2490,3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6.527" calcext:value-type="float">
            <text:p>1876,5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53.816" calcext:value-type="float">
            <text:p>1853,8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6.16" calcext:value-type="float">
            <text:p>1716,1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2.366" calcext:value-type="float">
            <text:p>2232,36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85.024" calcext:value-type="float">
            <text:p>2685,0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40.133" calcext:value-type="float">
            <text:p>1640,1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5.76" calcext:value-type="float">
            <text:p>1605,7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80.694" calcext:value-type="float">
            <text:p>2480,69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9.973" calcext:value-type="float">
            <text:p>2179,97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60.391" calcext:value-type="float">
            <text:p>1560,39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83.721" calcext:value-type="float">
            <text:p>1883,72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4.978" calcext:value-type="float">
            <text:p>2494,97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91.294" calcext:value-type="float">
            <text:p>1591,2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3.259" calcext:value-type="float">
            <text:p>1683,25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5.87" calcext:value-type="float">
            <text:p>1705,8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4.886" calcext:value-type="float">
            <text:p>1804,88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97.403" calcext:value-type="float">
            <text:p>1697,40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48.462" calcext:value-type="float">
            <text:p>1648,46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5.645" calcext:value-type="float">
            <text:p>1545,6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3.782" calcext:value-type="float">
            <text:p>1763,78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4.763" calcext:value-type="float">
            <text:p>2474,76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0.742" calcext:value-type="float">
            <text:p>1860,74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61.341" calcext:value-type="float">
            <text:p>1561,3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24.962" calcext:value-type="float">
            <text:p>1624,96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8.824" calcext:value-type="float">
            <text:p>2178,82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8.054" calcext:value-type="float">
            <text:p>1578,0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7.626" calcext:value-type="float">
            <text:p>2457,6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8.928" calcext:value-type="float">
            <text:p>1608,92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84.84" calcext:value-type="float">
            <text:p>1784,8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3.866" calcext:value-type="float">
            <text:p>1633,86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8.458" calcext:value-type="float">
            <text:p>1638,45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1.402" calcext:value-type="float">
            <text:p>1601,40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56.327" calcext:value-type="float">
            <text:p>2656,3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4.01" calcext:value-type="float">
            <text:p>1594,0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46.898" calcext:value-type="float">
            <text:p>2246,89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2.961" calcext:value-type="float">
            <text:p>1622,96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5.552" calcext:value-type="float">
            <text:p>1685,5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14.956" calcext:value-type="float">
            <text:p>1314,9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8.767" calcext:value-type="float">
            <text:p>1758,76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4.301" calcext:value-type="float">
            <text:p>1854,30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0.227" calcext:value-type="float">
            <text:p>1380,227</text:p>
          </table:table-cell>
          <table:table-cell table:number-columns-repeated="3"/>
        </table:table-row>
      </table:table>
      <table:table table:name="Feuille15" table:style-name="ta1">
        <table:shapes>
          <draw:frame draw:z-index="0" draw:style-name="gr1" draw:text-style-name="P1" svg:width="29.333cm" svg:height="8.999cm" svg:x="5.14cm" svg:y="1.932cm">
            <draw:object draw:notify-on-update-of-ranges="Feuille15.B1:Feuille15.B9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7.951" calcext:value-type="float">
            <text:p>2967,951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From 1 to 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0.58" calcext:value-type="float">
            <text:p>2690,58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48.827" calcext:value-type="float">
            <text:p>2848,8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7.67" calcext:value-type="float">
            <text:p>2967,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9.805" calcext:value-type="float">
            <text:p>2049,80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55.079" calcext:value-type="float">
            <text:p>3655,07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0.136" calcext:value-type="float">
            <text:p>2400,1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6.735" calcext:value-type="float">
            <text:p>2506,7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88.34" calcext:value-type="float">
            <text:p>4188,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24.898" calcext:value-type="float">
            <text:p>2924,89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8.403" calcext:value-type="float">
            <text:p>2788,4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36.886" calcext:value-type="float">
            <text:p>2136,8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41.785" calcext:value-type="float">
            <text:p>2441,78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5.525" calcext:value-type="float">
            <text:p>2455,52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2.805" calcext:value-type="float">
            <text:p>2542,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6.889" calcext:value-type="float">
            <text:p>1756,88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19.046" calcext:value-type="float">
            <text:p>1819,04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40.528" calcext:value-type="float">
            <text:p>2740,5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7.466" calcext:value-type="float">
            <text:p>2687,46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2.465" calcext:value-type="float">
            <text:p>1282,46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11.937" calcext:value-type="float">
            <text:p>2611,93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3.175" calcext:value-type="float">
            <text:p>2073,17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41.215" calcext:value-type="float">
            <text:p>2641,21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61.721" calcext:value-type="float">
            <text:p>2161,72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68.427" calcext:value-type="float">
            <text:p>1568,4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2.239" calcext:value-type="float">
            <text:p>1792,23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6.548" calcext:value-type="float">
            <text:p>2046,54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83.078" calcext:value-type="float">
            <text:p>1383,07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85.741" calcext:value-type="float">
            <text:p>1485,74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23.353" calcext:value-type="float">
            <text:p>2823,35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03.452" calcext:value-type="float">
            <text:p>2303,45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5.317" calcext:value-type="float">
            <text:p>2565,31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99.727" calcext:value-type="float">
            <text:p>2499,72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1.019" calcext:value-type="float">
            <text:p>2051,01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0.742" calcext:value-type="float">
            <text:p>1530,74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7.366" calcext:value-type="float">
            <text:p>1497,3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68.885" calcext:value-type="float">
            <text:p>2768,8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08.53" calcext:value-type="float">
            <text:p>2208,5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9.738" calcext:value-type="float">
            <text:p>1239,7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51.003" calcext:value-type="float">
            <text:p>1351,00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9.33" calcext:value-type="float">
            <text:p>2019,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20.18" calcext:value-type="float">
            <text:p>2120,1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88.862" calcext:value-type="float">
            <text:p>2288,86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5.847" calcext:value-type="float">
            <text:p>1345,84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75.803" calcext:value-type="float">
            <text:p>2075,80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8.297" calcext:value-type="float">
            <text:p>1488,2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83.204" calcext:value-type="float">
            <text:p>2683,2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72.357" calcext:value-type="float">
            <text:p>2172,35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58.997" calcext:value-type="float">
            <text:p>2058,9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6.175" calcext:value-type="float">
            <text:p>1806,1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7.141" calcext:value-type="float">
            <text:p>2027,14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35.031" calcext:value-type="float">
            <text:p>2135,03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9.535" calcext:value-type="float">
            <text:p>1849,53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4.512" calcext:value-type="float">
            <text:p>1724,51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84.459" calcext:value-type="float">
            <text:p>2584,45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41.832" calcext:value-type="float">
            <text:p>1941,83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7.076" calcext:value-type="float">
            <text:p>1817,07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10.43" calcext:value-type="float">
            <text:p>2110,4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0.312" calcext:value-type="float">
            <text:p>1220,3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5.884" calcext:value-type="float">
            <text:p>1235,88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15.181" calcext:value-type="float">
            <text:p>1315,18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66.341" calcext:value-type="float">
            <text:p>2466,34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17.985" calcext:value-type="float">
            <text:p>1417,98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4.049" calcext:value-type="float">
            <text:p>1534,04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66.336" calcext:value-type="float">
            <text:p>1266,33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51.409" calcext:value-type="float">
            <text:p>2151,40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26.193" calcext:value-type="float">
            <text:p>926,19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82.091" calcext:value-type="float">
            <text:p>1482,09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39.482" calcext:value-type="float">
            <text:p>1839,48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37.773" calcext:value-type="float">
            <text:p>1837,77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94.751" calcext:value-type="float">
            <text:p>2294,75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0.323" calcext:value-type="float">
            <text:p>1260,32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8.655" calcext:value-type="float">
            <text:p>1478,65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01.768" calcext:value-type="float">
            <text:p>1901,7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46.9" calcext:value-type="float">
            <text:p>1346,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94.343" calcext:value-type="float">
            <text:p>1894,34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8.436" calcext:value-type="float">
            <text:p>838,4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6.715" calcext:value-type="float">
            <text:p>986,71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1.798" calcext:value-type="float">
            <text:p>1241,79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22.845" calcext:value-type="float">
            <text:p>1322,84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99.605" calcext:value-type="float">
            <text:p>1399,60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00.957" calcext:value-type="float">
            <text:p>1900,95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11.661" calcext:value-type="float">
            <text:p>2411,66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3.852" calcext:value-type="float">
            <text:p>953,85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9.991" calcext:value-type="float">
            <text:p>1119,9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21.858" calcext:value-type="float">
            <text:p>1421,85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71.868" calcext:value-type="float">
            <text:p>1971,86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16.32" calcext:value-type="float">
            <text:p>1816,3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9.569" calcext:value-type="float">
            <text:p>1589,56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96.767" calcext:value-type="float">
            <text:p>2496,76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6.637" calcext:value-type="float">
            <text:p>1026,63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8.771" calcext:value-type="float">
            <text:p>908,77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1.641" calcext:value-type="float">
            <text:p>951,64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9.243" calcext:value-type="float">
            <text:p>1029,24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26.89" calcext:value-type="float">
            <text:p>1526,8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48.03" calcext:value-type="float">
            <text:p>1648,0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22.937" calcext:value-type="float">
            <text:p>1522,93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21.016" calcext:value-type="float">
            <text:p>1521,01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99.336" calcext:value-type="float">
            <text:p>2699,336</text:p>
          </table:table-cell>
          <table:table-cell table:number-columns-repeated="3"/>
        </table:table-row>
      </table:table>
      <table:table table:name="Feuille6" table:style-name="ta1">
        <table:shapes>
          <draw:frame draw:z-index="0" draw:style-name="gr1" draw:text-style-name="P1" svg:width="15.999cm" svg:height="8.999cm" svg:x="6.186cm" svg:y="1.747cm">
            <draw:object draw:notify-on-update-of-ranges="Feuille6.A1:Feuille6.A59 Feuille6.B1:Feuille6.B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2.95" calcext:value-type="float">
            <text:p>2652,95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5.067" calcext:value-type="float">
            <text:p>2645,0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7.253" calcext:value-type="float">
            <text:p>2647,2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1.296" calcext:value-type="float">
            <text:p>2641,2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1.974" calcext:value-type="float">
            <text:p>2461,9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0.931" calcext:value-type="float">
            <text:p>2480,93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6.149" calcext:value-type="float">
            <text:p>2336,1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3.097" calcext:value-type="float">
            <text:p>2283,0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9.709" calcext:value-type="float">
            <text:p>2479,7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93" calcext:value-type="float">
            <text:p>2485,89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39.593" calcext:value-type="float">
            <text:p>2239,59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84.625" calcext:value-type="float">
            <text:p>2284,6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8.367" calcext:value-type="float">
            <text:p>2488,3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9.22" calcext:value-type="float">
            <text:p>2199,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7.523" calcext:value-type="float">
            <text:p>2467,52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9.926" calcext:value-type="float">
            <text:p>2289,92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7.401" calcext:value-type="float">
            <text:p>2667,40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6.516" calcext:value-type="float">
            <text:p>2486,5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3.932" calcext:value-type="float">
            <text:p>1873,9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56.504" calcext:value-type="float">
            <text:p>1856,50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5.43" calcext:value-type="float">
            <text:p>1715,4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3.288" calcext:value-type="float">
            <text:p>2233,28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85.478" calcext:value-type="float">
            <text:p>2685,47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42.931" calcext:value-type="float">
            <text:p>1642,93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6.621" calcext:value-type="float">
            <text:p>1606,62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79.397" calcext:value-type="float">
            <text:p>2479,39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82.521" calcext:value-type="float">
            <text:p>2182,52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61.441" calcext:value-type="float">
            <text:p>1561,44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81.711" calcext:value-type="float">
            <text:p>1881,7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6.67" calcext:value-type="float">
            <text:p>2496,6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8.127" calcext:value-type="float">
            <text:p>1588,12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0.507" calcext:value-type="float">
            <text:p>1680,50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6.145" calcext:value-type="float">
            <text:p>1706,14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5.971" calcext:value-type="float">
            <text:p>1805,9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96.789" calcext:value-type="float">
            <text:p>1696,78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51.311" calcext:value-type="float">
            <text:p>1651,3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6.441" calcext:value-type="float">
            <text:p>1546,44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6.977" calcext:value-type="float">
            <text:p>1766,97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5.875" calcext:value-type="float">
            <text:p>2475,8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1.553" calcext:value-type="float">
            <text:p>1861,5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61.236" calcext:value-type="float">
            <text:p>1561,2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26.796" calcext:value-type="float">
            <text:p>1626,79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80.334" calcext:value-type="float">
            <text:p>2180,33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8.695" calcext:value-type="float">
            <text:p>1578,6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8.691" calcext:value-type="float">
            <text:p>2458,69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8.345" calcext:value-type="float">
            <text:p>1608,3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81.682" calcext:value-type="float">
            <text:p>1781,68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4.537" calcext:value-type="float">
            <text:p>1634,53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6.4" calcext:value-type="float">
            <text:p>1636,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3.156" calcext:value-type="float">
            <text:p>1603,15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59.055" calcext:value-type="float">
            <text:p>2659,05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3.122" calcext:value-type="float">
            <text:p>1593,12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49.995" calcext:value-type="float">
            <text:p>2249,99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4.538" calcext:value-type="float">
            <text:p>1624,53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6.927" calcext:value-type="float">
            <text:p>1686,92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16.221" calcext:value-type="float">
            <text:p>1316,22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7.996" calcext:value-type="float">
            <text:p>1757,9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7.57" calcext:value-type="float">
            <text:p>1857,5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2.465" calcext:value-type="float">
            <text:p>1382,465</text:p>
          </table:table-cell>
          <table:table-cell table:number-columns-repeated="3"/>
        </table:table-row>
      </table:table>
      <table:table table:name="Feuille11" table:style-name="ta1">
        <table:shapes>
          <draw:frame draw:z-index="0" draw:style-name="gr1" draw:text-style-name="P1" svg:width="21.569cm" svg:height="8.999cm" svg:x="5.167cm" svg:y="1.189cm">
            <draw:object draw:notify-on-update-of-ranges="Feuille11.B1:Feuille11.B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1.445" calcext:value-type="float">
            <text:p>2851,445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5.664" calcext:value-type="float">
            <text:p>2525,664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From 1 to 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5.029" calcext:value-type="float">
            <text:p>1885,0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35.699" calcext:value-type="float">
            <text:p>2935,6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9.586" calcext:value-type="float">
            <text:p>2389,5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7.701" calcext:value-type="float">
            <text:p>2527,7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4.366" calcext:value-type="float">
            <text:p>2644,3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01.824" calcext:value-type="float">
            <text:p>3601,8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3.756" calcext:value-type="float">
            <text:p>2463,7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6.844" calcext:value-type="float">
            <text:p>2486,84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9.432" calcext:value-type="float">
            <text:p>1969,43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6.523" calcext:value-type="float">
            <text:p>1966,5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2.116" calcext:value-type="float">
            <text:p>1962,1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95.95" calcext:value-type="float">
            <text:p>2095,9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3.52" calcext:value-type="float">
            <text:p>2053,5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7.547" calcext:value-type="float">
            <text:p>2627,54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63.584" calcext:value-type="float">
            <text:p>2063,58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2.397" calcext:value-type="float">
            <text:p>2272,39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5.513" calcext:value-type="float">
            <text:p>2815,51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1.98" calcext:value-type="float">
            <text:p>1591,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52.798" calcext:value-type="float">
            <text:p>1952,79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8.173" calcext:value-type="float">
            <text:p>1608,1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16.873" calcext:value-type="float">
            <text:p>1916,87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6.193" calcext:value-type="float">
            <text:p>1416,1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4.041" calcext:value-type="float">
            <text:p>1534,04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11.836" calcext:value-type="float">
            <text:p>2211,8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8.39" calcext:value-type="float">
            <text:p>1618,3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2.092" calcext:value-type="float">
            <text:p>2382,09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67.447" calcext:value-type="float">
            <text:p>2367,44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3.092" calcext:value-type="float">
            <text:p>1213,09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70.511" calcext:value-type="float">
            <text:p>1670,51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31.675" calcext:value-type="float">
            <text:p>1831,67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55.037" calcext:value-type="float">
            <text:p>1755,03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78.835" calcext:value-type="float">
            <text:p>1678,8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.812" calcext:value-type="float">
            <text:p>1500,8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9.919" calcext:value-type="float">
            <text:p>1639,9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93.845" calcext:value-type="float">
            <text:p>2793,8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56.48" calcext:value-type="float">
            <text:p>2256,4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4.705" calcext:value-type="float">
            <text:p>1244,7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29.016" calcext:value-type="float">
            <text:p>1829,0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84.003" calcext:value-type="float">
            <text:p>2284,00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60.433" calcext:value-type="float">
            <text:p>1960,4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7.962" calcext:value-type="float">
            <text:p>1607,96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11.192" calcext:value-type="float">
            <text:p>1911,1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23.569" calcext:value-type="float">
            <text:p>1923,56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12.852" calcext:value-type="float">
            <text:p>2612,85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56.777" calcext:value-type="float">
            <text:p>1656,7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45.405" calcext:value-type="float">
            <text:p>1845,40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0.822" calcext:value-type="float">
            <text:p>2020,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0.327" calcext:value-type="float">
            <text:p>1320,32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26.606" calcext:value-type="float">
            <text:p>2626,60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10.219" calcext:value-type="float">
            <text:p>2210,21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7.555" calcext:value-type="float">
            <text:p>1927,55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2.081" calcext:value-type="float">
            <text:p>1482,08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7.035" calcext:value-type="float">
            <text:p>1407,03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37.392" calcext:value-type="float">
            <text:p>2037,39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7.689" calcext:value-type="float">
            <text:p>1447,68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3.513" calcext:value-type="float">
            <text:p>1453,51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20.01" calcext:value-type="float">
            <text:p>1920,01</text:p>
          </table:table-cell>
          <table:table-cell table:number-columns-repeated="3"/>
        </table:table-row>
      </table:table>
      <table:table table:name="Feuille7" table:style-name="ta1">
        <table:shapes>
          <draw:frame draw:z-index="0" draw:style-name="gr1" draw:text-style-name="P1" svg:width="15.999cm" svg:height="8.999cm" svg:x="6.131cm" svg:y="1.401cm">
            <draw:object draw:notify-on-update-of-ranges="Feuille7.A1:Feuille7.A59 Feuille7.B1:Feuille7.B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0.09" calcext:value-type="float">
            <text:p>2660,09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4.276" calcext:value-type="float">
            <text:p>2634,2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3.777" calcext:value-type="float">
            <text:p>2623,7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8.155" calcext:value-type="float">
            <text:p>2628,1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0.139" calcext:value-type="float">
            <text:p>2440,13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1.456" calcext:value-type="float">
            <text:p>2481,4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5.721" calcext:value-type="float">
            <text:p>2335,72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75.102" calcext:value-type="float">
            <text:p>2275,1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2.305" calcext:value-type="float">
            <text:p>2502,30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7.411" calcext:value-type="float">
            <text:p>2487,4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3.38" calcext:value-type="float">
            <text:p>2253,3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74.637" calcext:value-type="float">
            <text:p>2274,6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90.83" calcext:value-type="float">
            <text:p>2490,8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5.272" calcext:value-type="float">
            <text:p>2195,2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1.274" calcext:value-type="float">
            <text:p>2471,2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2.446" calcext:value-type="float">
            <text:p>2282,4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88.382" calcext:value-type="float">
            <text:p>2688,38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.704" calcext:value-type="float">
            <text:p>2488,70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8.39" calcext:value-type="float">
            <text:p>1888,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8.454" calcext:value-type="float">
            <text:p>1848,45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0.872" calcext:value-type="float">
            <text:p>1720,87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1.16" calcext:value-type="float">
            <text:p>2231,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95.388" calcext:value-type="float">
            <text:p>2695,38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40.524" calcext:value-type="float">
            <text:p>1640,5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13.33" calcext:value-type="float">
            <text:p>1613,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82.779" calcext:value-type="float">
            <text:p>2482,77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82.377" calcext:value-type="float">
            <text:p>2182,37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67.985" calcext:value-type="float">
            <text:p>1567,9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84.058" calcext:value-type="float">
            <text:p>1884,0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13.151" calcext:value-type="float">
            <text:p>2513,1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91.659" calcext:value-type="float">
            <text:p>1591,65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4.17" calcext:value-type="float">
            <text:p>1684,1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8.657" calcext:value-type="float">
            <text:p>1708,65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13.064" calcext:value-type="float">
            <text:p>1813,0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99.612" calcext:value-type="float">
            <text:p>1699,6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53.153" calcext:value-type="float">
            <text:p>1653,15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7.387" calcext:value-type="float">
            <text:p>1547,38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6.664" calcext:value-type="float">
            <text:p>1766,66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76.695" calcext:value-type="float">
            <text:p>2476,6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5.575" calcext:value-type="float">
            <text:p>1865,57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63.201" calcext:value-type="float">
            <text:p>1563,20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26.091" calcext:value-type="float">
            <text:p>1626,09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4.922" calcext:value-type="float">
            <text:p>2174,92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73.403" calcext:value-type="float">
            <text:p>1573,40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6.302" calcext:value-type="float">
            <text:p>2446,30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3.318" calcext:value-type="float">
            <text:p>1613,31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98.01" calcext:value-type="float">
            <text:p>1798,0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7.887" calcext:value-type="float">
            <text:p>1637,88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37.797" calcext:value-type="float">
            <text:p>1637,7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5.223" calcext:value-type="float">
            <text:p>1605,22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0.765" calcext:value-type="float">
            <text:p>2660,76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8.091" calcext:value-type="float">
            <text:p>1598,09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52.052" calcext:value-type="float">
            <text:p>2252,0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13.016" calcext:value-type="float">
            <text:p>1613,01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3.46" calcext:value-type="float">
            <text:p>1683,4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15.041" calcext:value-type="float">
            <text:p>1315,04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6.011" calcext:value-type="float">
            <text:p>1756,01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4.999" calcext:value-type="float">
            <text:p>1834,99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75.803" calcext:value-type="float">
            <text:p>1375,803</text:p>
          </table:table-cell>
          <table:table-cell table:number-columns-repeated="3"/>
        </table:table-row>
      </table:table>
      <table:table table:name="Feuille8" table:style-name="ta1">
        <table:shapes>
          <draw:frame draw:z-index="0" draw:style-name="gr1" draw:text-style-name="P1" svg:width="15.999cm" svg:height="8.999cm" svg:x="6.157cm" svg:y="1.614cm">
            <draw:object draw:notify-on-update-of-ranges="Feuille8.A1:Feuille8.A59 Feuille8.B1:Feuille8.B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3.857" calcext:value-type="float">
            <text:p>2603,857</text:p>
          </table:table-cell>
          <table:table-cell/>
          <table:table-cell office:value-type="string" calcext:value-type="string">
            <text:p>step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4.186" calcext:value-type="float">
            <text:p>2624,1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4.387" calcext:value-type="float">
            <text:p>2614,3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1.579" calcext:value-type="float">
            <text:p>2601,5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3.149" calcext:value-type="float">
            <text:p>2443,1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5.622" calcext:value-type="float">
            <text:p>2505,6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5.533" calcext:value-type="float">
            <text:p>2375,5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6.602" calcext:value-type="float">
            <text:p>2256,6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0.919" calcext:value-type="float">
            <text:p>2460,9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1.849" calcext:value-type="float">
            <text:p>2441,84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17.31" calcext:value-type="float">
            <text:p>2217,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1.144" calcext:value-type="float">
            <text:p>2251,14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3.649" calcext:value-type="float">
            <text:p>2523,64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3.385" calcext:value-type="float">
            <text:p>2193,3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6.137" calcext:value-type="float">
            <text:p>2426,13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76.303" calcext:value-type="float">
            <text:p>2276,30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21.047" calcext:value-type="float">
            <text:p>2621,04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57.537" calcext:value-type="float">
            <text:p>2457,53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2.087" calcext:value-type="float">
            <text:p>1912,08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37.261" calcext:value-type="float">
            <text:p>1837,26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05.142" calcext:value-type="float">
            <text:p>1705,14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6.956" calcext:value-type="float">
            <text:p>2206,95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09.784" calcext:value-type="float">
            <text:p>2709,7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6.732" calcext:value-type="float">
            <text:p>1666,73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5.258" calcext:value-type="float">
            <text:p>1575,25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4.744" calcext:value-type="float">
            <text:p>2494,74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0.766" calcext:value-type="float">
            <text:p>2160,76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64.605" calcext:value-type="float">
            <text:p>1564,60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2.327" calcext:value-type="float">
            <text:p>1872,32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45.034" calcext:value-type="float">
            <text:p>2545,03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15.399" calcext:value-type="float">
            <text:p>1615,39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12.752" calcext:value-type="float">
            <text:p>1712,75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5.739" calcext:value-type="float">
            <text:p>1705,73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98.267" calcext:value-type="float">
            <text:p>1798,26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90.104" calcext:value-type="float">
            <text:p>1690,1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68.327" calcext:value-type="float">
            <text:p>1668,32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3.9" calcext:value-type="float">
            <text:p>1543,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73.191" calcext:value-type="float">
            <text:p>1773,19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20.751" calcext:value-type="float">
            <text:p>2520,7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4.189" calcext:value-type="float">
            <text:p>1864,18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9.655" calcext:value-type="float">
            <text:p>1589,6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36.375" calcext:value-type="float">
            <text:p>1636,3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46.59" calcext:value-type="float">
            <text:p>2146,5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69.395" calcext:value-type="float">
            <text:p>1569,3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9.508" calcext:value-type="float">
            <text:p>2449,50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5.418" calcext:value-type="float">
            <text:p>1605,41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90.179" calcext:value-type="float">
            <text:p>1790,17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47.353" calcext:value-type="float">
            <text:p>1647,35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0.998" calcext:value-type="float">
            <text:p>1680,9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8.854" calcext:value-type="float">
            <text:p>1618,85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7.297" calcext:value-type="float">
            <text:p>2667,29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89.617" calcext:value-type="float">
            <text:p>1589,61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31.618" calcext:value-type="float">
            <text:p>2231,61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9.749" calcext:value-type="float">
            <text:p>1629,74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8.371" calcext:value-type="float">
            <text:p>1688,3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9.614" calcext:value-type="float">
            <text:p>1309,61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4.612" calcext:value-type="float">
            <text:p>1754,61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52.566" calcext:value-type="float">
            <text:p>1852,56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72.279" calcext:value-type="float">
            <text:p>1372,279</text:p>
          </table:table-cell>
          <table:table-cell table:number-columns-repeated="3"/>
        </table:table-row>
      </table:table>
      <table:table table:name="Feuille9" table:style-name="ta1">
        <table:shapes>
          <draw:frame draw:z-index="0" draw:style-name="gr1" draw:text-style-name="P1" svg:width="28.867cm" svg:height="8.999cm" svg:x="5.221cm" svg:y="1.641cm">
            <draw:object draw:notify-on-update-of-ranges="Feuille9.B1:Feuille9.B99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2.95" calcext:value-type="float">
            <text:p>2652,95</text:p>
          </table:table-cell>
          <table:table-cell/>
          <table:table-cell office:value-type="string" calcext:value-type="string">
            <text:p>frequency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3.554" calcext:value-type="float">
            <text:p>2653,554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var from 0,1 to 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3.274" calcext:value-type="float">
            <text:p>2653,27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3.917" calcext:value-type="float">
            <text:p>2653,9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0.095" calcext:value-type="float">
            <text:p>2660,0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9.065" calcext:value-type="float">
            <text:p>2659,06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8.759" calcext:value-type="float">
            <text:p>2658,7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8.563" calcext:value-type="float">
            <text:p>2648,5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52.059" calcext:value-type="float">
            <text:p>2652,0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63.429" calcext:value-type="float">
            <text:p>2663,4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61.497" calcext:value-type="float">
            <text:p>2661,4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9.308" calcext:value-type="float">
            <text:p>2669,30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3.558" calcext:value-type="float">
            <text:p>2673,5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7.59" calcext:value-type="float">
            <text:p>2647,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74.323" calcext:value-type="float">
            <text:p>2674,32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48.316" calcext:value-type="float">
            <text:p>2648,3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4.493" calcext:value-type="float">
            <text:p>2664,49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6.473" calcext:value-type="float">
            <text:p>2656,4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5.203" calcext:value-type="float">
            <text:p>2685,2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0.09" calcext:value-type="float">
            <text:p>2660,0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62.715" calcext:value-type="float">
            <text:p>2662,7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6.158" calcext:value-type="float">
            <text:p>2686,1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60.624" calcext:value-type="float">
            <text:p>2660,6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71.5" calcext:value-type="float">
            <text:p>2671,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78.249" calcext:value-type="float">
            <text:p>2678,24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77.582" calcext:value-type="float">
            <text:p>2677,58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4.226" calcext:value-type="float">
            <text:p>2664,2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29.35" calcext:value-type="float">
            <text:p>2629,3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45.401" calcext:value-type="float">
            <text:p>2645,40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44.082" calcext:value-type="float">
            <text:p>2644,08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54.642" calcext:value-type="float">
            <text:p>2654,6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72.515" calcext:value-type="float">
            <text:p>2672,51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9.576" calcext:value-type="float">
            <text:p>2719,57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67.044" calcext:value-type="float">
            <text:p>2667,04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6.495" calcext:value-type="float">
            <text:p>2636,4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88.342" calcext:value-type="float">
            <text:p>2688,34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89.601" calcext:value-type="float">
            <text:p>2689,60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92.698" calcext:value-type="float">
            <text:p>2692,69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82.075" calcext:value-type="float">
            <text:p>2682,0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1.419" calcext:value-type="float">
            <text:p>2671,4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73.766" calcext:value-type="float">
            <text:p>2673,76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68.91" calcext:value-type="float">
            <text:p>2668,9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54.314" calcext:value-type="float">
            <text:p>2654,31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81.155" calcext:value-type="float">
            <text:p>2681,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68.03" calcext:value-type="float">
            <text:p>2668,0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5.818" calcext:value-type="float">
            <text:p>2665,81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60.179" calcext:value-type="float">
            <text:p>2660,17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39.615" calcext:value-type="float">
            <text:p>2639,61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16.011" calcext:value-type="float">
            <text:p>2616,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03.857" calcext:value-type="float">
            <text:p>2603,85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35.552" calcext:value-type="float">
            <text:p>2635,5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60.883" calcext:value-type="float">
            <text:p>2660,88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70.115" calcext:value-type="float">
            <text:p>2670,11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67.677" calcext:value-type="float">
            <text:p>2667,67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43.534" calcext:value-type="float">
            <text:p>2643,53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45.038" calcext:value-type="float">
            <text:p>2645,03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47.45" calcext:value-type="float">
            <text:p>2647,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56.674" calcext:value-type="float">
            <text:p>2656,67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57.85" calcext:value-type="float">
            <text:p>2657,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7.114" calcext:value-type="float">
            <text:p>2657,11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27.365" calcext:value-type="float">
            <text:p>2627,36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30.417" calcext:value-type="float">
            <text:p>2630,41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07.528" calcext:value-type="float">
            <text:p>2607,52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13.962" calcext:value-type="float">
            <text:p>2713,96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21.266" calcext:value-type="float">
            <text:p>2721,2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41.223" calcext:value-type="float">
            <text:p>2741,22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98.788" calcext:value-type="float">
            <text:p>2698,78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77.138" calcext:value-type="float">
            <text:p>2777,13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77.133" calcext:value-type="float">
            <text:p>2677,13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32.52" calcext:value-type="float">
            <text:p>2632,5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38.839" calcext:value-type="float">
            <text:p>2638,83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00.478" calcext:value-type="float">
            <text:p>2700,47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94.223" calcext:value-type="float">
            <text:p>2694,22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90.366" calcext:value-type="float">
            <text:p>2690,36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82.681" calcext:value-type="float">
            <text:p>2682,68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18.938" calcext:value-type="float">
            <text:p>2718,93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44.759" calcext:value-type="float">
            <text:p>2744,75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45.832" calcext:value-type="float">
            <text:p>2745,8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43.612" calcext:value-type="float">
            <text:p>2743,61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28.607" calcext:value-type="float">
            <text:p>2728,60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11.028" calcext:value-type="float">
            <text:p>2711,02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94.126" calcext:value-type="float">
            <text:p>2694,12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3.884" calcext:value-type="float">
            <text:p>2693,8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56.05" calcext:value-type="float">
            <text:p>2656,0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7.613" calcext:value-type="float">
            <text:p>2717,61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90.556" calcext:value-type="float">
            <text:p>2690,55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97.377" calcext:value-type="float">
            <text:p>2697,37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85.977" calcext:value-type="float">
            <text:p>2685,97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88.566" calcext:value-type="float">
            <text:p>2688,56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77.733" calcext:value-type="float">
            <text:p>2677,73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74.415" calcext:value-type="float">
            <text:p>2674,4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60.125" calcext:value-type="float">
            <text:p>2660,12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93.51" calcext:value-type="float">
            <text:p>2693,5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64.559" calcext:value-type="float">
            <text:p>2664,5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72.91" calcext:value-type="float">
            <text:p>2672,9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30.988" calcext:value-type="float">
            <text:p>2630,98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31.194" calcext:value-type="float">
            <text:p>2631,19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33.762" calcext:value-type="float">
            <text:p>2633,76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31.762" calcext:value-type="float">
            <text:p>2631,76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4.785" calcext:value-type="float">
            <text:p>2624,78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24.033" calcext:value-type="float">
            <text:p>2624,03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24.778" calcext:value-type="float">
            <text:p>2624,77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57.539" calcext:value-type="float">
            <text:p>2657,53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78.102" calcext:value-type="float">
            <text:p>2678,10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82.738" calcext:value-type="float">
            <text:p>2682,73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84.108" calcext:value-type="float">
            <text:p>2684,10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83.129" calcext:value-type="float">
            <text:p>2683,12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75.015" calcext:value-type="float">
            <text:p>2675,01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5.855" calcext:value-type="float">
            <text:p>2675,85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78.277" calcext:value-type="float">
            <text:p>2678,27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77.164" calcext:value-type="float">
            <text:p>2677,16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81.897" calcext:value-type="float">
            <text:p>2681,89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85.389" calcext:value-type="float">
            <text:p>2685,38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45.238" calcext:value-type="float">
            <text:p>2645,23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73.7" calcext:value-type="float">
            <text:p>2573,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80.026" calcext:value-type="float">
            <text:p>2580,02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82.32" calcext:value-type="float">
            <text:p>2582,3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4.18" calcext:value-type="float">
            <text:p>2554,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48.683" calcext:value-type="float">
            <text:p>2548,6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47.674" calcext:value-type="float">
            <text:p>2547,67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36.38" calcext:value-type="float">
            <text:p>2536,3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49.587" calcext:value-type="float">
            <text:p>2549,58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62.286" calcext:value-type="float">
            <text:p>2562,28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62.117" calcext:value-type="float">
            <text:p>2562,11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43.588" calcext:value-type="float">
            <text:p>2543,58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42.981" calcext:value-type="float">
            <text:p>2542,98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4.82" calcext:value-type="float">
            <text:p>2594,8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87.813" calcext:value-type="float">
            <text:p>2587,81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94.026" calcext:value-type="float">
            <text:p>2594,02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93.46" calcext:value-type="float">
            <text:p>2593,4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89.152" calcext:value-type="float">
            <text:p>2589,15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39.35" calcext:value-type="float">
            <text:p>2539,3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38.715" calcext:value-type="float">
            <text:p>2538,71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43.33" calcext:value-type="float">
            <text:p>2543,3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16.953" calcext:value-type="float">
            <text:p>2616,9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35.205" calcext:value-type="float">
            <text:p>2635,20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29.318" calcext:value-type="float">
            <text:p>2629,31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32.925" calcext:value-type="float">
            <text:p>2632,92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29.201" calcext:value-type="float">
            <text:p>2629,20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99.268" calcext:value-type="float">
            <text:p>2599,26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88.884" calcext:value-type="float">
            <text:p>2588,88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91.646" calcext:value-type="float">
            <text:p>2591,64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86.42" calcext:value-type="float">
            <text:p>2586,4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77.893" calcext:value-type="float">
            <text:p>2577,89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77.995" calcext:value-type="float">
            <text:p>2577,99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78.221" calcext:value-type="float">
            <text:p>2578,22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65.648" calcext:value-type="float">
            <text:p>2565,6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60.905" calcext:value-type="float">
            <text:p>2560,90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66.096" calcext:value-type="float">
            <text:p>2566,09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65.693" calcext:value-type="float">
            <text:p>2565,69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63.997" calcext:value-type="float">
            <text:p>2563,99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3.304" calcext:value-type="float">
            <text:p>2563,30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62.892" calcext:value-type="float">
            <text:p>2562,892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63.738" calcext:value-type="float">
            <text:p>2563,73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62.585" calcext:value-type="float">
            <text:p>2562,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62.363" calcext:value-type="float">
            <text:p>2562,363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58.186" calcext:value-type="float">
            <text:p>2558,18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57.925" calcext:value-type="float">
            <text:p>2557,925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57.283" calcext:value-type="float">
            <text:p>2557,28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56.85" calcext:value-type="float">
            <text:p>2556,85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57.677" calcext:value-type="float">
            <text:p>2557,67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57.253" calcext:value-type="float">
            <text:p>2557,2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53.782" calcext:value-type="float">
            <text:p>2553,78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58.686" calcext:value-type="float">
            <text:p>2558,68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56.279" calcext:value-type="float">
            <text:p>2556,27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55.856" calcext:value-type="float">
            <text:p>2555,85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55.433" calcext:value-type="float">
            <text:p>2555,43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54.175" calcext:value-type="float">
            <text:p>2554,17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53.748" calcext:value-type="float">
            <text:p>2553,74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57.14" calcext:value-type="float">
            <text:p>2557,1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66.406" calcext:value-type="float">
            <text:p>2566,40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42.407" calcext:value-type="float">
            <text:p>2542,40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48.094" calcext:value-type="float">
            <text:p>2548,09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48.793" calcext:value-type="float">
            <text:p>2548,79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48.349" calcext:value-type="float">
            <text:p>2548,34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93.401" calcext:value-type="float">
            <text:p>2693,40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93.857" calcext:value-type="float">
            <text:p>2693,85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91.22" calcext:value-type="float">
            <text:p>2691,22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89.421" calcext:value-type="float">
            <text:p>2689,42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89.775" calcext:value-type="float">
            <text:p>2689,77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91.435" calcext:value-type="float">
            <text:p>2691,43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91.796" calcext:value-type="float">
            <text:p>2691,79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91.386" calcext:value-type="float">
            <text:p>2691,38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94.42" calcext:value-type="float">
            <text:p>2694,4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98.868" calcext:value-type="float">
            <text:p>2698,868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99.262" calcext:value-type="float">
            <text:p>2699,26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99.454" calcext:value-type="float">
            <text:p>2699,45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11.979" calcext:value-type="float">
            <text:p>2711,97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12.436" calcext:value-type="float">
            <text:p>2712,43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10.915" calcext:value-type="float">
            <text:p>2710,91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12.782" calcext:value-type="float">
            <text:p>2712,78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19.495" calcext:value-type="float">
            <text:p>2719,49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22.228" calcext:value-type="float">
            <text:p>2722,22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20.399" calcext:value-type="float">
            <text:p>2720,39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0.885" calcext:value-type="float">
            <text:p>2720,88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21.371" calcext:value-type="float">
            <text:p>2721,37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38.19" calcext:value-type="float">
            <text:p>2538,19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37.744" calcext:value-type="float">
            <text:p>2537,74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7.298" calcext:value-type="float">
            <text:p>2537,2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37.658" calcext:value-type="float">
            <text:p>2537,65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37.216" calcext:value-type="float">
            <text:p>2537,21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37.978" calcext:value-type="float">
            <text:p>2537,97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44.001" calcext:value-type="float">
            <text:p>2544,00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43.597" calcext:value-type="float">
            <text:p>2543,59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49.439" calcext:value-type="float">
            <text:p>2549,439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49.065" calcext:value-type="float">
            <text:p>2549,06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48.692" calcext:value-type="float">
            <text:p>2548,69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56.775" calcext:value-type="float">
            <text:p>2556,77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54.325" calcext:value-type="float">
            <text:p>2554,32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9.98" calcext:value-type="float">
            <text:p>2559,9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59.666" calcext:value-type="float">
            <text:p>2559,66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43.389" calcext:value-type="float">
            <text:p>2543,389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07.152" calcext:value-type="float">
            <text:p>2707,15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705.162" calcext:value-type="float">
            <text:p>2705,16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04.484" calcext:value-type="float">
            <text:p>2704,48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04.849" calcext:value-type="float">
            <text:p>2704,84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05.213" calcext:value-type="float">
            <text:p>2705,21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05.578" calcext:value-type="float">
            <text:p>2705,57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05.943" calcext:value-type="float">
            <text:p>2705,94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08.993" calcext:value-type="float">
            <text:p>2708,99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09.37" calcext:value-type="float">
            <text:p>2709,3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10.066" calcext:value-type="float">
            <text:p>2710,06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20.94" calcext:value-type="float">
            <text:p>2720,9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21.365" calcext:value-type="float">
            <text:p>2721,36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21.791" calcext:value-type="float">
            <text:p>2721,79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22.263" calcext:value-type="float">
            <text:p>2722,26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22.689" calcext:value-type="float">
            <text:p>2722,689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23.115" calcext:value-type="float">
            <text:p>2723,115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23.54" calcext:value-type="float">
            <text:p>2723,5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23.527" calcext:value-type="float">
            <text:p>2523,52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23.081" calcext:value-type="float">
            <text:p>2523,08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22.635" calcext:value-type="float">
            <text:p>2522,63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27.009" calcext:value-type="float">
            <text:p>2527,00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26.583" calcext:value-type="float">
            <text:p>2526,58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26.158" calcext:value-type="float">
            <text:p>2526,15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11.446" calcext:value-type="float">
            <text:p>2711,44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13.557" calcext:value-type="float">
            <text:p>2513,55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20.334" calcext:value-type="float">
            <text:p>2520,33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19.89" calcext:value-type="float">
            <text:p>2519,8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19.445" calcext:value-type="float">
            <text:p>2519,44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19.001" calcext:value-type="float">
            <text:p>2519,00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18.557" calcext:value-type="float">
            <text:p>2518,55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18.113" calcext:value-type="float">
            <text:p>2518,11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11.084" calcext:value-type="float">
            <text:p>2511,08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10.612" calcext:value-type="float">
            <text:p>2510,61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10.141" calcext:value-type="float">
            <text:p>2510,14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09.67" calcext:value-type="float">
            <text:p>2509,6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09.199" calcext:value-type="float">
            <text:p>2509,19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8.728" calcext:value-type="float">
            <text:p>2508,72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8.257" calcext:value-type="float">
            <text:p>2508,257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3.316" calcext:value-type="float">
            <text:p>2513,31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3.485" calcext:value-type="float">
            <text:p>2513,48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13.038" calcext:value-type="float">
            <text:p>2513,03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2.591" calcext:value-type="float">
            <text:p>2512,59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12.145" calcext:value-type="float">
            <text:p>2512,14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9.602" calcext:value-type="float">
            <text:p>2509,602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09.148" calcext:value-type="float">
            <text:p>2509,14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22.235" calcext:value-type="float">
            <text:p>2522,235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21.833" calcext:value-type="float">
            <text:p>2521,83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18.311" calcext:value-type="float">
            <text:p>2518,31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17.897" calcext:value-type="float">
            <text:p>2517,89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22.116" calcext:value-type="float">
            <text:p>2522,11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21.719" calcext:value-type="float">
            <text:p>2521,71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22.589" calcext:value-type="float">
            <text:p>2522,58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22.197" calcext:value-type="float">
            <text:p>2522,19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21.805" calcext:value-type="float">
            <text:p>2521,805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21.414" calcext:value-type="float">
            <text:p>2521,41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20.753" calcext:value-type="float">
            <text:p>2520,75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19.891" calcext:value-type="float">
            <text:p>2519,89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19.496" calcext:value-type="float">
            <text:p>2519,49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19.101" calcext:value-type="float">
            <text:p>2519,10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18.707" calcext:value-type="float">
            <text:p>2518,7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18.312" calcext:value-type="float">
            <text:p>2518,31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22.496" calcext:value-type="float">
            <text:p>2522,49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21.167" calcext:value-type="float">
            <text:p>2521,16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20.786" calcext:value-type="float">
            <text:p>2520,78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19.163" calcext:value-type="float">
            <text:p>2519,16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18.777" calcext:value-type="float">
            <text:p>2518,777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21.745" calcext:value-type="float">
            <text:p>2521,74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21.371" calcext:value-type="float">
            <text:p>2521,37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20.717" calcext:value-type="float">
            <text:p>2520,71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18.455" calcext:value-type="float">
            <text:p>2518,45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18.073" calcext:value-type="float">
            <text:p>2518,07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17.692" calcext:value-type="float">
            <text:p>2517,69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23.486" calcext:value-type="float">
            <text:p>2523,48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23.126" calcext:value-type="float">
            <text:p>2523,12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22.766" calcext:value-type="float">
            <text:p>2522,76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22.406" calcext:value-type="float">
            <text:p>2522,40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22.046" calcext:value-type="float">
            <text:p>2522,04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21.687" calcext:value-type="float">
            <text:p>2521,68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21.327" calcext:value-type="float">
            <text:p>2521,32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20.967" calcext:value-type="float">
            <text:p>2520,96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17.202" calcext:value-type="float">
            <text:p>2517,20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16.83" calcext:value-type="float">
            <text:p>2516,8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16.459" calcext:value-type="float">
            <text:p>2516,45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17.817" calcext:value-type="float">
            <text:p>2517,81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17.808" calcext:value-type="float">
            <text:p>2517,80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9.879" calcext:value-type="float">
            <text:p>2519,87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7.646" calcext:value-type="float">
            <text:p>2517,64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17.284" calcext:value-type="float">
            <text:p>2517,28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17.247" calcext:value-type="float">
            <text:p>2517,24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16.886" calcext:value-type="float">
            <text:p>2516,88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12.319" calcext:value-type="float">
            <text:p>2512,31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11.943" calcext:value-type="float">
            <text:p>2511,94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14.479" calcext:value-type="float">
            <text:p>2514,47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14.113" calcext:value-type="float">
            <text:p>2514,113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13.747" calcext:value-type="float">
            <text:p>2513,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13.381" calcext:value-type="float">
            <text:p>2513,38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13.016" calcext:value-type="float">
            <text:p>2513,01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22.456" calcext:value-type="float">
            <text:p>2522,45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22.122" calcext:value-type="float">
            <text:p>2522,12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21.788" calcext:value-type="float">
            <text:p>2521,78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22.977" calcext:value-type="float">
            <text:p>2522,97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23.318" calcext:value-type="float">
            <text:p>2523,31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15.334" calcext:value-type="float">
            <text:p>2515,33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15.442" calcext:value-type="float">
            <text:p>2515,44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15.092" calcext:value-type="float">
            <text:p>2515,09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16.6" calcext:value-type="float">
            <text:p>2516,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17.368" calcext:value-type="float">
            <text:p>2517,36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17.027" calcext:value-type="float">
            <text:p>2517,027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16.819" calcext:value-type="float">
            <text:p>2516,81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16.479" calcext:value-type="float">
            <text:p>2516,47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20.996" calcext:value-type="float">
            <text:p>2520,99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20.671" calcext:value-type="float">
            <text:p>2520,67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20.346" calcext:value-type="float">
            <text:p>2520,34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20.02" calcext:value-type="float">
            <text:p>2520,0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15.74" calcext:value-type="float">
            <text:p>2515,7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09.218" calcext:value-type="float">
            <text:p>2809,21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809.776" calcext:value-type="float">
            <text:p>2809,77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16.837" calcext:value-type="float">
            <text:p>2816,83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817.415" calcext:value-type="float">
            <text:p>2817,415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08.92" calcext:value-type="float">
            <text:p>2508,9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5.078" calcext:value-type="float">
            <text:p>2815,07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9.661" calcext:value-type="float">
            <text:p>2819,66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20.24" calcext:value-type="float">
            <text:p>2820,2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20.82" calcext:value-type="float">
            <text:p>2820,8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21.4" calcext:value-type="float">
            <text:p>2821,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21.979" calcext:value-type="float">
            <text:p>2821,97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22.559" calcext:value-type="float">
            <text:p>2822,55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23.139" calcext:value-type="float">
            <text:p>2823,13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23.719" calcext:value-type="float">
            <text:p>2823,71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24.298" calcext:value-type="float">
            <text:p>2824,29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24.878" calcext:value-type="float">
            <text:p>2824,87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13.983" calcext:value-type="float">
            <text:p>2813,98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11.082" calcext:value-type="float">
            <text:p>2811,082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11.618" calcext:value-type="float">
            <text:p>2811,61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12.154" calcext:value-type="float">
            <text:p>2812,15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812.691" calcext:value-type="float">
            <text:p>2812,69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813.227" calcext:value-type="float">
            <text:p>2813,22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3.763" calcext:value-type="float">
            <text:p>2813,76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14.3" calcext:value-type="float">
            <text:p>2814,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814.836" calcext:value-type="float">
            <text:p>2814,83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830.461" calcext:value-type="float">
            <text:p>2830,46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31.04" calcext:value-type="float">
            <text:p>2831,0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831.619" calcext:value-type="float">
            <text:p>2831,61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32.198" calcext:value-type="float">
            <text:p>2832,198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832.778" calcext:value-type="float">
            <text:p>2832,77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33.787" calcext:value-type="float">
            <text:p>2833,78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393.23" calcext:value-type="float">
            <text:p>2393,2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91.257" calcext:value-type="float">
            <text:p>2391,25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85.592" calcext:value-type="float">
            <text:p>2385,59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04.626" calcext:value-type="float">
            <text:p>2704,62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04.843" calcext:value-type="float">
            <text:p>2704,84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05.06" calcext:value-type="float">
            <text:p>2705,0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05.277" calcext:value-type="float">
            <text:p>2705,27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01.067" calcext:value-type="float">
            <text:p>2701,06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99.68" calcext:value-type="float">
            <text:p>2699,6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99.881" calcext:value-type="float">
            <text:p>2699,88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00.081" calcext:value-type="float">
            <text:p>2700,08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03.708" calcext:value-type="float">
            <text:p>2703,70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03.918" calcext:value-type="float">
            <text:p>2703,918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04.128" calcext:value-type="float">
            <text:p>2704,12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04.338" calcext:value-type="float">
            <text:p>2704,33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02.83" calcext:value-type="float">
            <text:p>2702,8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03.035" calcext:value-type="float">
            <text:p>2703,03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03.24" calcext:value-type="float">
            <text:p>2703,2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03.446" calcext:value-type="float">
            <text:p>2703,44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04.857" calcext:value-type="float">
            <text:p>2704,85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05.065" calcext:value-type="float">
            <text:p>2705,06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05.274" calcext:value-type="float">
            <text:p>2705,27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05.482" calcext:value-type="float">
            <text:p>2705,48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05.691" calcext:value-type="float">
            <text:p>2705,69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05.446" calcext:value-type="float">
            <text:p>2705,44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07.599" calcext:value-type="float">
            <text:p>2707,599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07.811" calcext:value-type="float">
            <text:p>2707,81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08.023" calcext:value-type="float">
            <text:p>2708,02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09.47" calcext:value-type="float">
            <text:p>2709,4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87.857" calcext:value-type="float">
            <text:p>2687,857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74.953" calcext:value-type="float">
            <text:p>2674,953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75.079" calcext:value-type="float">
            <text:p>2675,079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75.204" calcext:value-type="float">
            <text:p>2675,20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75.33" calcext:value-type="float">
            <text:p>2675,3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76.709" calcext:value-type="float">
            <text:p>2676,70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76.838" calcext:value-type="float">
            <text:p>2676,838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76.967" calcext:value-type="float">
            <text:p>2676,96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76.433" calcext:value-type="float">
            <text:p>2676,43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76.56" calcext:value-type="float">
            <text:p>2676,5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76.687" calcext:value-type="float">
            <text:p>2676,68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76.814" calcext:value-type="float">
            <text:p>2676,81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83.157" calcext:value-type="float">
            <text:p>2683,15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83.3" calcext:value-type="float">
            <text:p>2683,3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77.923" calcext:value-type="float">
            <text:p>2677,92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71.323" calcext:value-type="float">
            <text:p>2671,32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671.435" calcext:value-type="float">
            <text:p>2671,43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71.548" calcext:value-type="float">
            <text:p>2671,54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71.66" calcext:value-type="float">
            <text:p>2671,6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71.772" calcext:value-type="float">
            <text:p>2671,77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71.885" calcext:value-type="float">
            <text:p>2671,88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78.353" calcext:value-type="float">
            <text:p>2678,35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78.481" calcext:value-type="float">
            <text:p>2678,48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78.608" calcext:value-type="float">
            <text:p>2678,60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78.736" calcext:value-type="float">
            <text:p>2678,73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83.436" calcext:value-type="float">
            <text:p>2683,43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678.654" calcext:value-type="float">
            <text:p>2678,65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78.782" calcext:value-type="float">
            <text:p>2678,78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78.909" calcext:value-type="float">
            <text:p>2678,909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679.036" calcext:value-type="float">
            <text:p>2679,03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79.48" calcext:value-type="float">
            <text:p>2679,4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02.097" calcext:value-type="float">
            <text:p>2702,09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02.279" calcext:value-type="float">
            <text:p>2702,27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05.952" calcext:value-type="float">
            <text:p>2705,95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06.142" calcext:value-type="float">
            <text:p>2706,14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06.332" calcext:value-type="float">
            <text:p>2706,33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92.75" calcext:value-type="float">
            <text:p>2692,7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92.907" calcext:value-type="float">
            <text:p>2692,907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93.064" calcext:value-type="float">
            <text:p>2693,06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93.222" calcext:value-type="float">
            <text:p>2693,22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03.453" calcext:value-type="float">
            <text:p>2703,453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03.634" calcext:value-type="float">
            <text:p>2703,634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03.815" calcext:value-type="float">
            <text:p>2703,815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92.534" calcext:value-type="float">
            <text:p>2692,534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92.689" calcext:value-type="float">
            <text:p>2692,689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692.843" calcext:value-type="float">
            <text:p>2692,84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92.997" calcext:value-type="float">
            <text:p>2692,99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93.152" calcext:value-type="float">
            <text:p>2693,15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92.072" calcext:value-type="float">
            <text:p>2692,07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92.223" calcext:value-type="float">
            <text:p>2692,22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92.375" calcext:value-type="float">
            <text:p>2692,37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12.542" calcext:value-type="float">
            <text:p>2712,54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12.739" calcext:value-type="float">
            <text:p>2712,739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12.936" calcext:value-type="float">
            <text:p>2712,93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13.133" calcext:value-type="float">
            <text:p>2713,13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13.33" calcext:value-type="float">
            <text:p>2713,3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13.527" calcext:value-type="float">
            <text:p>2713,52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13.724" calcext:value-type="float">
            <text:p>2713,72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13.921" calcext:value-type="float">
            <text:p>2713,92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14.118" calcext:value-type="float">
            <text:p>2714,11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97.991" calcext:value-type="float">
            <text:p>2697,99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721.858" calcext:value-type="float">
            <text:p>2721,85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22.071" calcext:value-type="float">
            <text:p>2722,07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22.285" calcext:value-type="float">
            <text:p>2722,28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22.498" calcext:value-type="float">
            <text:p>2722,49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22.712" calcext:value-type="float">
            <text:p>2722,712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12.637" calcext:value-type="float">
            <text:p>2712,637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12.828" calcext:value-type="float">
            <text:p>2712,828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13.018" calcext:value-type="float">
            <text:p>2713,01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13.209" calcext:value-type="float">
            <text:p>2713,209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13.4" calcext:value-type="float">
            <text:p>2713,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13.59" calcext:value-type="float">
            <text:p>2713,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13.781" calcext:value-type="float">
            <text:p>2713,78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13.972" calcext:value-type="float">
            <text:p>2713,97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14.163" calcext:value-type="float">
            <text:p>2714,16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94.872" calcext:value-type="float">
            <text:p>2694,87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95.021" calcext:value-type="float">
            <text:p>2695,02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95.17" calcext:value-type="float">
            <text:p>2695,17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92.526" calcext:value-type="float">
            <text:p>2692,52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92.668" calcext:value-type="float">
            <text:p>2692,66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92.811" calcext:value-type="float">
            <text:p>2692,81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92.954" calcext:value-type="float">
            <text:p>2692,95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93.096" calcext:value-type="float">
            <text:p>2693,09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692.365" calcext:value-type="float">
            <text:p>2692,36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692.506" calcext:value-type="float">
            <text:p>2692,50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92.647" calcext:value-type="float">
            <text:p>2692,64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92.788" calcext:value-type="float">
            <text:p>2692,78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92.928" calcext:value-type="float">
            <text:p>2692,92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92.435" calcext:value-type="float">
            <text:p>2692,43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92.575" calcext:value-type="float">
            <text:p>2692,57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692.714" calcext:value-type="float">
            <text:p>2692,71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692.854" calcext:value-type="float">
            <text:p>2692,85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92.993" calcext:value-type="float">
            <text:p>2692,99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21.596" calcext:value-type="float">
            <text:p>2721,59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21.794" calcext:value-type="float">
            <text:p>2721,79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21.993" calcext:value-type="float">
            <text:p>2721,99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21.547" calcext:value-type="float">
            <text:p>2721,54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21.745" calcext:value-type="float">
            <text:p>2721,74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21.942" calcext:value-type="float">
            <text:p>2721,94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22.139" calcext:value-type="float">
            <text:p>2722,13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22.337" calcext:value-type="float">
            <text:p>2722,337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22.534" calcext:value-type="float">
            <text:p>2722,53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38.843" calcext:value-type="float">
            <text:p>2738,84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9.074" calcext:value-type="float">
            <text:p>2739,07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39.304" calcext:value-type="float">
            <text:p>2739,30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9.534" calcext:value-type="float">
            <text:p>2739,53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39.764" calcext:value-type="float">
            <text:p>2739,76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39.994" calcext:value-type="float">
            <text:p>2739,99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40.225" calcext:value-type="float">
            <text:p>2740,22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23.416" calcext:value-type="float">
            <text:p>2723,41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23.612" calcext:value-type="float">
            <text:p>2723,61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20.066" calcext:value-type="float">
            <text:p>2720,06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20.254" calcext:value-type="float">
            <text:p>2720,25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20.443" calcext:value-type="float">
            <text:p>2720,44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20.631" calcext:value-type="float">
            <text:p>2720,631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20.82" calcext:value-type="float">
            <text:p>2720,8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14.315" calcext:value-type="float">
            <text:p>2714,31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14.49" calcext:value-type="float">
            <text:p>2714,4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14.665" calcext:value-type="float">
            <text:p>2714,66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14.84" calcext:value-type="float">
            <text:p>2714,8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15.015" calcext:value-type="float">
            <text:p>2715,0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15.19" calcext:value-type="float">
            <text:p>2715,1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15.366" calcext:value-type="float">
            <text:p>2715,36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715.541" calcext:value-type="float">
            <text:p>2715,54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15.716" calcext:value-type="float">
            <text:p>2715,71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15.891" calcext:value-type="float">
            <text:p>2715,89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16.066" calcext:value-type="float">
            <text:p>2716,06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16.241" calcext:value-type="float">
            <text:p>2716,24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16.416" calcext:value-type="float">
            <text:p>2716,4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16.592" calcext:value-type="float">
            <text:p>2716,59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16.767" calcext:value-type="float">
            <text:p>2716,76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16.942" calcext:value-type="float">
            <text:p>2716,94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17.117" calcext:value-type="float">
            <text:p>2717,11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17.292" calcext:value-type="float">
            <text:p>2717,29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17.467" calcext:value-type="float">
            <text:p>2717,46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17.642" calcext:value-type="float">
            <text:p>2717,64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717.818" calcext:value-type="float">
            <text:p>2717,81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17.993" calcext:value-type="float">
            <text:p>2717,993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18.168" calcext:value-type="float">
            <text:p>2718,168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18.343" calcext:value-type="float">
            <text:p>2718,34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18.518" calcext:value-type="float">
            <text:p>2718,51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749.052" calcext:value-type="float">
            <text:p>2749,05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49.284" calcext:value-type="float">
            <text:p>2749,28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749.517" calcext:value-type="float">
            <text:p>2749,51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49.749" calcext:value-type="float">
            <text:p>2749,74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49.982" calcext:value-type="float">
            <text:p>2749,98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750.214" calcext:value-type="float">
            <text:p>2750,21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50.447" calcext:value-type="float">
            <text:p>2750,44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750.679" calcext:value-type="float">
            <text:p>2750,67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50.912" calcext:value-type="float">
            <text:p>2750,91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51.144" calcext:value-type="float">
            <text:p>2751,144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51.377" calcext:value-type="float">
            <text:p>2751,377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51.609" calcext:value-type="float">
            <text:p>2751,609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51.842" calcext:value-type="float">
            <text:p>2751,842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52.075" calcext:value-type="float">
            <text:p>2752,07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52.307" calcext:value-type="float">
            <text:p>2752,307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752.54" calcext:value-type="float">
            <text:p>2752,5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52.772" calcext:value-type="float">
            <text:p>2752,772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53.005" calcext:value-type="float">
            <text:p>2753,005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53.237" calcext:value-type="float">
            <text:p>2753,237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53.47" calcext:value-type="float">
            <text:p>2753,4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53.702" calcext:value-type="float">
            <text:p>2753,70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53.935" calcext:value-type="float">
            <text:p>2753,93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4.167" calcext:value-type="float">
            <text:p>2754,16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54.4" calcext:value-type="float">
            <text:p>2754,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54.632" calcext:value-type="float">
            <text:p>2754,63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54.865" calcext:value-type="float">
            <text:p>2754,86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55.097" calcext:value-type="float">
            <text:p>2755,09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55.33" calcext:value-type="float">
            <text:p>2755,33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55.562" calcext:value-type="float">
            <text:p>2755,562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55.795" calcext:value-type="float">
            <text:p>2755,79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56.028" calcext:value-type="float">
            <text:p>2756,02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30.367" calcext:value-type="float">
            <text:p>2730,367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30.554" calcext:value-type="float">
            <text:p>2730,55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30.74" calcext:value-type="float">
            <text:p>2730,7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30.926" calcext:value-type="float">
            <text:p>2730,926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731.113" calcext:value-type="float">
            <text:p>2731,113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31.299" calcext:value-type="float">
            <text:p>2731,299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731.485" calcext:value-type="float">
            <text:p>2731,485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744.164" calcext:value-type="float">
            <text:p>2744,16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44.372" calcext:value-type="float">
            <text:p>2744,37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44.581" calcext:value-type="float">
            <text:p>2744,581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44.789" calcext:value-type="float">
            <text:p>2744,789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44.997" calcext:value-type="float">
            <text:p>2744,997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45.206" calcext:value-type="float">
            <text:p>2745,206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730.383" calcext:value-type="float">
            <text:p>2730,38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30.565" calcext:value-type="float">
            <text:p>2730,565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24.715" calcext:value-type="float">
            <text:p>2724,71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24.887" calcext:value-type="float">
            <text:p>2724,887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33.587" calcext:value-type="float">
            <text:p>2733,58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33.774" calcext:value-type="float">
            <text:p>2733,77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33.96" calcext:value-type="float">
            <text:p>2733,9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734.146" calcext:value-type="float">
            <text:p>2734,146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34.333" calcext:value-type="float">
            <text:p>2734,333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36.812" calcext:value-type="float">
            <text:p>2736,81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37.003" calcext:value-type="float">
            <text:p>2737,00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37.193" calcext:value-type="float">
            <text:p>2737,193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37.383" calcext:value-type="float">
            <text:p>2737,383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37.574" calcext:value-type="float">
            <text:p>2737,57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37.764" calcext:value-type="float">
            <text:p>2737,76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37.954" calcext:value-type="float">
            <text:p>2737,95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44.208" calcext:value-type="float">
            <text:p>2744,20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44.409" calcext:value-type="float">
            <text:p>2744,409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44.018" calcext:value-type="float">
            <text:p>2744,01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44.218" calcext:value-type="float">
            <text:p>2744,2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44.417" calcext:value-type="float">
            <text:p>2744,41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44.617" calcext:value-type="float">
            <text:p>2744,617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744.816" calcext:value-type="float">
            <text:p>2744,81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45.016" calcext:value-type="float">
            <text:p>2745,01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45.216" calcext:value-type="float">
            <text:p>2745,21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45.415" calcext:value-type="float">
            <text:p>2745,415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45.615" calcext:value-type="float">
            <text:p>2745,61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45.814" calcext:value-type="float">
            <text:p>2745,81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724.264" calcext:value-type="float">
            <text:p>2724,264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724.427" calcext:value-type="float">
            <text:p>2724,427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724.591" calcext:value-type="float">
            <text:p>2724,591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23.634" calcext:value-type="float">
            <text:p>2723,63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723.796" calcext:value-type="float">
            <text:p>2723,79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724.408" calcext:value-type="float">
            <text:p>2724,40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24.57" calcext:value-type="float">
            <text:p>2724,5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724.733" calcext:value-type="float">
            <text:p>2724,733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724.895" calcext:value-type="float">
            <text:p>2724,895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25.057" calcext:value-type="float">
            <text:p>2725,057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29.159" calcext:value-type="float">
            <text:p>2729,159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729.328" calcext:value-type="float">
            <text:p>2729,328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726.982" calcext:value-type="float">
            <text:p>2726,982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727.147" calcext:value-type="float">
            <text:p>2727,147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727.311" calcext:value-type="float">
            <text:p>2727,311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727.476" calcext:value-type="float">
            <text:p>2727,47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727.641" calcext:value-type="float">
            <text:p>2727,641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21.323" calcext:value-type="float">
            <text:p>2721,323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721.477" calcext:value-type="float">
            <text:p>2721,477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21.631" calcext:value-type="float">
            <text:p>2721,631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721.785" calcext:value-type="float">
            <text:p>2721,78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21.939" calcext:value-type="float">
            <text:p>2721,939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722.094" calcext:value-type="float">
            <text:p>2722,09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22.248" calcext:value-type="float">
            <text:p>2722,24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22.402" calcext:value-type="float">
            <text:p>2722,40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721.929" calcext:value-type="float">
            <text:p>2721,929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22.083" calcext:value-type="float">
            <text:p>2722,08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722.236" calcext:value-type="float">
            <text:p>2722,23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722.389" calcext:value-type="float">
            <text:p>2722,389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22.542" calcext:value-type="float">
            <text:p>2722,542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722.695" calcext:value-type="float">
            <text:p>2722,69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22.848" calcext:value-type="float">
            <text:p>2722,848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23.002" calcext:value-type="float">
            <text:p>2723,00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23.155" calcext:value-type="float">
            <text:p>2723,15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23.308" calcext:value-type="float">
            <text:p>2723,308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15.943" calcext:value-type="float">
            <text:p>2715,943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16.084" calcext:value-type="float">
            <text:p>2716,084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16.225" calcext:value-type="float">
            <text:p>2716,225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16.367" calcext:value-type="float">
            <text:p>2716,36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16.508" calcext:value-type="float">
            <text:p>2716,50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16.65" calcext:value-type="float">
            <text:p>2716,6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16.791" calcext:value-type="float">
            <text:p>2716,791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16.932" calcext:value-type="float">
            <text:p>2716,93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17.074" calcext:value-type="float">
            <text:p>2717,07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17.215" calcext:value-type="float">
            <text:p>2717,21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17.356" calcext:value-type="float">
            <text:p>2717,3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16.298" calcext:value-type="float">
            <text:p>2716,29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16.437" calcext:value-type="float">
            <text:p>2716,43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16.577" calcext:value-type="float">
            <text:p>2716,577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16.716" calcext:value-type="float">
            <text:p>2716,716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10.027" calcext:value-type="float">
            <text:p>2710,027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710.156" calcext:value-type="float">
            <text:p>2710,156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710.285" calcext:value-type="float">
            <text:p>2710,285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725.714" calcext:value-type="float">
            <text:p>2725,71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25.866" calcext:value-type="float">
            <text:p>2725,86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26.019" calcext:value-type="float">
            <text:p>2726,019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26.171" calcext:value-type="float">
            <text:p>2726,171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726.323" calcext:value-type="float">
            <text:p>2726,323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26.476" calcext:value-type="float">
            <text:p>2726,476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26.628" calcext:value-type="float">
            <text:p>2726,628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726.781" calcext:value-type="float">
            <text:p>2726,781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726.933" calcext:value-type="float">
            <text:p>2726,933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727.085" calcext:value-type="float">
            <text:p>2727,085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727.238" calcext:value-type="float">
            <text:p>2727,23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724.52" calcext:value-type="float">
            <text:p>2724,5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724.668" calcext:value-type="float">
            <text:p>2724,668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724.816" calcext:value-type="float">
            <text:p>2724,81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724.964" calcext:value-type="float">
            <text:p>2724,96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725.112" calcext:value-type="float">
            <text:p>2725,11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725.26" calcext:value-type="float">
            <text:p>2725,2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725.408" calcext:value-type="float">
            <text:p>2725,40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725.556" calcext:value-type="float">
            <text:p>2725,556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725.705" calcext:value-type="float">
            <text:p>2725,70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725.853" calcext:value-type="float">
            <text:p>2725,85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726.001" calcext:value-type="float">
            <text:p>2726,001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726.149" calcext:value-type="float">
            <text:p>2726,14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725.793" calcext:value-type="float">
            <text:p>2725,79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725.941" calcext:value-type="float">
            <text:p>2725,941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713.918" calcext:value-type="float">
            <text:p>2713,91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714.048" calcext:value-type="float">
            <text:p>2714,048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714.177" calcext:value-type="float">
            <text:p>2714,177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774.594" calcext:value-type="float">
            <text:p>2774,59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808.156" calcext:value-type="float">
            <text:p>2808,15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808.422" calcext:value-type="float">
            <text:p>2808,422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24.714" calcext:value-type="float">
            <text:p>2824,71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702.912" calcext:value-type="float">
            <text:p>2702,912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703.025" calcext:value-type="float">
            <text:p>2703,025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703.137" calcext:value-type="float">
            <text:p>2703,137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703.249" calcext:value-type="float">
            <text:p>2703,24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703.361" calcext:value-type="float">
            <text:p>2703,361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702.959" calcext:value-type="float">
            <text:p>2702,959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08.465" calcext:value-type="float">
            <text:p>2708,465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708.584" calcext:value-type="float">
            <text:p>2708,58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708.703" calcext:value-type="float">
            <text:p>2708,70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718.303" calcext:value-type="float">
            <text:p>2718,30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718.436" calcext:value-type="float">
            <text:p>2718,43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724.002" calcext:value-type="float">
            <text:p>2724,002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724.143" calcext:value-type="float">
            <text:p>2724,143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724.283" calcext:value-type="float">
            <text:p>2724,28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724.424" calcext:value-type="float">
            <text:p>2724,42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725.552" calcext:value-type="float">
            <text:p>2725,552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700.289" calcext:value-type="float">
            <text:p>2700,289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700.395" calcext:value-type="float">
            <text:p>2700,395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700.5" calcext:value-type="float">
            <text:p>2700,5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00.606" calcext:value-type="float">
            <text:p>2700,6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700.712" calcext:value-type="float">
            <text:p>2700,71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700.818" calcext:value-type="float">
            <text:p>2700,818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700.923" calcext:value-type="float">
            <text:p>2700,92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701.029" calcext:value-type="float">
            <text:p>2701,02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701.135" calcext:value-type="float">
            <text:p>2701,13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701.241" calcext:value-type="float">
            <text:p>2701,24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701.347" calcext:value-type="float">
            <text:p>2701,347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701.452" calcext:value-type="float">
            <text:p>2701,45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701.558" calcext:value-type="float">
            <text:p>2701,55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701.664" calcext:value-type="float">
            <text:p>2701,66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701.77" calcext:value-type="float">
            <text:p>2701,77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701.875" calcext:value-type="float">
            <text:p>2701,875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701.981" calcext:value-type="float">
            <text:p>2701,98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702.087" calcext:value-type="float">
            <text:p>2702,087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702.193" calcext:value-type="float">
            <text:p>2702,193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702.298" calcext:value-type="float">
            <text:p>2702,29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702.404" calcext:value-type="float">
            <text:p>2702,404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702.51" calcext:value-type="float">
            <text:p>2702,5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702.616" calcext:value-type="float">
            <text:p>2702,61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702.721" calcext:value-type="float">
            <text:p>2702,72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95.212" calcext:value-type="float">
            <text:p>2695,21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95.307" calcext:value-type="float">
            <text:p>2695,307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695.402" calcext:value-type="float">
            <text:p>2695,402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95.497" calcext:value-type="float">
            <text:p>2695,49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95.593" calcext:value-type="float">
            <text:p>2695,593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95.688" calcext:value-type="float">
            <text:p>2695,68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96.337" calcext:value-type="float">
            <text:p>2696,33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96.433" calcext:value-type="float">
            <text:p>2696,43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696.529" calcext:value-type="float">
            <text:p>2696,529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22.185" calcext:value-type="float">
            <text:p>2722,18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722.316" calcext:value-type="float">
            <text:p>2722,316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91.203" calcext:value-type="float">
            <text:p>2691,203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91.291" calcext:value-type="float">
            <text:p>2691,29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91.379" calcext:value-type="float">
            <text:p>2691,379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91.468" calcext:value-type="float">
            <text:p>2691,468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691.556" calcext:value-type="float">
            <text:p>2691,556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91.645" calcext:value-type="float">
            <text:p>2691,645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91.733" calcext:value-type="float">
            <text:p>2691,73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691.821" calcext:value-type="float">
            <text:p>2691,821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691.91" calcext:value-type="float">
            <text:p>2691,9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91.998" calcext:value-type="float">
            <text:p>2691,99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92.087" calcext:value-type="float">
            <text:p>2692,08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85.794" calcext:value-type="float">
            <text:p>2685,79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85.874" calcext:value-type="float">
            <text:p>2685,87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85.954" calcext:value-type="float">
            <text:p>2685,954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86.034" calcext:value-type="float">
            <text:p>2686,03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86.113" calcext:value-type="float">
            <text:p>2686,113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86.193" calcext:value-type="float">
            <text:p>2686,193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86.273" calcext:value-type="float">
            <text:p>2686,273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98.049" calcext:value-type="float">
            <text:p>2698,049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98.145" calcext:value-type="float">
            <text:p>2698,145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98.24" calcext:value-type="float">
            <text:p>2698,24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98.335" calcext:value-type="float">
            <text:p>2698,335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713.267" calcext:value-type="float">
            <text:p>2713,267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713.382" calcext:value-type="float">
            <text:p>2713,38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713.497" calcext:value-type="float">
            <text:p>2713,497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713.612" calcext:value-type="float">
            <text:p>2713,61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713.727" calcext:value-type="float">
            <text:p>2713,727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13.842" calcext:value-type="float">
            <text:p>2713,84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713.957" calcext:value-type="float">
            <text:p>2713,95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703.847" calcext:value-type="float">
            <text:p>2703,847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703.949" calcext:value-type="float">
            <text:p>2703,949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04.05" calcext:value-type="float">
            <text:p>2704,05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704.039" calcext:value-type="float">
            <text:p>2704,03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04.141" calcext:value-type="float">
            <text:p>2704,14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704.242" calcext:value-type="float">
            <text:p>2704,242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752.337" calcext:value-type="float">
            <text:p>2752,337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686.901" calcext:value-type="float">
            <text:p>2686,90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86.98" calcext:value-type="float">
            <text:p>2686,9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87.059" calcext:value-type="float">
            <text:p>2687,059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687.137" calcext:value-type="float">
            <text:p>2687,137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687.216" calcext:value-type="float">
            <text:p>2687,21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687.295" calcext:value-type="float">
            <text:p>2687,295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87.374" calcext:value-type="float">
            <text:p>2687,37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87.452" calcext:value-type="float">
            <text:p>2687,45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87.531" calcext:value-type="float">
            <text:p>2687,53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87.61" calcext:value-type="float">
            <text:p>2687,6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87.689" calcext:value-type="float">
            <text:p>2687,689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87.767" calcext:value-type="float">
            <text:p>2687,767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87.846" calcext:value-type="float">
            <text:p>2687,84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87.925" calcext:value-type="float">
            <text:p>2687,925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88.003" calcext:value-type="float">
            <text:p>2688,00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88.082" calcext:value-type="float">
            <text:p>2688,08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88.161" calcext:value-type="float">
            <text:p>2688,16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88.24" calcext:value-type="float">
            <text:p>2688,2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88.318" calcext:value-type="float">
            <text:p>2688,31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88.397" calcext:value-type="float">
            <text:p>2688,397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688.476" calcext:value-type="float">
            <text:p>2688,476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88.555" calcext:value-type="float">
            <text:p>2688,555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88.633" calcext:value-type="float">
            <text:p>2688,63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88.712" calcext:value-type="float">
            <text:p>2688,712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88.791" calcext:value-type="float">
            <text:p>2688,79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88.869" calcext:value-type="float">
            <text:p>2688,869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688.948" calcext:value-type="float">
            <text:p>2688,94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78.349" calcext:value-type="float">
            <text:p>2678,34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78.414" calcext:value-type="float">
            <text:p>2678,414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78.48" calcext:value-type="float">
            <text:p>2678,4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680.84" calcext:value-type="float">
            <text:p>2680,8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80.908" calcext:value-type="float">
            <text:p>2680,90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680.976" calcext:value-type="float">
            <text:p>2680,97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81.045" calcext:value-type="float">
            <text:p>2681,045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81.113" calcext:value-type="float">
            <text:p>2681,113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81.181" calcext:value-type="float">
            <text:p>2681,181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81.249" calcext:value-type="float">
            <text:p>2681,24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81.318" calcext:value-type="float">
            <text:p>2681,318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69.629" calcext:value-type="float">
            <text:p>2669,629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69.683" calcext:value-type="float">
            <text:p>2669,683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69.736" calcext:value-type="float">
            <text:p>2669,73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69.79" calcext:value-type="float">
            <text:p>2669,79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69.724" calcext:value-type="float">
            <text:p>2669,72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69.778" calcext:value-type="float">
            <text:p>2669,778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69.832" calcext:value-type="float">
            <text:p>2669,832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69.885" calcext:value-type="float">
            <text:p>2669,885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721.795" calcext:value-type="float">
            <text:p>2721,795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721.912" calcext:value-type="float">
            <text:p>2721,91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22.029" calcext:value-type="float">
            <text:p>2722,029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722.146" calcext:value-type="float">
            <text:p>2722,14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722.263" calcext:value-type="float">
            <text:p>2722,26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722.38" calcext:value-type="float">
            <text:p>2722,3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726.046" calcext:value-type="float">
            <text:p>2726,04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726.167" calcext:value-type="float">
            <text:p>2726,167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726.41" calcext:value-type="float">
            <text:p>2726,4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726.531" calcext:value-type="float">
            <text:p>2726,53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726.652" calcext:value-type="float">
            <text:p>2726,652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726.774" calcext:value-type="float">
            <text:p>2726,77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726.895" calcext:value-type="float">
            <text:p>2726,895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727.016" calcext:value-type="float">
            <text:p>2727,016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727.138" calcext:value-type="float">
            <text:p>2727,13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785.136" calcext:value-type="float">
            <text:p>2785,13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785.327" calcext:value-type="float">
            <text:p>2785,32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785.518" calcext:value-type="float">
            <text:p>2785,518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785.708" calcext:value-type="float">
            <text:p>2785,70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85.899" calcext:value-type="float">
            <text:p>2785,899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786.09" calcext:value-type="float">
            <text:p>2786,0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771.063" calcext:value-type="float">
            <text:p>2771,063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71.236" calcext:value-type="float">
            <text:p>2771,23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771.408" calcext:value-type="float">
            <text:p>2771,40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771.581" calcext:value-type="float">
            <text:p>2771,58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771.753" calcext:value-type="float">
            <text:p>2771,75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771.926" calcext:value-type="float">
            <text:p>2771,92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772.099" calcext:value-type="float">
            <text:p>2772,09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772.271" calcext:value-type="float">
            <text:p>2772,27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772.444" calcext:value-type="float">
            <text:p>2772,44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84.681" calcext:value-type="float">
            <text:p>2784,68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84.868" calcext:value-type="float">
            <text:p>2784,86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85.055" calcext:value-type="float">
            <text:p>2785,055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785.264" calcext:value-type="float">
            <text:p>2785,26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85.451" calcext:value-type="float">
            <text:p>2785,45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85.638" calcext:value-type="float">
            <text:p>2785,63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785.825" calcext:value-type="float">
            <text:p>2785,82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86.012" calcext:value-type="float">
            <text:p>2786,012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86.199" calcext:value-type="float">
            <text:p>2786,199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86.386" calcext:value-type="float">
            <text:p>2786,386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86.572" calcext:value-type="float">
            <text:p>2786,572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86.759" calcext:value-type="float">
            <text:p>2786,759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86.946" calcext:value-type="float">
            <text:p>2786,946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787.133" calcext:value-type="float">
            <text:p>2787,133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787.32" calcext:value-type="float">
            <text:p>2787,32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787.507" calcext:value-type="float">
            <text:p>2787,50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87.694" calcext:value-type="float">
            <text:p>2787,69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787.881" calcext:value-type="float">
            <text:p>2787,88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788.068" calcext:value-type="float">
            <text:p>2788,0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785.603" calcext:value-type="float">
            <text:p>2785,603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785.787" calcext:value-type="float">
            <text:p>2785,787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769.09" calcext:value-type="float">
            <text:p>2769,09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769.255" calcext:value-type="float">
            <text:p>2769,255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778.802" calcext:value-type="float">
            <text:p>2778,80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778.977" calcext:value-type="float">
            <text:p>2778,977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779.153" calcext:value-type="float">
            <text:p>2779,153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779.328" calcext:value-type="float">
            <text:p>2779,328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779.503" calcext:value-type="float">
            <text:p>2779,503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779.678" calcext:value-type="float">
            <text:p>2779,6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777.171" calcext:value-type="float">
            <text:p>2777,17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777.343" calcext:value-type="float">
            <text:p>2777,343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777.516" calcext:value-type="float">
            <text:p>2777,51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77.688" calcext:value-type="float">
            <text:p>2777,68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777.86" calcext:value-type="float">
            <text:p>2777,8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778.032" calcext:value-type="float">
            <text:p>2778,03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778.204" calcext:value-type="float">
            <text:p>2778,20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779.65" calcext:value-type="float">
            <text:p>2779,6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783.412" calcext:value-type="float">
            <text:p>2783,41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783.589" calcext:value-type="float">
            <text:p>2783,589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783.767" calcext:value-type="float">
            <text:p>2783,76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761.388" calcext:value-type="float">
            <text:p>2761,38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761.54" calcext:value-type="float">
            <text:p>2761,5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761.692" calcext:value-type="float">
            <text:p>2761,69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61.845" calcext:value-type="float">
            <text:p>2761,84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761.997" calcext:value-type="float">
            <text:p>2761,997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758.197" calcext:value-type="float">
            <text:p>2758,19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758.345" calcext:value-type="float">
            <text:p>2758,345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758.493" calcext:value-type="float">
            <text:p>2758,493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758.641" calcext:value-type="float">
            <text:p>2758,641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758.788" calcext:value-type="float">
            <text:p>2758,78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758.936" calcext:value-type="float">
            <text:p>2758,93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59.084" calcext:value-type="float">
            <text:p>2759,084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759.232" calcext:value-type="float">
            <text:p>2759,23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757.703" calcext:value-type="float">
            <text:p>2757,703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757.849" calcext:value-type="float">
            <text:p>2757,849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757.995" calcext:value-type="float">
            <text:p>2757,995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755.377" calcext:value-type="float">
            <text:p>2755,377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755.52" calcext:value-type="float">
            <text:p>2755,5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749.51" calcext:value-type="float">
            <text:p>2749,5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749.646" calcext:value-type="float">
            <text:p>2749,646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747.908" calcext:value-type="float">
            <text:p>2747,90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748.042" calcext:value-type="float">
            <text:p>2748,042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751.479" calcext:value-type="float">
            <text:p>2751,479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750.001" calcext:value-type="float">
            <text:p>2750,00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750.137" calcext:value-type="float">
            <text:p>2750,137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750.273" calcext:value-type="float">
            <text:p>2750,273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734.999" calcext:value-type="float">
            <text:p>2734,999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35.118" calcext:value-type="float">
            <text:p>2735,11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35.237" calcext:value-type="float">
            <text:p>2735,23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746.821" calcext:value-type="float">
            <text:p>2746,82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46.953" calcext:value-type="float">
            <text:p>2746,95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31.59" calcext:value-type="float">
            <text:p>2731,59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31.705" calcext:value-type="float">
            <text:p>2731,70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731.844" calcext:value-type="float">
            <text:p>2731,84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31.959" calcext:value-type="float">
            <text:p>2731,959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732.073" calcext:value-type="float">
            <text:p>2732,073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732.188" calcext:value-type="float">
            <text:p>2732,188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32.303" calcext:value-type="float">
            <text:p>2732,303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32.418" calcext:value-type="float">
            <text:p>2732,41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32.532" calcext:value-type="float">
            <text:p>2732,53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732.647" calcext:value-type="float">
            <text:p>2732,64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32.762" calcext:value-type="float">
            <text:p>2732,76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32.877" calcext:value-type="float">
            <text:p>2732,877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32.991" calcext:value-type="float">
            <text:p>2732,99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25.81" calcext:value-type="float">
            <text:p>2725,81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25.917" calcext:value-type="float">
            <text:p>2725,91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26.024" calcext:value-type="float">
            <text:p>2726,02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26.131" calcext:value-type="float">
            <text:p>2726,13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26.238" calcext:value-type="float">
            <text:p>2726,2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26.345" calcext:value-type="float">
            <text:p>2726,345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26.452" calcext:value-type="float">
            <text:p>2726,45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26.559" calcext:value-type="float">
            <text:p>2726,55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26.666" calcext:value-type="float">
            <text:p>2726,66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26.773" calcext:value-type="float">
            <text:p>2726,773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726.879" calcext:value-type="float">
            <text:p>2726,879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725.314" calcext:value-type="float">
            <text:p>2725,31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725.419" calcext:value-type="float">
            <text:p>2725,419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725.524" calcext:value-type="float">
            <text:p>2725,52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725.629" calcext:value-type="float">
            <text:p>2725,629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25.734" calcext:value-type="float">
            <text:p>2725,734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725.84" calcext:value-type="float">
            <text:p>2725,8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725.945" calcext:value-type="float">
            <text:p>2725,945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726.05" calcext:value-type="float">
            <text:p>2726,05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726.155" calcext:value-type="float">
            <text:p>2726,15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726.26" calcext:value-type="float">
            <text:p>2726,2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720.012" calcext:value-type="float">
            <text:p>2720,01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720.11" calcext:value-type="float">
            <text:p>2720,1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720.209" calcext:value-type="float">
            <text:p>2720,209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720.307" calcext:value-type="float">
            <text:p>2720,30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720.406" calcext:value-type="float">
            <text:p>2720,40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720.504" calcext:value-type="float">
            <text:p>2720,50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720.603" calcext:value-type="float">
            <text:p>2720,603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722.084" calcext:value-type="float">
            <text:p>2722,084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26.08" calcext:value-type="float">
            <text:p>2726,0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726.184" calcext:value-type="float">
            <text:p>2726,18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726.288" calcext:value-type="float">
            <text:p>2726,28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726.392" calcext:value-type="float">
            <text:p>2726,392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726.496" calcext:value-type="float">
            <text:p>2726,49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26.6" calcext:value-type="float">
            <text:p>2726,6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726.704" calcext:value-type="float">
            <text:p>2726,70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26.808" calcext:value-type="float">
            <text:p>2726,80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726.912" calcext:value-type="float">
            <text:p>2726,912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26.519" calcext:value-type="float">
            <text:p>2726,519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726.622" calcext:value-type="float">
            <text:p>2726,622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26.726" calcext:value-type="float">
            <text:p>2726,72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726.829" calcext:value-type="float">
            <text:p>2726,829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726.933" calcext:value-type="float">
            <text:p>2726,933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27.036" calcext:value-type="float">
            <text:p>2727,03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727.14" calcext:value-type="float">
            <text:p>2727,14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727.243" calcext:value-type="float">
            <text:p>2727,243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727.347" calcext:value-type="float">
            <text:p>2727,347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727.45" calcext:value-type="float">
            <text:p>2727,45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727.553" calcext:value-type="float">
            <text:p>2727,55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727.657" calcext:value-type="float">
            <text:p>2727,65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727.76" calcext:value-type="float">
            <text:p>2727,7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27.864" calcext:value-type="float">
            <text:p>2727,86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27.967" calcext:value-type="float">
            <text:p>2727,967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728.071" calcext:value-type="float">
            <text:p>2728,07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728.174" calcext:value-type="float">
            <text:p>2728,17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728.278" calcext:value-type="float">
            <text:p>2728,27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728.381" calcext:value-type="float">
            <text:p>2728,38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728.485" calcext:value-type="float">
            <text:p>2728,485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728.588" calcext:value-type="float">
            <text:p>2728,58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28.692" calcext:value-type="float">
            <text:p>2728,69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728.795" calcext:value-type="float">
            <text:p>2728,795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728.899" calcext:value-type="float">
            <text:p>2728,899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729.002" calcext:value-type="float">
            <text:p>2729,00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729.106" calcext:value-type="float">
            <text:p>2729,10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729.209" calcext:value-type="float">
            <text:p>2729,209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729.313" calcext:value-type="float">
            <text:p>2729,313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729.416" calcext:value-type="float">
            <text:p>2729,416</text:p>
          </table:table-cell>
          <table:table-cell table:number-columns-repeated="3"/>
        </table:table-row>
      </table:table>
      <table:table table:name="var step" table:style-name="ta1">
        <table:shapes>
          <draw:frame draw:z-index="0" draw:style-name="gr1" draw:text-style-name="P1" svg:width="29.912cm" svg:height="8.999cm" svg:x="4.892cm" svg:y="1.083cm">
            <draw:object draw:notify-on-update-of-ranges="'var step'.B1:'var step'.B9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7.215" calcext:value-type="float">
            <text:p>2637,215</text:p>
          </table:table-cell>
          <table:table-cell/>
          <table:table-cell office:value-type="string" calcext:value-type="string">
            <text:p>step </text:p>
          </table:table-cell>
          <table:table-cell office:value-type="string" calcext:value-type="string">
            <text:p>From 0,1 to 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8.085" calcext:value-type="float">
            <text:p>2638,0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0.105" calcext:value-type="float">
            <text:p>2640,1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7.322" calcext:value-type="float">
            <text:p>2637,3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7.033" calcext:value-type="float">
            <text:p>2637,0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3.632" calcext:value-type="float">
            <text:p>2643,6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3.38" calcext:value-type="float">
            <text:p>2643,3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7.241" calcext:value-type="float">
            <text:p>2637,24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8.29" calcext:value-type="float">
            <text:p>2638,2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5.265" calcext:value-type="float">
            <text:p>2645,26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9.509" calcext:value-type="float">
            <text:p>2649,50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46.204" calcext:value-type="float">
            <text:p>2646,20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2.614" calcext:value-type="float">
            <text:p>2652,6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38.038" calcext:value-type="float">
            <text:p>2638,0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3.176" calcext:value-type="float">
            <text:p>2653,17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30.108" calcext:value-type="float">
            <text:p>2630,10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9.925" calcext:value-type="float">
            <text:p>2649,9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35.256" calcext:value-type="float">
            <text:p>2635,25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71.082" calcext:value-type="float">
            <text:p>2671,0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6.731" calcext:value-type="float">
            <text:p>2646,73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41.446" calcext:value-type="float">
            <text:p>2641,4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68.298" calcext:value-type="float">
            <text:p>2668,2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36.065" calcext:value-type="float">
            <text:p>2636,0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29.272" calcext:value-type="float">
            <text:p>2629,27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39.587" calcext:value-type="float">
            <text:p>2639,5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77.158" calcext:value-type="float">
            <text:p>2677,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9.028" calcext:value-type="float">
            <text:p>2669,0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27.094" calcext:value-type="float">
            <text:p>2627,09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41.116" calcext:value-type="float">
            <text:p>2641,1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38.85" calcext:value-type="float">
            <text:p>2638,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55.542" calcext:value-type="float">
            <text:p>2655,5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2.353" calcext:value-type="float">
            <text:p>2662,35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90.4" calcext:value-type="float">
            <text:p>2690,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61.982" calcext:value-type="float">
            <text:p>2661,9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12.658" calcext:value-type="float">
            <text:p>2612,65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33.459" calcext:value-type="float">
            <text:p>2633,45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30.571" calcext:value-type="float">
            <text:p>2630,57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87.429" calcext:value-type="float">
            <text:p>2687,4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71.121" calcext:value-type="float">
            <text:p>2671,12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1.143" calcext:value-type="float">
            <text:p>2671,14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76.699" calcext:value-type="float">
            <text:p>2676,69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61.514" calcext:value-type="float">
            <text:p>2661,51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53.36" calcext:value-type="float">
            <text:p>2653,3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86.683" calcext:value-type="float">
            <text:p>2686,68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77.102" calcext:value-type="float">
            <text:p>2677,10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58.575" calcext:value-type="float">
            <text:p>2658,57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55.542" calcext:value-type="float">
            <text:p>2655,5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31.783" calcext:value-type="float">
            <text:p>2631,78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02.174" calcext:value-type="float">
            <text:p>2602,1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98.923" calcext:value-type="float">
            <text:p>2598,92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97.597" calcext:value-type="float">
            <text:p>2597,59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58.982" calcext:value-type="float">
            <text:p>2658,98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69.368" calcext:value-type="float">
            <text:p>2669,36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56.268" calcext:value-type="float">
            <text:p>2656,26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42.446" calcext:value-type="float">
            <text:p>2642,44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44.451" calcext:value-type="float">
            <text:p>2644,45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47.284" calcext:value-type="float">
            <text:p>2647,28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55.504" calcext:value-type="float">
            <text:p>2655,50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62.053" calcext:value-type="float">
            <text:p>2662,0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81.921" calcext:value-type="float">
            <text:p>2681,92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31.343" calcext:value-type="float">
            <text:p>2631,34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52.865" calcext:value-type="float">
            <text:p>2652,86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4.365" calcext:value-type="float">
            <text:p>2694,36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76.25" calcext:value-type="float">
            <text:p>2576,2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16.278" calcext:value-type="float">
            <text:p>2716,27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31.078" calcext:value-type="float">
            <text:p>2731,07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27.651" calcext:value-type="float">
            <text:p>2727,65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74.156" calcext:value-type="float">
            <text:p>2774,15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84.3" calcext:value-type="float">
            <text:p>2684,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26.736" calcext:value-type="float">
            <text:p>2626,7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38.777" calcext:value-type="float">
            <text:p>2638,77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99.522" calcext:value-type="float">
            <text:p>2699,52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85.085" calcext:value-type="float">
            <text:p>2685,08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99.054" calcext:value-type="float">
            <text:p>2699,05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84.641" calcext:value-type="float">
            <text:p>2684,64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04.919" calcext:value-type="float">
            <text:p>2704,91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43.674" calcext:value-type="float">
            <text:p>2743,67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46.432" calcext:value-type="float">
            <text:p>2746,4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28.956" calcext:value-type="float">
            <text:p>2728,95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16.852" calcext:value-type="float">
            <text:p>2716,85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03.138" calcext:value-type="float">
            <text:p>2703,1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87.382" calcext:value-type="float">
            <text:p>2687,3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88.453" calcext:value-type="float">
            <text:p>2688,45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52.358" calcext:value-type="float">
            <text:p>2652,35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9.6" calcext:value-type="float">
            <text:p>2719,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91.352" calcext:value-type="float">
            <text:p>2691,35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86.7" calcext:value-type="float">
            <text:p>2686,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68.819" calcext:value-type="float">
            <text:p>2668,81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65.562" calcext:value-type="float">
            <text:p>2665,56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65.971" calcext:value-type="float">
            <text:p>2665,97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63.237" calcext:value-type="float">
            <text:p>2663,23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59.378" calcext:value-type="float">
            <text:p>2659,37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90.176" calcext:value-type="float">
            <text:p>2690,1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99.93" calcext:value-type="float">
            <text:p>2699,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40.703" calcext:value-type="float">
            <text:p>2640,70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72.132" calcext:value-type="float">
            <text:p>2672,13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14.826" calcext:value-type="float">
            <text:p>2614,82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33.046" calcext:value-type="float">
            <text:p>2633,04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35.886" calcext:value-type="float">
            <text:p>2635,88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8.912" calcext:value-type="float">
            <text:p>2628,91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28.856" calcext:value-type="float">
            <text:p>2628,85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39.902" calcext:value-type="float">
            <text:p>2639,9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65.731" calcext:value-type="float">
            <text:p>2665,73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35.408" calcext:value-type="float">
            <text:p>2635,40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40.5" calcext:value-type="float">
            <text:p>2640,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39.266" calcext:value-type="float">
            <text:p>2639,26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48.737" calcext:value-type="float">
            <text:p>2648,73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44.627" calcext:value-type="float">
            <text:p>2644,62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1.454" calcext:value-type="float">
            <text:p>2671,45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74.257" calcext:value-type="float">
            <text:p>2674,2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73.78" calcext:value-type="float">
            <text:p>2673,7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6.982" calcext:value-type="float">
            <text:p>2636,98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84.39" calcext:value-type="float">
            <text:p>2684,3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44.523" calcext:value-type="float">
            <text:p>2644,52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46.074" calcext:value-type="float">
            <text:p>2646,07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73.123" calcext:value-type="float">
            <text:p>2573,12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74.986" calcext:value-type="float">
            <text:p>2574,98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8.852" calcext:value-type="float">
            <text:p>2558,85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8.652" calcext:value-type="float">
            <text:p>2558,65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9.466" calcext:value-type="float">
            <text:p>2559,46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37.831" calcext:value-type="float">
            <text:p>2537,83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73.251" calcext:value-type="float">
            <text:p>2573,25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81.562" calcext:value-type="float">
            <text:p>2581,56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72.425" calcext:value-type="float">
            <text:p>2572,42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87.272" calcext:value-type="float">
            <text:p>2587,27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90.319" calcext:value-type="float">
            <text:p>2590,31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56.538" calcext:value-type="float">
            <text:p>2656,53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62.137" calcext:value-type="float">
            <text:p>2662,13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46.661" calcext:value-type="float">
            <text:p>2646,66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19.323" calcext:value-type="float">
            <text:p>2619,32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6.265" calcext:value-type="float">
            <text:p>2556,26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5.185" calcext:value-type="float">
            <text:p>2555,18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71.79" calcext:value-type="float">
            <text:p>2571,79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0.321" calcext:value-type="float">
            <text:p>2550,32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39.668" calcext:value-type="float">
            <text:p>2539,66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37.886" calcext:value-type="float">
            <text:p>2537,88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3.67" calcext:value-type="float">
            <text:p>2553,6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47.004" calcext:value-type="float">
            <text:p>2547,00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46.048" calcext:value-type="float">
            <text:p>2546,04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43.11" calcext:value-type="float">
            <text:p>2543,1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21.267" calcext:value-type="float">
            <text:p>2521,267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25.28" calcext:value-type="float">
            <text:p>2525,2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27.906" calcext:value-type="float">
            <text:p>2527,90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38.538" calcext:value-type="float">
            <text:p>2538,53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47.835" calcext:value-type="float">
            <text:p>2547,83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32.853" calcext:value-type="float">
            <text:p>2532,85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33.231" calcext:value-type="float">
            <text:p>2533,23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32.6" calcext:value-type="float">
            <text:p>2532,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20.532" calcext:value-type="float">
            <text:p>2520,53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0.282" calcext:value-type="float">
            <text:p>2520,28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20.811" calcext:value-type="float">
            <text:p>2520,81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20.297" calcext:value-type="float">
            <text:p>2520,297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17.478" calcext:value-type="float">
            <text:p>2517,47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15.375" calcext:value-type="float">
            <text:p>2515,37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14.657" calcext:value-type="float">
            <text:p>2514,65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11.635" calcext:value-type="float">
            <text:p>2511,63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14.448" calcext:value-type="float">
            <text:p>2514,44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13.802" calcext:value-type="float">
            <text:p>2513,80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10.394" calcext:value-type="float">
            <text:p>2510,39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07.731" calcext:value-type="float">
            <text:p>2507,73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06.992" calcext:value-type="float">
            <text:p>2506,99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06.253" calcext:value-type="float">
            <text:p>2506,2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05.914" calcext:value-type="float">
            <text:p>2505,91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13.689" calcext:value-type="float">
            <text:p>2513,68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16.315" calcext:value-type="float">
            <text:p>2516,31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15.65" calcext:value-type="float">
            <text:p>2515,6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14.985" calcext:value-type="float">
            <text:p>2514,9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18.064" calcext:value-type="float">
            <text:p>2518,06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25.087" calcext:value-type="float">
            <text:p>2525,08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24.554" calcext:value-type="float">
            <text:p>2524,55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25.087" calcext:value-type="float">
            <text:p>2525,08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24.496" calcext:value-type="float">
            <text:p>2524,49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23.906" calcext:value-type="float">
            <text:p>2523,90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22.632" calcext:value-type="float">
            <text:p>2522,63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18.367" calcext:value-type="float">
            <text:p>2518,36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17.752" calcext:value-type="float">
            <text:p>2517,75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3.296" calcext:value-type="float">
            <text:p>2503,29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98.831" calcext:value-type="float">
            <text:p>2498,83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98.116" calcext:value-type="float">
            <text:p>2498,11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2.095" calcext:value-type="float">
            <text:p>2502,09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01.103" calcext:value-type="float">
            <text:p>2501,10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0.372" calcext:value-type="float">
            <text:p>2500,37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09.141" calcext:value-type="float">
            <text:p>2509,14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07.197" calcext:value-type="float">
            <text:p>2507,19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5.35" calcext:value-type="float">
            <text:p>2505,3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03.452" calcext:value-type="float">
            <text:p>2503,45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92.717" calcext:value-type="float">
            <text:p>2492,71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3.012" calcext:value-type="float">
            <text:p>2503,01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06.453" calcext:value-type="float">
            <text:p>2506,45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2.236" calcext:value-type="float">
            <text:p>2502,2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10.275" calcext:value-type="float">
            <text:p>2510,27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09.669" calcext:value-type="float">
            <text:p>2509,66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13.606" calcext:value-type="float">
            <text:p>2513,60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13.023" calcext:value-type="float">
            <text:p>2513,023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12.441" calcext:value-type="float">
            <text:p>2512,44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11.858" calcext:value-type="float">
            <text:p>2511,85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12.07" calcext:value-type="float">
            <text:p>2512,0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11.053" calcext:value-type="float">
            <text:p>2511,053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12.099" calcext:value-type="float">
            <text:p>2512,09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11.526" calcext:value-type="float">
            <text:p>2511,52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10.953" calcext:value-type="float">
            <text:p>2510,953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10.381" calcext:value-type="float">
            <text:p>2510,38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18.062" calcext:value-type="float">
            <text:p>2518,06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17.53" calcext:value-type="float">
            <text:p>2517,5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14.922" calcext:value-type="float">
            <text:p>2514,92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14.38" calcext:value-type="float">
            <text:p>2514,3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98.252" calcext:value-type="float">
            <text:p>2498,25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98.967" calcext:value-type="float">
            <text:p>2498,96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98.356" calcext:value-type="float">
            <text:p>2498,35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97.466" calcext:value-type="float">
            <text:p>2497,46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03.4" calcext:value-type="float">
            <text:p>2503,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02.819" calcext:value-type="float">
            <text:p>2502,819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2.238" calcext:value-type="float">
            <text:p>2502,23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01.656" calcext:value-type="float">
            <text:p>2501,65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01.075" calcext:value-type="float">
            <text:p>2501,07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01.796" calcext:value-type="float">
            <text:p>2501,79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01.221" calcext:value-type="float">
            <text:p>2501,22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93.06" calcext:value-type="float">
            <text:p>2493,0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92.45" calcext:value-type="float">
            <text:p>2492,4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91.84" calcext:value-type="float">
            <text:p>2491,8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86.68" calcext:value-type="float">
            <text:p>2486,6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87.388" calcext:value-type="float">
            <text:p>2487,38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89.107" calcext:value-type="float">
            <text:p>2489,10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88.195" calcext:value-type="float">
            <text:p>2488,19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87.58" calcext:value-type="float">
            <text:p>2487,5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86.964" calcext:value-type="float">
            <text:p>2486,96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86.088" calcext:value-type="float">
            <text:p>2486,08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85.472" calcext:value-type="float">
            <text:p>2485,472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84.855" calcext:value-type="float">
            <text:p>2484,85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84.238" calcext:value-type="float">
            <text:p>2484,23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83.622" calcext:value-type="float">
            <text:p>2483,62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83.005" calcext:value-type="float">
            <text:p>2483,00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82.389" calcext:value-type="float">
            <text:p>2482,38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82.264" calcext:value-type="float">
            <text:p>2482,2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81.65" calcext:value-type="float">
            <text:p>2481,6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81.035" calcext:value-type="float">
            <text:p>2481,03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80.421" calcext:value-type="float">
            <text:p>2480,42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79.806" calcext:value-type="float">
            <text:p>2479,80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79.192" calcext:value-type="float">
            <text:p>2479,19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8.577" calcext:value-type="float">
            <text:p>2478,57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7.963" calcext:value-type="float">
            <text:p>2477,96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77.349" calcext:value-type="float">
            <text:p>2477,349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76.734" calcext:value-type="float">
            <text:p>2476,73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76.12" calcext:value-type="float">
            <text:p>2476,1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75.505" calcext:value-type="float">
            <text:p>2475,50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5.494" calcext:value-type="float">
            <text:p>2475,49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0.324" calcext:value-type="float">
            <text:p>2480,32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.734" calcext:value-type="float">
            <text:p>2479,73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79.144" calcext:value-type="float">
            <text:p>2479,14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8.554" calcext:value-type="float">
            <text:p>2478,55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82.531" calcext:value-type="float">
            <text:p>2482,53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81.959" calcext:value-type="float">
            <text:p>2481,95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81.387" calcext:value-type="float">
            <text:p>2481,38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77.768" calcext:value-type="float">
            <text:p>2477,76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77.184" calcext:value-type="float">
            <text:p>2477,18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76.601" calcext:value-type="float">
            <text:p>2476,60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76.017" calcext:value-type="float">
            <text:p>2476,01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75.433" calcext:value-type="float">
            <text:p>2475,433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74.849" calcext:value-type="float">
            <text:p>2474,84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73.802" calcext:value-type="float">
            <text:p>2473,802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73.237" calcext:value-type="float">
            <text:p>2473,237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72.652" calcext:value-type="float">
            <text:p>2472,65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72.066" calcext:value-type="float">
            <text:p>2472,06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71.481" calcext:value-type="float">
            <text:p>2471,48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70.895" calcext:value-type="float">
            <text:p>2470,89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70.31" calcext:value-type="float">
            <text:p>2470,3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68.801" calcext:value-type="float">
            <text:p>2468,80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69.27" calcext:value-type="float">
            <text:p>2469,27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86.002" calcext:value-type="float">
            <text:p>2486,00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85.482" calcext:value-type="float">
            <text:p>2485,48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84.961" calcext:value-type="float">
            <text:p>2484,96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87.71" calcext:value-type="float">
            <text:p>2487,7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87.202" calcext:value-type="float">
            <text:p>2487,20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86.693" calcext:value-type="float">
            <text:p>2486,69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85.91" calcext:value-type="float">
            <text:p>2485,9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85.401" calcext:value-type="float">
            <text:p>2485,40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83.037" calcext:value-type="float">
            <text:p>2483,03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82.521" calcext:value-type="float">
            <text:p>2482,52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82.004" calcext:value-type="float">
            <text:p>2482,00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87.556" calcext:value-type="float">
            <text:p>2487,55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87.061" calcext:value-type="float">
            <text:p>2487,06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86.566" calcext:value-type="float">
            <text:p>2486,56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86.072" calcext:value-type="float">
            <text:p>2486,07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85.577" calcext:value-type="float">
            <text:p>2485,57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85.083" calcext:value-type="float">
            <text:p>2485,08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84.588" calcext:value-type="float">
            <text:p>2484,58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84.093" calcext:value-type="float">
            <text:p>2484,09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83.599" calcext:value-type="float">
            <text:p>2483,599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3.104" calcext:value-type="float">
            <text:p>2483,10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82.958" calcext:value-type="float">
            <text:p>2482,95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52.762" calcext:value-type="float">
            <text:p>2452,76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52.167" calcext:value-type="float">
            <text:p>2452,167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54.367" calcext:value-type="float">
            <text:p>2454,367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53.781" calcext:value-type="float">
            <text:p>2453,78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53.196" calcext:value-type="float">
            <text:p>2453,1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52.61" calcext:value-type="float">
            <text:p>2452,6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52.024" calcext:value-type="float">
            <text:p>2452,02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51.438" calcext:value-type="float">
            <text:p>2451,43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50.852" calcext:value-type="float">
            <text:p>2450,85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43.321" calcext:value-type="float">
            <text:p>2443,32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42.712" calcext:value-type="float">
            <text:p>2442,71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42.103" calcext:value-type="float">
            <text:p>2442,103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42.55" calcext:value-type="float">
            <text:p>2442,5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41.945" calcext:value-type="float">
            <text:p>2441,94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41.339" calcext:value-type="float">
            <text:p>2441,33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40.86" calcext:value-type="float">
            <text:p>2440,8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44.872" calcext:value-type="float">
            <text:p>2444,87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44.282" calcext:value-type="float">
            <text:p>2444,28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43.691" calcext:value-type="float">
            <text:p>2443,69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39.351" calcext:value-type="float">
            <text:p>2439,35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38.749" calcext:value-type="float">
            <text:p>2438,74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38.147" calcext:value-type="float">
            <text:p>2438,14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437.545" calcext:value-type="float">
            <text:p>2437,54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36.942" calcext:value-type="float">
            <text:p>2436,94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36.34" calcext:value-type="float">
            <text:p>2436,3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34.167" calcext:value-type="float">
            <text:p>2434,167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33.559" calcext:value-type="float">
            <text:p>2433,559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39.09" calcext:value-type="float">
            <text:p>2439,09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38.502" calcext:value-type="float">
            <text:p>2438,50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37.914" calcext:value-type="float">
            <text:p>2437,914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37.326" calcext:value-type="float">
            <text:p>2437,326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36.738" calcext:value-type="float">
            <text:p>2436,73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36.15" calcext:value-type="float">
            <text:p>2436,1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35.301" calcext:value-type="float">
            <text:p>2435,30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43.565" calcext:value-type="float">
            <text:p>2443,56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443.003" calcext:value-type="float">
            <text:p>2443,00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42.442" calcext:value-type="float">
            <text:p>2442,442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42.979" calcext:value-type="float">
            <text:p>2442,97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42.421" calcext:value-type="float">
            <text:p>2442,42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15.812" calcext:value-type="float">
            <text:p>2415,812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15.175" calcext:value-type="float">
            <text:p>2415,175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14.538" calcext:value-type="float">
            <text:p>2414,53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13.901" calcext:value-type="float">
            <text:p>2413,90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13.263" calcext:value-type="float">
            <text:p>2413,26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12.626" calcext:value-type="float">
            <text:p>2412,62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11.989" calcext:value-type="float">
            <text:p>2411,98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10.787" calcext:value-type="float">
            <text:p>2410,78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10.149" calcext:value-type="float">
            <text:p>2410,14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09.51" calcext:value-type="float">
            <text:p>2409,5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08.871" calcext:value-type="float">
            <text:p>2408,87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08.232" calcext:value-type="float">
            <text:p>2408,23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06.78" calcext:value-type="float">
            <text:p>2406,7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06.139" calcext:value-type="float">
            <text:p>2406,13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05.498" calcext:value-type="float">
            <text:p>2405,4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04.857" calcext:value-type="float">
            <text:p>2404,85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04.216" calcext:value-type="float">
            <text:p>2404,21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03.575" calcext:value-type="float">
            <text:p>2403,57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06.785" calcext:value-type="float">
            <text:p>2406,78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06.155" calcext:value-type="float">
            <text:p>2406,15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5.525" calcext:value-type="float">
            <text:p>2405,52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04.895" calcext:value-type="float">
            <text:p>2404,89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04.265" calcext:value-type="float">
            <text:p>2404,26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04.902" calcext:value-type="float">
            <text:p>2404,90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04.276" calcext:value-type="float">
            <text:p>2404,27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07.861" calcext:value-type="float">
            <text:p>2407,86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07.247" calcext:value-type="float">
            <text:p>2407,24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27.317" calcext:value-type="float">
            <text:p>2427,31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26.76" calcext:value-type="float">
            <text:p>2426,7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25.602" calcext:value-type="float">
            <text:p>2425,602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19.109" calcext:value-type="float">
            <text:p>2419,109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18.534" calcext:value-type="float">
            <text:p>2418,53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17.959" calcext:value-type="float">
            <text:p>2417,95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17.384" calcext:value-type="float">
            <text:p>2417,38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25.377" calcext:value-type="float">
            <text:p>2425,37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24.826" calcext:value-type="float">
            <text:p>2424,82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24.274" calcext:value-type="float">
            <text:p>2424,27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22.85" calcext:value-type="float">
            <text:p>2422,8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22.296" calcext:value-type="float">
            <text:p>2422,29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16.618" calcext:value-type="float">
            <text:p>2416,61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16.051" calcext:value-type="float">
            <text:p>2416,05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15.483" calcext:value-type="float">
            <text:p>2415,48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14.916" calcext:value-type="float">
            <text:p>2414,91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14.348" calcext:value-type="float">
            <text:p>2414,348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13.781" calcext:value-type="float">
            <text:p>2413,78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13.213" calcext:value-type="float">
            <text:p>2413,213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18.797" calcext:value-type="float">
            <text:p>2418,79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18.245" calcext:value-type="float">
            <text:p>2418,24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17.694" calcext:value-type="float">
            <text:p>2417,69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17.143" calcext:value-type="float">
            <text:p>2417,14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10.74" calcext:value-type="float">
            <text:p>2410,7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10.173" calcext:value-type="float">
            <text:p>2410,17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09.607" calcext:value-type="float">
            <text:p>2409,60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409.04" calcext:value-type="float">
            <text:p>2409,0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08.473" calcext:value-type="float">
            <text:p>2408,47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07.907" calcext:value-type="float">
            <text:p>2407,90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07.34" calcext:value-type="float">
            <text:p>2407,3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06.774" calcext:value-type="float">
            <text:p>2406,77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89.882" calcext:value-type="float">
            <text:p>2389,8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16.226" calcext:value-type="float">
            <text:p>2416,22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15.687" calcext:value-type="float">
            <text:p>2415,68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15.147" calcext:value-type="float">
            <text:p>2415,14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03.234" calcext:value-type="float">
            <text:p>2403,234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02.666" calcext:value-type="float">
            <text:p>2402,66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02.097" calcext:value-type="float">
            <text:p>2402,09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01.529" calcext:value-type="float">
            <text:p>2401,52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363.833" calcext:value-type="float">
            <text:p>2363,83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63.17" calcext:value-type="float">
            <text:p>2363,1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62.508" calcext:value-type="float">
            <text:p>2362,50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61.846" calcext:value-type="float">
            <text:p>2361,84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61.184" calcext:value-type="float">
            <text:p>2361,18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60.522" calcext:value-type="float">
            <text:p>2360,52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59.86" calcext:value-type="float">
            <text:p>2359,8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9.198" calcext:value-type="float">
            <text:p>2359,19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58.535" calcext:value-type="float">
            <text:p>2358,535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57.873" calcext:value-type="float">
            <text:p>2357,87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57.211" calcext:value-type="float">
            <text:p>2357,21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56.549" calcext:value-type="float">
            <text:p>2356,54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55.887" calcext:value-type="float">
            <text:p>2355,88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5.225" calcext:value-type="float">
            <text:p>2355,22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54.563" calcext:value-type="float">
            <text:p>2354,56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53.9" calcext:value-type="float">
            <text:p>2353,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52.474" calcext:value-type="float">
            <text:p>2352,47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51.81" calcext:value-type="float">
            <text:p>2351,8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51.146" calcext:value-type="float">
            <text:p>2351,14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0.482" calcext:value-type="float">
            <text:p>2350,48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49.818" calcext:value-type="float">
            <text:p>2349,81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349.154" calcext:value-type="float">
            <text:p>2349,15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48.49" calcext:value-type="float">
            <text:p>2348,49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47.826" calcext:value-type="float">
            <text:p>2347,82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47.162" calcext:value-type="float">
            <text:p>2347,16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346.498" calcext:value-type="float">
            <text:p>2346,498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45.834" calcext:value-type="float">
            <text:p>2345,83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345.17" calcext:value-type="float">
            <text:p>2345,1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44.506" calcext:value-type="float">
            <text:p>2344,50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43.842" calcext:value-type="float">
            <text:p>2343,842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343.178" calcext:value-type="float">
            <text:p>2343,17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42.514" calcext:value-type="float">
            <text:p>2342,51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341.85" calcext:value-type="float">
            <text:p>2341,8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41.186" calcext:value-type="float">
            <text:p>2341,18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40.522" calcext:value-type="float">
            <text:p>2340,52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39.858" calcext:value-type="float">
            <text:p>2339,85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39.194" calcext:value-type="float">
            <text:p>2339,19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38.53" calcext:value-type="float">
            <text:p>2338,5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53.856" calcext:value-type="float">
            <text:p>2353,85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53.228" calcext:value-type="float">
            <text:p>2353,22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52.601" calcext:value-type="float">
            <text:p>2352,60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351.974" calcext:value-type="float">
            <text:p>2351,974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351.347" calcext:value-type="float">
            <text:p>2351,34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50.72" calcext:value-type="float">
            <text:p>2350,7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50.093" calcext:value-type="float">
            <text:p>2350,09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49.466" calcext:value-type="float">
            <text:p>2349,46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48.838" calcext:value-type="float">
            <text:p>2348,83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48.211" calcext:value-type="float">
            <text:p>2348,21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47.584" calcext:value-type="float">
            <text:p>2347,58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46.957" calcext:value-type="float">
            <text:p>2346,95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46.33" calcext:value-type="float">
            <text:p>2346,3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45.703" calcext:value-type="float">
            <text:p>2345,70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45.075" calcext:value-type="float">
            <text:p>2345,07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44.448" calcext:value-type="float">
            <text:p>2344,44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43.821" calcext:value-type="float">
            <text:p>2343,82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43.194" calcext:value-type="float">
            <text:p>2343,19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342.567" calcext:value-type="float">
            <text:p>2342,56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41.94" calcext:value-type="float">
            <text:p>2341,9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41.312" calcext:value-type="float">
            <text:p>2341,312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40.685" calcext:value-type="float">
            <text:p>2340,68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40.058" calcext:value-type="float">
            <text:p>2340,05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349.5" calcext:value-type="float">
            <text:p>2349,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48.895" calcext:value-type="float">
            <text:p>2348,89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48.29" calcext:value-type="float">
            <text:p>2348,2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47.684" calcext:value-type="float">
            <text:p>2347,68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47.079" calcext:value-type="float">
            <text:p>2347,07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34.355" calcext:value-type="float">
            <text:p>2334,35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33.724" calcext:value-type="float">
            <text:p>2333,72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33.092" calcext:value-type="float">
            <text:p>2333,09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32.461" calcext:value-type="float">
            <text:p>2332,46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331.83" calcext:value-type="float">
            <text:p>2331,8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31.198" calcext:value-type="float">
            <text:p>2331,19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32.411" calcext:value-type="float">
            <text:p>2332,41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31.783" calcext:value-type="float">
            <text:p>2331,78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35.995" calcext:value-type="float">
            <text:p>2335,99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35.377" calcext:value-type="float">
            <text:p>2335,377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43.107" calcext:value-type="float">
            <text:p>2343,107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42.508" calcext:value-type="float">
            <text:p>2342,50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41.908" calcext:value-type="float">
            <text:p>2341,90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40.833" calcext:value-type="float">
            <text:p>2340,833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40.233" calcext:value-type="float">
            <text:p>2340,233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39.632" calcext:value-type="float">
            <text:p>2339,63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39.032" calcext:value-type="float">
            <text:p>2339,03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38.431" calcext:value-type="float">
            <text:p>2338,43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337.831" calcext:value-type="float">
            <text:p>2337,83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37.231" calcext:value-type="float">
            <text:p>2337,23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36.63" calcext:value-type="float">
            <text:p>2336,6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36.03" calcext:value-type="float">
            <text:p>2336,0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35.429" calcext:value-type="float">
            <text:p>2335,42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34.829" calcext:value-type="float">
            <text:p>2334,829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34.228" calcext:value-type="float">
            <text:p>2334,228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33.628" calcext:value-type="float">
            <text:p>2333,62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33.028" calcext:value-type="float">
            <text:p>2333,02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31.52" calcext:value-type="float">
            <text:p>2331,5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28.86" calcext:value-type="float">
            <text:p>2328,8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28.254" calcext:value-type="float">
            <text:p>2328,25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27.647" calcext:value-type="float">
            <text:p>2327,64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30.22" calcext:value-type="float">
            <text:p>2330,2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29.62" calcext:value-type="float">
            <text:p>2329,6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29.019" calcext:value-type="float">
            <text:p>2329,01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28.419" calcext:value-type="float">
            <text:p>2328,41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27.819" calcext:value-type="float">
            <text:p>2327,81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27.219" calcext:value-type="float">
            <text:p>2327,21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22.602" calcext:value-type="float">
            <text:p>2322,6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21.994" calcext:value-type="float">
            <text:p>2321,99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21.386" calcext:value-type="float">
            <text:p>2321,38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20.778" calcext:value-type="float">
            <text:p>2320,77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26.201" calcext:value-type="float">
            <text:p>2326,2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25.605" calcext:value-type="float">
            <text:p>2325,60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25.009" calcext:value-type="float">
            <text:p>2325,00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24.413" calcext:value-type="float">
            <text:p>2324,413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23.817" calcext:value-type="float">
            <text:p>2323,81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23.22" calcext:value-type="float">
            <text:p>2323,2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23.636" calcext:value-type="float">
            <text:p>2323,63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23.042" calcext:value-type="float">
            <text:p>2323,04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22.448" calcext:value-type="float">
            <text:p>2322,44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21.853" calcext:value-type="float">
            <text:p>2321,85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321.259" calcext:value-type="float">
            <text:p>2321,25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20.665" calcext:value-type="float">
            <text:p>2320,66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20.071" calcext:value-type="float">
            <text:p>2320,07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19.477" calcext:value-type="float">
            <text:p>2319,47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18.883" calcext:value-type="float">
            <text:p>2318,88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18.289" calcext:value-type="float">
            <text:p>2318,289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17.695" calcext:value-type="float">
            <text:p>2317,69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17.101" calcext:value-type="float">
            <text:p>2317,10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16.506" calcext:value-type="float">
            <text:p>2316,50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15.912" calcext:value-type="float">
            <text:p>2315,91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319.593" calcext:value-type="float">
            <text:p>2319,593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319.007" calcext:value-type="float">
            <text:p>2319,00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318.421" calcext:value-type="float">
            <text:p>2318,42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317.835" calcext:value-type="float">
            <text:p>2317,83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17.249" calcext:value-type="float">
            <text:p>2317,24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316.663" calcext:value-type="float">
            <text:p>2316,66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316.077" calcext:value-type="float">
            <text:p>2316,077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15.491" calcext:value-type="float">
            <text:p>2315,49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314.906" calcext:value-type="float">
            <text:p>2314,90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14.32" calcext:value-type="float">
            <text:p>2314,3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313.734" calcext:value-type="float">
            <text:p>2313,7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313.148" calcext:value-type="float">
            <text:p>2313,14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312.562" calcext:value-type="float">
            <text:p>2312,56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311.976" calcext:value-type="float">
            <text:p>2311,97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43.429" calcext:value-type="float">
            <text:p>2743,42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43.648" calcext:value-type="float">
            <text:p>2743,64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43.867" calcext:value-type="float">
            <text:p>2743,867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44.085" calcext:value-type="float">
            <text:p>2744,085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44.304" calcext:value-type="float">
            <text:p>2744,30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44.522" calcext:value-type="float">
            <text:p>2744,52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44.741" calcext:value-type="float">
            <text:p>2744,74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744.96" calcext:value-type="float">
            <text:p>2744,9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45.178" calcext:value-type="float">
            <text:p>2745,1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45.397" calcext:value-type="float">
            <text:p>2745,397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45.615" calcext:value-type="float">
            <text:p>2745,615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45.834" calcext:value-type="float">
            <text:p>2745,83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46.053" calcext:value-type="float">
            <text:p>2746,053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46.271" calcext:value-type="float">
            <text:p>2746,27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46.49" calcext:value-type="float">
            <text:p>2746,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46.708" calcext:value-type="float">
            <text:p>2746,70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46.927" calcext:value-type="float">
            <text:p>2746,927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47.145" calcext:value-type="float">
            <text:p>2747,145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47.364" calcext:value-type="float">
            <text:p>2747,36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47.583" calcext:value-type="float">
            <text:p>2747,583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47.801" calcext:value-type="float">
            <text:p>2747,801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48.02" calcext:value-type="float">
            <text:p>2748,02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48.238" calcext:value-type="float">
            <text:p>2748,23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48.457" calcext:value-type="float">
            <text:p>2748,457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48.676" calcext:value-type="float">
            <text:p>2748,676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48.894" calcext:value-type="float">
            <text:p>2748,89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49.113" calcext:value-type="float">
            <text:p>2749,11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749.331" calcext:value-type="float">
            <text:p>2749,33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49.55" calcext:value-type="float">
            <text:p>2749,5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749.769" calcext:value-type="float">
            <text:p>2749,76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749.987" calcext:value-type="float">
            <text:p>2749,98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50.206" calcext:value-type="float">
            <text:p>2750,206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50.424" calcext:value-type="float">
            <text:p>2750,42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50.643" calcext:value-type="float">
            <text:p>2750,64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50.862" calcext:value-type="float">
            <text:p>2750,86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63.683" calcext:value-type="float">
            <text:p>2763,683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763.923" calcext:value-type="float">
            <text:p>2763,92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64.164" calcext:value-type="float">
            <text:p>2764,16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64.405" calcext:value-type="float">
            <text:p>2764,40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64.645" calcext:value-type="float">
            <text:p>2764,64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23.071" calcext:value-type="float">
            <text:p>2723,071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23.24" calcext:value-type="float">
            <text:p>2723,2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25.689" calcext:value-type="float">
            <text:p>2725,68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725.861" calcext:value-type="float">
            <text:p>2725,861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26.033" calcext:value-type="float">
            <text:p>2726,033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26.205" calcext:value-type="float">
            <text:p>2726,205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26.377" calcext:value-type="float">
            <text:p>2726,37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26.55" calcext:value-type="float">
            <text:p>2726,55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32.744" calcext:value-type="float">
            <text:p>2732,74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32.927" calcext:value-type="float">
            <text:p>2732,927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32.521" calcext:value-type="float">
            <text:p>2732,52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32.703" calcext:value-type="float">
            <text:p>2732,703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32.884" calcext:value-type="float">
            <text:p>2732,88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33.066" calcext:value-type="float">
            <text:p>2733,06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33.247" calcext:value-type="float">
            <text:p>2733,24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33.428" calcext:value-type="float">
            <text:p>2733,42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27.389" calcext:value-type="float">
            <text:p>2727,389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27.56" calcext:value-type="float">
            <text:p>2727,5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727.731" calcext:value-type="float">
            <text:p>2727,731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27.902" calcext:value-type="float">
            <text:p>2727,90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28.073" calcext:value-type="float">
            <text:p>2728,07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28.244" calcext:value-type="float">
            <text:p>2728,24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28.415" calcext:value-type="float">
            <text:p>2728,41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28.586" calcext:value-type="float">
            <text:p>2728,58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728.756" calcext:value-type="float">
            <text:p>2728,75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728.927" calcext:value-type="float">
            <text:p>2728,927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729.098" calcext:value-type="float">
            <text:p>2729,098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23.734" calcext:value-type="float">
            <text:p>2723,73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723.896" calcext:value-type="float">
            <text:p>2723,89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724.508" calcext:value-type="float">
            <text:p>2724,50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24.671" calcext:value-type="float">
            <text:p>2724,671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724.833" calcext:value-type="float">
            <text:p>2724,833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724.996" calcext:value-type="float">
            <text:p>2724,99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25.158" calcext:value-type="float">
            <text:p>2725,15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29.261" calcext:value-type="float">
            <text:p>2729,26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729.43" calcext:value-type="float">
            <text:p>2729,4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727.084" calcext:value-type="float">
            <text:p>2727,08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727.249" calcext:value-type="float">
            <text:p>2727,249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727.413" calcext:value-type="float">
            <text:p>2727,413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727.578" calcext:value-type="float">
            <text:p>2727,57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727.743" calcext:value-type="float">
            <text:p>2727,743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27.908" calcext:value-type="float">
            <text:p>2727,90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728.073" calcext:value-type="float">
            <text:p>2728,07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28.238" calcext:value-type="float">
            <text:p>2728,2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728.402" calcext:value-type="float">
            <text:p>2728,40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28.567" calcext:value-type="float">
            <text:p>2728,567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728.732" calcext:value-type="float">
            <text:p>2728,73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28.897" calcext:value-type="float">
            <text:p>2728,897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29.062" calcext:value-type="float">
            <text:p>2729,06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729.227" calcext:value-type="float">
            <text:p>2729,227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29.391" calcext:value-type="float">
            <text:p>2729,391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729.556" calcext:value-type="float">
            <text:p>2729,55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729.091" calcext:value-type="float">
            <text:p>2729,091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29.255" calcext:value-type="float">
            <text:p>2729,25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729.419" calcext:value-type="float">
            <text:p>2729,419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29.583" calcext:value-type="float">
            <text:p>2729,58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86.689" calcext:value-type="float">
            <text:p>2786,689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86.943" calcext:value-type="float">
            <text:p>2786,94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87.197" calcext:value-type="float">
            <text:p>2787,19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87.451" calcext:value-type="float">
            <text:p>2787,451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87.705" calcext:value-type="float">
            <text:p>2787,705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87.958" calcext:value-type="float">
            <text:p>2787,95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88.212" calcext:value-type="float">
            <text:p>2788,21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88.466" calcext:value-type="float">
            <text:p>2788,46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88.72" calcext:value-type="float">
            <text:p>2788,7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88.973" calcext:value-type="float">
            <text:p>2788,97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89.227" calcext:value-type="float">
            <text:p>2789,227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89.481" calcext:value-type="float">
            <text:p>2789,481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89.735" calcext:value-type="float">
            <text:p>2789,73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89.989" calcext:value-type="float">
            <text:p>2789,989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89.595" calcext:value-type="float">
            <text:p>2789,59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89.847" calcext:value-type="float">
            <text:p>2789,84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90.1" calcext:value-type="float">
            <text:p>2790,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90.353" calcext:value-type="float">
            <text:p>2790,353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90.606" calcext:value-type="float">
            <text:p>2790,60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790.859" calcext:value-type="float">
            <text:p>2790,859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791.111" calcext:value-type="float">
            <text:p>2791,11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791.364" calcext:value-type="float">
            <text:p>2791,36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91.617" calcext:value-type="float">
            <text:p>2791,617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91.87" calcext:value-type="float">
            <text:p>2791,87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92.026" calcext:value-type="float">
            <text:p>2792,02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783.496" calcext:value-type="float">
            <text:p>2783,49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824.704" calcext:value-type="float">
            <text:p>2824,70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25.005" calcext:value-type="float">
            <text:p>2825,00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25.307" calcext:value-type="float">
            <text:p>2825,307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25.608" calcext:value-type="float">
            <text:p>2825,608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825.91" calcext:value-type="float">
            <text:p>2825,9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826.211" calcext:value-type="float">
            <text:p>2826,211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826.512" calcext:value-type="float">
            <text:p>2826,51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26.814" calcext:value-type="float">
            <text:p>2826,814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827.115" calcext:value-type="float">
            <text:p>2827,115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27.417" calcext:value-type="float">
            <text:p>2827,417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827.718" calcext:value-type="float">
            <text:p>2827,71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28.02" calcext:value-type="float">
            <text:p>2828,02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828.321" calcext:value-type="float">
            <text:p>2828,32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828.623" calcext:value-type="float">
            <text:p>2828,62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828.924" calcext:value-type="float">
            <text:p>2828,92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29.226" calcext:value-type="float">
            <text:p>2829,22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829.527" calcext:value-type="float">
            <text:p>2829,527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829.829" calcext:value-type="float">
            <text:p>2829,82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842.011" calcext:value-type="float">
            <text:p>2842,011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842.33" calcext:value-type="float">
            <text:p>2842,33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842.649" calcext:value-type="float">
            <text:p>2842,64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42.968" calcext:value-type="float">
            <text:p>2842,968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843.287" calcext:value-type="float">
            <text:p>2843,287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843.606" calcext:value-type="float">
            <text:p>2843,60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843.925" calcext:value-type="float">
            <text:p>2843,925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844.244" calcext:value-type="float">
            <text:p>2844,24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44.563" calcext:value-type="float">
            <text:p>2844,563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844.882" calcext:value-type="float">
            <text:p>2844,882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43.927" calcext:value-type="float">
            <text:p>2843,92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844.244" calcext:value-type="float">
            <text:p>2844,244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844.561" calcext:value-type="float">
            <text:p>2844,561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844.878" calcext:value-type="float">
            <text:p>2844,878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845.195" calcext:value-type="float">
            <text:p>2845,19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845.512" calcext:value-type="float">
            <text:p>2845,512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845.829" calcext:value-type="float">
            <text:p>2845,829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846.147" calcext:value-type="float">
            <text:p>2846,147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846.464" calcext:value-type="float">
            <text:p>2846,46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846.781" calcext:value-type="float">
            <text:p>2846,781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863.404" calcext:value-type="float">
            <text:p>2863,40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855.58" calcext:value-type="float">
            <text:p>2855,5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855.909" calcext:value-type="float">
            <text:p>2855,90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56.238" calcext:value-type="float">
            <text:p>2856,23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856.567" calcext:value-type="float">
            <text:p>2856,56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856.896" calcext:value-type="float">
            <text:p>2856,896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857.224" calcext:value-type="float">
            <text:p>2857,22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57.553" calcext:value-type="float">
            <text:p>2857,55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57.882" calcext:value-type="float">
            <text:p>2857,88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858.211" calcext:value-type="float">
            <text:p>2858,211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858.54" calcext:value-type="float">
            <text:p>2858,5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858.869" calcext:value-type="float">
            <text:p>2858,869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859.198" calcext:value-type="float">
            <text:p>2859,19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69.804" calcext:value-type="float">
            <text:p>2869,804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870.148" calcext:value-type="float">
            <text:p>2870,148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870.491" calcext:value-type="float">
            <text:p>2870,49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870.834" calcext:value-type="float">
            <text:p>2870,83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871.178" calcext:value-type="float">
            <text:p>2871,17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871.521" calcext:value-type="float">
            <text:p>2871,521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871.864" calcext:value-type="float">
            <text:p>2871,86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872.207" calcext:value-type="float">
            <text:p>2872,207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857.066" calcext:value-type="float">
            <text:p>2857,066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857.388" calcext:value-type="float">
            <text:p>2857,38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57.71" calcext:value-type="float">
            <text:p>2857,7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843.041" calcext:value-type="float">
            <text:p>2843,04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843.342" calcext:value-type="float">
            <text:p>2843,34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843.643" calcext:value-type="float">
            <text:p>2843,64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843.944" calcext:value-type="float">
            <text:p>2843,944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844.245" calcext:value-type="float">
            <text:p>2844,24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851.424" calcext:value-type="float">
            <text:p>2851,42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851.734" calcext:value-type="float">
            <text:p>2851,73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836.344" calcext:value-type="float">
            <text:p>2836,34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836.633" calcext:value-type="float">
            <text:p>2836,633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836.922" calcext:value-type="float">
            <text:p>2836,922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835.114" calcext:value-type="float">
            <text:p>2835,114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835.4" calcext:value-type="float">
            <text:p>2835,4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835.686" calcext:value-type="float">
            <text:p>2835,68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835.972" calcext:value-type="float">
            <text:p>2835,972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36.258" calcext:value-type="float">
            <text:p>2836,25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842.282" calcext:value-type="float">
            <text:p>2842,282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842.576" calcext:value-type="float">
            <text:p>2842,57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842.869" calcext:value-type="float">
            <text:p>2842,86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843.163" calcext:value-type="float">
            <text:p>2843,16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843.457" calcext:value-type="float">
            <text:p>2843,45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843.751" calcext:value-type="float">
            <text:p>2843,75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844.045" calcext:value-type="float">
            <text:p>2844,045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844.338" calcext:value-type="float">
            <text:p>2844,33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44.632" calcext:value-type="float">
            <text:p>2844,63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844.926" calcext:value-type="float">
            <text:p>2844,92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850.243" calcext:value-type="float">
            <text:p>2850,24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850.543" calcext:value-type="float">
            <text:p>2850,54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850.844" calcext:value-type="float">
            <text:p>2850,84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51.144" calcext:value-type="float">
            <text:p>2851,14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51.445" calcext:value-type="float">
            <text:p>2851,44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48.493" calcext:value-type="float">
            <text:p>2848,49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48.789" calcext:value-type="float">
            <text:p>2848,789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49.086" calcext:value-type="float">
            <text:p>2849,08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849.382" calcext:value-type="float">
            <text:p>2849,38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849.678" calcext:value-type="float">
            <text:p>2849,67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49.933" calcext:value-type="float">
            <text:p>2849,933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50.229" calcext:value-type="float">
            <text:p>2850,22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850.525" calcext:value-type="float">
            <text:p>2850,525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840.358" calcext:value-type="float">
            <text:p>2840,35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840.64" calcext:value-type="float">
            <text:p>2840,64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840.923" calcext:value-type="float">
            <text:p>2840,92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841.205" calcext:value-type="float">
            <text:p>2841,20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841.487" calcext:value-type="float">
            <text:p>2841,487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838.461" calcext:value-type="float">
            <text:p>2838,46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38.739" calcext:value-type="float">
            <text:p>2838,739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39.017" calcext:value-type="float">
            <text:p>2839,017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839.295" calcext:value-type="float">
            <text:p>2839,295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39.573" calcext:value-type="float">
            <text:p>2839,573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839.851" calcext:value-type="float">
            <text:p>2839,85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840.087" calcext:value-type="float">
            <text:p>2840,087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840.365" calcext:value-type="float">
            <text:p>2840,36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840.643" calcext:value-type="float">
            <text:p>2840,643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840.921" calcext:value-type="float">
            <text:p>2840,92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841.199" calcext:value-type="float">
            <text:p>2841,19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841.477" calcext:value-type="float">
            <text:p>2841,47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41.755" calcext:value-type="float">
            <text:p>2841,755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842.033" calcext:value-type="float">
            <text:p>2842,033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42.311" calcext:value-type="float">
            <text:p>2842,311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842.589" calcext:value-type="float">
            <text:p>2842,58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845.621" calcext:value-type="float">
            <text:p>2845,621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844.055" calcext:value-type="float">
            <text:p>2844,055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844.334" calcext:value-type="float">
            <text:p>2844,334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845.226" calcext:value-type="float">
            <text:p>2845,22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45.506" calcext:value-type="float">
            <text:p>2845,50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845.786" calcext:value-type="float">
            <text:p>2845,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846.066" calcext:value-type="float">
            <text:p>2846,06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846.346" calcext:value-type="float">
            <text:p>2846,346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846.625" calcext:value-type="float">
            <text:p>2846,62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846.905" calcext:value-type="float">
            <text:p>2846,90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47.185" calcext:value-type="float">
            <text:p>2847,18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847.465" calcext:value-type="float">
            <text:p>2847,46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847.745" calcext:value-type="float">
            <text:p>2847,74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848.025" calcext:value-type="float">
            <text:p>2848,02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848.305" calcext:value-type="float">
            <text:p>2848,305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848.585" calcext:value-type="float">
            <text:p>2848,58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848.865" calcext:value-type="float">
            <text:p>2848,865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849.145" calcext:value-type="float">
            <text:p>2849,145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849.425" calcext:value-type="float">
            <text:p>2849,42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849.705" calcext:value-type="float">
            <text:p>2849,705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49.985" calcext:value-type="float">
            <text:p>2849,985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847.818" calcext:value-type="float">
            <text:p>2847,81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848.095" calcext:value-type="float">
            <text:p>2848,095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848.371" calcext:value-type="float">
            <text:p>2848,37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843.56" calcext:value-type="float">
            <text:p>2843,56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843.83" calcext:value-type="float">
            <text:p>2843,83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844.101" calcext:value-type="float">
            <text:p>2844,10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844.371" calcext:value-type="float">
            <text:p>2844,37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842.173" calcext:value-type="float">
            <text:p>2842,173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42.441" calcext:value-type="float">
            <text:p>2842,44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842.708" calcext:value-type="float">
            <text:p>2842,708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847.427" calcext:value-type="float">
            <text:p>2847,427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847.7" calcext:value-type="float">
            <text:p>2847,7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847.973" calcext:value-type="float">
            <text:p>2847,97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848.246" calcext:value-type="float">
            <text:p>2848,24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848.519" calcext:value-type="float">
            <text:p>2848,51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848.792" calcext:value-type="float">
            <text:p>2848,792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820.127" calcext:value-type="float">
            <text:p>2820,12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829.768" calcext:value-type="float">
            <text:p>2829,76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830.017" calcext:value-type="float">
            <text:p>2830,01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820.574" calcext:value-type="float">
            <text:p>2820,57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820.812" calcext:value-type="float">
            <text:p>2820,81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821.049" calcext:value-type="float">
            <text:p>2821,049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821.286" calcext:value-type="float">
            <text:p>2821,286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821.523" calcext:value-type="float">
            <text:p>2821,52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821.76" calcext:value-type="float">
            <text:p>2821,7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821.998" calcext:value-type="float">
            <text:p>2821,998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823.425" calcext:value-type="float">
            <text:p>2823,425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835.336" calcext:value-type="float">
            <text:p>2835,33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35.589" calcext:value-type="float">
            <text:p>2835,589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835.842" calcext:value-type="float">
            <text:p>2835,842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836.094" calcext:value-type="float">
            <text:p>2836,094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836.347" calcext:value-type="float">
            <text:p>2836,34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836.6" calcext:value-type="float">
            <text:p>2836,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822.919" calcext:value-type="float">
            <text:p>2822,919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823.155" calcext:value-type="float">
            <text:p>2823,15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823.391" calcext:value-type="float">
            <text:p>2823,39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823.627" calcext:value-type="float">
            <text:p>2823,62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823.863" calcext:value-type="float">
            <text:p>2823,863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824.099" calcext:value-type="float">
            <text:p>2824,09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24.335" calcext:value-type="float">
            <text:p>2824,33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824.571" calcext:value-type="float">
            <text:p>2824,57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24.376" calcext:value-type="float">
            <text:p>2824,37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45.952" calcext:value-type="float">
            <text:p>2845,95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46.213" calcext:value-type="float">
            <text:p>2846,21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46.474" calcext:value-type="float">
            <text:p>2846,47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846.734" calcext:value-type="float">
            <text:p>2846,734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846.995" calcext:value-type="float">
            <text:p>2846,995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847.256" calcext:value-type="float">
            <text:p>2847,25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847.517" calcext:value-type="float">
            <text:p>2847,51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847.778" calcext:value-type="float">
            <text:p>2847,77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848.039" calcext:value-type="float">
            <text:p>2848,03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848.3" calcext:value-type="float">
            <text:p>2848,3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848.56" calcext:value-type="float">
            <text:p>2848,5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848.821" calcext:value-type="float">
            <text:p>2848,82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849.082" calcext:value-type="float">
            <text:p>2849,082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49.343" calcext:value-type="float">
            <text:p>2849,34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849.604" calcext:value-type="float">
            <text:p>2849,60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49.865" calcext:value-type="float">
            <text:p>2849,86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850.126" calcext:value-type="float">
            <text:p>2850,12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850.386" calcext:value-type="float">
            <text:p>2850,38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850.647" calcext:value-type="float">
            <text:p>2850,64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850.908" calcext:value-type="float">
            <text:p>2850,908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851.169" calcext:value-type="float">
            <text:p>2851,169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851.43" calcext:value-type="float">
            <text:p>2851,43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851.691" calcext:value-type="float">
            <text:p>2851,691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51.952" calcext:value-type="float">
            <text:p>2851,95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852.213" calcext:value-type="float">
            <text:p>2852,21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852.473" calcext:value-type="float">
            <text:p>2852,473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52.734" calcext:value-type="float">
            <text:p>2852,734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852.995" calcext:value-type="float">
            <text:p>2852,995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853.256" calcext:value-type="float">
            <text:p>2853,25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853.517" calcext:value-type="float">
            <text:p>2853,51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853.778" calcext:value-type="float">
            <text:p>2853,77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54.039" calcext:value-type="float">
            <text:p>2854,039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54.299" calcext:value-type="float">
            <text:p>2854,29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854.56" calcext:value-type="float">
            <text:p>2854,5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54.821" calcext:value-type="float">
            <text:p>2854,82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860.695" calcext:value-type="float">
            <text:p>2860,695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860.962" calcext:value-type="float">
            <text:p>2860,962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861.229" calcext:value-type="float">
            <text:p>2861,229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861.496" calcext:value-type="float">
            <text:p>2861,496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861.764" calcext:value-type="float">
            <text:p>2861,764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862.031" calcext:value-type="float">
            <text:p>2862,03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62.298" calcext:value-type="float">
            <text:p>2862,29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62.565" calcext:value-type="float">
            <text:p>2862,56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62.833" calcext:value-type="float">
            <text:p>2862,833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63.1" calcext:value-type="float">
            <text:p>2863,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863.367" calcext:value-type="float">
            <text:p>2863,36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863.634" calcext:value-type="float">
            <text:p>2863,63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863.902" calcext:value-type="float">
            <text:p>2863,902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64.169" calcext:value-type="float">
            <text:p>2864,169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864.436" calcext:value-type="float">
            <text:p>2864,43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64.703" calcext:value-type="float">
            <text:p>2864,70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64.971" calcext:value-type="float">
            <text:p>2864,971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865.238" calcext:value-type="float">
            <text:p>2865,238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859.841" calcext:value-type="float">
            <text:p>2859,84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860.102" calcext:value-type="float">
            <text:p>2860,102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860.363" calcext:value-type="float">
            <text:p>2860,363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860.624" calcext:value-type="float">
            <text:p>2860,62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860.885" calcext:value-type="float">
            <text:p>2860,88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861.146" calcext:value-type="float">
            <text:p>2861,146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861.407" calcext:value-type="float">
            <text:p>2861,407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861.668" calcext:value-type="float">
            <text:p>2861,66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61.929" calcext:value-type="float">
            <text:p>2861,92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62.189" calcext:value-type="float">
            <text:p>2862,18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862.45" calcext:value-type="float">
            <text:p>2862,45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862.711" calcext:value-type="float">
            <text:p>2862,71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862.972" calcext:value-type="float">
            <text:p>2862,97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863.233" calcext:value-type="float">
            <text:p>2863,233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863.494" calcext:value-type="float">
            <text:p>2863,49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863.755" calcext:value-type="float">
            <text:p>2863,755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864.016" calcext:value-type="float">
            <text:p>2864,01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864.277" calcext:value-type="float">
            <text:p>2864,277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864.538" calcext:value-type="float">
            <text:p>2864,538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64.799" calcext:value-type="float">
            <text:p>2864,799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865.06" calcext:value-type="float">
            <text:p>2865,0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865.321" calcext:value-type="float">
            <text:p>2865,321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865.582" calcext:value-type="float">
            <text:p>2865,58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865.843" calcext:value-type="float">
            <text:p>2865,84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866.224" calcext:value-type="float">
            <text:p>2866,22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866.485" calcext:value-type="float">
            <text:p>2866,4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866.746" calcext:value-type="float">
            <text:p>2866,746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867.007" calcext:value-type="float">
            <text:p>2867,00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867.268" calcext:value-type="float">
            <text:p>2867,268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867.529" calcext:value-type="float">
            <text:p>2867,529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867.79" calcext:value-type="float">
            <text:p>2867,79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871.519" calcext:value-type="float">
            <text:p>2871,519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871.784" calcext:value-type="float">
            <text:p>2871,78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872.049" calcext:value-type="float">
            <text:p>2872,04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872.314" calcext:value-type="float">
            <text:p>2872,314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872.579" calcext:value-type="float">
            <text:p>2872,579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872.843" calcext:value-type="float">
            <text:p>2872,84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873.108" calcext:value-type="float">
            <text:p>2873,10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873.373" calcext:value-type="float">
            <text:p>2873,373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884.625" calcext:value-type="float">
            <text:p>2884,62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845.153" calcext:value-type="float">
            <text:p>2845,153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845.387" calcext:value-type="float">
            <text:p>2845,38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845.621" calcext:value-type="float">
            <text:p>2845,62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845.855" calcext:value-type="float">
            <text:p>2845,855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846.089" calcext:value-type="float">
            <text:p>2846,08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846.323" calcext:value-type="float">
            <text:p>2846,323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846.557" calcext:value-type="float">
            <text:p>2846,557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46.791" calcext:value-type="float">
            <text:p>2846,79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47.026" calcext:value-type="float">
            <text:p>2847,026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47.26" calcext:value-type="float">
            <text:p>2847,2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47.494" calcext:value-type="float">
            <text:p>2847,49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47.728" calcext:value-type="float">
            <text:p>2847,72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47.962" calcext:value-type="float">
            <text:p>2847,962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48.196" calcext:value-type="float">
            <text:p>2848,196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48.43" calcext:value-type="float">
            <text:p>2848,4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48.664" calcext:value-type="float">
            <text:p>2848,66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48.898" calcext:value-type="float">
            <text:p>2848,89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849.132" calcext:value-type="float">
            <text:p>2849,132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49.491" calcext:value-type="float">
            <text:p>2849,49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849.725" calcext:value-type="float">
            <text:p>2849,72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49.96" calcext:value-type="float">
            <text:p>2849,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50.194" calcext:value-type="float">
            <text:p>2850,19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50.428" calcext:value-type="float">
            <text:p>2850,42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50.662" calcext:value-type="float">
            <text:p>2850,66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40.475" calcext:value-type="float">
            <text:p>2840,475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840.698" calcext:value-type="float">
            <text:p>2840,69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39.702" calcext:value-type="float">
            <text:p>2839,70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39.924" calcext:value-type="float">
            <text:p>2839,92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840.146" calcext:value-type="float">
            <text:p>2840,146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840.369" calcext:value-type="float">
            <text:p>2840,369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40.591" calcext:value-type="float">
            <text:p>2840,59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40.813" calcext:value-type="float">
            <text:p>2840,813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41.035" calcext:value-type="float">
            <text:p>2841,035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841.257" calcext:value-type="float">
            <text:p>2841,25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41.479" calcext:value-type="float">
            <text:p>2841,479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841.701" calcext:value-type="float">
            <text:p>2841,70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41.923" calcext:value-type="float">
            <text:p>2841,923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842.145" calcext:value-type="float">
            <text:p>2842,145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42.367" calcext:value-type="float">
            <text:p>2842,367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42.59" calcext:value-type="float">
            <text:p>2842,59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42.812" calcext:value-type="float">
            <text:p>2842,81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43.034" calcext:value-type="float">
            <text:p>2843,034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43.256" calcext:value-type="float">
            <text:p>2843,256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820.181" calcext:value-type="float">
            <text:p>2820,18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20.379" calcext:value-type="float">
            <text:p>2820,379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820.577" calcext:value-type="float">
            <text:p>2820,577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820.776" calcext:value-type="float">
            <text:p>2820,77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820.974" calcext:value-type="float">
            <text:p>2820,97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821.172" calcext:value-type="float">
            <text:p>2821,172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821.371" calcext:value-type="float">
            <text:p>2821,37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821.569" calcext:value-type="float">
            <text:p>2821,569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828.676" calcext:value-type="float">
            <text:p>2828,67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828.882" calcext:value-type="float">
            <text:p>2828,882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829.087" calcext:value-type="float">
            <text:p>2829,087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829.292" calcext:value-type="float">
            <text:p>2829,292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829.498" calcext:value-type="float">
            <text:p>2829,49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829.703" calcext:value-type="float">
            <text:p>2829,70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829.908" calcext:value-type="float">
            <text:p>2829,90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830.114" calcext:value-type="float">
            <text:p>2830,11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830.319" calcext:value-type="float">
            <text:p>2830,319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806.692" calcext:value-type="float">
            <text:p>2806,692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06.874" calcext:value-type="float">
            <text:p>2806,874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807.055" calcext:value-type="float">
            <text:p>2807,055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807.237" calcext:value-type="float">
            <text:p>2807,237</text:p>
          </table:table-cell>
          <table:table-cell table:number-columns-repeated="3"/>
        </table:table-row>
      </table:table>
      <table:table table:name="Feuille12" table:style-name="ta1">
        <table:shapes>
          <draw:frame draw:z-index="0" draw:style-name="gr1" draw:text-style-name="P1" svg:width="29.94cm" svg:height="8.999cm" svg:x="4.616cm" svg:y="1.189cm">
            <draw:object draw:notify-on-update-of-ranges="Feuille12.B1:Feuille12.B9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2.636" calcext:value-type="float">
            <text:p>2602,636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From 0,1 to 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2.343" calcext:value-type="float">
            <text:p>2602,343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2.598" calcext:value-type="float">
            <text:p>2602,5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3.807" calcext:value-type="float">
            <text:p>2603,8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3.941" calcext:value-type="float">
            <text:p>2603,9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2.259" calcext:value-type="float">
            <text:p>2602,2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5.399" calcext:value-type="float">
            <text:p>2605,3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2.229" calcext:value-type="float">
            <text:p>2602,2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05.854" calcext:value-type="float">
            <text:p>2605,8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6.245" calcext:value-type="float">
            <text:p>2606,24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3.945" calcext:value-type="float">
            <text:p>2603,9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6.187" calcext:value-type="float">
            <text:p>2606,1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8.083" calcext:value-type="float">
            <text:p>2608,08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12.104" calcext:value-type="float">
            <text:p>2612,1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5.389" calcext:value-type="float">
            <text:p>2605,38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8.277" calcext:value-type="float">
            <text:p>2608,27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92.63" calcext:value-type="float">
            <text:p>2592,6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09.867" calcext:value-type="float">
            <text:p>2609,8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18.498" calcext:value-type="float">
            <text:p>2618,49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9.276" calcext:value-type="float">
            <text:p>2609,2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15.169" calcext:value-type="float">
            <text:p>2615,16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05.937" calcext:value-type="float">
            <text:p>2605,93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95.2" calcext:value-type="float">
            <text:p>2595,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96.948" calcext:value-type="float">
            <text:p>2596,9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07.435" calcext:value-type="float">
            <text:p>2607,4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14.617" calcext:value-type="float">
            <text:p>2614,6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12.744" calcext:value-type="float">
            <text:p>2612,7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15.703" calcext:value-type="float">
            <text:p>2615,70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17.283" calcext:value-type="float">
            <text:p>2617,28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7.713" calcext:value-type="float">
            <text:p>2607,71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04.047" calcext:value-type="float">
            <text:p>2604,0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12.921" calcext:value-type="float">
            <text:p>2612,92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04.729" calcext:value-type="float">
            <text:p>2604,72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23.872" calcext:value-type="float">
            <text:p>2623,8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7.118" calcext:value-type="float">
            <text:p>2607,11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16.772" calcext:value-type="float">
            <text:p>2616,77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19.913" calcext:value-type="float">
            <text:p>2619,91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12.571" calcext:value-type="float">
            <text:p>2612,57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32.139" calcext:value-type="float">
            <text:p>2632,1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2.076" calcext:value-type="float">
            <text:p>2602,07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23.589" calcext:value-type="float">
            <text:p>2623,58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25.749" calcext:value-type="float">
            <text:p>2625,74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14.478" calcext:value-type="float">
            <text:p>2614,47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97.781" calcext:value-type="float">
            <text:p>2597,78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97.084" calcext:value-type="float">
            <text:p>2597,08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89.903" calcext:value-type="float">
            <text:p>2589,90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99.747" calcext:value-type="float">
            <text:p>2599,7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02.321" calcext:value-type="float">
            <text:p>2602,32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20.199" calcext:value-type="float">
            <text:p>2620,1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90.77" calcext:value-type="float">
            <text:p>2590,7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92.454" calcext:value-type="float">
            <text:p>2592,45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20.628" calcext:value-type="float">
            <text:p>2620,62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96.665" calcext:value-type="float">
            <text:p>2596,66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32.077" calcext:value-type="float">
            <text:p>2632,07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35.517" calcext:value-type="float">
            <text:p>2635,51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33.232" calcext:value-type="float">
            <text:p>2633,23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23.554" calcext:value-type="float">
            <text:p>2623,55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24.073" calcext:value-type="float">
            <text:p>2624,07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9.643" calcext:value-type="float">
            <text:p>2619,64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21.502" calcext:value-type="float">
            <text:p>2621,50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24.318" calcext:value-type="float">
            <text:p>2624,3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13.385" calcext:value-type="float">
            <text:p>2613,3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30.736" calcext:value-type="float">
            <text:p>2630,73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3.173" calcext:value-type="float">
            <text:p>2563,17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4.498" calcext:value-type="float">
            <text:p>2564,49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35.66" calcext:value-type="float">
            <text:p>2635,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69.631" calcext:value-type="float">
            <text:p>2569,6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39.591" calcext:value-type="float">
            <text:p>2639,59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37.224" calcext:value-type="float">
            <text:p>2637,22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19.776" calcext:value-type="float">
            <text:p>2619,77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17.802" calcext:value-type="float">
            <text:p>2617,80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17.814" calcext:value-type="float">
            <text:p>2617,81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20.479" calcext:value-type="float">
            <text:p>2620,47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31.395" calcext:value-type="float">
            <text:p>2631,39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64.122" calcext:value-type="float">
            <text:p>2664,12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54.954" calcext:value-type="float">
            <text:p>2654,95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64.516" calcext:value-type="float">
            <text:p>2664,51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42.1" calcext:value-type="float">
            <text:p>2642,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59.409" calcext:value-type="float">
            <text:p>2659,40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9.897" calcext:value-type="float">
            <text:p>2659,89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58.283" calcext:value-type="float">
            <text:p>2658,28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56.546" calcext:value-type="float">
            <text:p>2656,54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37.724" calcext:value-type="float">
            <text:p>2637,72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40.816" calcext:value-type="float">
            <text:p>2640,81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56.168" calcext:value-type="float">
            <text:p>2656,16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37.99" calcext:value-type="float">
            <text:p>2637,9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40.583" calcext:value-type="float">
            <text:p>2640,58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8.442" calcext:value-type="float">
            <text:p>2638,44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37.479" calcext:value-type="float">
            <text:p>2637,4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33.471" calcext:value-type="float">
            <text:p>2633,47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43.325" calcext:value-type="float">
            <text:p>2643,32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40.423" calcext:value-type="float">
            <text:p>2640,42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39.213" calcext:value-type="float">
            <text:p>2639,21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38.237" calcext:value-type="float">
            <text:p>2638,23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38.532" calcext:value-type="float">
            <text:p>2638,53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46.567" calcext:value-type="float">
            <text:p>2646,56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38.838" calcext:value-type="float">
            <text:p>2638,8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37.523" calcext:value-type="float">
            <text:p>2637,52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42.339" calcext:value-type="float">
            <text:p>2642,33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1.048" calcext:value-type="float">
            <text:p>2641,0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42.699" calcext:value-type="float">
            <text:p>2642,6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61.763" calcext:value-type="float">
            <text:p>2661,76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2.088" calcext:value-type="float">
            <text:p>2642,08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62.974" calcext:value-type="float">
            <text:p>2662,97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64.314" calcext:value-type="float">
            <text:p>2664,31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66.895" calcext:value-type="float">
            <text:p>2666,895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67.305" calcext:value-type="float">
            <text:p>2667,30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67.073" calcext:value-type="float">
            <text:p>2667,07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0.498" calcext:value-type="float">
            <text:p>2670,4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72.364" calcext:value-type="float">
            <text:p>2672,36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76.937" calcext:value-type="float">
            <text:p>2676,93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79.97" calcext:value-type="float">
            <text:p>2679,9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87.09" calcext:value-type="float">
            <text:p>2687,0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48.235" calcext:value-type="float">
            <text:p>2648,23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49.283" calcext:value-type="float">
            <text:p>2649,28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53.779" calcext:value-type="float">
            <text:p>2653,77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52.713" calcext:value-type="float">
            <text:p>2652,71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44.654" calcext:value-type="float">
            <text:p>2644,65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41.478" calcext:value-type="float">
            <text:p>2641,47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42.278" calcext:value-type="float">
            <text:p>2642,27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43.933" calcext:value-type="float">
            <text:p>2643,93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43.825" calcext:value-type="float">
            <text:p>2643,82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50.599" calcext:value-type="float">
            <text:p>2650,59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50.799" calcext:value-type="float">
            <text:p>2650,79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50.999" calcext:value-type="float">
            <text:p>2650,999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51.354" calcext:value-type="float">
            <text:p>2651,35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53.838" calcext:value-type="float">
            <text:p>2653,83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4.056" calcext:value-type="float">
            <text:p>2654,05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46.221" calcext:value-type="float">
            <text:p>2646,22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46.377" calcext:value-type="float">
            <text:p>2646,37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44.903" calcext:value-type="float">
            <text:p>2644,90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43.115" calcext:value-type="float">
            <text:p>2643,11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50.913" calcext:value-type="float">
            <text:p>2650,91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51.1" calcext:value-type="float">
            <text:p>2651,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27.797" calcext:value-type="float">
            <text:p>2627,79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36.578" calcext:value-type="float">
            <text:p>2636,57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34.396" calcext:value-type="float">
            <text:p>2634,39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34.457" calcext:value-type="float">
            <text:p>2634,45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38.131" calcext:value-type="float">
            <text:p>2638,13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39.014" calcext:value-type="float">
            <text:p>2639,01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38.71" calcext:value-type="float">
            <text:p>2638,7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38.043" calcext:value-type="float">
            <text:p>2638,043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38.704" calcext:value-type="float">
            <text:p>2638,70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38.702" calcext:value-type="float">
            <text:p>2638,702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40.112" calcext:value-type="float">
            <text:p>2640,11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43.968" calcext:value-type="float">
            <text:p>2643,96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44.664" calcext:value-type="float">
            <text:p>2644,66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43.695" calcext:value-type="float">
            <text:p>2643,69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32.596" calcext:value-type="float">
            <text:p>2632,59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33.379" calcext:value-type="float">
            <text:p>2633,37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32.947" calcext:value-type="float">
            <text:p>2632,94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32.992" calcext:value-type="float">
            <text:p>2632,99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42.679" calcext:value-type="float">
            <text:p>2642,67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44.639" calcext:value-type="float">
            <text:p>2644,63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44.76" calcext:value-type="float">
            <text:p>2644,7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44.881" calcext:value-type="float">
            <text:p>2644,88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5.002" calcext:value-type="float">
            <text:p>2645,00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46.244" calcext:value-type="float">
            <text:p>2646,24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55.037" calcext:value-type="float">
            <text:p>2655,03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54.923" calcext:value-type="float">
            <text:p>2654,92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55.103" calcext:value-type="float">
            <text:p>2655,10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55.757" calcext:value-type="float">
            <text:p>2655,75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55.941" calcext:value-type="float">
            <text:p>2655,94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56.124" calcext:value-type="float">
            <text:p>2656,12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54.203" calcext:value-type="float">
            <text:p>2654,20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54.373" calcext:value-type="float">
            <text:p>2654,37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52.407" calcext:value-type="float">
            <text:p>2652,40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52.565" calcext:value-type="float">
            <text:p>2652,56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52.723" calcext:value-type="float">
            <text:p>2652,72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27.372" calcext:value-type="float">
            <text:p>2627,37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24.479" calcext:value-type="float">
            <text:p>2624,47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22.389" calcext:value-type="float">
            <text:p>2622,38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22.367" calcext:value-type="float">
            <text:p>2622,36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22.346" calcext:value-type="float">
            <text:p>2622,34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22.325" calcext:value-type="float">
            <text:p>2622,32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21.429" calcext:value-type="float">
            <text:p>2621,429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24.198" calcext:value-type="float">
            <text:p>2624,19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24.188" calcext:value-type="float">
            <text:p>2624,18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37.808" calcext:value-type="float">
            <text:p>2637,80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37.942" calcext:value-type="float">
            <text:p>2637,942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44.448" calcext:value-type="float">
            <text:p>2644,44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50.217" calcext:value-type="float">
            <text:p>2650,21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57.167" calcext:value-type="float">
            <text:p>2657,16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57.558" calcext:value-type="float">
            <text:p>2657,55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57.729" calcext:value-type="float">
            <text:p>2657,72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59.129" calcext:value-type="float">
            <text:p>2659,12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46.6" calcext:value-type="float">
            <text:p>2646,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46.71" calcext:value-type="float">
            <text:p>2646,7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47.488" calcext:value-type="float">
            <text:p>2647,48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55.107" calcext:value-type="float">
            <text:p>2655,10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55.26" calcext:value-type="float">
            <text:p>2655,2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40.064" calcext:value-type="float">
            <text:p>2640,06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40.137" calcext:value-type="float">
            <text:p>2640,13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39.539" calcext:value-type="float">
            <text:p>2639,53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37.775" calcext:value-type="float">
            <text:p>2637,77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38.413" calcext:value-type="float">
            <text:p>2638,41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38.146" calcext:value-type="float">
            <text:p>2638,14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37.382" calcext:value-type="float">
            <text:p>2637,382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43.709" calcext:value-type="float">
            <text:p>2643,70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44.992" calcext:value-type="float">
            <text:p>2644,99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43.741" calcext:value-type="float">
            <text:p>2643,74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43.829" calcext:value-type="float">
            <text:p>2643,82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37.378" calcext:value-type="float">
            <text:p>2637,37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37.434" calcext:value-type="float">
            <text:p>2637,43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49.492" calcext:value-type="float">
            <text:p>2649,49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46.21" calcext:value-type="float">
            <text:p>2646,2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73.039" calcext:value-type="float">
            <text:p>2673,03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73.266" calcext:value-type="float">
            <text:p>2673,26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87.463" calcext:value-type="float">
            <text:p>2687,46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87.757" calcext:value-type="float">
            <text:p>2687,75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79.564" calcext:value-type="float">
            <text:p>2679,56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78.652" calcext:value-type="float">
            <text:p>2678,65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83.582" calcext:value-type="float">
            <text:p>2683,58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83.852" calcext:value-type="float">
            <text:p>2683,85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84.122" calcext:value-type="float">
            <text:p>2684,12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84.392" calcext:value-type="float">
            <text:p>2684,39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84.662" calcext:value-type="float">
            <text:p>2684,662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87.593" calcext:value-type="float">
            <text:p>2687,59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87.391" calcext:value-type="float">
            <text:p>2687,39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00.099" calcext:value-type="float">
            <text:p>2700,09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99.946" calcext:value-type="float">
            <text:p>2699,94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00.281" calcext:value-type="float">
            <text:p>2700,28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00.615" calcext:value-type="float">
            <text:p>2700,61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00.84" calcext:value-type="float">
            <text:p>2700,8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01.174" calcext:value-type="float">
            <text:p>2701,17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01.508" calcext:value-type="float">
            <text:p>2701,50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08.772" calcext:value-type="float">
            <text:p>2708,77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09.137" calcext:value-type="float">
            <text:p>2709,1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09.501" calcext:value-type="float">
            <text:p>2709,50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09.866" calcext:value-type="float">
            <text:p>2709,86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90.433" calcext:value-type="float">
            <text:p>2690,43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90.712" calcext:value-type="float">
            <text:p>2690,71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90.991" calcext:value-type="float">
            <text:p>2690,99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90.958" calcext:value-type="float">
            <text:p>2690,95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91.235" calcext:value-type="float">
            <text:p>2691,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98.835" calcext:value-type="float">
            <text:p>2698,83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99.144" calcext:value-type="float">
            <text:p>2699,14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99.452" calcext:value-type="float">
            <text:p>2699,45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99.76" calcext:value-type="float">
            <text:p>2699,7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1.606" calcext:value-type="float">
            <text:p>2701,60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01.921" calcext:value-type="float">
            <text:p>2701,92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702.236" calcext:value-type="float">
            <text:p>2702,23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02.551" calcext:value-type="float">
            <text:p>2702,55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92.438" calcext:value-type="float">
            <text:p>2692,43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92.71" calcext:value-type="float">
            <text:p>2692,7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92.982" calcext:value-type="float">
            <text:p>2692,98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3.254" calcext:value-type="float">
            <text:p>2693,25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93.526" calcext:value-type="float">
            <text:p>2693,526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93.798" calcext:value-type="float">
            <text:p>2693,79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94.07" calcext:value-type="float">
            <text:p>2694,07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94.343" calcext:value-type="float">
            <text:p>2694,34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95.535" calcext:value-type="float">
            <text:p>2695,53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95.81" calcext:value-type="float">
            <text:p>2695,8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96.086" calcext:value-type="float">
            <text:p>2696,08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96.362" calcext:value-type="float">
            <text:p>2696,36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96.69" calcext:value-type="float">
            <text:p>2696,69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96.966" calcext:value-type="float">
            <text:p>2696,96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97.242" calcext:value-type="float">
            <text:p>2697,242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00.24" calcext:value-type="float">
            <text:p>2700,2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00.527" calcext:value-type="float">
            <text:p>2700,52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00.813" calcext:value-type="float">
            <text:p>2700,81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00.751" calcext:value-type="float">
            <text:p>2700,75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01.036" calcext:value-type="float">
            <text:p>2701,03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01.322" calcext:value-type="float">
            <text:p>2701,32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01.607" calcext:value-type="float">
            <text:p>2701,60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01.892" calcext:value-type="float">
            <text:p>2701,89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02.177" calcext:value-type="float">
            <text:p>2702,17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02.462" calcext:value-type="float">
            <text:p>2702,462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2.747" calcext:value-type="float">
            <text:p>2702,74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3.032" calcext:value-type="float">
            <text:p>2703,03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3.318" calcext:value-type="float">
            <text:p>2703,31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03.603" calcext:value-type="float">
            <text:p>2703,60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03.888" calcext:value-type="float">
            <text:p>2703,88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04.749" calcext:value-type="float">
            <text:p>2704,74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05.036" calcext:value-type="float">
            <text:p>2705,03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05.323" calcext:value-type="float">
            <text:p>2705,32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05.611" calcext:value-type="float">
            <text:p>2705,61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05.898" calcext:value-type="float">
            <text:p>2705,89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12.332" calcext:value-type="float">
            <text:p>2712,33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12.641" calcext:value-type="float">
            <text:p>2712,64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12.951" calcext:value-type="float">
            <text:p>2712,95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13.26" calcext:value-type="float">
            <text:p>2713,2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13.569" calcext:value-type="float">
            <text:p>2713,56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13.879" calcext:value-type="float">
            <text:p>2713,87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14.188" calcext:value-type="float">
            <text:p>2714,18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15.322" calcext:value-type="float">
            <text:p>2715,32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15.634" calcext:value-type="float">
            <text:p>2715,63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13.198" calcext:value-type="float">
            <text:p>2713,19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713.5" calcext:value-type="float">
            <text:p>2713,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13.803" calcext:value-type="float">
            <text:p>2713,80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14.106" calcext:value-type="float">
            <text:p>2714,10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711.948" calcext:value-type="float">
            <text:p>2711,94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712.243" calcext:value-type="float">
            <text:p>2712,24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12.537" calcext:value-type="float">
            <text:p>2712,537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12.831" calcext:value-type="float">
            <text:p>2712,83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13.049" calcext:value-type="float">
            <text:p>2713,04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713.343" calcext:value-type="float">
            <text:p>2713,34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13.637" calcext:value-type="float">
            <text:p>2713,637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13.931" calcext:value-type="float">
            <text:p>2713,93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4.225" calcext:value-type="float">
            <text:p>2714,22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7.306" calcext:value-type="float">
            <text:p>2717,30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717.609" calcext:value-type="float">
            <text:p>2717,60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17.912" calcext:value-type="float">
            <text:p>2717,91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17.164" calcext:value-type="float">
            <text:p>2717,16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18.668" calcext:value-type="float">
            <text:p>2718,668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18.972" calcext:value-type="float">
            <text:p>2718,97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18.968" calcext:value-type="float">
            <text:p>2718,9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20.586" calcext:value-type="float">
            <text:p>2720,58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720.893" calcext:value-type="float">
            <text:p>2720,89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21.2" calcext:value-type="float">
            <text:p>2721,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21.507" calcext:value-type="float">
            <text:p>2721,50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21.814" calcext:value-type="float">
            <text:p>2721,814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22.121" calcext:value-type="float">
            <text:p>2722,12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722.428" calcext:value-type="float">
            <text:p>2722,4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722.735" calcext:value-type="float">
            <text:p>2722,73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23.041" calcext:value-type="float">
            <text:p>2723,04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723.348" calcext:value-type="float">
            <text:p>2723,34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23.066" calcext:value-type="float">
            <text:p>2723,06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42.364" calcext:value-type="float">
            <text:p>2742,36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49.663" calcext:value-type="float">
            <text:p>2749,66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50.049" calcext:value-type="float">
            <text:p>2750,04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54.306" calcext:value-type="float">
            <text:p>2754,30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54.704" calcext:value-type="float">
            <text:p>2754,70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55.103" calcext:value-type="float">
            <text:p>2755,10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55.501" calcext:value-type="float">
            <text:p>2755,50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55.899" calcext:value-type="float">
            <text:p>2755,89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52.411" calcext:value-type="float">
            <text:p>2752,41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751.869" calcext:value-type="float">
            <text:p>2751,86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52.253" calcext:value-type="float">
            <text:p>2752,25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52.637" calcext:value-type="float">
            <text:p>2752,63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53.02" calcext:value-type="float">
            <text:p>2753,0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53.404" calcext:value-type="float">
            <text:p>2753,404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53.788" calcext:value-type="float">
            <text:p>2753,78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54.171" calcext:value-type="float">
            <text:p>2754,17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54.555" calcext:value-type="float">
            <text:p>2754,55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57.685" calcext:value-type="float">
            <text:p>2757,68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58.077" calcext:value-type="float">
            <text:p>2758,07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58.468" calcext:value-type="float">
            <text:p>2758,46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58.86" calcext:value-type="float">
            <text:p>2758,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59.252" calcext:value-type="float">
            <text:p>2759,25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59.644" calcext:value-type="float">
            <text:p>2759,644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60.036" calcext:value-type="float">
            <text:p>2760,03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60.427" calcext:value-type="float">
            <text:p>2760,42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761.232" calcext:value-type="float">
            <text:p>2761,23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61.625" calcext:value-type="float">
            <text:p>2761,62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62.77" calcext:value-type="float">
            <text:p>2762,77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63.165" calcext:value-type="float">
            <text:p>2763,16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63.56" calcext:value-type="float">
            <text:p>2763,5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64.333" calcext:value-type="float">
            <text:p>2764,333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4.729" calcext:value-type="float">
            <text:p>2764,72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65.126" calcext:value-type="float">
            <text:p>2765,12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65.522" calcext:value-type="float">
            <text:p>2765,52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60.674" calcext:value-type="float">
            <text:p>2760,67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64.434" calcext:value-type="float">
            <text:p>2764,43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64.825" calcext:value-type="float">
            <text:p>2764,82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65.845" calcext:value-type="float">
            <text:p>2765,84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66.237" calcext:value-type="float">
            <text:p>2766,23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66.63" calcext:value-type="float">
            <text:p>2766,6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767.023" calcext:value-type="float">
            <text:p>2767,02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67.416" calcext:value-type="float">
            <text:p>2767,41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67.808" calcext:value-type="float">
            <text:p>2767,808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68.201" calcext:value-type="float">
            <text:p>2768,20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66.418" calcext:value-type="float">
            <text:p>2766,41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67.582" calcext:value-type="float">
            <text:p>2767,58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67.971" calcext:value-type="float">
            <text:p>2767,97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68.36" calcext:value-type="float">
            <text:p>2768,3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68.749" calcext:value-type="float">
            <text:p>2768,74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69.138" calcext:value-type="float">
            <text:p>2769,13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69.526" calcext:value-type="float">
            <text:p>2769,52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69.915" calcext:value-type="float">
            <text:p>2769,915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70.304" calcext:value-type="float">
            <text:p>2770,30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70.693" calcext:value-type="float">
            <text:p>2770,693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71.082" calcext:value-type="float">
            <text:p>2771,08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71.471" calcext:value-type="float">
            <text:p>2771,47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72.015" calcext:value-type="float">
            <text:p>2772,01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7.903" calcext:value-type="float">
            <text:p>2777,903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78.463" calcext:value-type="float">
            <text:p>2778,4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78.867" calcext:value-type="float">
            <text:p>2778,86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79.271" calcext:value-type="float">
            <text:p>2779,27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78.202" calcext:value-type="float">
            <text:p>2778,202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78.603" calcext:value-type="float">
            <text:p>2778,60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72.726" calcext:value-type="float">
            <text:p>2772,72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773.11" calcext:value-type="float">
            <text:p>2773,1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73.494" calcext:value-type="float">
            <text:p>2773,49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73.878" calcext:value-type="float">
            <text:p>2773,87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74.408" calcext:value-type="float">
            <text:p>2774,40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74.792" calcext:value-type="float">
            <text:p>2774,79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74.349" calcext:value-type="float">
            <text:p>2774,349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772.797" calcext:value-type="float">
            <text:p>2772,79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73.175" calcext:value-type="float">
            <text:p>2773,17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773.552" calcext:value-type="float">
            <text:p>2773,55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73.929" calcext:value-type="float">
            <text:p>2773,92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774.306" calcext:value-type="float">
            <text:p>2774,30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774.684" calcext:value-type="float">
            <text:p>2774,68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775.061" calcext:value-type="float">
            <text:p>2775,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775.438" calcext:value-type="float">
            <text:p>2775,43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75.815" calcext:value-type="float">
            <text:p>2775,815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775.721" calcext:value-type="float">
            <text:p>2775,72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81.169" calcext:value-type="float">
            <text:p>2781,16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81.558" calcext:value-type="float">
            <text:p>2781,55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792.869" calcext:value-type="float">
            <text:p>2792,86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93.285" calcext:value-type="float">
            <text:p>2793,28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93.701" calcext:value-type="float">
            <text:p>2793,70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94.117" calcext:value-type="float">
            <text:p>2794,11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94.533" calcext:value-type="float">
            <text:p>2794,53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58.206" calcext:value-type="float">
            <text:p>2758,20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58.532" calcext:value-type="float">
            <text:p>2758,53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58.857" calcext:value-type="float">
            <text:p>2758,85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59.183" calcext:value-type="float">
            <text:p>2759,18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759.508" calcext:value-type="float">
            <text:p>2759,50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759.834" calcext:value-type="float">
            <text:p>2759,83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60.16" calcext:value-type="float">
            <text:p>2760,1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60.485" calcext:value-type="float">
            <text:p>2760,48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60.117" calcext:value-type="float">
            <text:p>2760,11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760.441" calcext:value-type="float">
            <text:p>2760,44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760.764" calcext:value-type="float">
            <text:p>2760,76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61.088" calcext:value-type="float">
            <text:p>2761,088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761.412" calcext:value-type="float">
            <text:p>2761,412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61.736" calcext:value-type="float">
            <text:p>2761,73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62.06" calcext:value-type="float">
            <text:p>2762,0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62.384" calcext:value-type="float">
            <text:p>2762,38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61.704" calcext:value-type="float">
            <text:p>2761,70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62.025" calcext:value-type="float">
            <text:p>2762,02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59.64" calcext:value-type="float">
            <text:p>2759,6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756.768" calcext:value-type="float">
            <text:p>2756,76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57.076" calcext:value-type="float">
            <text:p>2757,07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757.383" calcext:value-type="float">
            <text:p>2757,383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57.691" calcext:value-type="float">
            <text:p>2757,69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55.259" calcext:value-type="float">
            <text:p>2755,25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60.32" calcext:value-type="float">
            <text:p>2760,3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760.633" calcext:value-type="float">
            <text:p>2760,633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60.945" calcext:value-type="float">
            <text:p>2760,94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61.257" calcext:value-type="float">
            <text:p>2761,257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61.57" calcext:value-type="float">
            <text:p>2761,5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61.882" calcext:value-type="float">
            <text:p>2761,88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762.194" calcext:value-type="float">
            <text:p>2762,19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64.075" calcext:value-type="float">
            <text:p>2764,075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64.391" calcext:value-type="float">
            <text:p>2764,39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64.707" calcext:value-type="float">
            <text:p>2764,707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90.516" calcext:value-type="float">
            <text:p>2790,51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94.548" calcext:value-type="float">
            <text:p>2794,548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94.93" calcext:value-type="float">
            <text:p>2794,9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95.312" calcext:value-type="float">
            <text:p>2795,31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95.695" calcext:value-type="float">
            <text:p>2795,695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95.331" calcext:value-type="float">
            <text:p>2795,33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88.358" calcext:value-type="float">
            <text:p>2788,35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88.722" calcext:value-type="float">
            <text:p>2788,72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89.086" calcext:value-type="float">
            <text:p>2789,086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789.45" calcext:value-type="float">
            <text:p>2789,4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89.814" calcext:value-type="float">
            <text:p>2789,81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800.793" calcext:value-type="float">
            <text:p>2800,79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801.181" calcext:value-type="float">
            <text:p>2801,18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95.983" calcext:value-type="float">
            <text:p>2795,98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83.407" calcext:value-type="float">
            <text:p>2783,407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83.754" calcext:value-type="float">
            <text:p>2783,75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84.1" calcext:value-type="float">
            <text:p>2784,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84.447" calcext:value-type="float">
            <text:p>2784,447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82.071" calcext:value-type="float">
            <text:p>2782,07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82.412" calcext:value-type="float">
            <text:p>2782,41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2.753" calcext:value-type="float">
            <text:p>2782,75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83.093" calcext:value-type="float">
            <text:p>2783,09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83.434" calcext:value-type="float">
            <text:p>2783,43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800.863" calcext:value-type="float">
            <text:p>2800,86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01.241" calcext:value-type="float">
            <text:p>2801,24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801.619" calcext:value-type="float">
            <text:p>2801,61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01.996" calcext:value-type="float">
            <text:p>2801,99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802.374" calcext:value-type="float">
            <text:p>2802,37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02.751" calcext:value-type="float">
            <text:p>2802,75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86.039" calcext:value-type="float">
            <text:p>2786,03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11.195" calcext:value-type="float">
            <text:p>2811,19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11.589" calcext:value-type="float">
            <text:p>2811,58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811.983" calcext:value-type="float">
            <text:p>2811,98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812.377" calcext:value-type="float">
            <text:p>2812,37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812.771" calcext:value-type="float">
            <text:p>2812,77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813.165" calcext:value-type="float">
            <text:p>2813,16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812.925" calcext:value-type="float">
            <text:p>2812,92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13.318" calcext:value-type="float">
            <text:p>2813,31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12.652" calcext:value-type="float">
            <text:p>2812,65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813.043" calcext:value-type="float">
            <text:p>2813,04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813.433" calcext:value-type="float">
            <text:p>2813,43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813.824" calcext:value-type="float">
            <text:p>2813,82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814.214" calcext:value-type="float">
            <text:p>2814,2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14.604" calcext:value-type="float">
            <text:p>2814,60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814.995" calcext:value-type="float">
            <text:p>2814,99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15.385" calcext:value-type="float">
            <text:p>2815,38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15.776" calcext:value-type="float">
            <text:p>2815,77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16.166" calcext:value-type="float">
            <text:p>2816,16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96.023" calcext:value-type="float">
            <text:p>2796,02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96.372" calcext:value-type="float">
            <text:p>2796,37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96.72" calcext:value-type="float">
            <text:p>2796,7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97.068" calcext:value-type="float">
            <text:p>2797,06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97.417" calcext:value-type="float">
            <text:p>2797,41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97.765" calcext:value-type="float">
            <text:p>2797,76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98.113" calcext:value-type="float">
            <text:p>2798,11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98.462" calcext:value-type="float">
            <text:p>2798,46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98.81" calcext:value-type="float">
            <text:p>2798,8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98.236" calcext:value-type="float">
            <text:p>2798,23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98.583" calcext:value-type="float">
            <text:p>2798,58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98.929" calcext:value-type="float">
            <text:p>2798,92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9.276" calcext:value-type="float">
            <text:p>2799,27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99.622" calcext:value-type="float">
            <text:p>2799,62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99.969" calcext:value-type="float">
            <text:p>2799,96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800.315" calcext:value-type="float">
            <text:p>2800,31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99.991" calcext:value-type="float">
            <text:p>2799,99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800.336" calcext:value-type="float">
            <text:p>2800,33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800.681" calcext:value-type="float">
            <text:p>2800,68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01.026" calcext:value-type="float">
            <text:p>2801,02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801.371" calcext:value-type="float">
            <text:p>2801,37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801.716" calcext:value-type="float">
            <text:p>2801,71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818.831" calcext:value-type="float">
            <text:p>2818,83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819.209" calcext:value-type="float">
            <text:p>2819,20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19.587" calcext:value-type="float">
            <text:p>2819,58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19.965" calcext:value-type="float">
            <text:p>2819,96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20.343" calcext:value-type="float">
            <text:p>2820,343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20.721" calcext:value-type="float">
            <text:p>2820,72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21.099" calcext:value-type="float">
            <text:p>2821,09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807.053" calcext:value-type="float">
            <text:p>2807,05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807.403" calcext:value-type="float">
            <text:p>2807,40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07.753" calcext:value-type="float">
            <text:p>2807,753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808.104" calcext:value-type="float">
            <text:p>2808,10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808.454" calcext:value-type="float">
            <text:p>2808,45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808.804" calcext:value-type="float">
            <text:p>2808,80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09.154" calcext:value-type="float">
            <text:p>2809,15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809.504" calcext:value-type="float">
            <text:p>2809,50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09.854" calcext:value-type="float">
            <text:p>2809,85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810.204" calcext:value-type="float">
            <text:p>2810,20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806.92" calcext:value-type="float">
            <text:p>2806,9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07.263" calcext:value-type="float">
            <text:p>2807,26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807.606" calcext:value-type="float">
            <text:p>2807,60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807.95" calcext:value-type="float">
            <text:p>2807,9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808.293" calcext:value-type="float">
            <text:p>2808,29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808.636" calcext:value-type="float">
            <text:p>2808,63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808.979" calcext:value-type="float">
            <text:p>2808,97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809.323" calcext:value-type="float">
            <text:p>2809,323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809.666" calcext:value-type="float">
            <text:p>2809,66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810.009" calcext:value-type="float">
            <text:p>2810,00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10.352" calcext:value-type="float">
            <text:p>2810,352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10.695" calcext:value-type="float">
            <text:p>2810,695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811.039" calcext:value-type="float">
            <text:p>2811,03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809.051" calcext:value-type="float">
            <text:p>2809,05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09.39" calcext:value-type="float">
            <text:p>2809,39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809.729" calcext:value-type="float">
            <text:p>2809,729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810.068" calcext:value-type="float">
            <text:p>2810,068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810.407" calcext:value-type="float">
            <text:p>2810,40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10.746" calcext:value-type="float">
            <text:p>2810,7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11.084" calcext:value-type="float">
            <text:p>2811,08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811.423" calcext:value-type="float">
            <text:p>2811,42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811.762" calcext:value-type="float">
            <text:p>2811,76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812.101" calcext:value-type="float">
            <text:p>2812,10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12.44" calcext:value-type="float">
            <text:p>2812,4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812.369" calcext:value-type="float">
            <text:p>2812,36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812.707" calcext:value-type="float">
            <text:p>2812,707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813.046" calcext:value-type="float">
            <text:p>2813,04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13.384" calcext:value-type="float">
            <text:p>2813,38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13.722" calcext:value-type="float">
            <text:p>2813,72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814.06" calcext:value-type="float">
            <text:p>2814,0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814.398" calcext:value-type="float">
            <text:p>2814,39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814.736" calcext:value-type="float">
            <text:p>2814,73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815.075" calcext:value-type="float">
            <text:p>2815,07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815.413" calcext:value-type="float">
            <text:p>2815,413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815.751" calcext:value-type="float">
            <text:p>2815,75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816.089" calcext:value-type="float">
            <text:p>2816,089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16.427" calcext:value-type="float">
            <text:p>2816,427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816.765" calcext:value-type="float">
            <text:p>2816,76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17.103" calcext:value-type="float">
            <text:p>2817,103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817.442" calcext:value-type="float">
            <text:p>2817,44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26.16" calcext:value-type="float">
            <text:p>2826,1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826.513" calcext:value-type="float">
            <text:p>2826,51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826.865" calcext:value-type="float">
            <text:p>2826,865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822.356" calcext:value-type="float">
            <text:p>2822,356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822.7" calcext:value-type="float">
            <text:p>2822,7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823.045" calcext:value-type="float">
            <text:p>2823,04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823.389" calcext:value-type="float">
            <text:p>2823,389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823.733" calcext:value-type="float">
            <text:p>2823,73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824.487" calcext:value-type="float">
            <text:p>2824,487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824.833" calcext:value-type="float">
            <text:p>2824,83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825.178" calcext:value-type="float">
            <text:p>2825,17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825.523" calcext:value-type="float">
            <text:p>2825,523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825.868" calcext:value-type="float">
            <text:p>2825,86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826.213" calcext:value-type="float">
            <text:p>2826,213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826.558" calcext:value-type="float">
            <text:p>2826,55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826.903" calcext:value-type="float">
            <text:p>2826,903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827.248" calcext:value-type="float">
            <text:p>2827,248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827.594" calcext:value-type="float">
            <text:p>2827,59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827.939" calcext:value-type="float">
            <text:p>2827,93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828.284" calcext:value-type="float">
            <text:p>2828,28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828.629" calcext:value-type="float">
            <text:p>2828,629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828.974" calcext:value-type="float">
            <text:p>2828,97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829.319" calcext:value-type="float">
            <text:p>2829,31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829.664" calcext:value-type="float">
            <text:p>2829,66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830.009" calcext:value-type="float">
            <text:p>2830,009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830.355" calcext:value-type="float">
            <text:p>2830,35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830.7" calcext:value-type="float">
            <text:p>2830,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831.045" calcext:value-type="float">
            <text:p>2831,045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844.412" calcext:value-type="float">
            <text:p>2844,412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848.976" calcext:value-type="float">
            <text:p>2848,97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849.35" calcext:value-type="float">
            <text:p>2849,35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849.724" calcext:value-type="float">
            <text:p>2849,72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850.098" calcext:value-type="float">
            <text:p>2850,09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63.691" calcext:value-type="float">
            <text:p>2863,69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864.087" calcext:value-type="float">
            <text:p>2864,087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864.483" calcext:value-type="float">
            <text:p>2864,483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864.879" calcext:value-type="float">
            <text:p>2864,879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865.276" calcext:value-type="float">
            <text:p>2865,276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865.672" calcext:value-type="float">
            <text:p>2865,672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66.068" calcext:value-type="float">
            <text:p>2866,06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850.541" calcext:value-type="float">
            <text:p>2850,541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850.911" calcext:value-type="float">
            <text:p>2850,911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848.551" calcext:value-type="float">
            <text:p>2848,55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848.916" calcext:value-type="float">
            <text:p>2848,916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849.281" calcext:value-type="float">
            <text:p>2849,28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849.647" calcext:value-type="float">
            <text:p>2849,64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850.012" calcext:value-type="float">
            <text:p>2850,012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850.378" calcext:value-type="float">
            <text:p>2850,37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850.743" calcext:value-type="float">
            <text:p>2850,743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853.535" calcext:value-type="float">
            <text:p>2853,53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853.905" calcext:value-type="float">
            <text:p>2853,90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854.274" calcext:value-type="float">
            <text:p>2854,27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854.643" calcext:value-type="float">
            <text:p>2854,64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857.68" calcext:value-type="float">
            <text:p>2857,6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858.053" calcext:value-type="float">
            <text:p>2858,053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861.899" calcext:value-type="float">
            <text:p>2861,899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858.892" calcext:value-type="float">
            <text:p>2858,89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865.69" calcext:value-type="float">
            <text:p>2865,69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866.074" calcext:value-type="float">
            <text:p>2866,07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865.831" calcext:value-type="float">
            <text:p>2865,831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866.214" calcext:value-type="float">
            <text:p>2866,214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866.597" calcext:value-type="float">
            <text:p>2866,597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866.98" calcext:value-type="float">
            <text:p>2866,9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867.363" calcext:value-type="float">
            <text:p>2867,363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867.747" calcext:value-type="float">
            <text:p>2867,747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868.13" calcext:value-type="float">
            <text:p>2868,1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868.513" calcext:value-type="float">
            <text:p>2868,51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868.896" calcext:value-type="float">
            <text:p>2868,896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869.279" calcext:value-type="float">
            <text:p>2869,27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869.662" calcext:value-type="float">
            <text:p>2869,662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870.045" calcext:value-type="float">
            <text:p>2870,045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870.428" calcext:value-type="float">
            <text:p>2870,42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870.811" calcext:value-type="float">
            <text:p>2870,81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71.194" calcext:value-type="float">
            <text:p>2871,194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871.577" calcext:value-type="float">
            <text:p>2871,577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71.96" calcext:value-type="float">
            <text:p>2871,9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872.343" calcext:value-type="float">
            <text:p>2872,343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72.726" calcext:value-type="float">
            <text:p>2872,726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876.095" calcext:value-type="float">
            <text:p>2876,09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76.483" calcext:value-type="float">
            <text:p>2876,483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76.87" calcext:value-type="float">
            <text:p>2876,8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876.056" calcext:value-type="float">
            <text:p>2876,05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876.442" calcext:value-type="float">
            <text:p>2876,44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876.828" calcext:value-type="float">
            <text:p>2876,828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877.214" calcext:value-type="float">
            <text:p>2877,21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878.084" calcext:value-type="float">
            <text:p>2878,08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878.471" calcext:value-type="float">
            <text:p>2878,47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878.858" calcext:value-type="float">
            <text:p>2878,858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879.244" calcext:value-type="float">
            <text:p>2879,24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879.631" calcext:value-type="float">
            <text:p>2879,631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884.254" calcext:value-type="float">
            <text:p>2884,25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874.236" calcext:value-type="float">
            <text:p>2874,23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874.613" calcext:value-type="float">
            <text:p>2874,613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74.99" calcext:value-type="float">
            <text:p>2874,9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73.471" calcext:value-type="float">
            <text:p>2873,471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73.846" calcext:value-type="float">
            <text:p>2873,84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874.22" calcext:value-type="float">
            <text:p>2874,22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874.594" calcext:value-type="float">
            <text:p>2874,59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874.969" calcext:value-type="float">
            <text:p>2874,969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75.343" calcext:value-type="float">
            <text:p>2875,34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875.717" calcext:value-type="float">
            <text:p>2875,717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76.092" calcext:value-type="float">
            <text:p>2876,092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876.466" calcext:value-type="float">
            <text:p>2876,466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76.84" calcext:value-type="float">
            <text:p>2876,84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877.215" calcext:value-type="float">
            <text:p>2877,215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877.589" calcext:value-type="float">
            <text:p>2877,589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882.495" calcext:value-type="float">
            <text:p>2882,49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82.876" calcext:value-type="float">
            <text:p>2882,87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883.257" calcext:value-type="float">
            <text:p>2883,257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882.961" calcext:value-type="float">
            <text:p>2882,961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883.341" calcext:value-type="float">
            <text:p>2883,341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883.721" calcext:value-type="float">
            <text:p>2883,721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881.161" calcext:value-type="float">
            <text:p>2881,161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70.595" calcext:value-type="float">
            <text:p>2870,595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870.954" calcext:value-type="float">
            <text:p>2870,95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871.314" calcext:value-type="float">
            <text:p>2871,31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871.674" calcext:value-type="float">
            <text:p>2871,67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873.572" calcext:value-type="float">
            <text:p>2873,572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73.934" calcext:value-type="float">
            <text:p>2873,93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874.296" calcext:value-type="float">
            <text:p>2874,29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74.658" calcext:value-type="float">
            <text:p>2874,658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875.02" calcext:value-type="float">
            <text:p>2875,0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875.487" calcext:value-type="float">
            <text:p>2875,48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875.849" calcext:value-type="float">
            <text:p>2875,849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876.211" calcext:value-type="float">
            <text:p>2876,21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876.535" calcext:value-type="float">
            <text:p>2876,535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876.897" calcext:value-type="float">
            <text:p>2876,897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877.259" calcext:value-type="float">
            <text:p>2877,259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877.621" calcext:value-type="float">
            <text:p>2877,62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877.983" calcext:value-type="float">
            <text:p>2877,983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877.052" calcext:value-type="float">
            <text:p>2877,052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877.412" calcext:value-type="float">
            <text:p>2877,412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877.772" calcext:value-type="float">
            <text:p>2877,77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78.132" calcext:value-type="float">
            <text:p>2878,132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878.493" calcext:value-type="float">
            <text:p>2878,493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878.853" calcext:value-type="float">
            <text:p>2878,85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876.88" calcext:value-type="float">
            <text:p>2876,8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77.256" calcext:value-type="float">
            <text:p>2877,25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77.613" calcext:value-type="float">
            <text:p>2877,61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877.969" calcext:value-type="float">
            <text:p>2877,969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894.866" calcext:value-type="float">
            <text:p>2894,86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895.246" calcext:value-type="float">
            <text:p>2895,246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895.627" calcext:value-type="float">
            <text:p>2895,627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96.007" calcext:value-type="float">
            <text:p>2896,007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896.387" calcext:value-type="float">
            <text:p>2896,38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896.767" calcext:value-type="float">
            <text:p>2896,767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897.148" calcext:value-type="float">
            <text:p>2897,14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897.528" calcext:value-type="float">
            <text:p>2897,52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897.908" calcext:value-type="float">
            <text:p>2897,90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898.288" calcext:value-type="float">
            <text:p>2898,28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898.668" calcext:value-type="float">
            <text:p>2898,66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899.049" calcext:value-type="float">
            <text:p>2899,04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899.429" calcext:value-type="float">
            <text:p>2899,42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899.809" calcext:value-type="float">
            <text:p>2899,809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04.147" calcext:value-type="float">
            <text:p>2904,147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904.533" calcext:value-type="float">
            <text:p>2904,533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902.71" calcext:value-type="float">
            <text:p>2902,7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903.092" calcext:value-type="float">
            <text:p>2903,09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03.475" calcext:value-type="float">
            <text:p>2903,47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903.858" calcext:value-type="float">
            <text:p>2903,858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889.03" calcext:value-type="float">
            <text:p>2889,03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889.392" calcext:value-type="float">
            <text:p>2889,392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890.603" calcext:value-type="float">
            <text:p>2890,603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890.966" calcext:value-type="float">
            <text:p>2890,966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891.348" calcext:value-type="float">
            <text:p>2891,34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891.711" calcext:value-type="float">
            <text:p>2891,711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870.418" calcext:value-type="float">
            <text:p>2870,418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870.751" calcext:value-type="float">
            <text:p>2870,751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71.084" calcext:value-type="float">
            <text:p>2871,08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871.418" calcext:value-type="float">
            <text:p>2871,41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871.751" calcext:value-type="float">
            <text:p>2871,75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872.085" calcext:value-type="float">
            <text:p>2872,085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872.418" calcext:value-type="float">
            <text:p>2872,41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872.751" calcext:value-type="float">
            <text:p>2872,751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873.085" calcext:value-type="float">
            <text:p>2873,085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873.418" calcext:value-type="float">
            <text:p>2873,418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873.751" calcext:value-type="float">
            <text:p>2873,751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74.085" calcext:value-type="float">
            <text:p>2874,085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874.418" calcext:value-type="float">
            <text:p>2874,41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874.752" calcext:value-type="float">
            <text:p>2874,752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875.085" calcext:value-type="float">
            <text:p>2875,08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879.524" calcext:value-type="float">
            <text:p>2879,52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879.863" calcext:value-type="float">
            <text:p>2879,86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83.758" calcext:value-type="float">
            <text:p>2883,758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84.101" calcext:value-type="float">
            <text:p>2884,10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884.445" calcext:value-type="float">
            <text:p>2884,445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884.788" calcext:value-type="float">
            <text:p>2884,78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885.132" calcext:value-type="float">
            <text:p>2885,13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885.476" calcext:value-type="float">
            <text:p>2885,47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85.819" calcext:value-type="float">
            <text:p>2885,819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886.163" calcext:value-type="float">
            <text:p>2886,163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876.083" calcext:value-type="float">
            <text:p>2876,083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875.068" calcext:value-type="float">
            <text:p>2875,06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875.396" calcext:value-type="float">
            <text:p>2875,39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875.724" calcext:value-type="float">
            <text:p>2875,72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876.052" calcext:value-type="float">
            <text:p>2876,05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876.38" calcext:value-type="float">
            <text:p>2876,3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876.709" calcext:value-type="float">
            <text:p>2876,709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81.236" calcext:value-type="float">
            <text:p>2881,236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81.569" calcext:value-type="float">
            <text:p>2881,569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881.903" calcext:value-type="float">
            <text:p>2881,90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82.236" calcext:value-type="float">
            <text:p>2882,23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882.57" calcext:value-type="float">
            <text:p>2882,5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882.904" calcext:value-type="float">
            <text:p>2882,90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883.237" calcext:value-type="float">
            <text:p>2883,237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883.571" calcext:value-type="float">
            <text:p>2883,57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883.904" calcext:value-type="float">
            <text:p>2883,90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879.083" calcext:value-type="float">
            <text:p>2879,083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879.41" calcext:value-type="float">
            <text:p>2879,4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879.737" calcext:value-type="float">
            <text:p>2879,737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880.064" calcext:value-type="float">
            <text:p>2880,06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79.992" calcext:value-type="float">
            <text:p>2879,992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880.319" calcext:value-type="float">
            <text:p>2880,31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880.645" calcext:value-type="float">
            <text:p>2880,645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880.972" calcext:value-type="float">
            <text:p>2880,97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881.298" calcext:value-type="float">
            <text:p>2881,298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881.624" calcext:value-type="float">
            <text:p>2881,62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81.951" calcext:value-type="float">
            <text:p>2881,95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882.277" calcext:value-type="float">
            <text:p>2882,27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882.604" calcext:value-type="float">
            <text:p>2882,604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882.93" calcext:value-type="float">
            <text:p>2882,9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883.257" calcext:value-type="float">
            <text:p>2883,257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883.583" calcext:value-type="float">
            <text:p>2883,583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83.909" calcext:value-type="float">
            <text:p>2883,909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884.236" calcext:value-type="float">
            <text:p>2884,236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884.562" calcext:value-type="float">
            <text:p>2884,56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884.889" calcext:value-type="float">
            <text:p>2884,889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885.215" calcext:value-type="float">
            <text:p>2885,215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885.541" calcext:value-type="float">
            <text:p>2885,54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885.868" calcext:value-type="float">
            <text:p>2885,86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886.194" calcext:value-type="float">
            <text:p>2886,19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887.124" calcext:value-type="float">
            <text:p>2887,124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887.451" calcext:value-type="float">
            <text:p>2887,45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87.779" calcext:value-type="float">
            <text:p>2887,77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888.106" calcext:value-type="float">
            <text:p>2888,10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888.433" calcext:value-type="float">
            <text:p>2888,433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888.76" calcext:value-type="float">
            <text:p>2888,7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889.087" calcext:value-type="float">
            <text:p>2889,08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889.414" calcext:value-type="float">
            <text:p>2889,41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889.742" calcext:value-type="float">
            <text:p>2889,74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890.069" calcext:value-type="float">
            <text:p>2890,069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890.396" calcext:value-type="float">
            <text:p>2890,39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90.723" calcext:value-type="float">
            <text:p>2890,723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891.05" calcext:value-type="float">
            <text:p>2891,05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891.378" calcext:value-type="float">
            <text:p>2891,37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891.705" calcext:value-type="float">
            <text:p>2891,70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892.032" calcext:value-type="float">
            <text:p>2892,032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892.359" calcext:value-type="float">
            <text:p>2892,359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892.686" calcext:value-type="float">
            <text:p>2892,68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893.013" calcext:value-type="float">
            <text:p>2893,013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893.341" calcext:value-type="float">
            <text:p>2893,34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893.668" calcext:value-type="float">
            <text:p>2893,66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893.995" calcext:value-type="float">
            <text:p>2893,995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894.322" calcext:value-type="float">
            <text:p>2894,32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894.649" calcext:value-type="float">
            <text:p>2894,649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894.976" calcext:value-type="float">
            <text:p>2894,97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895.304" calcext:value-type="float">
            <text:p>2895,30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900.898" calcext:value-type="float">
            <text:p>2900,89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901.232" calcext:value-type="float">
            <text:p>2901,232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901.565" calcext:value-type="float">
            <text:p>2901,565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901.899" calcext:value-type="float">
            <text:p>2901,899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902.232" calcext:value-type="float">
            <text:p>2902,232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902.566" calcext:value-type="float">
            <text:p>2902,56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902.899" calcext:value-type="float">
            <text:p>2902,899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903.233" calcext:value-type="float">
            <text:p>2903,233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903.567" calcext:value-type="float">
            <text:p>2903,56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903.9" calcext:value-type="float">
            <text:p>2903,9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904.234" calcext:value-type="float">
            <text:p>2904,23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904.567" calcext:value-type="float">
            <text:p>2904,56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904.901" calcext:value-type="float">
            <text:p>2904,90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905.234" calcext:value-type="float">
            <text:p>2905,23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905.568" calcext:value-type="float">
            <text:p>2905,56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905.901" calcext:value-type="float">
            <text:p>2905,90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906.235" calcext:value-type="float">
            <text:p>2906,23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906.569" calcext:value-type="float">
            <text:p>2906,569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901.579" calcext:value-type="float">
            <text:p>2901,579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901.907" calcext:value-type="float">
            <text:p>2901,907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902.234" calcext:value-type="float">
            <text:p>2902,23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902.561" calcext:value-type="float">
            <text:p>2902,561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902.888" calcext:value-type="float">
            <text:p>2902,88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903.216" calcext:value-type="float">
            <text:p>2903,21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975.025" calcext:value-type="float">
            <text:p>2975,025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944.65" calcext:value-type="float">
            <text:p>2944,65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945.025" calcext:value-type="float">
            <text:p>2945,02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945.4" calcext:value-type="float">
            <text:p>2945,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45.776" calcext:value-type="float">
            <text:p>2945,77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946.151" calcext:value-type="float">
            <text:p>2946,15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946.526" calcext:value-type="float">
            <text:p>2946,52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946.901" calcext:value-type="float">
            <text:p>2946,90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917.647" calcext:value-type="float">
            <text:p>2917,64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917.987" calcext:value-type="float">
            <text:p>2917,98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918.328" calcext:value-type="float">
            <text:p>2918,32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918.669" calcext:value-type="float">
            <text:p>2918,66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919.009" calcext:value-type="float">
            <text:p>2919,009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919.35" calcext:value-type="float">
            <text:p>2919,3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919.691" calcext:value-type="float">
            <text:p>2919,691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920.031" calcext:value-type="float">
            <text:p>2920,03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920.372" calcext:value-type="float">
            <text:p>2920,372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920.713" calcext:value-type="float">
            <text:p>2920,713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921.053" calcext:value-type="float">
            <text:p>2921,053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21.394" calcext:value-type="float">
            <text:p>2921,39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921.735" calcext:value-type="float">
            <text:p>2921,735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922.075" calcext:value-type="float">
            <text:p>2922,07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22.416" calcext:value-type="float">
            <text:p>2922,416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922.756" calcext:value-type="float">
            <text:p>2922,75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923.097" calcext:value-type="float">
            <text:p>2923,09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923.438" calcext:value-type="float">
            <text:p>2923,43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923.778" calcext:value-type="float">
            <text:p>2923,77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924.119" calcext:value-type="float">
            <text:p>2924,11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924.46" calcext:value-type="float">
            <text:p>2924,4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24.8" calcext:value-type="float">
            <text:p>2924,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15.53" calcext:value-type="float">
            <text:p>2915,53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915.86" calcext:value-type="float">
            <text:p>2915,8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16.19" calcext:value-type="float">
            <text:p>2916,19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909.162" calcext:value-type="float">
            <text:p>2909,16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9.483" calcext:value-type="float">
            <text:p>2909,483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09.804" calcext:value-type="float">
            <text:p>2909,80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910.126" calcext:value-type="float">
            <text:p>2910,12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910.447" calcext:value-type="float">
            <text:p>2910,44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910.768" calcext:value-type="float">
            <text:p>2910,76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915.794" calcext:value-type="float">
            <text:p>2915,79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916.12" calcext:value-type="float">
            <text:p>2916,12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16.447" calcext:value-type="float">
            <text:p>2916,447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06.073" calcext:value-type="float">
            <text:p>2906,073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906.387" calcext:value-type="float">
            <text:p>2906,387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906.702" calcext:value-type="float">
            <text:p>2906,70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99.558" calcext:value-type="float">
            <text:p>2899,55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99.865" calcext:value-type="float">
            <text:p>2899,86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00.171" calcext:value-type="float">
            <text:p>2900,17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900.477" calcext:value-type="float">
            <text:p>2900,477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900.784" calcext:value-type="float">
            <text:p>2900,78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01.396" calcext:value-type="float">
            <text:p>2901,39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01.703" calcext:value-type="float">
            <text:p>2901,703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02.009" calcext:value-type="float">
            <text:p>2902,009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902.315" calcext:value-type="float">
            <text:p>2902,315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902.621" calcext:value-type="float">
            <text:p>2902,621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902.928" calcext:value-type="float">
            <text:p>2902,92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903.234" calcext:value-type="float">
            <text:p>2903,23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903.54" calcext:value-type="float">
            <text:p>2903,54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03.847" calcext:value-type="float">
            <text:p>2903,84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904.153" calcext:value-type="float">
            <text:p>2904,153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904.459" calcext:value-type="float">
            <text:p>2904,45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04.765" calcext:value-type="float">
            <text:p>2904,76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905.072" calcext:value-type="float">
            <text:p>2905,072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05.378" calcext:value-type="float">
            <text:p>2905,378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905.684" calcext:value-type="float">
            <text:p>2905,684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05.991" calcext:value-type="float">
            <text:p>2905,99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06.297" calcext:value-type="float">
            <text:p>2906,29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06.603" calcext:value-type="float">
            <text:p>2906,60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06.909" calcext:value-type="float">
            <text:p>2906,909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917.788" calcext:value-type="float">
            <text:p>2917,78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918.106" calcext:value-type="float">
            <text:p>2918,10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918.424" calcext:value-type="float">
            <text:p>2918,42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918.742" calcext:value-type="float">
            <text:p>2918,74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919.059" calcext:value-type="float">
            <text:p>2919,05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19.377" calcext:value-type="float">
            <text:p>2919,37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919.695" calcext:value-type="float">
            <text:p>2919,695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20.013" calcext:value-type="float">
            <text:p>2920,013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20.331" calcext:value-type="float">
            <text:p>2920,33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20.649" calcext:value-type="float">
            <text:p>2920,649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920.966" calcext:value-type="float">
            <text:p>2920,966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21.284" calcext:value-type="float">
            <text:p>2921,28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21.602" calcext:value-type="float">
            <text:p>2921,60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921.92" calcext:value-type="float">
            <text:p>2921,9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922.238" calcext:value-type="float">
            <text:p>2922,23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22.555" calcext:value-type="float">
            <text:p>2922,555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922.873" calcext:value-type="float">
            <text:p>2922,873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923.191" calcext:value-type="float">
            <text:p>2923,19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923.509" calcext:value-type="float">
            <text:p>2923,50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923.827" calcext:value-type="float">
            <text:p>2923,82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924.144" calcext:value-type="float">
            <text:p>2924,144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924.462" calcext:value-type="float">
            <text:p>2924,46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924.78" calcext:value-type="float">
            <text:p>2924,7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925.098" calcext:value-type="float">
            <text:p>2925,098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25.416" calcext:value-type="float">
            <text:p>2925,416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925.733" calcext:value-type="float">
            <text:p>2925,73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926.051" calcext:value-type="float">
            <text:p>2926,05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926.369" calcext:value-type="float">
            <text:p>2926,369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926.687" calcext:value-type="float">
            <text:p>2926,687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927.005" calcext:value-type="float">
            <text:p>2927,005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27.322" calcext:value-type="float">
            <text:p>2927,322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927.64" calcext:value-type="float">
            <text:p>2927,6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27.958" calcext:value-type="float">
            <text:p>2927,958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928.276" calcext:value-type="float">
            <text:p>2928,276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928.594" calcext:value-type="float">
            <text:p>2928,594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928.911" calcext:value-type="float">
            <text:p>2928,91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929.229" calcext:value-type="float">
            <text:p>2929,229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929.547" calcext:value-type="float">
            <text:p>2929,547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929.865" calcext:value-type="float">
            <text:p>2929,865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930.183" calcext:value-type="float">
            <text:p>2930,183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930.5" calcext:value-type="float">
            <text:p>2930,5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30.818" calcext:value-type="float">
            <text:p>2930,81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31.136" calcext:value-type="float">
            <text:p>2931,136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931.454" calcext:value-type="float">
            <text:p>2931,454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931.772" calcext:value-type="float">
            <text:p>2931,77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932.09" calcext:value-type="float">
            <text:p>2932,09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932.407" calcext:value-type="float">
            <text:p>2932,407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932.725" calcext:value-type="float">
            <text:p>2932,72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933.043" calcext:value-type="float">
            <text:p>2933,043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933.361" calcext:value-type="float">
            <text:p>2933,36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933.679" calcext:value-type="float">
            <text:p>2933,67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933.996" calcext:value-type="float">
            <text:p>2933,99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934.314" calcext:value-type="float">
            <text:p>2934,31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937.171" calcext:value-type="float">
            <text:p>2937,17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937.491" calcext:value-type="float">
            <text:p>2937,49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937.812" calcext:value-type="float">
            <text:p>2937,81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938.132" calcext:value-type="float">
            <text:p>2938,132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938.452" calcext:value-type="float">
            <text:p>2938,452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938.773" calcext:value-type="float">
            <text:p>2938,773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939.093" calcext:value-type="float">
            <text:p>2939,093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939.414" calcext:value-type="float">
            <text:p>2939,414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39.734" calcext:value-type="float">
            <text:p>2939,734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940.055" calcext:value-type="float">
            <text:p>2940,055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40.375" calcext:value-type="float">
            <text:p>2940,37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40.695" calcext:value-type="float">
            <text:p>2940,695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41.016" calcext:value-type="float">
            <text:p>2941,01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41.336" calcext:value-type="float">
            <text:p>2941,336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38.046" calcext:value-type="float">
            <text:p>2938,04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38.362" calcext:value-type="float">
            <text:p>2938,362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38.679" calcext:value-type="float">
            <text:p>2938,679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38.996" calcext:value-type="float">
            <text:p>2938,99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39.313" calcext:value-type="float">
            <text:p>2939,313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39.629" calcext:value-type="float">
            <text:p>2939,629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39.946" calcext:value-type="float">
            <text:p>2939,94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40.263" calcext:value-type="float">
            <text:p>2940,26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40.58" calcext:value-type="float">
            <text:p>2940,5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40.896" calcext:value-type="float">
            <text:p>2940,89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41.213" calcext:value-type="float">
            <text:p>2941,213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41.53" calcext:value-type="float">
            <text:p>2941,53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41.847" calcext:value-type="float">
            <text:p>2941,84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42.163" calcext:value-type="float">
            <text:p>2942,163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42.48" calcext:value-type="float">
            <text:p>2942,48</text:p>
          </table:table-cell>
          <table:table-cell table:number-columns-repeated="3"/>
        </table:table-row>
      </table:table>
      <table:table table:name="Feuille13" table:style-name="ta1">
        <table:shapes>
          <draw:frame draw:z-index="0" draw:style-name="gr1" draw:text-style-name="P1" svg:width="15.999cm" svg:height="8.999cm" svg:x="5.634cm" svg:y="1.562cm">
            <draw:object draw:notify-on-update-of-ranges="Feuille13.B1:Feuille13.B18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42.797" calcext:value-type="float">
            <text:p>2942,797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From 100 to 5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41.218" calcext:value-type="float">
            <text:p>2941,218</text:p>
          </table:table-cell>
          <table:table-cell/>
          <table:table-cell office:value-type="string" calcext:value-type="string">
            <text:p>frequenc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44.339" calcext:value-type="float">
            <text:p>2944,33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47.46" calcext:value-type="float">
            <text:p>2947,4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50.58" calcext:value-type="float">
            <text:p>2950,5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61.653" calcext:value-type="float">
            <text:p>2961,65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41.833" calcext:value-type="float">
            <text:p>2941,83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44.812" calcext:value-type="float">
            <text:p>2944,81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55.971" calcext:value-type="float">
            <text:p>2955,97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59.026" calcext:value-type="float">
            <text:p>2959,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62.081" calcext:value-type="float">
            <text:p>2962,08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87.457" calcext:value-type="float">
            <text:p>2987,45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90.712" calcext:value-type="float">
            <text:p>2990,7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21.974" calcext:value-type="float">
            <text:p>2921,97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24.593" calcext:value-type="float">
            <text:p>2924,59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27.212" calcext:value-type="float">
            <text:p>2927,21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29.831" calcext:value-type="float">
            <text:p>2929,83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08.007" calcext:value-type="float">
            <text:p>2908,00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10.417" calcext:value-type="float">
            <text:p>2910,41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8.006" calcext:value-type="float">
            <text:p>2908,00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95.759" calcext:value-type="float">
            <text:p>2895,75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98.006" calcext:value-type="float">
            <text:p>2898,00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24.376" calcext:value-type="float">
            <text:p>2924,37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26.822" calcext:value-type="float">
            <text:p>2926,8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929.267" calcext:value-type="float">
            <text:p>2929,26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31.712" calcext:value-type="float">
            <text:p>2931,71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34.158" calcext:value-type="float">
            <text:p>2934,15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36.603" calcext:value-type="float">
            <text:p>2936,60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04.549" calcext:value-type="float">
            <text:p>2904,54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06.724" calcext:value-type="float">
            <text:p>2906,72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07.643" calcext:value-type="float">
            <text:p>2907,64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09.809" calcext:value-type="float">
            <text:p>2909,80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11.975" calcext:value-type="float">
            <text:p>2911,97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14.141" calcext:value-type="float">
            <text:p>2914,14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97.818" calcext:value-type="float">
            <text:p>2897,81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08.049" calcext:value-type="float">
            <text:p>2908,04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21.76" calcext:value-type="float">
            <text:p>2921,7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21.082" calcext:value-type="float">
            <text:p>2921,08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27.863" calcext:value-type="float">
            <text:p>2927,86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35.079" calcext:value-type="float">
            <text:p>2935,07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37.302" calcext:value-type="float">
            <text:p>2937,30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10.463" calcext:value-type="float">
            <text:p>2910,46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12.48" calcext:value-type="float">
            <text:p>2912,4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14.497" calcext:value-type="float">
            <text:p>2914,49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16.515" calcext:value-type="float">
            <text:p>2916,51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18.532" calcext:value-type="float">
            <text:p>2918,53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48.045" calcext:value-type="float">
            <text:p>3048,04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50.935" calcext:value-type="float">
            <text:p>3050,93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40.487" calcext:value-type="float">
            <text:p>3040,48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80.13" calcext:value-type="float">
            <text:p>3080,1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83.177" calcext:value-type="float">
            <text:p>3083,177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56.535" calcext:value-type="float">
            <text:p>3156,53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55.375" calcext:value-type="float">
            <text:p>3155,37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58.857" calcext:value-type="float">
            <text:p>3158,85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76.492" calcext:value-type="float">
            <text:p>3176,49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73.47" calcext:value-type="float">
            <text:p>2873,4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52.853" calcext:value-type="float">
            <text:p>3052,853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55.588" calcext:value-type="float">
            <text:p>3055,588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62.446" calcext:value-type="float">
            <text:p>3062,44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74.834" calcext:value-type="float">
            <text:p>3074,83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72.737" calcext:value-type="float">
            <text:p>3072,73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75.529" calcext:value-type="float">
            <text:p>3075,5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74.999" calcext:value-type="float">
            <text:p>3074,99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75.361" calcext:value-type="float">
            <text:p>3075,36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82.008" calcext:value-type="float">
            <text:p>3082,00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84.789" calcext:value-type="float">
            <text:p>3084,78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80.539" calcext:value-type="float">
            <text:p>3080,53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83.277" calcext:value-type="float">
            <text:p>3083,2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95.234" calcext:value-type="float">
            <text:p>3095,23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20.152" calcext:value-type="float">
            <text:p>3020,15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22.484" calcext:value-type="float">
            <text:p>3022,48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32.189" calcext:value-type="float">
            <text:p>3032,18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34.564" calcext:value-type="float">
            <text:p>3034,56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31.569" calcext:value-type="float">
            <text:p>3031,56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33.913" calcext:value-type="float">
            <text:p>3033,91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36.257" calcext:value-type="float">
            <text:p>3036,25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07.173" calcext:value-type="float">
            <text:p>3007,17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09.339" calcext:value-type="float">
            <text:p>3009,339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11.504" calcext:value-type="float">
            <text:p>3011,50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13.67" calcext:value-type="float">
            <text:p>3013,6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4.248" calcext:value-type="float">
            <text:p>2954,24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71.845" calcext:value-type="float">
            <text:p>2971,84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61.295" calcext:value-type="float">
            <text:p>2961,29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72.1" calcext:value-type="float">
            <text:p>2972,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3.991" calcext:value-type="float">
            <text:p>2973,99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75.882" calcext:value-type="float">
            <text:p>2975,882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87.979" calcext:value-type="float">
            <text:p>2987,97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89.925" calcext:value-type="float">
            <text:p>2989,9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70.674" calcext:value-type="float">
            <text:p>2970,67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72.507" calcext:value-type="float">
            <text:p>2972,50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974.34" calcext:value-type="float">
            <text:p>2974,3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76.173" calcext:value-type="float">
            <text:p>2976,17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10.836" calcext:value-type="float">
            <text:p>3010,83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10.8" calcext:value-type="float">
            <text:p>3010,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40.929" calcext:value-type="float">
            <text:p>2940,92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09.129" calcext:value-type="float">
            <text:p>3009,12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11.094" calcext:value-type="float">
            <text:p>3011,09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13.058" calcext:value-type="float">
            <text:p>3013,05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15.023" calcext:value-type="float">
            <text:p>3015,023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00.379" calcext:value-type="float">
            <text:p>3000,37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57.912" calcext:value-type="float">
            <text:p>2957,91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59.571" calcext:value-type="float">
            <text:p>2959,57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39.981" calcext:value-type="float">
            <text:p>2939,98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41.535" calcext:value-type="float">
            <text:p>2941,5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43.089" calcext:value-type="float">
            <text:p>2943,089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44.246" calcext:value-type="float">
            <text:p>2944,24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45.798" calcext:value-type="float">
            <text:p>2945,79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47.006" calcext:value-type="float">
            <text:p>2947,00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912.254" calcext:value-type="float">
            <text:p>2912,25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948.894" calcext:value-type="float">
            <text:p>2948,89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97.8" calcext:value-type="float">
            <text:p>2897,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4.1" calcext:value-type="float">
            <text:p>2904,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39.656" calcext:value-type="float">
            <text:p>2939,65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910.169" calcext:value-type="float">
            <text:p>2910,169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911.503" calcext:value-type="float">
            <text:p>2911,50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70.77" calcext:value-type="float">
            <text:p>4170,7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905.819" calcext:value-type="float">
            <text:p>2905,81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89.334" calcext:value-type="float">
            <text:p>2889,33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93.301" calcext:value-type="float">
            <text:p>2893,30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988.507" calcext:value-type="float">
            <text:p>2988,5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02.235" calcext:value-type="float">
            <text:p>3002,235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79.808" calcext:value-type="float">
            <text:p>2979,8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993.59" calcext:value-type="float">
            <text:p>2993,5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54.905" calcext:value-type="float">
            <text:p>2854,90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55.932" calcext:value-type="float">
            <text:p>2855,93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12.943" calcext:value-type="float">
            <text:p>4212,94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20.86" calcext:value-type="float">
            <text:p>2820,8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21.722" calcext:value-type="float">
            <text:p>2821,72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43.571" calcext:value-type="float">
            <text:p>4143,57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150.227" calcext:value-type="float">
            <text:p>4150,22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23.048" calcext:value-type="float">
            <text:p>4223,04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29.991" calcext:value-type="float">
            <text:p>4229,99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36.935" calcext:value-type="float">
            <text:p>4236,93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165.547" calcext:value-type="float">
            <text:p>4165,547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18.298" calcext:value-type="float">
            <text:p>4218,29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76.363" calcext:value-type="float">
            <text:p>4176,36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24.52" calcext:value-type="float">
            <text:p>4224,5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31.293" calcext:value-type="float">
            <text:p>4231,2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247.218" calcext:value-type="float">
            <text:p>4247,21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54.03" calcext:value-type="float">
            <text:p>4254,0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62.172" calcext:value-type="float">
            <text:p>4362,17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69.406" calcext:value-type="float">
            <text:p>4369,40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376.64" calcext:value-type="float">
            <text:p>4376,6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383.874" calcext:value-type="float">
            <text:p>4383,87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05.328" calcext:value-type="float">
            <text:p>4205,32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09.481" calcext:value-type="float">
            <text:p>4209,48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15.944" calcext:value-type="float">
            <text:p>4215,94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214.675" calcext:value-type="float">
            <text:p>4214,6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21.107" calcext:value-type="float">
            <text:p>4221,10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47.376" calcext:value-type="float">
            <text:p>4247,37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77.995" calcext:value-type="float">
            <text:p>4277,99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84.603" calcext:value-type="float">
            <text:p>4284,60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91.21" calcext:value-type="float">
            <text:p>4291,2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97.818" calcext:value-type="float">
            <text:p>4297,81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304.426" calcext:value-type="float">
            <text:p>4304,42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18.698" calcext:value-type="float">
            <text:p>4418,69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09.855" calcext:value-type="float">
            <text:p>4309,855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16.394" calcext:value-type="float">
            <text:p>4416,39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31.94" calcext:value-type="float">
            <text:p>4431,9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38.94" calcext:value-type="float">
            <text:p>4438,9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45.939" calcext:value-type="float">
            <text:p>4445,939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52.939" calcext:value-type="float">
            <text:p>4452,93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59.938" calcext:value-type="float">
            <text:p>4459,93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66.938" calcext:value-type="float">
            <text:p>4466,93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73.938" calcext:value-type="float">
            <text:p>4473,93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44.485" calcext:value-type="float">
            <text:p>4444,48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51.347" calcext:value-type="float">
            <text:p>4451,347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58.209" calcext:value-type="float">
            <text:p>4458,20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460.286" calcext:value-type="float">
            <text:p>4460,28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467.13" calcext:value-type="float">
            <text:p>4467,1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73.974" calcext:value-type="float">
            <text:p>4473,97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80.818" calcext:value-type="float">
            <text:p>4480,81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87.662" calcext:value-type="float">
            <text:p>4487,66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94.506" calcext:value-type="float">
            <text:p>4494,50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97.827" calcext:value-type="float">
            <text:p>4497,82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23.038" calcext:value-type="float">
            <text:p>4523,03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30.112" calcext:value-type="float">
            <text:p>4530,11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537.011" calcext:value-type="float">
            <text:p>4537,01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25.055" calcext:value-type="float">
            <text:p>4525,05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31.886" calcext:value-type="float">
            <text:p>4531,88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38.717" calcext:value-type="float">
            <text:p>4538,71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545.548" calcext:value-type="float">
            <text:p>4545,54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52.379" calcext:value-type="float">
            <text:p>4552,379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59.21" calcext:value-type="float">
            <text:p>4559,2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66.041" calcext:value-type="float">
            <text:p>4566,04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72.872" calcext:value-type="float">
            <text:p>4572,872</text:p>
          </table:table-cell>
          <table:table-cell table:number-columns-repeated="3"/>
        </table:table-row>
      </table:table>
      <table:table table:name="Feuille14" table:style-name="ta1">
        <table:shapes>
          <draw:frame draw:z-index="0" draw:style-name="gr1" draw:text-style-name="P1" svg:width="29.444cm" svg:height="8.999cm" svg:x="5.029cm" svg:y="1.348cm">
            <draw:object draw:notify-on-update-of-ranges="Feuille14.B1:Feuille14.B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6.296" calcext:value-type="float">
            <text:p>2646,296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5.79" calcext:value-type="float">
            <text:p>2645,79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From 1 to 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8.943" calcext:value-type="float">
            <text:p>2638,9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1.032" calcext:value-type="float">
            <text:p>2671,0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7.184" calcext:value-type="float">
            <text:p>2597,18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5.887" calcext:value-type="float">
            <text:p>2645,8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9.224" calcext:value-type="float">
            <text:p>2659,2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2.871" calcext:value-type="float">
            <text:p>2722,87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73.495" calcext:value-type="float">
            <text:p>2673,4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8.07" calcext:value-type="float">
            <text:p>2608,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4.558" calcext:value-type="float">
            <text:p>2684,5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9.974" calcext:value-type="float">
            <text:p>2559,9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49.628" calcext:value-type="float">
            <text:p>2649,62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44.555" calcext:value-type="float">
            <text:p>2544,55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8.529" calcext:value-type="float">
            <text:p>2528,5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8.464" calcext:value-type="float">
            <text:p>2518,46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26.302" calcext:value-type="float">
            <text:p>2526,30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9.085" calcext:value-type="float">
            <text:p>2509,08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15.321" calcext:value-type="float">
            <text:p>2515,3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18.478" calcext:value-type="float">
            <text:p>2518,47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5.045" calcext:value-type="float">
            <text:p>2505,04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1.79" calcext:value-type="float">
            <text:p>2501,7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98.466" calcext:value-type="float">
            <text:p>2498,46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86.442" calcext:value-type="float">
            <text:p>2486,44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01.012" calcext:value-type="float">
            <text:p>2701,01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6.797" calcext:value-type="float">
            <text:p>2706,79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9.544" calcext:value-type="float">
            <text:p>2709,5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24.346" calcext:value-type="float">
            <text:p>2724,34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6.149" calcext:value-type="float">
            <text:p>2726,14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0.259" calcext:value-type="float">
            <text:p>2730,2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29.347" calcext:value-type="float">
            <text:p>2729,3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51.139" calcext:value-type="float">
            <text:p>2751,13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66.883" calcext:value-type="float">
            <text:p>2766,88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71.892" calcext:value-type="float">
            <text:p>2771,89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76.602" calcext:value-type="float">
            <text:p>2776,60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78.622" calcext:value-type="float">
            <text:p>2778,62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82.862" calcext:value-type="float">
            <text:p>2782,86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90.898" calcext:value-type="float">
            <text:p>2790,89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88.975" calcext:value-type="float">
            <text:p>2788,9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98.935" calcext:value-type="float">
            <text:p>2798,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70.836" calcext:value-type="float">
            <text:p>2770,8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65.152" calcext:value-type="float">
            <text:p>2765,15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67.441" calcext:value-type="float">
            <text:p>2767,44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02.914" calcext:value-type="float">
            <text:p>2802,91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34.622" calcext:value-type="float">
            <text:p>2834,62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2.656" calcext:value-type="float">
            <text:p>2832,65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41.298" calcext:value-type="float">
            <text:p>2841,29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27.75" calcext:value-type="float">
            <text:p>2827,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53.156" calcext:value-type="float">
            <text:p>2853,1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12.426" calcext:value-type="float">
            <text:p>2412,42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08.154" calcext:value-type="float">
            <text:p>2408,15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0.438" calcext:value-type="float">
            <text:p>2400,43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19.076" calcext:value-type="float">
            <text:p>2819,07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20.387" calcext:value-type="float">
            <text:p>2820,38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23.577" calcext:value-type="float">
            <text:p>2823,57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31.291" calcext:value-type="float">
            <text:p>2831,29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34.956" calcext:value-type="float">
            <text:p>2834,9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31.837" calcext:value-type="float">
            <text:p>2831,83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56.517" calcext:value-type="float">
            <text:p>2856,51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2.243" calcext:value-type="float">
            <text:p>2852,24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53.451" calcext:value-type="float">
            <text:p>2853,45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68.833" calcext:value-type="float">
            <text:p>2868,83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14.709" calcext:value-type="float">
            <text:p>2914,70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79.535" calcext:value-type="float">
            <text:p>2879,53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79.885" calcext:value-type="float">
            <text:p>2879,88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82.937" calcext:value-type="float">
            <text:p>2882,93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29.706" calcext:value-type="float">
            <text:p>2929,7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32.259" calcext:value-type="float">
            <text:p>2932,25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40.549" calcext:value-type="float">
            <text:p>2940,54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86.165" calcext:value-type="float">
            <text:p>2886,16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89.881" calcext:value-type="float">
            <text:p>2889,88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06.06" calcext:value-type="float">
            <text:p>2906,0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16.111" calcext:value-type="float">
            <text:p>2916,11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24.147" calcext:value-type="float">
            <text:p>2924,1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12.258" calcext:value-type="float">
            <text:p>2912,25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49.082" calcext:value-type="float">
            <text:p>2949,08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79.322" calcext:value-type="float">
            <text:p>2979,3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93.731" calcext:value-type="float">
            <text:p>2893,73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91.041" calcext:value-type="float">
            <text:p>2891,04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67.951" calcext:value-type="float">
            <text:p>2967,95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85.754" calcext:value-type="float">
            <text:p>2985,75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02.829" calcext:value-type="float">
            <text:p>2902,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74.307" calcext:value-type="float">
            <text:p>2974,30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50.472" calcext:value-type="float">
            <text:p>2950,47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54.335" calcext:value-type="float">
            <text:p>2954,33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54.97" calcext:value-type="float">
            <text:p>2954,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12.947" calcext:value-type="float">
            <text:p>2912,94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13.208" calcext:value-type="float">
            <text:p>2913,20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7.521" calcext:value-type="float">
            <text:p>2907,52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03.167" calcext:value-type="float">
            <text:p>2903,16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10.915" calcext:value-type="float">
            <text:p>2910,91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24.641" calcext:value-type="float">
            <text:p>2924,6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27.887" calcext:value-type="float">
            <text:p>2927,88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05.54" calcext:value-type="float">
            <text:p>2905,5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96.857" calcext:value-type="float">
            <text:p>2896,85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99.708" calcext:value-type="float">
            <text:p>2899,70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04.869" calcext:value-type="float">
            <text:p>2904,86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07.743" calcext:value-type="float">
            <text:p>2907,74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95.115" calcext:value-type="float">
            <text:p>2895,115</text:p>
          </table:table-cell>
          <table:table-cell table:number-columns-repeated="3"/>
        </table:table-row>
      </table:table>
      <table:table table:name="var ratio" table:style-name="ta1">
        <table:shapes>
          <draw:frame draw:z-index="0" draw:style-name="gr1" draw:text-style-name="P1" svg:width="27.488cm" svg:height="8.999cm" svg:x="5.745cm" svg:y="2.092cm">
            <draw:object draw:notify-on-update-of-ranges="'var ratio'.B1:'var ratio'.B9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7.887" calcext:value-type="float">
            <text:p>3147,887</text:p>
          </table:table-cell>
          <table:table-cell/>
          <table:table-cell office:value-type="string" calcext:value-type="string">
            <text:p>step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7.887" calcext:value-type="float">
            <text:p>3147,887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7.887" calcext:value-type="float">
            <text:p>3147,887</text:p>
          </table:table-cell>
          <table:table-cell/>
          <table:table-cell office:value-type="string" calcext:value-type="string">
            <text:p>target ratio</text:p>
          </table:table-cell>
          <table:table-cell office:value-type="string" calcext:value-type="string">
            <text:p>From 0,001 to 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47.887" calcext:value-type="float">
            <text:p>3147,8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7.887" calcext:value-type="float">
            <text:p>3147,8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7.887" calcext:value-type="float">
            <text:p>3147,88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55.383" calcext:value-type="float">
            <text:p>3155,38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7.378" calcext:value-type="float">
            <text:p>3127,37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33.334" calcext:value-type="float">
            <text:p>3133,3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99.206" calcext:value-type="float">
            <text:p>3099,20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8.038" calcext:value-type="float">
            <text:p>3158,03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3.86" calcext:value-type="float">
            <text:p>3083,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.557" calcext:value-type="float">
            <text:p>3072,5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1.659" calcext:value-type="float">
            <text:p>3071,6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55.109" calcext:value-type="float">
            <text:p>3055,10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2.911" calcext:value-type="float">
            <text:p>3042,9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8.229" calcext:value-type="float">
            <text:p>3028,2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24.168" calcext:value-type="float">
            <text:p>3024,1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18.495" calcext:value-type="float">
            <text:p>3018,49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1.899" calcext:value-type="float">
            <text:p>3011,89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6.912" calcext:value-type="float">
            <text:p>2996,91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20.408" calcext:value-type="float">
            <text:p>3020,4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81.3" calcext:value-type="float">
            <text:p>2981,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0.017" calcext:value-type="float">
            <text:p>2970,01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51.067" calcext:value-type="float">
            <text:p>2951,06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43.17" calcext:value-type="float">
            <text:p>2943,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10.603" calcext:value-type="float">
            <text:p>2910,60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9.932" calcext:value-type="float">
            <text:p>2929,93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53.712" calcext:value-type="float">
            <text:p>2953,7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40.485" calcext:value-type="float">
            <text:p>2940,4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24.999" calcext:value-type="float">
            <text:p>2924,99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71.253" calcext:value-type="float">
            <text:p>2871,25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71.55" calcext:value-type="float">
            <text:p>2871,5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76.408" calcext:value-type="float">
            <text:p>2976,4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14.061" calcext:value-type="float">
            <text:p>2914,06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85.183" calcext:value-type="float">
            <text:p>2885,18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94.117" calcext:value-type="float">
            <text:p>2894,11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93.293" calcext:value-type="float">
            <text:p>2793,29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92.869" calcext:value-type="float">
            <text:p>2292,86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61.286" calcext:value-type="float">
            <text:p>2861,28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71.17" calcext:value-type="float">
            <text:p>2771,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87.722" calcext:value-type="float">
            <text:p>2787,72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60.645" calcext:value-type="float">
            <text:p>2760,64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98.57" calcext:value-type="float">
            <text:p>2798,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08.839" calcext:value-type="float">
            <text:p>3108,83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03.126" calcext:value-type="float">
            <text:p>3103,12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15.034" calcext:value-type="float">
            <text:p>3115,03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08.71" calcext:value-type="float">
            <text:p>3108,7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82.498" calcext:value-type="float">
            <text:p>2982,4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0.381" calcext:value-type="float">
            <text:p>3000,38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20.622" calcext:value-type="float">
            <text:p>2920,6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1.357" calcext:value-type="float">
            <text:p>3021,35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82.332" calcext:value-type="float">
            <text:p>2982,33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09.988" calcext:value-type="float">
            <text:p>2909,9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19.404" calcext:value-type="float">
            <text:p>3219,40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11.669" calcext:value-type="float">
            <text:p>3211,66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71.863" calcext:value-type="float">
            <text:p>3171,86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26.057" calcext:value-type="float">
            <text:p>3126,05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03.278" calcext:value-type="float">
            <text:p>3103,2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71.661" calcext:value-type="float">
            <text:p>3071,6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83.204" calcext:value-type="float">
            <text:p>3083,20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51.644" calcext:value-type="float">
            <text:p>3051,64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19.939" calcext:value-type="float">
            <text:p>3019,93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10.315" calcext:value-type="float">
            <text:p>3010,31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47.249" calcext:value-type="float">
            <text:p>2947,24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43.241" calcext:value-type="float">
            <text:p>2943,24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08.211" calcext:value-type="float">
            <text:p>2908,21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75.347" calcext:value-type="float">
            <text:p>2875,34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52.117" calcext:value-type="float">
            <text:p>2852,11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14.396" calcext:value-type="float">
            <text:p>2914,39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92.504" calcext:value-type="float">
            <text:p>2892,50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56.525" calcext:value-type="float">
            <text:p>2856,52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62.882" calcext:value-type="float">
            <text:p>2862,88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47.389" calcext:value-type="float">
            <text:p>2847,38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22.864" calcext:value-type="float">
            <text:p>2822,8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91.598" calcext:value-type="float">
            <text:p>2791,59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63.652" calcext:value-type="float">
            <text:p>2763,65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73.686" calcext:value-type="float">
            <text:p>2673,68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88.046" calcext:value-type="float">
            <text:p>2688,0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97.194" calcext:value-type="float">
            <text:p>2697,19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79.746" calcext:value-type="float">
            <text:p>2779,74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40.475" calcext:value-type="float">
            <text:p>2140,47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10.855" calcext:value-type="float">
            <text:p>2110,85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62.298" calcext:value-type="float">
            <text:p>2062,29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3.595" calcext:value-type="float">
            <text:p>2053,59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6.941" calcext:value-type="float">
            <text:p>2016,94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3.116" calcext:value-type="float">
            <text:p>1993,11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1.194" calcext:value-type="float">
            <text:p>2011,19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37.795" calcext:value-type="float">
            <text:p>2037,79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77.846" calcext:value-type="float">
            <text:p>2177,84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55.842" calcext:value-type="float">
            <text:p>2155,84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00.875" calcext:value-type="float">
            <text:p>2100,87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31.349" calcext:value-type="float">
            <text:p>2031,34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4.359" calcext:value-type="float">
            <text:p>2014,3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2.497" calcext:value-type="float">
            <text:p>2002,49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78.301" calcext:value-type="float">
            <text:p>1978,30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55.016" calcext:value-type="float">
            <text:p>1955,01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43.154" calcext:value-type="float">
            <text:p>1943,15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31.458" calcext:value-type="float">
            <text:p>1931,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4:30:39.686162363</meta:creation-date>
    <dc:date>2021-02-21T17:20:11.834583791</dc:date>
    <meta:editing-duration>PT38M12S</meta:editing-duration>
    <meta:editing-cycles>7</meta:editing-cycles>
    <meta:generator>LibreOffice/7.0.3.1$Linux_X86_64 LibreOffice_project/00$Build-1</meta:generator>
    <meta:document-statistic meta:table-count="16" meta:cell-count="10725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4cm" svg:height="8.586cm" xlink:href=".." xlink:type="simple" chart:class="chart:line" chart:style-name="ch1">
        <chart:legend chart:legend-position="end" svg:x="12.322cm" svg:y="3.745cm" style:legend-expansion="high" chart:style-name="ch2"/>
        <chart:plot-area chart:style-name="ch3" table:cell-range-address="Feuille2.A1:Feuille2.B59" svg:x="0.305cm" svg:y="0.171cm" svg:width="11.712cm" svg:height="8.244cm">
          <chart:coordinate-region svg:x="1.297cm" svg:y="0.37cm" svg:width="10.72cm" svg:height="7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59" chart:class="chart:line">
            <chart:data-point chart:repeated="59"/>
          </chart:series>
          <chart:series chart:style-name="ch7" chart:values-cell-range-address="Feuille2.B1:Feuille2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1:Feuille2.A59</svg:desc>
                </draw:g>
              </table:table-cell>
              <table:table-cell office:value-type="float" office:value="2663.429">
                <text:p>2663.429</text:p>
                <draw:g>
                  <svg:desc>Feuille2.B1:Feuille2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40.976">
                <text:p>2640.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39.319">
                <text:p>2639.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34.352">
                <text:p>2634.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50.42">
                <text:p>245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81.523">
                <text:p>2481.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37.008">
                <text:p>2337.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74.42">
                <text:p>2274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73.644">
                <text:p>2473.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85.426">
                <text:p>2485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5.271">
                <text:p>2245.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75.868">
                <text:p>2275.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75.034">
                <text:p>2475.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02.928">
                <text:p>2202.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70.206">
                <text:p>2470.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81.377">
                <text:p>2281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80.374">
                <text:p>2680.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81.584">
                <text:p>2481.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77.922">
                <text:p>1877.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49.209">
                <text:p>1849.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12.381">
                <text:p>1712.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32.903">
                <text:p>2232.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94.203">
                <text:p>2694.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4.06">
                <text:p>1634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04.785">
                <text:p>1604.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82.58">
                <text:p>2482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75.833">
                <text:p>2175.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60.654">
                <text:p>1560.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84.975">
                <text:p>1884.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93.451">
                <text:p>2493.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93.813">
                <text:p>1593.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83.312">
                <text:p>1683.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07.341">
                <text:p>1707.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00.145">
                <text:p>1800.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1.312">
                <text:p>1701.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47.191">
                <text:p>1647.1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1.52">
                <text:p>154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66.427">
                <text:p>1766.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71.724">
                <text:p>2471.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2.28">
                <text:p>1862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61.039">
                <text:p>1561.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26.288">
                <text:p>1626.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75.395">
                <text:p>1575.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57.171">
                <text:p>2457.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10.668">
                <text:p>1610.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85.457">
                <text:p>1785.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35.188">
                <text:p>1635.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38.774">
                <text:p>1638.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02.292">
                <text:p>1602.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57.494">
                <text:p>2657.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96.236">
                <text:p>1596.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45.834">
                <text:p>2245.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19.161">
                <text:p>1619.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81.901">
                <text:p>1681.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14.327">
                <text:p>1314.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5.292">
                <text:p>1755.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53.047">
                <text:p>1853.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79.516">
                <text:p>1379.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7cm" svg:height="9cm" xlink:href=".." xlink:type="simple" chart:class="chart:line" chart:style-name="ch1">
        <chart:legend chart:legend-position="end" svg:x="18.638cm" svg:y="4.201cm" style:legend-expansion="high" chart:style-name="ch2"/>
        <chart:plot-area chart:style-name="ch3" table:cell-range-address="Feuille11.B1:Feuille11.B59" svg:x="0.431cm" svg:y="0.18cm" svg:width="17.776cm" svg:height="8.64cm">
          <chart:coordinate-region svg:x="1.423cm" svg:y="0.379cm" svg:width="16.64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1.B1:Feuille11.B59" chart:class="chart:line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1.445">
                <text:p>2851.445</text:p>
                <draw:g>
                  <svg:desc>Feuille11.B1:Feuille1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25.664">
                <text:p>2525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5.029">
                <text:p>1885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5.699">
                <text:p>2935.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9.586">
                <text:p>2389.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7.701">
                <text:p>2527.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4.366">
                <text:p>2644.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1.824">
                <text:p>3601.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3.756">
                <text:p>2463.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6.844">
                <text:p>2486.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9.432">
                <text:p>1969.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6.523">
                <text:p>1966.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2.116">
                <text:p>1962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5.95">
                <text:p>2095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3.52">
                <text:p>2053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7.547">
                <text:p>2627.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3.584">
                <text:p>2063.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2.397">
                <text:p>2272.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15.513">
                <text:p>2815.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1.98">
                <text:p>1591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2.798">
                <text:p>1952.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8.173">
                <text:p>1608.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6.873">
                <text:p>1916.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6.193">
                <text:p>1416.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4.041">
                <text:p>1534.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1.836">
                <text:p>2211.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8.39">
                <text:p>1618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82.092">
                <text:p>2382.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7.447">
                <text:p>2367.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3.092">
                <text:p>1213.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70.511">
                <text:p>1670.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31.675">
                <text:p>1831.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5.037">
                <text:p>1755.0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8.835">
                <text:p>1678.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.812">
                <text:p>1500.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9.919">
                <text:p>1639.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3.845">
                <text:p>2793.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6.48">
                <text:p>2256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4.705">
                <text:p>1244.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9.016">
                <text:p>1829.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84.003">
                <text:p>2284.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0.433">
                <text:p>1960.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7.962">
                <text:p>1607.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1.192">
                <text:p>1911.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3.569">
                <text:p>1923.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2.852">
                <text:p>2612.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6.777">
                <text:p>1656.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5.405">
                <text:p>1845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.822">
                <text:p>2020.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0.327">
                <text:p>1320.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6.606">
                <text:p>2626.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10.219">
                <text:p>2210.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7.555">
                <text:p>1927.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2.081">
                <text:p>1482.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7.035">
                <text:p>1407.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37.392">
                <text:p>2037.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7.689">
                <text:p>1447.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3.513">
                <text:p>1453.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20.01">
                <text:p>1920.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41cm" svg:height="9cm" xlink:href=".." xlink:type="simple" chart:class="chart:line" chart:style-name="ch1">
        <chart:legend chart:legend-position="end" svg:x="27.009cm" svg:y="4.201cm" style:legend-expansion="high" chart:style-name="ch2"/>
        <chart:plot-area chart:style-name="ch3" table:cell-range-address="Feuille12.B1:Feuille12.B999" svg:x="0.598cm" svg:y="0.18cm" svg:width="25.813cm" svg:height="8.64cm">
          <chart:coordinate-region svg:x="1.59cm" svg:y="0.301cm" svg:width="24.82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2.B1:Feuille12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2.636">
                <text:p>2602.636</text:p>
                <draw:g>
                  <svg:desc>Feuille12.B1:Feuille12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2.343">
                <text:p>2602.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2.598">
                <text:p>2602.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3.807">
                <text:p>2603.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3.941">
                <text:p>2603.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2.259">
                <text:p>2602.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5.399">
                <text:p>2605.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29">
                <text:p>2602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5.854">
                <text:p>2605.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6.245">
                <text:p>2606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3.945">
                <text:p>2603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.187">
                <text:p>2606.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8.083">
                <text:p>2608.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2.104">
                <text:p>2612.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5.389">
                <text:p>2605.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8.277">
                <text:p>2608.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2.63">
                <text:p>2592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9.867">
                <text:p>2609.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18.498">
                <text:p>2618.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9.276">
                <text:p>2609.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5.169">
                <text:p>2615.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5.937">
                <text:p>2605.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5.2">
                <text:p>259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96.948">
                <text:p>2596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7.435">
                <text:p>2607.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4.617">
                <text:p>2614.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2.744">
                <text:p>2612.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5.703">
                <text:p>2615.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7.283">
                <text:p>2617.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7.713">
                <text:p>2607.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4.047">
                <text:p>2604.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2.921">
                <text:p>2612.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4.729">
                <text:p>2604.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3.872">
                <text:p>2623.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7.118">
                <text:p>2607.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6.772">
                <text:p>2616.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9.913">
                <text:p>2619.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2.571">
                <text:p>2612.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32.139">
                <text:p>2632.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2.076">
                <text:p>2602.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23.589">
                <text:p>2623.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5.749">
                <text:p>2625.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4.478">
                <text:p>2614.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7.781">
                <text:p>2597.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97.084">
                <text:p>2597.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9.903">
                <text:p>2589.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9.747">
                <text:p>2599.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2.321">
                <text:p>2602.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20.199">
                <text:p>2620.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90.77">
                <text:p>2590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2.454">
                <text:p>2592.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20.628">
                <text:p>2620.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96.665">
                <text:p>2596.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32.077">
                <text:p>2632.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35.517">
                <text:p>2635.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33.232">
                <text:p>2633.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3.554">
                <text:p>2623.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4.073">
                <text:p>2624.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9.643">
                <text:p>2619.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1.502">
                <text:p>2621.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4.318">
                <text:p>2624.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3.385">
                <text:p>2613.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30.736">
                <text:p>2630.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3.173">
                <text:p>2563.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4.498">
                <text:p>2564.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5.66">
                <text:p>2635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9.631">
                <text:p>2569.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39.591">
                <text:p>2639.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37.224">
                <text:p>2637.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9.776">
                <text:p>2619.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17.802">
                <text:p>2617.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17.814">
                <text:p>2617.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0.479">
                <text:p>2620.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31.395">
                <text:p>2631.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64.122">
                <text:p>2664.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54.954">
                <text:p>2654.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64.516">
                <text:p>2664.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42.1">
                <text:p>2642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9.409">
                <text:p>2659.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9.897">
                <text:p>2659.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8.283">
                <text:p>2658.2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6.546">
                <text:p>2656.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37.724">
                <text:p>2637.7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40.816">
                <text:p>2640.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6.168">
                <text:p>2656.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37.99">
                <text:p>2637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40.583">
                <text:p>2640.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38.442">
                <text:p>2638.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37.479">
                <text:p>2637.4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33.471">
                <text:p>2633.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43.325">
                <text:p>2643.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40.423">
                <text:p>2640.4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39.213">
                <text:p>2639.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38.237">
                <text:p>2638.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38.532">
                <text:p>2638.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46.567">
                <text:p>2646.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38.838">
                <text:p>2638.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37.523">
                <text:p>2637.5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42.339">
                <text:p>2642.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41.048">
                <text:p>2641.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42.699">
                <text:p>2642.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61.763">
                <text:p>2661.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42.088">
                <text:p>2642.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62.974">
                <text:p>2662.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64.314">
                <text:p>2664.3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66.895">
                <text:p>2666.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67.305">
                <text:p>2667.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67.073">
                <text:p>2667.0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70.498">
                <text:p>2670.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72.364">
                <text:p>2672.3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76.937">
                <text:p>2676.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79.97">
                <text:p>2679.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87.09">
                <text:p>2687.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48.235">
                <text:p>2648.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49.283">
                <text:p>2649.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53.779">
                <text:p>2653.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52.713">
                <text:p>2652.7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44.654">
                <text:p>2644.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41.478">
                <text:p>2641.4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2.278">
                <text:p>2642.2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43.933">
                <text:p>2643.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43.825">
                <text:p>2643.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50.599">
                <text:p>2650.5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50.799">
                <text:p>2650.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50.999">
                <text:p>2650.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1.354">
                <text:p>2651.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53.838">
                <text:p>2653.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54.056">
                <text:p>2654.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6.221">
                <text:p>2646.2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6.377">
                <text:p>2646.3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44.903">
                <text:p>2644.9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3.115">
                <text:p>2643.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0.913">
                <text:p>2650.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51.1">
                <text:p>2651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27.797">
                <text:p>2627.7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36.578">
                <text:p>2636.5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4.396">
                <text:p>2634.3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34.457">
                <text:p>2634.4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38.131">
                <text:p>2638.1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39.014">
                <text:p>2639.0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38.71">
                <text:p>2638.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38.043">
                <text:p>2638.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38.704">
                <text:p>2638.7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38.702">
                <text:p>2638.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40.112">
                <text:p>2640.1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43.968">
                <text:p>2643.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44.664">
                <text:p>2644.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43.695">
                <text:p>2643.6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32.596">
                <text:p>2632.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33.379">
                <text:p>2633.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32.947">
                <text:p>2632.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32.992">
                <text:p>2632.9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2.679">
                <text:p>2642.6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44.639">
                <text:p>2644.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44.76">
                <text:p>2644.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44.881">
                <text:p>2644.8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45.002">
                <text:p>2645.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46.244">
                <text:p>2646.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55.037">
                <text:p>2655.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54.923">
                <text:p>2654.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55.103">
                <text:p>2655.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55.757">
                <text:p>2655.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55.941">
                <text:p>2655.9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56.124">
                <text:p>2656.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54.203">
                <text:p>2654.2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4.373">
                <text:p>2654.3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52.407">
                <text:p>2652.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52.565">
                <text:p>2652.5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52.723">
                <text:p>2652.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27.372">
                <text:p>2627.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24.479">
                <text:p>2624.4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22.389">
                <text:p>2622.3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22.367">
                <text:p>2622.3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22.346">
                <text:p>2622.3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22.325">
                <text:p>2622.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1.429">
                <text:p>2621.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24.198">
                <text:p>2624.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24.188">
                <text:p>2624.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37.808">
                <text:p>2637.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37.942">
                <text:p>2637.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4.448">
                <text:p>2644.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50.217">
                <text:p>2650.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57.167">
                <text:p>2657.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57.558">
                <text:p>2657.5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57.729">
                <text:p>2657.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59.129">
                <text:p>2659.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46.6">
                <text:p>2646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46.71">
                <text:p>2646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47.488">
                <text:p>2647.4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55.107">
                <text:p>2655.1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55.26">
                <text:p>2655.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40.064">
                <text:p>2640.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40.137">
                <text:p>2640.1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39.539">
                <text:p>2639.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37.775">
                <text:p>2637.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38.413">
                <text:p>2638.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38.146">
                <text:p>2638.1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37.382">
                <text:p>2637.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3.709">
                <text:p>2643.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4.992">
                <text:p>2644.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43.741">
                <text:p>2643.7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3.829">
                <text:p>2643.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37.378">
                <text:p>2637.3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37.434">
                <text:p>2637.4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49.492">
                <text:p>2649.4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46.21">
                <text:p>2646.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73.039">
                <text:p>2673.0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73.266">
                <text:p>2673.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87.463">
                <text:p>2687.4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87.757">
                <text:p>2687.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79.564">
                <text:p>2679.5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8.652">
                <text:p>2678.6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83.582">
                <text:p>2683.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83.852">
                <text:p>2683.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84.122">
                <text:p>2684.1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84.392">
                <text:p>2684.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84.662">
                <text:p>2684.6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87.593">
                <text:p>2687.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87.391">
                <text:p>2687.3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00.099">
                <text:p>2700.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99.946">
                <text:p>2699.9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00.281">
                <text:p>2700.2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0.615">
                <text:p>2700.6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0.84">
                <text:p>2700.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01.174">
                <text:p>2701.1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1.508">
                <text:p>2701.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8.772">
                <text:p>2708.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9.137">
                <text:p>2709.1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9.501">
                <text:p>2709.5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09.866">
                <text:p>2709.8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90.433">
                <text:p>2690.4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90.712">
                <text:p>2690.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90.991">
                <text:p>2690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90.958">
                <text:p>2690.9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91.235">
                <text:p>2691.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98.835">
                <text:p>2698.8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9.144">
                <text:p>2699.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99.452">
                <text:p>2699.4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99.76">
                <text:p>2699.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1.606">
                <text:p>2701.6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1.921">
                <text:p>2701.9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02.236">
                <text:p>2702.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02.551">
                <text:p>2702.5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2.438">
                <text:p>2692.4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92.71">
                <text:p>2692.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92.982">
                <text:p>2692.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93.254">
                <text:p>2693.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93.526">
                <text:p>2693.5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93.798">
                <text:p>2693.7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4.07">
                <text:p>2694.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4.343">
                <text:p>2694.3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95.535">
                <text:p>2695.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95.81">
                <text:p>2695.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96.086">
                <text:p>2696.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96.362">
                <text:p>2696.3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6.69">
                <text:p>2696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6.966">
                <text:p>2696.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7.242">
                <text:p>2697.2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0.24">
                <text:p>2700.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00.527">
                <text:p>2700.5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0.813">
                <text:p>2700.8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0.751">
                <text:p>2700.7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01.036">
                <text:p>2701.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01.322">
                <text:p>2701.3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01.607">
                <text:p>2701.6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1.892">
                <text:p>2701.8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2.177">
                <text:p>2702.1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2.462">
                <text:p>2702.4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2.747">
                <text:p>2702.7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3.032">
                <text:p>2703.0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3.318">
                <text:p>2703.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03.603">
                <text:p>2703.6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03.888">
                <text:p>2703.8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04.749">
                <text:p>2704.7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05.036">
                <text:p>2705.0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05.323">
                <text:p>2705.3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5.611">
                <text:p>2705.6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05.898">
                <text:p>2705.8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12.332">
                <text:p>2712.3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12.641">
                <text:p>2712.6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12.951">
                <text:p>2712.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3.26">
                <text:p>2713.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13.569">
                <text:p>2713.5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13.879">
                <text:p>2713.8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14.188">
                <text:p>2714.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15.322">
                <text:p>2715.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15.634">
                <text:p>2715.6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13.198">
                <text:p>2713.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13.5">
                <text:p>2713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13.803">
                <text:p>2713.8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14.106">
                <text:p>2714.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11.948">
                <text:p>2711.9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12.243">
                <text:p>2712.2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12.537">
                <text:p>2712.5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12.831">
                <text:p>2712.8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13.049">
                <text:p>2713.0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13.343">
                <text:p>2713.3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13.637">
                <text:p>2713.6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13.931">
                <text:p>2713.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14.225">
                <text:p>2714.2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17.306">
                <text:p>2717.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17.609">
                <text:p>2717.6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17.912">
                <text:p>2717.9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17.164">
                <text:p>2717.1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18.668">
                <text:p>2718.6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18.972">
                <text:p>2718.9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18.968">
                <text:p>2718.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20.586">
                <text:p>2720.5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20.893">
                <text:p>2720.8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21.2">
                <text:p>2721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21.507">
                <text:p>2721.5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21.814">
                <text:p>2721.8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22.121">
                <text:p>2722.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22.428">
                <text:p>2722.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22.735">
                <text:p>2722.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23.041">
                <text:p>2723.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23.348">
                <text:p>2723.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23.066">
                <text:p>2723.0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42.364">
                <text:p>2742.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49.663">
                <text:p>2749.6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50.049">
                <text:p>2750.0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54.306">
                <text:p>2754.3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54.704">
                <text:p>2754.7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55.103">
                <text:p>2755.1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55.501">
                <text:p>2755.5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55.899">
                <text:p>2755.8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52.411">
                <text:p>2752.4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51.869">
                <text:p>2751.8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52.253">
                <text:p>2752.2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52.637">
                <text:p>2752.6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53.02">
                <text:p>2753.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53.404">
                <text:p>2753.4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53.788">
                <text:p>2753.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54.171">
                <text:p>2754.1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54.555">
                <text:p>2754.5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57.685">
                <text:p>2757.6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58.077">
                <text:p>2758.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58.468">
                <text:p>2758.4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58.86">
                <text:p>2758.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59.252">
                <text:p>2759.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59.644">
                <text:p>2759.6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60.036">
                <text:p>2760.0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60.427">
                <text:p>2760.4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61.232">
                <text:p>2761.2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61.625">
                <text:p>2761.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62.77">
                <text:p>2762.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63.165">
                <text:p>2763.1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63.56">
                <text:p>2763.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64.333">
                <text:p>2764.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64.729">
                <text:p>2764.7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65.126">
                <text:p>2765.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65.522">
                <text:p>2765.5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60.674">
                <text:p>2760.6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64.434">
                <text:p>2764.4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64.825">
                <text:p>2764.8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65.845">
                <text:p>2765.8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66.237">
                <text:p>2766.2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66.63">
                <text:p>2766.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67.023">
                <text:p>2767.0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67.416">
                <text:p>2767.4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67.808">
                <text:p>2767.8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68.201">
                <text:p>2768.2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66.418">
                <text:p>2766.4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67.582">
                <text:p>2767.5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67.971">
                <text:p>2767.9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68.36">
                <text:p>2768.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68.749">
                <text:p>2768.7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69.138">
                <text:p>2769.1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69.526">
                <text:p>2769.5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69.915">
                <text:p>2769.9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70.304">
                <text:p>2770.3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70.693">
                <text:p>2770.6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71.082">
                <text:p>2771.0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71.471">
                <text:p>2771.4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72.015">
                <text:p>2772.0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77.903">
                <text:p>2777.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78.463">
                <text:p>2778.4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78.867">
                <text:p>2778.8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79.271">
                <text:p>2779.2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78.202">
                <text:p>2778.2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78.603">
                <text:p>2778.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72.726">
                <text:p>2772.7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73.11">
                <text:p>2773.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73.494">
                <text:p>2773.4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73.878">
                <text:p>2773.8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74.408">
                <text:p>2774.4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74.792">
                <text:p>2774.7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74.349">
                <text:p>2774.3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72.797">
                <text:p>2772.7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73.175">
                <text:p>2773.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73.552">
                <text:p>2773.5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73.929">
                <text:p>2773.9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74.306">
                <text:p>2774.3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74.684">
                <text:p>2774.6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75.061">
                <text:p>2775.0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75.438">
                <text:p>2775.4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75.815">
                <text:p>2775.8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75.721">
                <text:p>2775.7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81.169">
                <text:p>2781.1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81.558">
                <text:p>2781.5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92.869">
                <text:p>2792.8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793.285">
                <text:p>2793.2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93.701">
                <text:p>2793.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94.117">
                <text:p>2794.1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94.533">
                <text:p>2794.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58.206">
                <text:p>2758.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58.532">
                <text:p>2758.5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58.857">
                <text:p>2758.8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59.183">
                <text:p>2759.1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59.508">
                <text:p>2759.5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59.834">
                <text:p>2759.8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60.16">
                <text:p>2760.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60.485">
                <text:p>2760.4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60.117">
                <text:p>2760.1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60.441">
                <text:p>2760.4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60.764">
                <text:p>2760.7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61.088">
                <text:p>2761.0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61.412">
                <text:p>2761.4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61.736">
                <text:p>2761.7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62.06">
                <text:p>2762.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62.384">
                <text:p>2762.3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61.704">
                <text:p>2761.7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62.025">
                <text:p>2762.0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59.64">
                <text:p>2759.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56.768">
                <text:p>2756.7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57.076">
                <text:p>2757.0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57.383">
                <text:p>2757.3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57.691">
                <text:p>2757.6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55.259">
                <text:p>2755.2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60.32">
                <text:p>2760.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60.633">
                <text:p>2760.6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0.945">
                <text:p>2760.9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61.257">
                <text:p>2761.2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61.57">
                <text:p>2761.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61.882">
                <text:p>2761.8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62.194">
                <text:p>2762.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64.075">
                <text:p>2764.0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764.391">
                <text:p>2764.3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64.707">
                <text:p>2764.7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90.516">
                <text:p>2790.5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94.548">
                <text:p>2794.5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94.93">
                <text:p>2794.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95.312">
                <text:p>2795.3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95.695">
                <text:p>2795.6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95.331">
                <text:p>2795.3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88.358">
                <text:p>2788.3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88.722">
                <text:p>2788.7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89.086">
                <text:p>2789.0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89.45">
                <text:p>2789.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89.814">
                <text:p>2789.8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00.793">
                <text:p>2800.7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01.181">
                <text:p>2801.1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95.983">
                <text:p>2795.9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83.407">
                <text:p>2783.4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83.754">
                <text:p>2783.7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84.1">
                <text:p>2784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84.447">
                <text:p>2784.4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82.071">
                <text:p>2782.0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82.412">
                <text:p>2782.4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82.753">
                <text:p>2782.7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83.093">
                <text:p>2783.0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83.434">
                <text:p>2783.4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00.863">
                <text:p>2800.8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01.241">
                <text:p>2801.2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01.619">
                <text:p>2801.6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01.996">
                <text:p>2801.9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02.374">
                <text:p>2802.3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02.751">
                <text:p>2802.7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86.039">
                <text:p>2786.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11.195">
                <text:p>2811.1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11.589">
                <text:p>2811.5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11.983">
                <text:p>2811.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12.377">
                <text:p>2812.3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12.771">
                <text:p>2812.7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13.165">
                <text:p>2813.1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12.925">
                <text:p>2812.9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13.318">
                <text:p>2813.3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12.652">
                <text:p>2812.6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13.043">
                <text:p>2813.0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13.433">
                <text:p>2813.4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13.824">
                <text:p>2813.8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14.214">
                <text:p>2814.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14.604">
                <text:p>2814.6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14.995">
                <text:p>2814.9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15.385">
                <text:p>2815.3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15.776">
                <text:p>2815.7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16.166">
                <text:p>2816.1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96.023">
                <text:p>2796.0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96.372">
                <text:p>2796.3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96.72">
                <text:p>2796.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97.068">
                <text:p>2797.0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97.417">
                <text:p>2797.4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97.765">
                <text:p>2797.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98.113">
                <text:p>2798.1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98.462">
                <text:p>2798.4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98.81">
                <text:p>2798.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98.236">
                <text:p>2798.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98.583">
                <text:p>2798.5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98.929">
                <text:p>2798.9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99.276">
                <text:p>2799.2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99.622">
                <text:p>2799.6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99.969">
                <text:p>2799.9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00.315">
                <text:p>2800.3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99.991">
                <text:p>2799.9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00.336">
                <text:p>2800.3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00.681">
                <text:p>2800.6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01.026">
                <text:p>2801.0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01.371">
                <text:p>2801.3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01.716">
                <text:p>2801.7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18.831">
                <text:p>2818.8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19.209">
                <text:p>2819.2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19.587">
                <text:p>2819.5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19.965">
                <text:p>2819.9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20.343">
                <text:p>2820.3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20.721">
                <text:p>2820.7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21.099">
                <text:p>2821.0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07.053">
                <text:p>2807.0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07.403">
                <text:p>2807.4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07.753">
                <text:p>2807.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08.104">
                <text:p>2808.1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08.454">
                <text:p>2808.4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08.804">
                <text:p>2808.8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09.154">
                <text:p>2809.1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09.504">
                <text:p>2809.5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09.854">
                <text:p>2809.8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10.204">
                <text:p>2810.2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06.92">
                <text:p>2806.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07.263">
                <text:p>2807.2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07.606">
                <text:p>2807.6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07.95">
                <text:p>2807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08.293">
                <text:p>2808.2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08.636">
                <text:p>2808.6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08.979">
                <text:p>2808.9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09.323">
                <text:p>2809.3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09.666">
                <text:p>2809.6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10.009">
                <text:p>2810.0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10.352">
                <text:p>2810.3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10.695">
                <text:p>2810.6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11.039">
                <text:p>2811.0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09.051">
                <text:p>2809.0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09.39">
                <text:p>2809.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09.729">
                <text:p>2809.7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10.068">
                <text:p>2810.0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10.407">
                <text:p>2810.4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10.746">
                <text:p>2810.7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11.084">
                <text:p>2811.0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11.423">
                <text:p>2811.4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11.762">
                <text:p>2811.7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12.101">
                <text:p>2812.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12.44">
                <text:p>2812.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12.369">
                <text:p>2812.3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12.707">
                <text:p>2812.7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13.046">
                <text:p>2813.0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13.384">
                <text:p>2813.3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13.722">
                <text:p>2813.7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14.06">
                <text:p>2814.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14.398">
                <text:p>2814.3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14.736">
                <text:p>2814.7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15.075">
                <text:p>2815.0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15.413">
                <text:p>2815.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15.751">
                <text:p>2815.7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6.089">
                <text:p>2816.0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6.427">
                <text:p>2816.4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6.765">
                <text:p>2816.7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17.103">
                <text:p>2817.1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17.442">
                <text:p>2817.4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26.16">
                <text:p>2826.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26.513">
                <text:p>2826.5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26.865">
                <text:p>2826.8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22.356">
                <text:p>2822.3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22.7">
                <text:p>2822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23.045">
                <text:p>2823.0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23.389">
                <text:p>2823.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23.733">
                <text:p>2823.7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24.487">
                <text:p>2824.4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24.833">
                <text:p>2824.8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25.178">
                <text:p>2825.1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25.523">
                <text:p>2825.5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25.868">
                <text:p>2825.8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26.213">
                <text:p>2826.2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26.558">
                <text:p>2826.5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826.903">
                <text:p>2826.9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27.248">
                <text:p>2827.2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27.594">
                <text:p>2827.5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27.939">
                <text:p>2827.9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28.284">
                <text:p>2828.2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28.629">
                <text:p>2828.6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28.974">
                <text:p>2828.9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29.319">
                <text:p>2829.3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29.664">
                <text:p>2829.6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30.009">
                <text:p>2830.0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30.355">
                <text:p>2830.3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30.7">
                <text:p>2830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31.045">
                <text:p>2831.0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44.412">
                <text:p>2844.4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48.976">
                <text:p>2848.9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49.35">
                <text:p>2849.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49.724">
                <text:p>2849.7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850.098">
                <text:p>2850.0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63.691">
                <text:p>2863.6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64.087">
                <text:p>2864.0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64.483">
                <text:p>2864.4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64.879">
                <text:p>2864.8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65.276">
                <text:p>2865.2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65.672">
                <text:p>2865.6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66.068">
                <text:p>2866.0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50.541">
                <text:p>2850.5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50.911">
                <text:p>2850.9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48.551">
                <text:p>2848.5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48.916">
                <text:p>2848.9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49.281">
                <text:p>2849.2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49.647">
                <text:p>2849.6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50.012">
                <text:p>2850.0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50.378">
                <text:p>2850.3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50.743">
                <text:p>2850.7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53.535">
                <text:p>2853.5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53.905">
                <text:p>2853.9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54.274">
                <text:p>2854.2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54.643">
                <text:p>2854.6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57.68">
                <text:p>2857.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58.053">
                <text:p>2858.0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61.899">
                <text:p>2861.8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58.892">
                <text:p>2858.8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65.69">
                <text:p>2865.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66.074">
                <text:p>2866.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65.831">
                <text:p>2865.8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866.214">
                <text:p>2866.2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66.597">
                <text:p>2866.5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866.98">
                <text:p>2866.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67.363">
                <text:p>2867.3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67.747">
                <text:p>2867.7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68.13">
                <text:p>2868.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868.513">
                <text:p>2868.5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68.896">
                <text:p>2868.8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69.279">
                <text:p>2869.2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69.662">
                <text:p>2869.6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70.045">
                <text:p>2870.0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870.428">
                <text:p>2870.4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70.811">
                <text:p>2870.8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71.194">
                <text:p>2871.1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71.577">
                <text:p>2871.5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71.96">
                <text:p>2871.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72.343">
                <text:p>2872.3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72.726">
                <text:p>2872.7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76.095">
                <text:p>2876.0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76.483">
                <text:p>2876.4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76.87">
                <text:p>2876.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76.056">
                <text:p>2876.0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76.442">
                <text:p>2876.4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76.828">
                <text:p>2876.8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77.214">
                <text:p>2877.2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78.084">
                <text:p>2878.0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78.471">
                <text:p>2878.4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78.858">
                <text:p>2878.8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79.244">
                <text:p>2879.2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79.631">
                <text:p>2879.6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84.254">
                <text:p>2884.2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74.236">
                <text:p>2874.2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4.613">
                <text:p>2874.6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74.99">
                <text:p>2874.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73.471">
                <text:p>2873.4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73.846">
                <text:p>2873.8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74.22">
                <text:p>2874.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74.594">
                <text:p>2874.5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874.969">
                <text:p>2874.9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75.343">
                <text:p>2875.3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75.717">
                <text:p>2875.7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76.092">
                <text:p>2876.0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76.466">
                <text:p>2876.4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76.84">
                <text:p>2876.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77.215">
                <text:p>2877.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77.589">
                <text:p>2877.5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82.495">
                <text:p>2882.4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82.876">
                <text:p>2882.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83.257">
                <text:p>2883.2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82.961">
                <text:p>2882.9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83.341">
                <text:p>2883.3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83.721">
                <text:p>2883.7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81.161">
                <text:p>2881.1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70.595">
                <text:p>2870.5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70.954">
                <text:p>2870.9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71.314">
                <text:p>2871.3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71.674">
                <text:p>2871.6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73.572">
                <text:p>2873.5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873.934">
                <text:p>2873.9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74.296">
                <text:p>2874.2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74.658">
                <text:p>2874.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875.02">
                <text:p>2875.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75.487">
                <text:p>2875.4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875.849">
                <text:p>2875.8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876.211">
                <text:p>2876.2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876.535">
                <text:p>2876.5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876.897">
                <text:p>2876.8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877.259">
                <text:p>2877.2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77.621">
                <text:p>2877.6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77.983">
                <text:p>2877.9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877.052">
                <text:p>2877.0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77.412">
                <text:p>2877.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877.772">
                <text:p>2877.7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78.132">
                <text:p>2878.1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78.493">
                <text:p>2878.4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78.853">
                <text:p>2878.8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76.88">
                <text:p>2876.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77.256">
                <text:p>2877.2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77.613">
                <text:p>2877.6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77.969">
                <text:p>2877.9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94.866">
                <text:p>2894.8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95.246">
                <text:p>2895.2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95.627">
                <text:p>2895.6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96.007">
                <text:p>2896.0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96.387">
                <text:p>2896.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96.767">
                <text:p>2896.7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97.148">
                <text:p>2897.1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97.528">
                <text:p>2897.5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97.908">
                <text:p>2897.9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98.288">
                <text:p>2898.2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98.668">
                <text:p>2898.6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99.049">
                <text:p>2899.0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99.429">
                <text:p>2899.4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99.809">
                <text:p>2899.8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04.147">
                <text:p>2904.1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04.533">
                <text:p>2904.5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02.71">
                <text:p>2902.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03.092">
                <text:p>2903.0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03.475">
                <text:p>2903.4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03.858">
                <text:p>2903.8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89.03">
                <text:p>2889.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889.392">
                <text:p>2889.3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90.603">
                <text:p>2890.6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890.966">
                <text:p>2890.9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91.348">
                <text:p>2891.3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891.711">
                <text:p>2891.7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70.418">
                <text:p>2870.4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870.751">
                <text:p>2870.7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871.084">
                <text:p>2871.0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871.418">
                <text:p>2871.4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71.751">
                <text:p>2871.7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872.085">
                <text:p>2872.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872.418">
                <text:p>2872.4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872.751">
                <text:p>2872.7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873.085">
                <text:p>2873.0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873.418">
                <text:p>2873.4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873.751">
                <text:p>2873.7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874.085">
                <text:p>2874.0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874.418">
                <text:p>2874.4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874.752">
                <text:p>2874.7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875.085">
                <text:p>2875.0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879.524">
                <text:p>2879.5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879.863">
                <text:p>2879.8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83.758">
                <text:p>2883.7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884.101">
                <text:p>2884.1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884.445">
                <text:p>2884.44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884.788">
                <text:p>2884.7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885.132">
                <text:p>2885.1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885.476">
                <text:p>2885.4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885.819">
                <text:p>2885.8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86.163">
                <text:p>2886.1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876.083">
                <text:p>2876.0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875.068">
                <text:p>2875.0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875.396">
                <text:p>2875.3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875.724">
                <text:p>2875.7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876.052">
                <text:p>2876.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76.38">
                <text:p>2876.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876.709">
                <text:p>2876.7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81.236">
                <text:p>2881.2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881.569">
                <text:p>2881.5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81.903">
                <text:p>2881.9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882.236">
                <text:p>2882.2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82.57">
                <text:p>2882.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82.904">
                <text:p>2882.9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83.237">
                <text:p>2883.23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883.571">
                <text:p>2883.5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883.904">
                <text:p>2883.9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879.083">
                <text:p>2879.0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79.41">
                <text:p>2879.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79.737">
                <text:p>2879.7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80.064">
                <text:p>2880.0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879.992">
                <text:p>2879.9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80.319">
                <text:p>2880.3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80.645">
                <text:p>2880.6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80.972">
                <text:p>2880.9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81.298">
                <text:p>2881.2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81.624">
                <text:p>2881.6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81.951">
                <text:p>2881.9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82.277">
                <text:p>2882.2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82.604">
                <text:p>2882.6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82.93">
                <text:p>2882.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83.257">
                <text:p>2883.2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83.583">
                <text:p>2883.5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83.909">
                <text:p>2883.9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84.236">
                <text:p>2884.2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884.562">
                <text:p>2884.5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884.889">
                <text:p>2884.8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85.215">
                <text:p>2885.2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5.541">
                <text:p>2885.5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85.868">
                <text:p>2885.8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86.194">
                <text:p>2886.1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87.124">
                <text:p>2887.1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87.451">
                <text:p>2887.4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87.779">
                <text:p>2887.7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88.106">
                <text:p>2888.1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88.433">
                <text:p>2888.4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88.76">
                <text:p>2888.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89.087">
                <text:p>2889.08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89.414">
                <text:p>2889.4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89.742">
                <text:p>2889.7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90.069">
                <text:p>2890.0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90.396">
                <text:p>2890.3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90.723">
                <text:p>2890.7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91.05">
                <text:p>2891.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91.378">
                <text:p>2891.3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91.705">
                <text:p>2891.7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92.032">
                <text:p>2892.0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92.359">
                <text:p>2892.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92.686">
                <text:p>2892.6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93.013">
                <text:p>2893.0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93.341">
                <text:p>2893.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93.668">
                <text:p>2893.6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93.995">
                <text:p>2893.9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94.322">
                <text:p>2894.3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94.649">
                <text:p>2894.6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94.976">
                <text:p>2894.9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95.304">
                <text:p>2895.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00.898">
                <text:p>2900.8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01.232">
                <text:p>2901.2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01.565">
                <text:p>2901.5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01.899">
                <text:p>2901.8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02.232">
                <text:p>2902.2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02.566">
                <text:p>2902.5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02.899">
                <text:p>2902.8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03.233">
                <text:p>2903.2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03.567">
                <text:p>2903.5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03.9">
                <text:p>2903.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04.234">
                <text:p>2904.2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04.567">
                <text:p>2904.5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04.901">
                <text:p>2904.9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05.234">
                <text:p>2905.2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05.568">
                <text:p>2905.5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05.901">
                <text:p>2905.9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06.235">
                <text:p>2906.2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06.569">
                <text:p>2906.5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01.579">
                <text:p>2901.57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01.907">
                <text:p>2901.9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02.234">
                <text:p>2902.2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902.561">
                <text:p>2902.5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902.888">
                <text:p>2902.8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03.216">
                <text:p>2903.2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75.025">
                <text:p>2975.0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44.65">
                <text:p>2944.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45.025">
                <text:p>2945.0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45.4">
                <text:p>2945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45.776">
                <text:p>2945.7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46.151">
                <text:p>2946.1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46.526">
                <text:p>2946.5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46.901">
                <text:p>2946.9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17.647">
                <text:p>2917.6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17.987">
                <text:p>2917.9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18.328">
                <text:p>2918.3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18.669">
                <text:p>2918.6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19.009">
                <text:p>2919.0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19.35">
                <text:p>2919.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19.691">
                <text:p>2919.6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20.031">
                <text:p>2920.0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20.372">
                <text:p>2920.3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20.713">
                <text:p>2920.7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21.053">
                <text:p>2921.0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21.394">
                <text:p>2921.3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21.735">
                <text:p>2921.7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22.075">
                <text:p>2922.0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22.416">
                <text:p>2922.4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22.756">
                <text:p>2922.7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23.097">
                <text:p>2923.0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23.438">
                <text:p>2923.4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23.778">
                <text:p>2923.7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24.119">
                <text:p>2924.1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24.46">
                <text:p>2924.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24.8">
                <text:p>2924.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15.53">
                <text:p>2915.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15.86">
                <text:p>2915.8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16.19">
                <text:p>2916.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09.162">
                <text:p>2909.1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09.483">
                <text:p>2909.4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09.804">
                <text:p>2909.8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10.126">
                <text:p>2910.1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10.447">
                <text:p>2910.4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10.768">
                <text:p>2910.7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15.794">
                <text:p>2915.7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16.12">
                <text:p>2916.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16.447">
                <text:p>2916.4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06.073">
                <text:p>2906.0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06.387">
                <text:p>2906.3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06.702">
                <text:p>2906.7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99.558">
                <text:p>2899.5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99.865">
                <text:p>2899.86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00.171">
                <text:p>2900.1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00.477">
                <text:p>2900.4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00.784">
                <text:p>2900.7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01.09">
                <text:p>2901.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01.396">
                <text:p>2901.3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01.703">
                <text:p>2901.7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02.009">
                <text:p>2902.0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02.315">
                <text:p>2902.3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02.621">
                <text:p>2902.6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02.928">
                <text:p>2902.9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03.234">
                <text:p>2903.2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03.54">
                <text:p>2903.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3.847">
                <text:p>2903.8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4.153">
                <text:p>2904.1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4.459">
                <text:p>2904.4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04.765">
                <text:p>2904.7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05.072">
                <text:p>2905.0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05.378">
                <text:p>2905.3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05.684">
                <text:p>2905.6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05.991">
                <text:p>2905.9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06.297">
                <text:p>2906.2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06.603">
                <text:p>2906.6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06.909">
                <text:p>2906.9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17.788">
                <text:p>2917.7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18.106">
                <text:p>2918.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18.424">
                <text:p>2918.4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18.742">
                <text:p>2918.7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19.059">
                <text:p>2919.0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19.377">
                <text:p>2919.3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19.695">
                <text:p>2919.6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20.013">
                <text:p>2920.0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20.331">
                <text:p>2920.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20.649">
                <text:p>2920.6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20.966">
                <text:p>2920.9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21.284">
                <text:p>2921.2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21.602">
                <text:p>2921.6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21.92">
                <text:p>2921.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22.238">
                <text:p>2922.2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22.555">
                <text:p>2922.5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22.873">
                <text:p>2922.8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23.191">
                <text:p>2923.1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23.509">
                <text:p>2923.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23.827">
                <text:p>2923.8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24.144">
                <text:p>2924.1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24.462">
                <text:p>2924.4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24.78">
                <text:p>2924.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25.098">
                <text:p>2925.0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25.416">
                <text:p>2925.4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25.733">
                <text:p>2925.7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26.051">
                <text:p>2926.0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26.369">
                <text:p>2926.3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26.687">
                <text:p>2926.6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27.005">
                <text:p>2927.0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27.322">
                <text:p>2927.3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27.64">
                <text:p>2927.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27.958">
                <text:p>2927.9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28.276">
                <text:p>2928.27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28.594">
                <text:p>2928.5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28.911">
                <text:p>2928.9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29.229">
                <text:p>2929.2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29.547">
                <text:p>2929.5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29.865">
                <text:p>2929.8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30.183">
                <text:p>2930.1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30.5">
                <text:p>2930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30.818">
                <text:p>2930.8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31.136">
                <text:p>2931.1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31.454">
                <text:p>2931.4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31.772">
                <text:p>2931.7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32.09">
                <text:p>2932.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32.407">
                <text:p>2932.4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32.725">
                <text:p>2932.7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33.043">
                <text:p>2933.0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33.361">
                <text:p>2933.3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33.679">
                <text:p>2933.6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33.996">
                <text:p>2933.9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34.314">
                <text:p>2934.3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37.171">
                <text:p>2937.1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37.491">
                <text:p>2937.4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37.812">
                <text:p>2937.8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38.132">
                <text:p>2938.1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38.452">
                <text:p>2938.4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38.773">
                <text:p>2938.7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39.093">
                <text:p>2939.0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39.414">
                <text:p>2939.4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39.734">
                <text:p>2939.7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40.055">
                <text:p>2940.0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40.375">
                <text:p>2940.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40.695">
                <text:p>2940.6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41.016">
                <text:p>2941.0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41.336">
                <text:p>2941.3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38.046">
                <text:p>2938.0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38.362">
                <text:p>2938.3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38.679">
                <text:p>2938.6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38.996">
                <text:p>2938.9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39.313">
                <text:p>2939.3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39.629">
                <text:p>2939.6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39.946">
                <text:p>2939.9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40.263">
                <text:p>2940.2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40.58">
                <text:p>2940.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40.896">
                <text:p>2940.8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41.213">
                <text:p>2941.2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41.53">
                <text:p>2941.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41.847">
                <text:p>2941.8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42.163">
                <text:p>2942.1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42.48">
                <text:p>2942.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3.B1:Feuille13.B186" svg:x="0.32cm" svg:y="0.18cm" svg:width="12.428cm" svg:height="8.64cm">
          <chart:coordinate-region svg:x="1.312cm" svg:y="0.301cm" svg:width="11.43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3.B1:Feuille13.B186" chart:class="chart:line">
            <chart:data-point chart:repeated="1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2.797">
                <text:p>2942.797</text:p>
                <draw:g>
                  <svg:desc>Feuille13.B1:Feuille13.B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41.218">
                <text:p>2941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44.339">
                <text:p>2944.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7.46">
                <text:p>294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0.58">
                <text:p>295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1.653">
                <text:p>2961.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41.833">
                <text:p>2941.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4.812">
                <text:p>2944.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5.971">
                <text:p>2955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9.026">
                <text:p>2959.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62.081">
                <text:p>2962.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7.457">
                <text:p>2987.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0.712">
                <text:p>2990.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1.974">
                <text:p>2921.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4.593">
                <text:p>2924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7.212">
                <text:p>292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9.831">
                <text:p>2929.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8.007">
                <text:p>2908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0.417">
                <text:p>2910.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8.006">
                <text:p>2908.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5.759">
                <text:p>2895.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8.006">
                <text:p>2898.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4.376">
                <text:p>2924.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26.822">
                <text:p>2926.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9.267">
                <text:p>2929.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31.712">
                <text:p>2931.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4.158">
                <text:p>2934.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6.603">
                <text:p>2936.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4.549">
                <text:p>2904.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6.724">
                <text:p>2906.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7.643">
                <text:p>2907.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09.809">
                <text:p>2909.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1.975">
                <text:p>2911.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14.141">
                <text:p>2914.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7.818">
                <text:p>2897.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8.049">
                <text:p>2908.0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1.76">
                <text:p>2921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1.082">
                <text:p>2921.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7.863">
                <text:p>2927.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35.079">
                <text:p>2935.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37.302">
                <text:p>2937.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0.463">
                <text:p>2910.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2.48">
                <text:p>2912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14.497">
                <text:p>2914.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6.515">
                <text:p>2916.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8.532">
                <text:p>2918.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48.045">
                <text:p>3048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0.935">
                <text:p>3050.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0.487">
                <text:p>3040.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0.13">
                <text:p>3080.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3.177">
                <text:p>3083.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6.535">
                <text:p>3156.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5.375">
                <text:p>3155.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58.857">
                <text:p>3158.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6.492">
                <text:p>3176.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3.47">
                <text:p>2873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52.853">
                <text:p>3052.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55.588">
                <text:p>3055.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62.446">
                <text:p>3062.4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74.834">
                <text:p>3074.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72.737">
                <text:p>3072.7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5.529">
                <text:p>3075.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74.999">
                <text:p>3074.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75.361">
                <text:p>3075.3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82.008">
                <text:p>3082.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4.789">
                <text:p>3084.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80.539">
                <text:p>3080.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83.277">
                <text:p>3083.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95.234">
                <text:p>3095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20.152">
                <text:p>3020.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2.484">
                <text:p>3022.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32.189">
                <text:p>3032.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4.564">
                <text:p>3034.5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1.569">
                <text:p>3031.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3.913">
                <text:p>3033.9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6.257">
                <text:p>3036.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7.173">
                <text:p>3007.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9.339">
                <text:p>3009.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11.504">
                <text:p>3011.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13.67">
                <text:p>3013.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54.248">
                <text:p>2954.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71.845">
                <text:p>2971.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61.295">
                <text:p>2961.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2.1">
                <text:p>2972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73.991">
                <text:p>2973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5.882">
                <text:p>2975.8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87.979">
                <text:p>2987.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89.925">
                <text:p>2989.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70.674">
                <text:p>2970.6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72.507">
                <text:p>2972.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4.34">
                <text:p>297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6.173">
                <text:p>2976.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0.836">
                <text:p>3010.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10.8">
                <text:p>301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0.929">
                <text:p>2940.9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09.129">
                <text:p>3009.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11.094">
                <text:p>3011.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13.058">
                <text:p>3013.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15.023">
                <text:p>3015.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0.379">
                <text:p>3000.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7.912">
                <text:p>2957.9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9.571">
                <text:p>2959.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39.981">
                <text:p>2939.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41.535">
                <text:p>2941.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43.089">
                <text:p>2943.0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44.246">
                <text:p>2944.2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45.798">
                <text:p>2945.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47.006">
                <text:p>2947.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2.254">
                <text:p>2912.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48.894">
                <text:p>2948.8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97.8">
                <text:p>289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.1">
                <text:p>2904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39.656">
                <text:p>2939.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10.169">
                <text:p>2910.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11.503">
                <text:p>2911.5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70.77">
                <text:p>4170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05.819">
                <text:p>2905.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89.334">
                <text:p>2889.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93.301">
                <text:p>2893.3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88.507">
                <text:p>2988.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02.235">
                <text:p>3002.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79.808">
                <text:p>2979.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93.59">
                <text:p>2993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54.905">
                <text:p>2854.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55.932">
                <text:p>2855.9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12.943">
                <text:p>4212.9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20.86">
                <text:p>282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1.722">
                <text:p>2821.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43.571">
                <text:p>4143.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50.227">
                <text:p>4150.2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3.048">
                <text:p>4223.0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29.991">
                <text:p>4229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36.935">
                <text:p>4236.9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65.547">
                <text:p>4165.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8.298">
                <text:p>4218.2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76.363">
                <text:p>4176.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24.52">
                <text:p>4224.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31.293">
                <text:p>4231.2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47.218">
                <text:p>4247.2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54.03">
                <text:p>4254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62.172">
                <text:p>4362.1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69.406">
                <text:p>4369.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76.64">
                <text:p>4376.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83.874">
                <text:p>4383.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05.328">
                <text:p>4205.3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09.481">
                <text:p>4209.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15.944">
                <text:p>4215.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14.675">
                <text:p>4214.6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21.107">
                <text:p>4221.1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47.376">
                <text:p>4247.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77.995">
                <text:p>4277.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84.603">
                <text:p>4284.6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1.21">
                <text:p>4291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7.818">
                <text:p>4297.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04.426">
                <text:p>4304.4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8.698">
                <text:p>4418.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09.855">
                <text:p>4309.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16.394">
                <text:p>4416.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31.94">
                <text:p>4431.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38.94">
                <text:p>4438.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45.939">
                <text:p>4445.9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52.939">
                <text:p>4452.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59.938">
                <text:p>4459.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6.938">
                <text:p>4466.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73.938">
                <text:p>4473.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44.485">
                <text:p>4444.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51.347">
                <text:p>4451.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58.209">
                <text:p>4458.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60.286">
                <text:p>4460.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67.13">
                <text:p>4467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73.974">
                <text:p>4473.9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80.818">
                <text:p>4480.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87.662">
                <text:p>4487.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4.506">
                <text:p>4494.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97.827">
                <text:p>4497.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23.038">
                <text:p>4523.0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30.112">
                <text:p>4530.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37.011">
                <text:p>4537.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25.055">
                <text:p>4525.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31.886">
                <text:p>4531.8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38.717">
                <text:p>4538.7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45.548">
                <text:p>4545.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2.379">
                <text:p>4552.3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59.21">
                <text:p>4559.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66.041">
                <text:p>4566.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72.872">
                <text:p>4572.8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445cm" svg:height="9cm" xlink:href=".." xlink:type="simple" chart:class="chart:line" chart:style-name="ch1">
        <chart:legend chart:legend-position="end" svg:x="26.513cm" svg:y="4.201cm" style:legend-expansion="high" chart:style-name="ch2"/>
        <chart:plot-area chart:style-name="ch3" table:cell-range-address="Feuille14.B1:Feuille14.B99" svg:x="0.588cm" svg:y="0.18cm" svg:width="25.337cm" svg:height="8.64cm">
          <chart:coordinate-region svg:x="1.58cm" svg:y="0.379cm" svg:width="24.34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4.B1:Feuille14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6.296">
                <text:p>2646.296</text:p>
                <draw:g>
                  <svg:desc>Feuille14.B1:Feuille14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5.79">
                <text:p>2645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8.943">
                <text:p>2638.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1.032">
                <text:p>2671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7.184">
                <text:p>2597.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5.887">
                <text:p>2645.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9.224">
                <text:p>2659.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2.871">
                <text:p>2722.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73.495">
                <text:p>2673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8.07">
                <text:p>2608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4.558">
                <text:p>2684.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9.974">
                <text:p>2559.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9.628">
                <text:p>2649.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4.555">
                <text:p>2544.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8.529">
                <text:p>2528.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8.464">
                <text:p>2518.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6.302">
                <text:p>2526.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9.085">
                <text:p>2509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5.321">
                <text:p>2515.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18.478">
                <text:p>2518.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5.045">
                <text:p>2505.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1.79">
                <text:p>2501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.466">
                <text:p>2498.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6.442">
                <text:p>2486.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1.012">
                <text:p>2701.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6.797">
                <text:p>2706.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9.544">
                <text:p>2709.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4.346">
                <text:p>2724.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6.149">
                <text:p>2726.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0.259">
                <text:p>2730.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9.347">
                <text:p>2729.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1.139">
                <text:p>2751.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6.883">
                <text:p>2766.8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71.892">
                <text:p>2771.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6.602">
                <text:p>2776.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8.622">
                <text:p>2778.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2.862">
                <text:p>2782.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0.898">
                <text:p>2790.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8.975">
                <text:p>2788.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98.935">
                <text:p>2798.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0.836">
                <text:p>2770.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5.152">
                <text:p>2765.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7.441">
                <text:p>2767.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2.914">
                <text:p>2802.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34.622">
                <text:p>2834.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.656">
                <text:p>2832.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1.298">
                <text:p>2841.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27.75">
                <text:p>2827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53.156">
                <text:p>2853.1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12.426">
                <text:p>2412.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8.154">
                <text:p>2408.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00.438">
                <text:p>2400.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19.076">
                <text:p>2819.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20.387">
                <text:p>2820.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3.577">
                <text:p>2823.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31.291">
                <text:p>2831.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34.956">
                <text:p>2834.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31.837">
                <text:p>2831.8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56.517">
                <text:p>2856.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52.243">
                <text:p>2852.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53.451">
                <text:p>2853.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8.833">
                <text:p>2868.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14.709">
                <text:p>2914.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79.535">
                <text:p>2879.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9.885">
                <text:p>2879.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82.937">
                <text:p>2882.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9.706">
                <text:p>2929.7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32.259">
                <text:p>2932.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40.549">
                <text:p>2940.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6.165">
                <text:p>2886.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9.881">
                <text:p>2889.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6.06">
                <text:p>2906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16.111">
                <text:p>2916.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4.147">
                <text:p>2924.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2.258">
                <text:p>2912.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49.082">
                <text:p>2949.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9.322">
                <text:p>2979.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93.731">
                <text:p>2893.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91.041">
                <text:p>2891.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67.951">
                <text:p>2967.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85.754">
                <text:p>2985.7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02.829">
                <text:p>2902.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74.307">
                <text:p>2974.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50.472">
                <text:p>2950.4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54.335">
                <text:p>2954.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54.97">
                <text:p>295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12.947">
                <text:p>2912.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13.208">
                <text:p>2913.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7.521">
                <text:p>2907.5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03.167">
                <text:p>2903.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10.915">
                <text:p>2910.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24.641">
                <text:p>2924.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7.887">
                <text:p>2927.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05.54">
                <text:p>2905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96.857">
                <text:p>2896.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9.708">
                <text:p>2899.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04.869">
                <text:p>2904.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07.743">
                <text:p>2907.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5.115">
                <text:p>2895.1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34cm" svg:height="9cm" xlink:href=".." xlink:type="simple" chart:class="chart:line" chart:style-name="ch1">
        <chart:legend chart:legend-position="end" svg:x="26.402cm" svg:y="4.201cm" style:legend-expansion="high" chart:style-name="ch2"/>
        <chart:plot-area chart:style-name="ch3" table:cell-range-address="Feuille15.B1:Feuille15.B99" svg:x="0.586cm" svg:y="0.18cm" svg:width="25.23cm" svg:height="8.64cm">
          <chart:coordinate-region svg:x="1.578cm" svg:y="0.379cm" svg:width="24.23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5.B1:Feuille15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7.951">
                <text:p>2967.951</text:p>
                <draw:g>
                  <svg:desc>Feuille15.B1:Feuille15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0.58">
                <text:p>2690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48.827">
                <text:p>2848.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7.67">
                <text:p>2967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9.805">
                <text:p>2049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5.079">
                <text:p>3655.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.136">
                <text:p>2400.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6.735">
                <text:p>2506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8.34">
                <text:p>4188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4.898">
                <text:p>2924.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8.403">
                <text:p>2788.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6.886">
                <text:p>2136.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1.785">
                <text:p>2441.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5.525">
                <text:p>2455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2.805">
                <text:p>2542.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6.889">
                <text:p>1756.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9.046">
                <text:p>1819.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0.528">
                <text:p>2740.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7.466">
                <text:p>2687.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2.465">
                <text:p>1282.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11.937">
                <text:p>2611.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3.175">
                <text:p>2073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1.215">
                <text:p>2641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1.721">
                <text:p>2161.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8.427">
                <text:p>1568.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2.239">
                <text:p>1792.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6.548">
                <text:p>2046.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3.078">
                <text:p>1383.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.741">
                <text:p>1485.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3.353">
                <text:p>2823.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3.452">
                <text:p>2303.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5.317">
                <text:p>2565.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9.727">
                <text:p>2499.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1.019">
                <text:p>2051.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0.742">
                <text:p>1530.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7.366">
                <text:p>1497.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8.885">
                <text:p>2768.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8.53">
                <text:p>2208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9.738">
                <text:p>1239.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1.003">
                <text:p>1351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9.33">
                <text:p>2019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0.18">
                <text:p>2120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88.862">
                <text:p>2288.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5.847">
                <text:p>1345.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75.803">
                <text:p>2075.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8.297">
                <text:p>1488.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3.204">
                <text:p>2683.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2.357">
                <text:p>2172.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8.997">
                <text:p>2058.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6.175">
                <text:p>1806.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7.141">
                <text:p>2027.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5.031">
                <text:p>2135.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49.535">
                <text:p>1849.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4.512">
                <text:p>1724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84.459">
                <text:p>2584.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1.832">
                <text:p>1941.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7.076">
                <text:p>1817.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0.43">
                <text:p>2110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0.312">
                <text:p>1220.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5.884">
                <text:p>1235.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5.181">
                <text:p>1315.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66.341">
                <text:p>2466.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17.985">
                <text:p>1417.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4.049">
                <text:p>1534.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6.336">
                <text:p>1266.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51.409">
                <text:p>2151.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6.193">
                <text:p>926.1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2.091">
                <text:p>1482.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9.482">
                <text:p>1839.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7.773">
                <text:p>1837.7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4.751">
                <text:p>2294.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.323">
                <text:p>1260.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8.655">
                <text:p>1478.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01.768">
                <text:p>1901.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46.9">
                <text:p>1346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4.343">
                <text:p>1894.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8.436">
                <text:p>838.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6.715">
                <text:p>986.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1.798">
                <text:p>1241.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2.845">
                <text:p>1322.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9.605">
                <text:p>1399.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0.957">
                <text:p>1900.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11.661">
                <text:p>2411.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3.852">
                <text:p>953.8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9.991">
                <text:p>1119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1.858">
                <text:p>1421.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1.868">
                <text:p>1971.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6.32">
                <text:p>1816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9.569">
                <text:p>1589.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96.767">
                <text:p>2496.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6.637">
                <text:p>1026.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8.771">
                <text:p>908.7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1.641">
                <text:p>951.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9.243">
                <text:p>1029.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26.89">
                <text:p>1526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8.03">
                <text:p>1648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22.937">
                <text:p>1522.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1.016">
                <text:p>1521.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99.336">
                <text:p>2699.33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89cm" svg:height="9cm" xlink:href=".." xlink:type="simple" chart:class="chart:line" chart:style-name="ch1">
        <chart:legend chart:legend-position="end" svg:x="24.557cm" svg:y="4.201cm" style:legend-expansion="high" chart:style-name="ch2"/>
        <chart:plot-area chart:style-name="ch3" table:cell-range-address="'var ratio'.B1:'var ratio'.B99" svg:x="0.549cm" svg:y="0.18cm" svg:width="23.459cm" svg:height="8.64cm">
          <chart:coordinate-region svg:x="1.541cm" svg:y="0.379cm" svg:width="22.4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 ratio'.B1:'var ratio'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47.887">
                <text:p>3147.887</text:p>
                <draw:g>
                  <svg:desc>'var ratio'.B1:'var ratio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7.887">
                <text:p>3147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7.887">
                <text:p>3147.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7.887">
                <text:p>3147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7.887">
                <text:p>3147.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7.887">
                <text:p>3147.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5.383">
                <text:p>3155.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7.378">
                <text:p>3127.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3.334">
                <text:p>3133.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9.206">
                <text:p>3099.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8.038">
                <text:p>3158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3.86">
                <text:p>308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2.557">
                <text:p>3072.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1.659">
                <text:p>3071.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55.109">
                <text:p>3055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42.911">
                <text:p>3042.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8.229">
                <text:p>3028.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4.168">
                <text:p>3024.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8.495">
                <text:p>3018.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1.899">
                <text:p>3011.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6.912">
                <text:p>2996.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0.408">
                <text:p>3020.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1.3">
                <text:p>298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0.017">
                <text:p>2970.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1.067">
                <text:p>2951.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3.17">
                <text:p>2943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10.603">
                <text:p>2910.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29.932">
                <text:p>2929.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3.712">
                <text:p>2953.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485">
                <text:p>2940.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4.999">
                <text:p>2924.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71.253">
                <text:p>2871.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1.55">
                <text:p>2871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6.408">
                <text:p>2976.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14.061">
                <text:p>2914.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5.183">
                <text:p>2885.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4.117">
                <text:p>2894.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3.293">
                <text:p>2793.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2.869">
                <text:p>2292.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61.286">
                <text:p>2861.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1.17">
                <text:p>2771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87.722">
                <text:p>2787.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0.645">
                <text:p>2760.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.57">
                <text:p>2798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8.839">
                <text:p>3108.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03.126">
                <text:p>3103.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15.034">
                <text:p>3115.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8.71">
                <text:p>3108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82.498">
                <text:p>2982.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0.381">
                <text:p>3000.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20.622">
                <text:p>2920.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21.357">
                <text:p>3021.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82.332">
                <text:p>2982.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9.988">
                <text:p>2909.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19.404">
                <text:p>3219.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11.669">
                <text:p>3211.6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1.863">
                <text:p>3171.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26.057">
                <text:p>3126.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03.278">
                <text:p>3103.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71.661">
                <text:p>3071.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83.204">
                <text:p>3083.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1.644">
                <text:p>3051.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19.939">
                <text:p>3019.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0.315">
                <text:p>3010.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47.249">
                <text:p>2947.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43.241">
                <text:p>2943.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8.211">
                <text:p>2908.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5.347">
                <text:p>2875.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52.117">
                <text:p>2852.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14.396">
                <text:p>2914.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92.504">
                <text:p>2892.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6.525">
                <text:p>2856.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62.882">
                <text:p>2862.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7.389">
                <text:p>2847.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2.864">
                <text:p>2822.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1.598">
                <text:p>2791.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3.652">
                <text:p>2763.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73.686">
                <text:p>2673.6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88.046">
                <text:p>2688.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97.194">
                <text:p>2697.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79.746">
                <text:p>2779.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0.475">
                <text:p>2140.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10.855">
                <text:p>2110.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2.298">
                <text:p>2062.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53.595">
                <text:p>2053.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6.941">
                <text:p>2016.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3.116">
                <text:p>1993.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.194">
                <text:p>2011.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7.795">
                <text:p>2037.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77.846">
                <text:p>2177.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55.842">
                <text:p>2155.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00.875">
                <text:p>2100.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1.349">
                <text:p>2031.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.359">
                <text:p>2014.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2.497">
                <text:p>2002.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78.301">
                <text:p>1978.3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5.016">
                <text:p>1955.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3.154">
                <text:p>1943.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1.458">
                <text:p>1931.4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66cm" svg:y="3.955cm" style:legend-expansion="high" chart:style-name="ch2"/>
        <chart:plot-area chart:style-name="ch3" table:cell-range-address="Feuille3.A1:Feuille3.B59" svg:x="0.319cm" svg:y="0.18cm" svg:width="12.428cm" svg:height="8.646cm">
          <chart:coordinate-region svg:x="1.311cm" svg:y="0.38cm" svg:width="11.43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A1:Feuille3.A59" chart:class="chart:line">
            <chart:data-point chart:repeated="59"/>
          </chart:series>
          <chart:series chart:style-name="ch7" chart:values-cell-range-address="Feuille3.B1:Feuille3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3.A1:Feuille3.A59</svg:desc>
                </draw:g>
              </table:table-cell>
              <table:table-cell office:value-type="float" office:value="2641.822">
                <text:p>2641.822</text:p>
                <draw:g>
                  <svg:desc>Feuille3.B1:Feuille3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16.552">
                <text:p>2616.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18.207">
                <text:p>2618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44.304">
                <text:p>2444.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15.799">
                <text:p>2315.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15.911">
                <text:p>2615.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50.416">
                <text:p>2650.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43.976">
                <text:p>2443.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39.104">
                <text:p>2639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2.683">
                <text:p>2252.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17.187">
                <text:p>2117.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44.696">
                <text:p>2244.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35.05">
                <text:p>2235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32.722">
                <text:p>2232.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23.458">
                <text:p>2323.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06.115">
                <text:p>2206.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85.654">
                <text:p>2185.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44.998">
                <text:p>2644.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69.622">
                <text:p>1769.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3.231">
                <text:p>1603.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36.325">
                <text:p>2236.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38.726">
                <text:p>1638.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10.676">
                <text:p>1710.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02.406">
                <text:p>1602.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63.257">
                <text:p>1463.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6.715">
                <text:p>2256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17.53">
                <text:p>1617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35.185">
                <text:p>2235.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62.118">
                <text:p>1562.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99.067">
                <text:p>1599.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60.056">
                <text:p>1860.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95.965">
                <text:p>2195.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53.985">
                <text:p>2153.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81.6">
                <text:p>218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68.956">
                <text:p>1868.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10.502">
                <text:p>1610.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39.724">
                <text:p>1539.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59.962">
                <text:p>1759.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30.043">
                <text:p>2230.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27.162">
                <text:p>1627.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48.867">
                <text:p>1748.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66.315">
                <text:p>2266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71.409">
                <text:p>1471.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43.85">
                <text:p>1943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14.096">
                <text:p>1614.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32.619">
                <text:p>1832.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86.923">
                <text:p>1686.9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54.684">
                <text:p>1954.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47.316">
                <text:p>1647.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41.592">
                <text:p>1541.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39.568">
                <text:p>1539.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30.878">
                <text:p>2230.8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17.083">
                <text:p>1617.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15.194">
                <text:p>1615.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03.304">
                <text:p>1303.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739.27">
                <text:p>1739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3.527">
                <text:p>1753.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76.363">
                <text:p>1276.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62.545">
                <text:p>1862.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3.954cm" style:legend-expansion="high" chart:style-name="ch2"/>
        <chart:plot-area chart:style-name="ch3" table:cell-range-address="Feuille4.A1:Feuille4.B59" svg:x="0.319cm" svg:y="0.18cm" svg:width="12.428cm" svg:height="8.645cm">
          <chart:coordinate-region svg:x="1.311cm" svg:y="0.38cm" svg:width="11.436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A1:Feuille4.A59" chart:class="chart:line">
            <chart:data-point chart:repeated="59"/>
          </chart:series>
          <chart:series chart:style-name="ch7" chart:values-cell-range-address="Feuille4.B1:Feuille4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4.A1:Feuille4.A59</svg:desc>
                </draw:g>
              </table:table-cell>
              <table:table-cell office:value-type="float" office:value="2632.014">
                <text:p>2632.014</text:p>
                <draw:g>
                  <svg:desc>Feuille4.B1:Feuille4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16.694">
                <text:p>2616.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13.221">
                <text:p>2613.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46.691">
                <text:p>2446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14.31">
                <text:p>231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16.389">
                <text:p>2616.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43.786">
                <text:p>2643.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50.637">
                <text:p>2450.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29.43">
                <text:p>2629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8.238">
                <text:p>2258.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21.629">
                <text:p>2121.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38.67">
                <text:p>2238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33.453">
                <text:p>2233.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31.279">
                <text:p>2231.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22.32">
                <text:p>2322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05.407">
                <text:p>2205.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89.522">
                <text:p>2189.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47.268">
                <text:p>2647.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69.316">
                <text:p>1769.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4.406">
                <text:p>1604.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37.112">
                <text:p>2237.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41.178">
                <text:p>1641.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10.012">
                <text:p>1710.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06.996">
                <text:p>1606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62.104">
                <text:p>1462.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7.645">
                <text:p>2257.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19.703">
                <text:p>1619.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36.787">
                <text:p>2236.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65.745">
                <text:p>1565.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99.816">
                <text:p>1599.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63.867">
                <text:p>1863.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98.052">
                <text:p>2198.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55.78">
                <text:p>2155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83.499">
                <text:p>2183.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68.32">
                <text:p>1868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10.692">
                <text:p>1610.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4.249">
                <text:p>1544.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56.784">
                <text:p>1756.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28.621">
                <text:p>2228.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23.424">
                <text:p>1623.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748.989">
                <text:p>1748.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61.47">
                <text:p>2261.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71.405">
                <text:p>1471.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43.412">
                <text:p>1943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10.763">
                <text:p>1610.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30.466">
                <text:p>1830.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88.863">
                <text:p>1688.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51.922">
                <text:p>1951.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47.225">
                <text:p>1647.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42.197">
                <text:p>1542.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42.292">
                <text:p>1542.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35.298">
                <text:p>2235.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18.273">
                <text:p>1618.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13.629">
                <text:p>1613.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03.781">
                <text:p>1303.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732.518">
                <text:p>1732.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6.08">
                <text:p>1756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77.325">
                <text:p>1277.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63.909">
                <text:p>1863.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'var frequency'.A1:'var frequency'.B59" svg:x="0.32cm" svg:y="0.18cm" svg:width="12.428cm" svg:height="8.64cm">
          <chart:coordinate-region svg:x="1.312cm" svg:y="0.379cm" svg:width="11.43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 frequency'.A1:'var frequency'.A59" chart:class="chart:line">
            <chart:data-point chart:repeated="59"/>
          </chart:series>
          <chart:series chart:style-name="ch7" chart:values-cell-range-address="'var frequency'.B1:'var frequency'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ar frequency'.A1:'var frequency'.A59</svg:desc>
                </draw:g>
              </table:table-cell>
              <table:table-cell office:value-type="float" office:value="2660.095">
                <text:p>2660.095</text:p>
                <draw:g>
                  <svg:desc>'var frequency'.B1:'var frequency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44.925">
                <text:p>2644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39.757">
                <text:p>2639.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35.223">
                <text:p>263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55.375">
                <text:p>2455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82.182">
                <text:p>2482.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38.774">
                <text:p>2338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78.68">
                <text:p>2278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80.276">
                <text:p>2480.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85.229">
                <text:p>2485.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0.065">
                <text:p>2240.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84.041">
                <text:p>2284.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82.286">
                <text:p>2482.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99.269">
                <text:p>2199.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67.507">
                <text:p>2467.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88.843">
                <text:p>2288.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72.378">
                <text:p>2672.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90.318">
                <text:p>2490.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76.527">
                <text:p>1876.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3.816">
                <text:p>1853.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16.16">
                <text:p>1716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32.366">
                <text:p>2232.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85.024">
                <text:p>2685.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40.133">
                <text:p>1640.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05.76">
                <text:p>160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80.694">
                <text:p>2480.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79.973">
                <text:p>2179.9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60.391">
                <text:p>1560.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83.721">
                <text:p>1883.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94.978">
                <text:p>2494.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91.294">
                <text:p>1591.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83.259">
                <text:p>1683.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05.87">
                <text:p>1705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04.886">
                <text:p>1804.8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97.403">
                <text:p>1697.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48.462">
                <text:p>1648.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5.645">
                <text:p>1545.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63.782">
                <text:p>1763.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74.763">
                <text:p>2474.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0.742">
                <text:p>1860.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61.341">
                <text:p>1561.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24.962">
                <text:p>1624.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78.824">
                <text:p>2178.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78.054">
                <text:p>1578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57.626">
                <text:p>2457.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08.928">
                <text:p>1608.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84.84">
                <text:p>1784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33.866">
                <text:p>1633.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38.458">
                <text:p>1638.4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01.402">
                <text:p>1601.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56.327">
                <text:p>2656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94.01">
                <text:p>1594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46.898">
                <text:p>2246.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22.961">
                <text:p>1622.9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85.552">
                <text:p>1685.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14.956">
                <text:p>1314.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8.767">
                <text:p>1758.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54.301">
                <text:p>1854.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0.227">
                <text:p>1380.2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6.A1:Feuille6.B59" svg:x="0.32cm" svg:y="0.18cm" svg:width="12.428cm" svg:height="8.64cm">
          <chart:coordinate-region svg:x="1.312cm" svg:y="0.379cm" svg:width="11.43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6.A1:Feuille6.A59" chart:class="chart:line">
            <chart:data-point chart:repeated="59"/>
          </chart:series>
          <chart:series chart:style-name="ch7" chart:values-cell-range-address="Feuille6.B1:Feuille6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6.A1:Feuille6.A59</svg:desc>
                </draw:g>
              </table:table-cell>
              <table:table-cell office:value-type="float" office:value="2652.95">
                <text:p>2652.95</text:p>
                <draw:g>
                  <svg:desc>Feuille6.B1:Feuille6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45.067">
                <text:p>2645.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47.253">
                <text:p>2647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41.296">
                <text:p>2641.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61.974">
                <text:p>2461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80.931">
                <text:p>2480.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36.149">
                <text:p>2336.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83.097">
                <text:p>2283.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79.709">
                <text:p>2479.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85.893">
                <text:p>2485.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39.593">
                <text:p>2239.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84.625">
                <text:p>2284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88.367">
                <text:p>2488.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99.22">
                <text:p>2199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67.523">
                <text:p>2467.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89.926">
                <text:p>2289.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67.401">
                <text:p>2667.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86.516">
                <text:p>2486.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73.932">
                <text:p>1873.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6.504">
                <text:p>1856.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15.43">
                <text:p>1715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33.288">
                <text:p>2233.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85.478">
                <text:p>2685.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42.931">
                <text:p>1642.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06.621">
                <text:p>1606.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79.397">
                <text:p>2479.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82.521">
                <text:p>2182.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61.441">
                <text:p>1561.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81.711">
                <text:p>1881.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96.67">
                <text:p>2496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88.127">
                <text:p>1588.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80.507">
                <text:p>1680.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06.145">
                <text:p>1706.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05.971">
                <text:p>1805.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96.789">
                <text:p>1696.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51.311">
                <text:p>1651.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6.441">
                <text:p>1546.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66.977">
                <text:p>1766.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75.875">
                <text:p>2475.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1.553">
                <text:p>1861.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61.236">
                <text:p>1561.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26.796">
                <text:p>1626.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80.334">
                <text:p>2180.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78.695">
                <text:p>1578.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58.691">
                <text:p>2458.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08.345">
                <text:p>1608.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81.682">
                <text:p>1781.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34.537">
                <text:p>1634.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36.4">
                <text:p>1636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03.156">
                <text:p>1603.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59.055">
                <text:p>2659.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93.122">
                <text:p>1593.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49.995">
                <text:p>2249.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24.538">
                <text:p>1624.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86.927">
                <text:p>1686.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16.221">
                <text:p>1316.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7.996">
                <text:p>1757.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57.57">
                <text:p>1857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2.465">
                <text:p>1382.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7.A1:Feuille7.B59" svg:x="0.32cm" svg:y="0.18cm" svg:width="12.428cm" svg:height="8.64cm">
          <chart:coordinate-region svg:x="1.312cm" svg:y="0.379cm" svg:width="11.43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7.A1:Feuille7.A59" chart:class="chart:line">
            <chart:data-point chart:repeated="59"/>
          </chart:series>
          <chart:series chart:style-name="ch7" chart:values-cell-range-address="Feuille7.B1:Feuille7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7.A1:Feuille7.A59</svg:desc>
                </draw:g>
              </table:table-cell>
              <table:table-cell office:value-type="float" office:value="2660.09">
                <text:p>2660.09</text:p>
                <draw:g>
                  <svg:desc>Feuille7.B1:Feuille7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34.276">
                <text:p>2634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23.777">
                <text:p>2623.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28.155">
                <text:p>2628.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40.139">
                <text:p>2440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81.456">
                <text:p>2481.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35.721">
                <text:p>2335.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75.102">
                <text:p>2275.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02.305">
                <text:p>2502.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87.411">
                <text:p>2487.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53.38">
                <text:p>2253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74.637">
                <text:p>2274.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90.83">
                <text:p>249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95.272">
                <text:p>2195.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71.274">
                <text:p>2471.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82.446">
                <text:p>2282.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88.382">
                <text:p>2688.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88.704">
                <text:p>2488.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88.39">
                <text:p>1888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48.454">
                <text:p>1848.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20.872">
                <text:p>1720.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31.16">
                <text:p>2231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95.388">
                <text:p>2695.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40.524">
                <text:p>1640.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13.33">
                <text:p>1613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82.779">
                <text:p>2482.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82.377">
                <text:p>2182.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67.985">
                <text:p>1567.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84.058">
                <text:p>1884.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13.151">
                <text:p>2513.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91.659">
                <text:p>1591.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84.17">
                <text:p>1684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08.657">
                <text:p>1708.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13.064">
                <text:p>1813.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99.612">
                <text:p>1699.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53.153">
                <text:p>1653.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7.387">
                <text:p>1547.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66.664">
                <text:p>1766.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76.695">
                <text:p>2476.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5.575">
                <text:p>1865.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63.201">
                <text:p>1563.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26.091">
                <text:p>1626.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74.922">
                <text:p>2174.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73.403">
                <text:p>1573.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46.302">
                <text:p>2446.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13.318">
                <text:p>1613.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98.01">
                <text:p>1798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37.887">
                <text:p>1637.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37.797">
                <text:p>1637.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05.223">
                <text:p>1605.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60.765">
                <text:p>2660.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98.091">
                <text:p>1598.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52.052">
                <text:p>2252.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13.016">
                <text:p>1613.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83.46">
                <text:p>1683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15.041">
                <text:p>1315.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6.011">
                <text:p>1756.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34.999">
                <text:p>1834.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75.803">
                <text:p>1375.8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8.A1:Feuille8.B59" svg:x="0.32cm" svg:y="0.18cm" svg:width="12.428cm" svg:height="8.64cm">
          <chart:coordinate-region svg:x="1.312cm" svg:y="0.379cm" svg:width="11.43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8.A1:Feuille8.A59" chart:class="chart:line">
            <chart:data-point chart:repeated="59"/>
          </chart:series>
          <chart:series chart:style-name="ch7" chart:values-cell-range-address="Feuille8.B1:Feuille8.B59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8.A1:Feuille8.A59</svg:desc>
                </draw:g>
              </table:table-cell>
              <table:table-cell office:value-type="float" office:value="2603.857">
                <text:p>2603.857</text:p>
                <draw:g>
                  <svg:desc>Feuille8.B1:Feuille8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24.186">
                <text:p>2624.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14.387">
                <text:p>2614.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01.579">
                <text:p>2601.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43.149">
                <text:p>2443.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05.622">
                <text:p>2505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75.533">
                <text:p>2375.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56.602">
                <text:p>2256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60.919">
                <text:p>2460.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41.849">
                <text:p>2441.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17.31">
                <text:p>2217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51.144">
                <text:p>2251.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23.649">
                <text:p>2523.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93.385">
                <text:p>2193.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26.137">
                <text:p>2426.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76.303">
                <text:p>2276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21.047">
                <text:p>2621.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57.537">
                <text:p>2457.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12.087">
                <text:p>1912.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37.261">
                <text:p>1837.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05.142">
                <text:p>1705.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06.956">
                <text:p>2206.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09.784">
                <text:p>2709.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66.732">
                <text:p>1666.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75.258">
                <text:p>1575.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94.744">
                <text:p>2494.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60.766">
                <text:p>2160.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64.605">
                <text:p>1564.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72.327">
                <text:p>1872.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45.034">
                <text:p>2545.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15.399">
                <text:p>1615.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12.752">
                <text:p>1712.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05.739">
                <text:p>1705.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98.267">
                <text:p>1798.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90.104">
                <text:p>1690.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68.327">
                <text:p>1668.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43.9">
                <text:p>154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73.191">
                <text:p>1773.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20.751">
                <text:p>2520.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64.189">
                <text:p>1864.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89.655">
                <text:p>1589.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36.375">
                <text:p>1636.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46.59">
                <text:p>2146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69.395">
                <text:p>1569.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49.508">
                <text:p>2449.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05.418">
                <text:p>1605.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790.179">
                <text:p>1790.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47.353">
                <text:p>1647.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80.998">
                <text:p>1680.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18.854">
                <text:p>1618.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67.297">
                <text:p>2667.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89.617">
                <text:p>1589.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231.618">
                <text:p>2231.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29.749">
                <text:p>1629.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88.371">
                <text:p>1688.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09.614">
                <text:p>1309.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754.612">
                <text:p>1754.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52.566">
                <text:p>1852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72.279">
                <text:p>1372.2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68cm" svg:height="9cm" xlink:href=".." xlink:type="simple" chart:class="chart:line" chart:style-name="ch1">
        <chart:legend chart:legend-position="end" svg:x="25.936cm" svg:y="4.201cm" style:legend-expansion="high" chart:style-name="ch2"/>
        <chart:plot-area chart:style-name="ch3" table:cell-range-address="Feuille9.B1:Feuille9.B999" svg:x="0.577cm" svg:y="0.18cm" svg:width="24.782cm" svg:height="8.64cm">
          <chart:coordinate-region svg:x="1.569cm" svg:y="0.301cm" svg:width="23.7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9.B1:Feuille9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2.95">
                <text:p>2652.95</text:p>
                <draw:g>
                  <svg:desc>Feuille9.B1:Feuille9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53.554">
                <text:p>2653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53.274">
                <text:p>2653.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53.917">
                <text:p>2653.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0.095">
                <text:p>2660.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9.065">
                <text:p>2659.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8.759">
                <text:p>2658.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8.563">
                <text:p>2648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2.059">
                <text:p>2652.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3.429">
                <text:p>2663.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1.497">
                <text:p>2661.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9.308">
                <text:p>2669.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3.558">
                <text:p>2673.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7.59">
                <text:p>2647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4.323">
                <text:p>2674.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8.316">
                <text:p>2648.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4.493">
                <text:p>2664.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56.473">
                <text:p>2656.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5.203">
                <text:p>2685.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0.09">
                <text:p>266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62.715">
                <text:p>2662.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86.158">
                <text:p>2686.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0.624">
                <text:p>2660.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1.5">
                <text:p>267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78.249">
                <text:p>2678.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7.582">
                <text:p>2677.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64.226">
                <text:p>2664.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9.35">
                <text:p>2629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5.401">
                <text:p>2645.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4.082">
                <text:p>2644.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4.642">
                <text:p>2654.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2.515">
                <text:p>2672.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19.576">
                <text:p>2719.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67.044">
                <text:p>2667.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6.495">
                <text:p>2636.4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8.342">
                <text:p>2688.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89.601">
                <text:p>2689.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92.698">
                <text:p>2692.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82.075">
                <text:p>2682.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71.419">
                <text:p>2671.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3.766">
                <text:p>2673.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68.91">
                <text:p>2668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4.314">
                <text:p>2654.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1.155">
                <text:p>2681.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8.03">
                <text:p>2668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5.818">
                <text:p>2665.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60.179">
                <text:p>2660.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9.615">
                <text:p>2639.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6.011">
                <text:p>2616.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3.857">
                <text:p>2603.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35.552">
                <text:p>2635.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0.883">
                <text:p>2660.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70.115">
                <text:p>2670.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7.677">
                <text:p>2667.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3.534">
                <text:p>2643.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45.038">
                <text:p>2645.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7.45">
                <text:p>2647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6.674">
                <text:p>2656.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57.85">
                <text:p>2657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57.114">
                <text:p>2657.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7.365">
                <text:p>2627.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0.417">
                <text:p>2630.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7.528">
                <text:p>2607.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13.962">
                <text:p>2713.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21.266">
                <text:p>2721.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1.223">
                <text:p>2741.2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98.788">
                <text:p>2698.7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7.138">
                <text:p>2777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77.133">
                <text:p>2677.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32.52">
                <text:p>2632.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8.839">
                <text:p>2638.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00.478">
                <text:p>2700.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94.223">
                <text:p>2694.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0.366">
                <text:p>2690.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2.681">
                <text:p>2682.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18.938">
                <text:p>2718.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4.759">
                <text:p>2744.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5.832">
                <text:p>2745.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43.612">
                <text:p>2743.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28.607">
                <text:p>2728.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11.028">
                <text:p>2711.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94.126">
                <text:p>2694.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3.884">
                <text:p>2693.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6.05">
                <text:p>2656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7.613">
                <text:p>2717.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90.556">
                <text:p>2690.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97.377">
                <text:p>2697.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5.977">
                <text:p>2685.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88.566">
                <text:p>2688.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77.733">
                <text:p>2677.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4.415">
                <text:p>2674.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60.125">
                <text:p>2660.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93.51">
                <text:p>2693.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4.559">
                <text:p>2664.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2.91">
                <text:p>2672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30.988">
                <text:p>2630.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31.194">
                <text:p>2631.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33.762">
                <text:p>2633.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1.762">
                <text:p>2631.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4.785">
                <text:p>2624.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4.033">
                <text:p>2624.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24.778">
                <text:p>2624.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57.539">
                <text:p>2657.5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78.102">
                <text:p>2678.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82.738">
                <text:p>2682.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4.108">
                <text:p>2684.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83.129">
                <text:p>2683.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75.015">
                <text:p>2675.0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75.855">
                <text:p>2675.8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78.277">
                <text:p>2678.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77.164">
                <text:p>2677.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1.897">
                <text:p>2681.8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85.389">
                <text:p>2685.3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45.238">
                <text:p>2645.2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73.7">
                <text:p>2573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80.026">
                <text:p>2580.0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82.32">
                <text:p>2582.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4.18">
                <text:p>2554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8.683">
                <text:p>2548.6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7.674">
                <text:p>2547.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36.38">
                <text:p>2536.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49.587">
                <text:p>2549.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62.286">
                <text:p>2562.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62.117">
                <text:p>2562.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3.588">
                <text:p>2543.5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42.981">
                <text:p>2542.9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94.82">
                <text:p>2594.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7.813">
                <text:p>2587.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94.026">
                <text:p>2594.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3.46">
                <text:p>2593.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89.152">
                <text:p>2589.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39.35">
                <text:p>2539.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38.715">
                <text:p>2538.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43.33">
                <text:p>2543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16.953">
                <text:p>2616.9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35.205">
                <text:p>2635.2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29.318">
                <text:p>2629.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32.925">
                <text:p>2632.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9.201">
                <text:p>2629.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99.268">
                <text:p>2599.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88.884">
                <text:p>2588.8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91.646">
                <text:p>2591.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86.42">
                <text:p>2586.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77.893">
                <text:p>2577.8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7.995">
                <text:p>2577.9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78.221">
                <text:p>2578.2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5.648">
                <text:p>2565.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60.905">
                <text:p>2560.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66.096">
                <text:p>2566.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5.693">
                <text:p>2565.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63.997">
                <text:p>2563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3.304">
                <text:p>2563.3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62.892">
                <text:p>2562.8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3.738">
                <text:p>2563.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62.585">
                <text:p>2562.5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2.363">
                <text:p>2562.3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58.186">
                <text:p>2558.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57.925">
                <text:p>2557.9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57.283">
                <text:p>2557.2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56.85">
                <text:p>2556.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57.677">
                <text:p>2557.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7.253">
                <text:p>2557.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53.782">
                <text:p>2553.7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58.686">
                <text:p>2558.6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56.279">
                <text:p>2556.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55.856">
                <text:p>2555.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55.433">
                <text:p>2555.4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54.175">
                <text:p>2554.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53.748">
                <text:p>2553.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57.14">
                <text:p>2557.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66.406">
                <text:p>2566.4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42.407">
                <text:p>2542.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48.094">
                <text:p>2548.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48.793">
                <text:p>2548.7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8.349">
                <text:p>2548.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3.401">
                <text:p>2693.4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3.857">
                <text:p>2693.8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91.22">
                <text:p>2691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89.421">
                <text:p>2689.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9.775">
                <text:p>2689.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91.435">
                <text:p>2691.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91.796">
                <text:p>2691.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91.386">
                <text:p>2691.3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94.42">
                <text:p>2694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98.868">
                <text:p>2698.8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99.262">
                <text:p>2699.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99.454">
                <text:p>2699.4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11.979">
                <text:p>2711.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12.436">
                <text:p>2712.4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10.915">
                <text:p>2710.9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12.782">
                <text:p>2712.7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9.495">
                <text:p>2719.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22.228">
                <text:p>2722.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20.399">
                <text:p>2720.3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0.885">
                <text:p>2720.8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21.371">
                <text:p>2721.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38.19">
                <text:p>2538.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37.744">
                <text:p>2537.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7.298">
                <text:p>2537.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37.658">
                <text:p>2537.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37.216">
                <text:p>2537.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37.978">
                <text:p>2537.9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4.001">
                <text:p>2544.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43.597">
                <text:p>2543.5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49.439">
                <text:p>2549.4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49.065">
                <text:p>2549.0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48.692">
                <text:p>2548.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56.775">
                <text:p>2556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54.325">
                <text:p>2554.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59.98">
                <text:p>2559.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59.666">
                <text:p>2559.6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43.389">
                <text:p>2543.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07.152">
                <text:p>2707.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5.162">
                <text:p>2705.1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04.484">
                <text:p>2704.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04.849">
                <text:p>2704.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05.213">
                <text:p>2705.2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5.578">
                <text:p>2705.5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05.943">
                <text:p>2705.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08.993">
                <text:p>2708.9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09.37">
                <text:p>2709.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10.066">
                <text:p>2710.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20.94">
                <text:p>2720.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21.365">
                <text:p>2721.3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21.791">
                <text:p>2721.7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22.263">
                <text:p>2722.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22.689">
                <text:p>2722.6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23.115">
                <text:p>2723.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23.54">
                <text:p>2723.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3.527">
                <text:p>2523.5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23.081">
                <text:p>2523.0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22.635">
                <text:p>2522.6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27.009">
                <text:p>2527.0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6.583">
                <text:p>2526.5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6.158">
                <text:p>2526.1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11.446">
                <text:p>2711.4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13.557">
                <text:p>2513.5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20.334">
                <text:p>2520.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19.89">
                <text:p>2519.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19.445">
                <text:p>2519.4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9.001">
                <text:p>2519.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8.557">
                <text:p>2518.5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18.113">
                <text:p>2518.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11.084">
                <text:p>2511.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10.612">
                <text:p>2510.6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10.141">
                <text:p>2510.1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09.67">
                <text:p>2509.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9.199">
                <text:p>2509.1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8.728">
                <text:p>2508.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8.257">
                <text:p>2508.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3.316">
                <text:p>2513.3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3.485">
                <text:p>2513.4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3.038">
                <text:p>2513.0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2.591">
                <text:p>2512.5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2.145">
                <text:p>2512.1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09.602">
                <text:p>2509.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09.148">
                <text:p>2509.1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22.235">
                <text:p>2522.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21.833">
                <text:p>2521.8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18.311">
                <text:p>2518.3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17.897">
                <text:p>2517.8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22.116">
                <text:p>2522.1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21.719">
                <text:p>2521.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22.589">
                <text:p>2522.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22.197">
                <text:p>2522.1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.805">
                <text:p>2521.8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21.414">
                <text:p>2521.4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0.753">
                <text:p>2520.7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9.891">
                <text:p>2519.8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19.496">
                <text:p>2519.4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19.101">
                <text:p>2519.1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18.707">
                <text:p>2518.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18.312">
                <text:p>2518.3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22.496">
                <text:p>2522.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21.167">
                <text:p>2521.1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20.786">
                <text:p>2520.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19.163">
                <text:p>2519.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18.777">
                <text:p>2518.7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21.745">
                <text:p>2521.7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21.371">
                <text:p>2521.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20.717">
                <text:p>2520.7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18.455">
                <text:p>2518.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18.073">
                <text:p>2518.0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17.692">
                <text:p>2517.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23.486">
                <text:p>2523.4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23.126">
                <text:p>2523.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22.766">
                <text:p>2522.7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22.406">
                <text:p>2522.4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22.046">
                <text:p>2522.0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21.687">
                <text:p>2521.6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21.327">
                <text:p>2521.3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20.967">
                <text:p>2520.9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17.202">
                <text:p>2517.2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16.83">
                <text:p>2516.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16.459">
                <text:p>2516.4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17.817">
                <text:p>2517.8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17.808">
                <text:p>2517.8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19.879">
                <text:p>2519.8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17.646">
                <text:p>2517.6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17.284">
                <text:p>2517.2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17.247">
                <text:p>2517.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16.886">
                <text:p>2516.8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12.319">
                <text:p>2512.3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11.943">
                <text:p>2511.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14.479">
                <text:p>2514.4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14.113">
                <text:p>2514.1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13.747">
                <text:p>2513.7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13.381">
                <text:p>2513.3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13.016">
                <text:p>2513.0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22.456">
                <text:p>2522.4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22.122">
                <text:p>2522.1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21.788">
                <text:p>2521.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2.977">
                <text:p>2522.9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23.318">
                <text:p>2523.3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15.334">
                <text:p>2515.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15.442">
                <text:p>2515.4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15.092">
                <text:p>2515.0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16.6">
                <text:p>2516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17.368">
                <text:p>2517.3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17.027">
                <text:p>2517.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16.819">
                <text:p>2516.8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16.479">
                <text:p>2516.4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20.996">
                <text:p>2520.9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20.671">
                <text:p>2520.6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20.346">
                <text:p>2520.3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0.02">
                <text:p>2520.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15.74">
                <text:p>2515.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9.218">
                <text:p>2809.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09.776">
                <text:p>2809.7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16.837">
                <text:p>2816.8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17.415">
                <text:p>2817.4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08.92">
                <text:p>2508.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15.078">
                <text:p>2815.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19.661">
                <text:p>2819.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20.24">
                <text:p>2820.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20.82">
                <text:p>2820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21.4">
                <text:p>2821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21.979">
                <text:p>2821.9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22.559">
                <text:p>2822.5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3.139">
                <text:p>2823.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23.719">
                <text:p>2823.7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24.298">
                <text:p>2824.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24.878">
                <text:p>2824.8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13.983">
                <text:p>2813.9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11.082">
                <text:p>2811.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1.618">
                <text:p>2811.6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12.154">
                <text:p>2812.1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12.691">
                <text:p>2812.6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13.227">
                <text:p>2813.2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13.763">
                <text:p>2813.7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14.3">
                <text:p>2814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14.836">
                <text:p>2814.8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30.461">
                <text:p>2830.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1.04">
                <text:p>2831.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1.619">
                <text:p>2831.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32.198">
                <text:p>2832.1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32.778">
                <text:p>2832.7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3.787">
                <text:p>2833.7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93.23">
                <text:p>2393.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91.257">
                <text:p>2391.2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85.592">
                <text:p>2385.5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04.626">
                <text:p>2704.6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04.843">
                <text:p>2704.8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05.06">
                <text:p>2705.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05.277">
                <text:p>2705.2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01.067">
                <text:p>2701.0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99.68">
                <text:p>2699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99.881">
                <text:p>2699.8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00.081">
                <text:p>2700.0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03.708">
                <text:p>2703.7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03.918">
                <text:p>2703.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04.128">
                <text:p>2704.1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04.338">
                <text:p>2704.3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02.83">
                <text:p>2702.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03.035">
                <text:p>2703.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3.24">
                <text:p>2703.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03.446">
                <text:p>2703.4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04.857">
                <text:p>2704.8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05.065">
                <text:p>2705.0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05.274">
                <text:p>2705.2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05.482">
                <text:p>2705.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05.691">
                <text:p>2705.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05.446">
                <text:p>2705.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07.599">
                <text:p>2707.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7.811">
                <text:p>2707.8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08.023">
                <text:p>2708.0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09.47">
                <text:p>2709.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87.857">
                <text:p>2687.8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74.953">
                <text:p>2674.9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75.079">
                <text:p>2675.0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75.204">
                <text:p>2675.2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75.33">
                <text:p>2675.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76.709">
                <text:p>2676.7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76.838">
                <text:p>2676.8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6.967">
                <text:p>2676.9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76.433">
                <text:p>2676.4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76.56">
                <text:p>2676.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76.687">
                <text:p>2676.6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76.814">
                <text:p>2676.8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83.157">
                <text:p>2683.1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83.3">
                <text:p>2683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77.923">
                <text:p>2677.9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71.323">
                <text:p>2671.3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71.435">
                <text:p>2671.4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71.548">
                <text:p>2671.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71.66">
                <text:p>2671.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71.772">
                <text:p>2671.7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71.885">
                <text:p>2671.8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78.353">
                <text:p>2678.3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78.481">
                <text:p>2678.4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78.608">
                <text:p>2678.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78.736">
                <text:p>2678.7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83.436">
                <text:p>2683.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78.654">
                <text:p>2678.6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78.782">
                <text:p>2678.7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78.909">
                <text:p>2678.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79.036">
                <text:p>2679.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79.48">
                <text:p>2679.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02.097">
                <text:p>2702.0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02.279">
                <text:p>2702.2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5.952">
                <text:p>2705.9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06.142">
                <text:p>2706.1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06.332">
                <text:p>2706.3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92.75">
                <text:p>2692.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92.907">
                <text:p>2692.9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93.064">
                <text:p>2693.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93.222">
                <text:p>2693.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03.453">
                <text:p>2703.4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03.634">
                <text:p>2703.6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3.815">
                <text:p>2703.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92.534">
                <text:p>2692.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92.689">
                <text:p>2692.6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92.843">
                <text:p>2692.8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92.997">
                <text:p>2692.9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93.152">
                <text:p>2693.1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92.072">
                <text:p>2692.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92.223">
                <text:p>2692.2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92.375">
                <text:p>2692.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12.542">
                <text:p>2712.5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12.739">
                <text:p>2712.7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12.936">
                <text:p>2712.9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13.133">
                <text:p>2713.1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713.33">
                <text:p>2713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13.527">
                <text:p>2713.5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13.724">
                <text:p>2713.7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13.921">
                <text:p>2713.9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14.118">
                <text:p>2714.1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97.991">
                <text:p>2697.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21.858">
                <text:p>2721.8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22.071">
                <text:p>2722.0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22.285">
                <text:p>2722.2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22.498">
                <text:p>2722.4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22.712">
                <text:p>2722.7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12.637">
                <text:p>2712.6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12.828">
                <text:p>2712.8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13.018">
                <text:p>2713.0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13.209">
                <text:p>2713.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13.4">
                <text:p>2713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13.59">
                <text:p>2713.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13.781">
                <text:p>2713.7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13.972">
                <text:p>2713.9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14.163">
                <text:p>2714.1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94.872">
                <text:p>2694.8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95.021">
                <text:p>2695.0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95.17">
                <text:p>2695.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92.526">
                <text:p>2692.5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92.668">
                <text:p>2692.6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92.811">
                <text:p>2692.8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92.954">
                <text:p>2692.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93.096">
                <text:p>2693.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92.365">
                <text:p>2692.3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92.506">
                <text:p>2692.5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92.647">
                <text:p>2692.6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92.788">
                <text:p>2692.7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92.928">
                <text:p>2692.9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92.435">
                <text:p>2692.4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92.575">
                <text:p>2692.5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92.714">
                <text:p>2692.7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92.854">
                <text:p>2692.8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92.993">
                <text:p>2692.9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21.596">
                <text:p>2721.5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21.794">
                <text:p>2721.7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21.993">
                <text:p>2721.9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21.547">
                <text:p>2721.5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21.745">
                <text:p>2721.7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21.942">
                <text:p>2721.9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22.139">
                <text:p>2722.1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22.337">
                <text:p>2722.3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22.534">
                <text:p>2722.5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38.843">
                <text:p>2738.8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39.074">
                <text:p>2739.0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39.304">
                <text:p>2739.3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39.534">
                <text:p>2739.5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39.764">
                <text:p>2739.7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39.994">
                <text:p>2739.9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40.225">
                <text:p>2740.2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23.416">
                <text:p>2723.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23.612">
                <text:p>2723.6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20.066">
                <text:p>2720.0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20.254">
                <text:p>2720.2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20.443">
                <text:p>2720.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20.631">
                <text:p>2720.6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20.82">
                <text:p>2720.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14.315">
                <text:p>2714.3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14.49">
                <text:p>2714.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14.665">
                <text:p>2714.6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14.84">
                <text:p>2714.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15.015">
                <text:p>2715.0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715.19">
                <text:p>2715.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715.366">
                <text:p>2715.3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15.541">
                <text:p>2715.5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715.716">
                <text:p>2715.7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15.891">
                <text:p>2715.8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16.066">
                <text:p>2716.0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16.241">
                <text:p>2716.2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16.416">
                <text:p>2716.4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16.592">
                <text:p>2716.5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16.767">
                <text:p>2716.7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16.942">
                <text:p>2716.9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17.117">
                <text:p>2717.1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17.292">
                <text:p>2717.2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17.467">
                <text:p>2717.4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717.642">
                <text:p>2717.6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17.818">
                <text:p>2717.8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717.993">
                <text:p>2717.9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718.168">
                <text:p>2718.1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18.343">
                <text:p>2718.3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18.518">
                <text:p>2718.5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49.052">
                <text:p>2749.0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49.284">
                <text:p>2749.2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49.517">
                <text:p>2749.5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49.749">
                <text:p>2749.7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49.982">
                <text:p>2749.9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50.214">
                <text:p>2750.2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50.447">
                <text:p>2750.4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50.679">
                <text:p>2750.6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50.912">
                <text:p>2750.9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51.144">
                <text:p>2751.1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51.377">
                <text:p>2751.3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51.609">
                <text:p>2751.6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51.842">
                <text:p>2751.8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52.075">
                <text:p>2752.0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52.307">
                <text:p>2752.3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52.54">
                <text:p>2752.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52.772">
                <text:p>2752.7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53.005">
                <text:p>2753.0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53.237">
                <text:p>2753.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53.47">
                <text:p>2753.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53.702">
                <text:p>2753.7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3.935">
                <text:p>2753.9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4.167">
                <text:p>2754.1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4.4">
                <text:p>2754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54.632">
                <text:p>2754.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54.865">
                <text:p>2754.8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55.097">
                <text:p>2755.0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55.33">
                <text:p>2755.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55.562">
                <text:p>2755.5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55.795">
                <text:p>2755.7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56.028">
                <text:p>2756.0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30.367">
                <text:p>2730.3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30.554">
                <text:p>2730.5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30.74">
                <text:p>2730.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30.926">
                <text:p>2730.9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31.113">
                <text:p>2731.1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31.299">
                <text:p>2731.2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31.485">
                <text:p>2731.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44.164">
                <text:p>2744.1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44.372">
                <text:p>2744.3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44.581">
                <text:p>2744.5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44.789">
                <text:p>2744.7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44.997">
                <text:p>2744.9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45.206">
                <text:p>2745.2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30.383">
                <text:p>2730.3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30.565">
                <text:p>2730.5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24.715">
                <text:p>2724.7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24.887">
                <text:p>2724.8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33.587">
                <text:p>2733.5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33.774">
                <text:p>2733.7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33.96">
                <text:p>2733.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34.146">
                <text:p>2734.1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34.333">
                <text:p>2734.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36.812">
                <text:p>2736.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37.003">
                <text:p>2737.0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37.193">
                <text:p>2737.1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37.383">
                <text:p>2737.3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37.574">
                <text:p>2737.5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37.764">
                <text:p>2737.7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37.954">
                <text:p>2737.9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44.208">
                <text:p>2744.2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44.409">
                <text:p>2744.4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44.018">
                <text:p>2744.0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44.218">
                <text:p>2744.2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44.417">
                <text:p>2744.4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44.617">
                <text:p>2744.6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44.816">
                <text:p>2744.8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45.016">
                <text:p>2745.0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45.216">
                <text:p>2745.2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45.415">
                <text:p>2745.4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45.615">
                <text:p>2745.6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45.814">
                <text:p>2745.8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24.264">
                <text:p>2724.2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24.427">
                <text:p>2724.4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24.591">
                <text:p>2724.5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23.634">
                <text:p>2723.6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23.796">
                <text:p>2723.7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24.408">
                <text:p>2724.4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24.57">
                <text:p>2724.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24.733">
                <text:p>2724.7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724.895">
                <text:p>2724.8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25.057">
                <text:p>2725.0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29.159">
                <text:p>2729.1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29.328">
                <text:p>2729.3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26.982">
                <text:p>2726.9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27.147">
                <text:p>2727.1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27.311">
                <text:p>2727.3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27.476">
                <text:p>2727.4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27.641">
                <text:p>2727.6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21.323">
                <text:p>2721.3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21.477">
                <text:p>2721.4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21.631">
                <text:p>2721.6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21.785">
                <text:p>2721.7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21.939">
                <text:p>2721.9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22.094">
                <text:p>2722.0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22.248">
                <text:p>2722.2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22.402">
                <text:p>2722.4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21.929">
                <text:p>2721.9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22.083">
                <text:p>2722.0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22.236">
                <text:p>2722.2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22.389">
                <text:p>2722.3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22.542">
                <text:p>2722.5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22.695">
                <text:p>2722.6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22.848">
                <text:p>2722.8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23.002">
                <text:p>2723.0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23.155">
                <text:p>2723.1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23.308">
                <text:p>2723.3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15.943">
                <text:p>2715.9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16.084">
                <text:p>2716.0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16.225">
                <text:p>2716.2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16.367">
                <text:p>2716.3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16.508">
                <text:p>2716.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716.65">
                <text:p>2716.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16.791">
                <text:p>2716.7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6.932">
                <text:p>2716.9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7.074">
                <text:p>2717.0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7.215">
                <text:p>2717.2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17.356">
                <text:p>2717.3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16.298">
                <text:p>2716.2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16.437">
                <text:p>2716.4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16.577">
                <text:p>2716.5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16.716">
                <text:p>2716.7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10.027">
                <text:p>2710.0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10.156">
                <text:p>2710.1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10.285">
                <text:p>2710.2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25.714">
                <text:p>2725.7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25.866">
                <text:p>2725.8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26.019">
                <text:p>2726.0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26.171">
                <text:p>2726.1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26.323">
                <text:p>2726.3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26.476">
                <text:p>2726.4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26.628">
                <text:p>2726.6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26.781">
                <text:p>2726.7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26.933">
                <text:p>2726.9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27.085">
                <text:p>2727.0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27.238">
                <text:p>2727.2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24.52">
                <text:p>2724.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24.668">
                <text:p>2724.6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24.816">
                <text:p>2724.8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24.964">
                <text:p>2724.9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25.112">
                <text:p>2725.1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25.26">
                <text:p>2725.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25.408">
                <text:p>2725.4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25.556">
                <text:p>2725.5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25.705">
                <text:p>2725.7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725.853">
                <text:p>2725.8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26.001">
                <text:p>2726.0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26.149">
                <text:p>2726.1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25.793">
                <text:p>2725.7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25.941">
                <text:p>2725.9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13.918">
                <text:p>2713.9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14.048">
                <text:p>2714.0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14.177">
                <text:p>2714.1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74.594">
                <text:p>2774.5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08.156">
                <text:p>2808.1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08.422">
                <text:p>2808.4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824.714">
                <text:p>2824.7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02.912">
                <text:p>2702.9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03.025">
                <text:p>2703.0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03.137">
                <text:p>2703.1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03.249">
                <text:p>2703.2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03.361">
                <text:p>2703.3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2.959">
                <text:p>2702.9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08.465">
                <text:p>2708.4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08.584">
                <text:p>2708.5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08.703">
                <text:p>2708.7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18.303">
                <text:p>2718.3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18.436">
                <text:p>2718.4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24.002">
                <text:p>2724.0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24.143">
                <text:p>2724.1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24.283">
                <text:p>2724.2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24.424">
                <text:p>2724.4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725.552">
                <text:p>2725.5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700.289">
                <text:p>2700.2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00.395">
                <text:p>2700.3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00.5">
                <text:p>2700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00.606">
                <text:p>2700.6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700.712">
                <text:p>2700.7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700.818">
                <text:p>2700.8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700.923">
                <text:p>2700.9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1.029">
                <text:p>2701.0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01.135">
                <text:p>2701.1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701.241">
                <text:p>2701.2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01.347">
                <text:p>2701.3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01.452">
                <text:p>2701.4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701.558">
                <text:p>2701.5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701.664">
                <text:p>2701.6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701.77">
                <text:p>2701.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01.875">
                <text:p>2701.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1.981">
                <text:p>2701.98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02.087">
                <text:p>2702.0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702.193">
                <text:p>2702.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02.298">
                <text:p>2702.2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02.404">
                <text:p>2702.4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02.51">
                <text:p>2702.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02.616">
                <text:p>2702.6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02.721">
                <text:p>2702.7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95.212">
                <text:p>2695.2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95.307">
                <text:p>2695.3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95.402">
                <text:p>2695.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95.497">
                <text:p>2695.4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695.593">
                <text:p>2695.5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95.688">
                <text:p>2695.6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96.337">
                <text:p>2696.3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96.433">
                <text:p>2696.4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96.529">
                <text:p>2696.5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22.185">
                <text:p>2722.1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22.316">
                <text:p>2722.3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91.203">
                <text:p>2691.2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91.291">
                <text:p>2691.2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91.379">
                <text:p>2691.3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91.468">
                <text:p>2691.4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91.556">
                <text:p>2691.5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91.645">
                <text:p>2691.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91.733">
                <text:p>2691.7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91.821">
                <text:p>2691.8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91.91">
                <text:p>2691.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691.998">
                <text:p>2691.9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92.087">
                <text:p>2692.0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85.794">
                <text:p>2685.7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85.874">
                <text:p>2685.8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85.954">
                <text:p>2685.9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686.034">
                <text:p>2686.0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86.113">
                <text:p>2686.1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86.193">
                <text:p>2686.1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86.273">
                <text:p>2686.2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698.049">
                <text:p>2698.0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98.145">
                <text:p>2698.1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698.24">
                <text:p>2698.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98.335">
                <text:p>2698.3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13.267">
                <text:p>2713.2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13.382">
                <text:p>2713.3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13.497">
                <text:p>2713.4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13.612">
                <text:p>2713.6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13.727">
                <text:p>2713.7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13.842">
                <text:p>2713.8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13.957">
                <text:p>2713.9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03.847">
                <text:p>2703.8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03.949">
                <text:p>2703.9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04.05">
                <text:p>2704.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04.039">
                <text:p>2704.0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04.141">
                <text:p>2704.1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04.242">
                <text:p>2704.2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52.337">
                <text:p>2752.3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86.901">
                <text:p>2686.9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86.98">
                <text:p>2686.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87.059">
                <text:p>2687.0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87.137">
                <text:p>2687.1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87.216">
                <text:p>2687.2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87.295">
                <text:p>2687.2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87.374">
                <text:p>2687.3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87.452">
                <text:p>2687.4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87.531">
                <text:p>2687.5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87.61">
                <text:p>2687.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87.689">
                <text:p>2687.6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87.767">
                <text:p>2687.7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87.846">
                <text:p>2687.8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87.925">
                <text:p>2687.9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88.003">
                <text:p>2688.0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88.082">
                <text:p>2688.0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88.161">
                <text:p>2688.1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88.24">
                <text:p>2688.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88.318">
                <text:p>2688.3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88.397">
                <text:p>2688.3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88.476">
                <text:p>2688.4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88.555">
                <text:p>2688.5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88.633">
                <text:p>2688.6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88.712">
                <text:p>2688.7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88.791">
                <text:p>2688.7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88.869">
                <text:p>2688.8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88.948">
                <text:p>2688.9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78.349">
                <text:p>2678.3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78.414">
                <text:p>2678.4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78.48">
                <text:p>2678.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80.84">
                <text:p>2680.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80.908">
                <text:p>2680.9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80.976">
                <text:p>2680.9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81.045">
                <text:p>2681.0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81.113">
                <text:p>2681.1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81.181">
                <text:p>2681.1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81.249">
                <text:p>2681.2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681.318">
                <text:p>2681.3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669.629">
                <text:p>2669.6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669.683">
                <text:p>2669.6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69.736">
                <text:p>2669.7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69.79">
                <text:p>2669.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69.724">
                <text:p>2669.7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69.778">
                <text:p>2669.7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69.832">
                <text:p>2669.8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69.885">
                <text:p>2669.8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21.795">
                <text:p>2721.7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21.912">
                <text:p>2721.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22.029">
                <text:p>2722.0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22.146">
                <text:p>2722.1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22.263">
                <text:p>2722.2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22.38">
                <text:p>2722.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26.046">
                <text:p>2726.0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26.167">
                <text:p>2726.1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26.41">
                <text:p>2726.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26.531">
                <text:p>2726.5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26.652">
                <text:p>2726.6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26.774">
                <text:p>2726.7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26.895">
                <text:p>2726.8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27.016">
                <text:p>2727.0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27.138">
                <text:p>2727.1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85.136">
                <text:p>2785.1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85.327">
                <text:p>2785.3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85.518">
                <text:p>2785.5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85.708">
                <text:p>2785.7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85.899">
                <text:p>2785.8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86.09">
                <text:p>2786.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771.063">
                <text:p>2771.0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771.236">
                <text:p>2771.2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71.408">
                <text:p>2771.4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71.581">
                <text:p>2771.5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71.753">
                <text:p>2771.7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71.926">
                <text:p>2771.9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72.099">
                <text:p>2772.0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72.271">
                <text:p>2772.2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72.444">
                <text:p>2772.4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84.681">
                <text:p>2784.6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84.868">
                <text:p>2784.8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85.055">
                <text:p>2785.0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85.264">
                <text:p>2785.2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85.451">
                <text:p>2785.4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85.638">
                <text:p>2785.6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85.825">
                <text:p>2785.8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86.012">
                <text:p>2786.0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86.199">
                <text:p>2786.1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86.386">
                <text:p>2786.3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86.572">
                <text:p>2786.5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86.759">
                <text:p>2786.7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86.946">
                <text:p>2786.9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87.133">
                <text:p>2787.1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87.32">
                <text:p>2787.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87.507">
                <text:p>2787.5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87.694">
                <text:p>2787.6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87.881">
                <text:p>2787.88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88.068">
                <text:p>2788.0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85.603">
                <text:p>2785.6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5.787">
                <text:p>2785.7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69.09">
                <text:p>2769.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69.255">
                <text:p>2769.2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78.802">
                <text:p>2778.8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78.977">
                <text:p>2778.9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79.153">
                <text:p>2779.1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79.328">
                <text:p>2779.3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79.503">
                <text:p>2779.5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79.678">
                <text:p>2779.6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777.171">
                <text:p>2777.1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77.343">
                <text:p>2777.3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77.516">
                <text:p>2777.5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777.688">
                <text:p>2777.6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77.86">
                <text:p>2777.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78.032">
                <text:p>2778.0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78.204">
                <text:p>2778.2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79.65">
                <text:p>2779.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83.412">
                <text:p>2783.4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83.589">
                <text:p>2783.5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83.767">
                <text:p>2783.7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61.388">
                <text:p>2761.3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61.54">
                <text:p>2761.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61.692">
                <text:p>2761.6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61.845">
                <text:p>2761.8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61.997">
                <text:p>2761.9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58.197">
                <text:p>2758.1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58.345">
                <text:p>2758.3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58.493">
                <text:p>2758.4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58.641">
                <text:p>2758.6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58.788">
                <text:p>2758.7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58.936">
                <text:p>2758.9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59.084">
                <text:p>2759.0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59.232">
                <text:p>2759.2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57.703">
                <text:p>2757.7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57.849">
                <text:p>2757.8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57.995">
                <text:p>2757.9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55.377">
                <text:p>2755.3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55.52">
                <text:p>2755.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49.51">
                <text:p>2749.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49.646">
                <text:p>2749.64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47.908">
                <text:p>2747.9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48.042">
                <text:p>2748.0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51.479">
                <text:p>2751.4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50.001">
                <text:p>2750.0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50.137">
                <text:p>2750.1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50.273">
                <text:p>2750.2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34.999">
                <text:p>2734.9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35.118">
                <text:p>2735.1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35.237">
                <text:p>2735.2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46.821">
                <text:p>2746.8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46.953">
                <text:p>2746.9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31.59">
                <text:p>2731.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31.705">
                <text:p>2731.7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31.844">
                <text:p>2731.8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31.959">
                <text:p>2731.95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32.073">
                <text:p>2732.0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32.188">
                <text:p>2732.1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32.303">
                <text:p>2732.3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32.418">
                <text:p>2732.4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32.532">
                <text:p>2732.5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32.647">
                <text:p>2732.6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32.762">
                <text:p>2732.7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32.877">
                <text:p>2732.8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732.991">
                <text:p>2732.9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25.81">
                <text:p>2725.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25.917">
                <text:p>2725.9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726.024">
                <text:p>2726.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26.131">
                <text:p>2726.1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26.238">
                <text:p>2726.2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26.345">
                <text:p>2726.3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726.452">
                <text:p>2726.4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726.559">
                <text:p>2726.5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726.666">
                <text:p>2726.6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726.773">
                <text:p>2726.7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26.879">
                <text:p>2726.8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725.314">
                <text:p>2725.3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725.419">
                <text:p>2725.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25.524">
                <text:p>2725.5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725.629">
                <text:p>2725.6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25.734">
                <text:p>2725.7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25.84">
                <text:p>2725.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25.945">
                <text:p>2725.9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26.05">
                <text:p>2726.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26.155">
                <text:p>2726.1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726.26">
                <text:p>2726.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20.012">
                <text:p>2720.0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720.11">
                <text:p>2720.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720.209">
                <text:p>2720.2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20.307">
                <text:p>2720.3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20.406">
                <text:p>2720.4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20.504">
                <text:p>2720.5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20.603">
                <text:p>2720.6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22.084">
                <text:p>2722.0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726.08">
                <text:p>2726.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26.184">
                <text:p>2726.1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726.288">
                <text:p>2726.2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26.392">
                <text:p>2726.3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26.496">
                <text:p>2726.4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726.6">
                <text:p>2726.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26.704">
                <text:p>2726.7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726.808">
                <text:p>2726.8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26.912">
                <text:p>2726.91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26.519">
                <text:p>2726.5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26.622">
                <text:p>2726.6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26.726">
                <text:p>2726.7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26.829">
                <text:p>2726.8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26.933">
                <text:p>2726.9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27.036">
                <text:p>2727.0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27.14">
                <text:p>2727.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27.243">
                <text:p>2727.24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27.347">
                <text:p>2727.3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27.45">
                <text:p>2727.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27.553">
                <text:p>2727.5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727.657">
                <text:p>2727.6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727.76">
                <text:p>2727.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27.864">
                <text:p>2727.8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27.967">
                <text:p>2727.9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728.071">
                <text:p>2728.0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728.174">
                <text:p>2728.17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28.278">
                <text:p>2728.2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728.381">
                <text:p>2728.3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728.485">
                <text:p>2728.4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728.588">
                <text:p>2728.5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728.692">
                <text:p>2728.6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728.795">
                <text:p>2728.7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728.899">
                <text:p>2728.8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729.002">
                <text:p>2729.0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29.106">
                <text:p>2729.10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29.209">
                <text:p>2729.2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29.313">
                <text:p>2729.3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729.416">
                <text:p>2729.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13cm" svg:height="9cm" xlink:href=".." xlink:type="simple" chart:class="chart:line" chart:style-name="ch1">
        <chart:legend chart:legend-position="end" svg:x="26.981cm" svg:y="4.201cm" style:legend-expansion="high" chart:style-name="ch2"/>
        <chart:plot-area chart:style-name="ch3" table:cell-range-address="'var step'.B1:'var step'.B999" svg:x="0.598cm" svg:y="0.18cm" svg:width="25.785cm" svg:height="8.64cm">
          <chart:coordinate-region svg:x="1.59cm" svg:y="0.301cm" svg:width="24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 step'.B1:'var step'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7.215">
                <text:p>2637.215</text:p>
                <draw:g>
                  <svg:desc>'var step'.B1:'var step'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8.085">
                <text:p>2638.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0.105">
                <text:p>2640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7.322">
                <text:p>2637.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7.033">
                <text:p>2637.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3.632">
                <text:p>2643.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3.38">
                <text:p>2643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7.241">
                <text:p>2637.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8.29">
                <text:p>2638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5.265">
                <text:p>2645.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9.509">
                <text:p>2649.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6.204">
                <text:p>2646.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2.614">
                <text:p>2652.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8.038">
                <text:p>2638.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3.176">
                <text:p>2653.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30.108">
                <text:p>2630.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9.925">
                <text:p>2649.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5.256">
                <text:p>2635.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1.082">
                <text:p>2671.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6.731">
                <text:p>2646.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1.446">
                <text:p>2641.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8.298">
                <text:p>2668.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6.065">
                <text:p>2636.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9.272">
                <text:p>2629.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9.587">
                <text:p>2639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7.158">
                <text:p>2677.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69.028">
                <text:p>2669.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7.094">
                <text:p>2627.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1.116">
                <text:p>2641.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38.85">
                <text:p>2638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5.542">
                <text:p>2655.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62.353">
                <text:p>2662.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90.4">
                <text:p>269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61.982">
                <text:p>2661.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12.658">
                <text:p>2612.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3.459">
                <text:p>2633.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.571">
                <text:p>2630.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7.429">
                <text:p>2687.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71.121">
                <text:p>2671.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71.143">
                <text:p>2671.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6.699">
                <text:p>2676.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61.514">
                <text:p>2661.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3.36">
                <text:p>2653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6.683">
                <text:p>2686.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77.102">
                <text:p>2677.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8.575">
                <text:p>2658.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5.542">
                <text:p>2655.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1.783">
                <text:p>2631.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2.174">
                <text:p>2602.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98.923">
                <text:p>2598.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7.597">
                <text:p>2597.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8.982">
                <text:p>2658.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69.368">
                <text:p>2669.3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6.268">
                <text:p>2656.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2.446">
                <text:p>2642.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44.451">
                <text:p>2644.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7.284">
                <text:p>2647.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5.504">
                <text:p>2655.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62.053">
                <text:p>2662.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81.921">
                <text:p>2681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31.343">
                <text:p>2631.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2.865">
                <text:p>2652.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94.365">
                <text:p>2694.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76.25">
                <text:p>2576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16.278">
                <text:p>2716.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1.078">
                <text:p>2731.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7.651">
                <text:p>2727.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4.156">
                <text:p>2774.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4.3">
                <text:p>2684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26.736">
                <text:p>2626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8.777">
                <text:p>2638.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99.522">
                <text:p>2699.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85.085">
                <text:p>2685.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9.054">
                <text:p>2699.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84.641">
                <text:p>2684.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04.919">
                <text:p>2704.9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43.674">
                <text:p>2743.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6.432">
                <text:p>2746.4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28.956">
                <text:p>2728.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16.852">
                <text:p>2716.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03.138">
                <text:p>2703.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7.382">
                <text:p>2687.3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8.453">
                <text:p>2688.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2.358">
                <text:p>2652.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9.6">
                <text:p>2719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91.352">
                <text:p>2691.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86.7">
                <text:p>268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68.819">
                <text:p>2668.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65.562">
                <text:p>2665.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65.971">
                <text:p>2665.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63.237">
                <text:p>2663.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9.378">
                <text:p>2659.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90.176">
                <text:p>2690.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99.93">
                <text:p>2699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40.703">
                <text:p>2640.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72.132">
                <text:p>2672.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14.826">
                <text:p>2614.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33.046">
                <text:p>2633.0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5.886">
                <text:p>2635.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8.912">
                <text:p>2628.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8.856">
                <text:p>2628.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39.902">
                <text:p>2639.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65.731">
                <text:p>2665.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35.408">
                <text:p>2635.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40.5">
                <text:p>264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39.266">
                <text:p>2639.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48.737">
                <text:p>2648.7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44.627">
                <text:p>2644.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71.454">
                <text:p>2671.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74.257">
                <text:p>2674.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73.78">
                <text:p>2673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6.982">
                <text:p>2636.9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84.39">
                <text:p>2684.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44.523">
                <text:p>2644.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46.074">
                <text:p>2646.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73.123">
                <text:p>2573.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4.986">
                <text:p>2574.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8.852">
                <text:p>2558.8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8.652">
                <text:p>2558.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9.466">
                <text:p>2559.4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37.831">
                <text:p>2537.8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73.251">
                <text:p>2573.2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81.562">
                <text:p>2581.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2.425">
                <text:p>2572.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87.272">
                <text:p>2587.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90.319">
                <text:p>2590.3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56.538">
                <text:p>2656.5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62.137">
                <text:p>2662.1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46.661">
                <text:p>2646.6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19.323">
                <text:p>2619.3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56.265">
                <text:p>2556.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5.185">
                <text:p>2555.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71.79">
                <text:p>2571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50.321">
                <text:p>2550.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39.668">
                <text:p>2539.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37.886">
                <text:p>2537.8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53.67">
                <text:p>2553.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47.004">
                <text:p>2547.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46.048">
                <text:p>2546.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43.11">
                <text:p>2543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21.267">
                <text:p>2521.2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25.28">
                <text:p>2525.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27.906">
                <text:p>2527.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8.538">
                <text:p>2538.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47.835">
                <text:p>2547.8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32.853">
                <text:p>2532.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33.231">
                <text:p>2533.2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32.6">
                <text:p>2532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20.532">
                <text:p>2520.5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20.282">
                <text:p>2520.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0.811">
                <text:p>2520.8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0.297">
                <text:p>2520.2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17.478">
                <text:p>2517.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15.375">
                <text:p>2515.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14.657">
                <text:p>2514.6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11.635">
                <text:p>2511.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14.448">
                <text:p>2514.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13.802">
                <text:p>2513.8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0.394">
                <text:p>2510.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7.731">
                <text:p>2507.7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6.992">
                <text:p>2506.9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06.253">
                <text:p>2506.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05.914">
                <text:p>2505.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13.689">
                <text:p>2513.6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6.315">
                <text:p>2516.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15.65">
                <text:p>2515.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14.985">
                <text:p>2514.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18.064">
                <text:p>2518.0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5.087">
                <text:p>2525.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24.554">
                <text:p>2524.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25.087">
                <text:p>2525.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24.496">
                <text:p>2524.4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23.906">
                <text:p>2523.9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22.632">
                <text:p>2522.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18.367">
                <text:p>2518.3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17.752">
                <text:p>2517.7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03.296">
                <text:p>2503.2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98.831">
                <text:p>2498.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98.116">
                <text:p>2498.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02.095">
                <text:p>2502.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01.103">
                <text:p>2501.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0.372">
                <text:p>2500.3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9.141">
                <text:p>2509.1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7.197">
                <text:p>2507.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05.35">
                <text:p>2505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03.452">
                <text:p>2503.4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92.717">
                <text:p>2492.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03.012">
                <text:p>2503.0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06.453">
                <text:p>2506.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02.236">
                <text:p>2502.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10.275">
                <text:p>2510.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9.669">
                <text:p>2509.6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13.606">
                <text:p>2513.6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13.023">
                <text:p>2513.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12.441">
                <text:p>2512.4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11.858">
                <text:p>2511.8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12.07">
                <text:p>2512.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11.053">
                <text:p>2511.0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12.099">
                <text:p>2512.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11.526">
                <text:p>2511.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10.953">
                <text:p>2510.9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0.381">
                <text:p>2510.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18.062">
                <text:p>2518.0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17.53">
                <text:p>2517.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14.922">
                <text:p>2514.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14.38">
                <text:p>2514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98.252">
                <text:p>2498.2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98.967">
                <text:p>2498.9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98.356">
                <text:p>2498.3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97.466">
                <text:p>2497.4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3.4">
                <text:p>2503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2.819">
                <text:p>2502.8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02.238">
                <text:p>2502.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01.656">
                <text:p>2501.6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01.075">
                <text:p>2501.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01.796">
                <text:p>2501.7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01.221">
                <text:p>2501.2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93.06">
                <text:p>2493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92.45">
                <text:p>2492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1.84">
                <text:p>2491.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86.68">
                <text:p>2486.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87.388">
                <text:p>2487.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89.107">
                <text:p>2489.1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8.195">
                <text:p>2488.1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87.58">
                <text:p>2487.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86.964">
                <text:p>2486.9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86.088">
                <text:p>2486.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85.472">
                <text:p>2485.4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84.855">
                <text:p>2484.8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4.238">
                <text:p>2484.2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83.622">
                <text:p>2483.6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83.005">
                <text:p>2483.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2.389">
                <text:p>2482.3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2.264">
                <text:p>2482.2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1.65">
                <text:p>2481.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81.035">
                <text:p>2481.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80.421">
                <text:p>2480.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9.806">
                <text:p>2479.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79.192">
                <text:p>2479.1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78.577">
                <text:p>2478.5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7.963">
                <text:p>2477.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77.349">
                <text:p>2477.3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76.734">
                <text:p>2476.7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6.12">
                <text:p>2476.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5.505">
                <text:p>2475.5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5.494">
                <text:p>2475.4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0.324">
                <text:p>2480.3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9.734">
                <text:p>2479.7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9.144">
                <text:p>2479.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78.554">
                <text:p>2478.5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82.531">
                <text:p>2482.5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1.959">
                <text:p>2481.9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81.387">
                <text:p>2481.3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7.768">
                <text:p>2477.7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77.184">
                <text:p>2477.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76.601">
                <text:p>2476.6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76.017">
                <text:p>2476.0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75.433">
                <text:p>2475.4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74.849">
                <text:p>2474.8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73.802">
                <text:p>2473.8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73.237">
                <text:p>2473.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72.652">
                <text:p>2472.6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72.066">
                <text:p>2472.0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71.481">
                <text:p>2471.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70.895">
                <text:p>2470.8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70.31">
                <text:p>2470.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68.801">
                <text:p>2468.8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9.27">
                <text:p>2469.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86.002">
                <text:p>2486.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85.482">
                <text:p>2485.4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84.961">
                <text:p>2484.9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7.71">
                <text:p>2487.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87.202">
                <text:p>2487.2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86.693">
                <text:p>2486.6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85.91">
                <text:p>2485.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85.401">
                <text:p>2485.4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83.037">
                <text:p>2483.0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82.521">
                <text:p>2482.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82.004">
                <text:p>2482.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87.556">
                <text:p>2487.5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87.061">
                <text:p>2487.0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86.566">
                <text:p>2486.5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86.072">
                <text:p>2486.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85.577">
                <text:p>2485.5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85.083">
                <text:p>2485.0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84.588">
                <text:p>2484.5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84.093">
                <text:p>2484.0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83.599">
                <text:p>2483.5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83.104">
                <text:p>2483.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82.958">
                <text:p>2482.9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52.762">
                <text:p>2452.7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52.167">
                <text:p>2452.1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54.367">
                <text:p>2454.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53.781">
                <text:p>2453.7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53.196">
                <text:p>2453.1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52.61">
                <text:p>2452.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52.024">
                <text:p>2452.0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51.438">
                <text:p>2451.4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0.852">
                <text:p>2450.8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3.321">
                <text:p>2443.3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42.712">
                <text:p>2442.7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2.103">
                <text:p>2442.1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42.55">
                <text:p>2442.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1.945">
                <text:p>2441.9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41.339">
                <text:p>2441.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0.86">
                <text:p>2440.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44.872">
                <text:p>2444.8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4.282">
                <text:p>2444.2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43.691">
                <text:p>2443.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39.351">
                <text:p>2439.3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38.749">
                <text:p>2438.7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38.147">
                <text:p>2438.1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37.545">
                <text:p>2437.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6.942">
                <text:p>2436.9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36.34">
                <text:p>2436.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34.167">
                <text:p>2434.1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33.559">
                <text:p>2433.5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9.09">
                <text:p>2439.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8.502">
                <text:p>2438.5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37.914">
                <text:p>2437.9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37.326">
                <text:p>2437.3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36.738">
                <text:p>2436.7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6.15">
                <text:p>2436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5.301">
                <text:p>2435.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43.565">
                <text:p>2443.5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43.003">
                <text:p>2443.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42.442">
                <text:p>2442.4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42.979">
                <text:p>2442.9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42.421">
                <text:p>2442.4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15.812">
                <text:p>2415.8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15.175">
                <text:p>2415.1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14.538">
                <text:p>2414.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13.901">
                <text:p>2413.9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13.263">
                <text:p>2413.2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12.626">
                <text:p>2412.6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11.989">
                <text:p>2411.9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10.787">
                <text:p>2410.7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10.149">
                <text:p>2410.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09.51">
                <text:p>2409.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08.871">
                <text:p>2408.8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08.232">
                <text:p>2408.2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06.78">
                <text:p>2406.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6.139">
                <text:p>2406.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05.498">
                <text:p>2405.4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4.857">
                <text:p>2404.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04.216">
                <text:p>2404.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03.575">
                <text:p>2403.5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06.785">
                <text:p>2406.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06.155">
                <text:p>2406.1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05.525">
                <text:p>2405.5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04.895">
                <text:p>2404.8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04.265">
                <text:p>2404.2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04.902">
                <text:p>2404.9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04.276">
                <text:p>2404.2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07.861">
                <text:p>2407.8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7.247">
                <text:p>2407.2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27.317">
                <text:p>2427.3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26.76">
                <text:p>2426.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25.602">
                <text:p>2425.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19.109">
                <text:p>2419.1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8.534">
                <text:p>2418.5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17.959">
                <text:p>2417.9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17.384">
                <text:p>2417.3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25.377">
                <text:p>2425.3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24.826">
                <text:p>2424.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24.274">
                <text:p>2424.2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22.85">
                <text:p>2422.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22.296">
                <text:p>2422.2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16.618">
                <text:p>2416.6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16.051">
                <text:p>2416.0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15.483">
                <text:p>2415.4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14.916">
                <text:p>2414.9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14.348">
                <text:p>2414.3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13.781">
                <text:p>2413.7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13.213">
                <text:p>2413.2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18.797">
                <text:p>2418.7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8.245">
                <text:p>2418.2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17.694">
                <text:p>2417.6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17.143">
                <text:p>2417.1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10.74">
                <text:p>2410.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10.173">
                <text:p>2410.1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09.607">
                <text:p>2409.6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09.04">
                <text:p>2409.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08.473">
                <text:p>2408.4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07.907">
                <text:p>2407.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07.34">
                <text:p>2407.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06.774">
                <text:p>2406.7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89.882">
                <text:p>2389.8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16.226">
                <text:p>2416.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15.687">
                <text:p>2415.6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15.147">
                <text:p>2415.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03.234">
                <text:p>2403.2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02.666">
                <text:p>2402.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02.097">
                <text:p>2402.0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01.529">
                <text:p>2401.5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63.833">
                <text:p>2363.8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63.17">
                <text:p>2363.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62.508">
                <text:p>2362.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61.846">
                <text:p>2361.8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61.184">
                <text:p>2361.1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60.522">
                <text:p>2360.5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59.86">
                <text:p>2359.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59.198">
                <text:p>2359.1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58.535">
                <text:p>2358.5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57.873">
                <text:p>2357.8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57.211">
                <text:p>2357.2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56.549">
                <text:p>2356.5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55.887">
                <text:p>2355.8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55.225">
                <text:p>2355.2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54.563">
                <text:p>2354.5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53.9">
                <text:p>2353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52.474">
                <text:p>2352.4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.81">
                <text:p>2351.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51.146">
                <text:p>2351.1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50.482">
                <text:p>2350.4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49.818">
                <text:p>2349.8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49.154">
                <text:p>2349.1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48.49">
                <text:p>2348.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47.826">
                <text:p>2347.8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47.162">
                <text:p>2347.1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46.498">
                <text:p>2346.4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45.834">
                <text:p>2345.8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45.17">
                <text:p>2345.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44.506">
                <text:p>2344.5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43.842">
                <text:p>2343.8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43.178">
                <text:p>2343.1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42.514">
                <text:p>2342.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41.85">
                <text:p>2341.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41.186">
                <text:p>2341.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40.522">
                <text:p>2340.5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39.858">
                <text:p>2339.8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39.194">
                <text:p>2339.1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38.53">
                <text:p>2338.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53.856">
                <text:p>2353.8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53.228">
                <text:p>2353.2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52.601">
                <text:p>2352.6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51.974">
                <text:p>2351.9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51.347">
                <text:p>2351.3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50.72">
                <text:p>2350.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50.093">
                <text:p>2350.0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49.466">
                <text:p>2349.4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48.838">
                <text:p>2348.8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48.211">
                <text:p>2348.2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47.584">
                <text:p>2347.5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46.957">
                <text:p>2346.9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46.33">
                <text:p>2346.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45.703">
                <text:p>2345.7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45.075">
                <text:p>2345.0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44.448">
                <text:p>2344.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43.821">
                <text:p>2343.8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43.194">
                <text:p>2343.1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42.567">
                <text:p>2342.5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41.94">
                <text:p>2341.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41.312">
                <text:p>2341.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40.685">
                <text:p>2340.6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40.058">
                <text:p>2340.0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49.5">
                <text:p>2349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48.895">
                <text:p>2348.8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48.29">
                <text:p>2348.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47.684">
                <text:p>2347.6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47.079">
                <text:p>2347.0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34.355">
                <text:p>2334.3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33.724">
                <text:p>2333.7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33.092">
                <text:p>2333.0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32.461">
                <text:p>2332.4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1.83">
                <text:p>2331.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1.198">
                <text:p>2331.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2.411">
                <text:p>2332.4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1.783">
                <text:p>2331.7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35.995">
                <text:p>2335.9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35.377">
                <text:p>2335.3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43.107">
                <text:p>2343.1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42.508">
                <text:p>2342.5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41.908">
                <text:p>2341.9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40.833">
                <text:p>2340.8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40.233">
                <text:p>2340.2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39.632">
                <text:p>2339.6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39.032">
                <text:p>2339.0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38.431">
                <text:p>2338.4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37.831">
                <text:p>2337.8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37.231">
                <text:p>2337.2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36.63">
                <text:p>2336.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36.03">
                <text:p>2336.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35.429">
                <text:p>2335.4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34.829">
                <text:p>2334.8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34.228">
                <text:p>2334.2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33.628">
                <text:p>2333.6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33.028">
                <text:p>2333.0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31.52">
                <text:p>2331.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28.86">
                <text:p>2328.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28.254">
                <text:p>2328.2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27.647">
                <text:p>2327.6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30.22">
                <text:p>2330.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29.62">
                <text:p>2329.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29.019">
                <text:p>2329.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28.419">
                <text:p>2328.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27.819">
                <text:p>2327.8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27.219">
                <text:p>2327.2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22.602">
                <text:p>2322.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21.994">
                <text:p>2321.9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21.386">
                <text:p>2321.3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20.778">
                <text:p>2320.7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326.201">
                <text:p>2326.2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25.605">
                <text:p>2325.6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325.009">
                <text:p>2325.0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24.413">
                <text:p>2324.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323.817">
                <text:p>2323.8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23.22">
                <text:p>2323.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23.636">
                <text:p>2323.6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23.042">
                <text:p>2323.0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22.448">
                <text:p>2322.4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21.853">
                <text:p>2321.8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21.259">
                <text:p>2321.2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20.665">
                <text:p>2320.6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20.071">
                <text:p>2320.0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19.477">
                <text:p>2319.4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18.883">
                <text:p>2318.8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18.289">
                <text:p>2318.2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17.695">
                <text:p>2317.6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17.101">
                <text:p>2317.1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16.506">
                <text:p>2316.5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315.912">
                <text:p>2315.9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19.593">
                <text:p>2319.5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19.007">
                <text:p>2319.0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318.421">
                <text:p>2318.4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17.835">
                <text:p>2317.8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17.249">
                <text:p>2317.2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316.663">
                <text:p>2316.6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16.077">
                <text:p>2316.0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315.491">
                <text:p>2315.4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314.906">
                <text:p>2314.9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14.32">
                <text:p>2314.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313.734">
                <text:p>2313.7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313.148">
                <text:p>2313.1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12.562">
                <text:p>2312.5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11.976">
                <text:p>2311.9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43.429">
                <text:p>2743.4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43.648">
                <text:p>2743.6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43.867">
                <text:p>2743.8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44.085">
                <text:p>2744.0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44.304">
                <text:p>2744.3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44.522">
                <text:p>2744.5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44.741">
                <text:p>2744.7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44.96">
                <text:p>2744.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45.178">
                <text:p>2745.1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45.397">
                <text:p>2745.3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45.615">
                <text:p>2745.6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5.834">
                <text:p>2745.8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6.053">
                <text:p>2746.0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6.271">
                <text:p>2746.2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6.49">
                <text:p>2746.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46.708">
                <text:p>2746.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46.927">
                <text:p>2746.9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47.145">
                <text:p>2747.1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47.364">
                <text:p>2747.3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47.583">
                <text:p>2747.5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47.801">
                <text:p>2747.8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48.02">
                <text:p>2748.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48.238">
                <text:p>2748.2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48.457">
                <text:p>2748.4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48.676">
                <text:p>2748.6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48.894">
                <text:p>2748.8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749.113">
                <text:p>2749.1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749.331">
                <text:p>2749.3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49.55">
                <text:p>2749.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49.769">
                <text:p>2749.7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749.987">
                <text:p>2749.9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50.206">
                <text:p>2750.2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50.424">
                <text:p>2750.4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50.643">
                <text:p>2750.6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50.862">
                <text:p>2750.8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63.683">
                <text:p>2763.6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63.923">
                <text:p>2763.9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64.164">
                <text:p>2764.1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64.405">
                <text:p>2764.4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64.645">
                <text:p>2764.6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23.071">
                <text:p>2723.0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23.24">
                <text:p>2723.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25.689">
                <text:p>2725.6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25.861">
                <text:p>2725.8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26.033">
                <text:p>2726.0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26.205">
                <text:p>2726.2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26.377">
                <text:p>2726.3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26.55">
                <text:p>2726.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32.744">
                <text:p>2732.7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32.927">
                <text:p>2732.9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32.521">
                <text:p>2732.5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32.703">
                <text:p>2732.7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32.884">
                <text:p>2732.8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33.066">
                <text:p>2733.0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33.247">
                <text:p>2733.2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33.428">
                <text:p>2733.4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27.389">
                <text:p>2727.3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27.56">
                <text:p>2727.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27.731">
                <text:p>2727.7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27.902">
                <text:p>2727.9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28.073">
                <text:p>2728.0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28.244">
                <text:p>2728.2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28.415">
                <text:p>2728.4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28.586">
                <text:p>2728.5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28.756">
                <text:p>2728.7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28.927">
                <text:p>2728.9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29.098">
                <text:p>2729.0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723.734">
                <text:p>2723.7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723.896">
                <text:p>2723.8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24.508">
                <text:p>2724.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724.671">
                <text:p>2724.6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24.833">
                <text:p>2724.8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724.996">
                <text:p>2724.9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25.158">
                <text:p>2725.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29.261">
                <text:p>2729.2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729.43">
                <text:p>2729.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27.084">
                <text:p>2727.0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27.249">
                <text:p>2727.2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27.413">
                <text:p>2727.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727.578">
                <text:p>2727.5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727.743">
                <text:p>2727.7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27.908">
                <text:p>2727.9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28.073">
                <text:p>2728.0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28.238">
                <text:p>2728.2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28.402">
                <text:p>2728.4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28.567">
                <text:p>2728.5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28.732">
                <text:p>2728.7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728.897">
                <text:p>2728.8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29.062">
                <text:p>2729.0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729.227">
                <text:p>2729.2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729.391">
                <text:p>2729.3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29.556">
                <text:p>2729.5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29.091">
                <text:p>2729.0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729.255">
                <text:p>2729.2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29.419">
                <text:p>2729.4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729.583">
                <text:p>2729.5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86.689">
                <text:p>2786.6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786.943">
                <text:p>2786.9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787.197">
                <text:p>2787.1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87.451">
                <text:p>2787.4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87.705">
                <text:p>2787.7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87.958">
                <text:p>2787.9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788.212">
                <text:p>2788.2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88.466">
                <text:p>2788.4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788.72">
                <text:p>2788.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788.973">
                <text:p>2788.9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89.227">
                <text:p>2789.2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89.481">
                <text:p>2789.4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89.735">
                <text:p>2789.7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89.989">
                <text:p>2789.9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89.595">
                <text:p>2789.5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89.847">
                <text:p>2789.8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90.1">
                <text:p>2790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90.353">
                <text:p>2790.3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90.606">
                <text:p>2790.6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90.859">
                <text:p>2790.8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91.111">
                <text:p>2791.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91.364">
                <text:p>2791.3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91.617">
                <text:p>2791.6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91.87">
                <text:p>2791.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92.026">
                <text:p>2792.0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83.496">
                <text:p>2783.4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24.704">
                <text:p>2824.7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25.005">
                <text:p>2825.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825.307">
                <text:p>2825.3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25.608">
                <text:p>2825.6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25.91">
                <text:p>2825.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6.211">
                <text:p>2826.2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826.512">
                <text:p>2826.5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26.814">
                <text:p>2826.8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27.115">
                <text:p>2827.1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27.417">
                <text:p>2827.4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27.718">
                <text:p>2827.7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28.02">
                <text:p>2828.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28.321">
                <text:p>2828.3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28.623">
                <text:p>2828.6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28.924">
                <text:p>2828.9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29.226">
                <text:p>2829.2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29.527">
                <text:p>2829.5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29.829">
                <text:p>2829.8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42.011">
                <text:p>2842.0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42.33">
                <text:p>2842.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42.649">
                <text:p>2842.6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42.968">
                <text:p>2842.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43.287">
                <text:p>2843.2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43.606">
                <text:p>2843.6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43.925">
                <text:p>2843.9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44.244">
                <text:p>2844.2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844.563">
                <text:p>2844.5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44.882">
                <text:p>2844.8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43.927">
                <text:p>2843.9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844.244">
                <text:p>2844.2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44.561">
                <text:p>2844.5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844.878">
                <text:p>2844.8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845.195">
                <text:p>2845.1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845.512">
                <text:p>2845.5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845.829">
                <text:p>2845.8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846.147">
                <text:p>2846.1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46.464">
                <text:p>2846.4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46.781">
                <text:p>2846.7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863.404">
                <text:p>2863.4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55.58">
                <text:p>2855.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855.909">
                <text:p>2855.9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56.238">
                <text:p>2856.2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56.567">
                <text:p>2856.5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56.896">
                <text:p>2856.8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57.224">
                <text:p>2857.2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57.553">
                <text:p>2857.5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57.882">
                <text:p>2857.8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58.211">
                <text:p>2858.2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58.54">
                <text:p>2858.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58.869">
                <text:p>2858.8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59.198">
                <text:p>2859.1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69.804">
                <text:p>2869.8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70.148">
                <text:p>2870.1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70.491">
                <text:p>2870.4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70.834">
                <text:p>2870.8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71.178">
                <text:p>2871.1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71.521">
                <text:p>2871.5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71.864">
                <text:p>2871.8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72.207">
                <text:p>2872.2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57.066">
                <text:p>2857.06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57.388">
                <text:p>2857.3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57.71">
                <text:p>2857.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43.041">
                <text:p>2843.0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43.342">
                <text:p>2843.3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43.643">
                <text:p>2843.6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43.944">
                <text:p>2843.9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44.245">
                <text:p>2844.2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851.424">
                <text:p>2851.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851.734">
                <text:p>2851.7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836.344">
                <text:p>2836.3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36.633">
                <text:p>2836.6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836.922">
                <text:p>2836.9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35.114">
                <text:p>2835.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835.4">
                <text:p>2835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35.686">
                <text:p>2835.6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835.972">
                <text:p>2835.9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836.258">
                <text:p>2836.2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842.282">
                <text:p>2842.2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42.576">
                <text:p>2842.5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842.869">
                <text:p>2842.8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843.163">
                <text:p>2843.1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843.457">
                <text:p>2843.4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843.751">
                <text:p>2843.7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844.045">
                <text:p>2844.0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844.338">
                <text:p>2844.3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844.632">
                <text:p>2844.6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844.926">
                <text:p>2844.9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850.243">
                <text:p>2850.2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850.543">
                <text:p>2850.5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850.844">
                <text:p>2850.8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851.144">
                <text:p>2851.1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51.445">
                <text:p>2851.4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848.493">
                <text:p>2848.4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848.789">
                <text:p>2848.7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849.086">
                <text:p>2849.0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849.382">
                <text:p>2849.3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849.678">
                <text:p>2849.6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849.933">
                <text:p>2849.9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50.229">
                <text:p>2850.2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850.525">
                <text:p>2850.5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840.358">
                <text:p>2840.3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840.64">
                <text:p>2840.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840.923">
                <text:p>2840.9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841.205">
                <text:p>2841.2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841.487">
                <text:p>2841.4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838.461">
                <text:p>2838.4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38.739">
                <text:p>2838.7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839.017">
                <text:p>2839.0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39.295">
                <text:p>2839.2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839.573">
                <text:p>2839.5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39.851">
                <text:p>2839.8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40.087">
                <text:p>2840.0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40.365">
                <text:p>2840.3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840.643">
                <text:p>2840.6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840.921">
                <text:p>2840.9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841.199">
                <text:p>2841.1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41.477">
                <text:p>2841.4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41.755">
                <text:p>2841.7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42.033">
                <text:p>2842.0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842.311">
                <text:p>2842.3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42.589">
                <text:p>2842.5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845.621">
                <text:p>2845.6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844.055">
                <text:p>2844.0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844.334">
                <text:p>2844.3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845.226">
                <text:p>2845.2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45.506">
                <text:p>2845.5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845.786">
                <text:p>2845.7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46.066">
                <text:p>2846.0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46.346">
                <text:p>2846.3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46.625">
                <text:p>2846.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46.905">
                <text:p>2846.9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47.185">
                <text:p>2847.1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47.465">
                <text:p>2847.4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847.745">
                <text:p>2847.7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848.025">
                <text:p>2848.0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848.305">
                <text:p>2848.3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48.585">
                <text:p>2848.5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848.865">
                <text:p>2848.8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49.145">
                <text:p>2849.1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49.425">
                <text:p>2849.4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849.705">
                <text:p>2849.7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49.985">
                <text:p>2849.9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47.818">
                <text:p>2847.8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48.095">
                <text:p>2848.0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48.371">
                <text:p>2848.3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43.56">
                <text:p>2843.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43.83">
                <text:p>2843.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44.101">
                <text:p>2844.1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44.371">
                <text:p>2844.3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42.173">
                <text:p>2842.17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42.441">
                <text:p>2842.4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42.708">
                <text:p>2842.7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47.427">
                <text:p>2847.4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47.7">
                <text:p>2847.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47.973">
                <text:p>2847.9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48.246">
                <text:p>2848.2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48.519">
                <text:p>2848.5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48.792">
                <text:p>2848.7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20.127">
                <text:p>2820.1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29.768">
                <text:p>2829.7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30.017">
                <text:p>2830.0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20.574">
                <text:p>2820.5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20.812">
                <text:p>2820.8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21.049">
                <text:p>2821.0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21.286">
                <text:p>2821.2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21.523">
                <text:p>2821.5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21.76">
                <text:p>2821.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21.998">
                <text:p>2821.9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23.425">
                <text:p>2823.4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35.336">
                <text:p>2835.3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35.589">
                <text:p>2835.58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35.842">
                <text:p>2835.8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36.094">
                <text:p>2836.0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36.347">
                <text:p>2836.3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36.6">
                <text:p>2836.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22.919">
                <text:p>2822.9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23.155">
                <text:p>2823.1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23.391">
                <text:p>2823.3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23.627">
                <text:p>2823.6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23.863">
                <text:p>2823.8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24.099">
                <text:p>2824.0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24.335">
                <text:p>2824.3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24.571">
                <text:p>2824.5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24.376">
                <text:p>2824.3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45.952">
                <text:p>2845.9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46.213">
                <text:p>2846.2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46.474">
                <text:p>2846.4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46.734">
                <text:p>2846.7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46.995">
                <text:p>2846.9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47.256">
                <text:p>2847.2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47.517">
                <text:p>2847.5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47.778">
                <text:p>2847.7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48.039">
                <text:p>2848.0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48.3">
                <text:p>2848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48.56">
                <text:p>2848.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48.821">
                <text:p>2848.8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49.082">
                <text:p>2849.0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49.343">
                <text:p>2849.3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49.604">
                <text:p>2849.6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49.865">
                <text:p>2849.8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50.126">
                <text:p>2850.1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50.386">
                <text:p>2850.3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50.647">
                <text:p>2850.6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50.908">
                <text:p>2850.9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51.169">
                <text:p>2851.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51.43">
                <text:p>2851.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51.691">
                <text:p>2851.6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51.952">
                <text:p>2851.9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52.213">
                <text:p>2852.2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52.473">
                <text:p>2852.4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52.734">
                <text:p>2852.7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52.995">
                <text:p>2852.9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53.256">
                <text:p>2853.2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853.517">
                <text:p>2853.5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53.778">
                <text:p>2853.7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54.039">
                <text:p>2854.0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54.299">
                <text:p>2854.2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54.56">
                <text:p>2854.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54.821">
                <text:p>2854.8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60.695">
                <text:p>2860.6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60.962">
                <text:p>2860.9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61.229">
                <text:p>2861.2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61.496">
                <text:p>2861.4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61.764">
                <text:p>2861.7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62.031">
                <text:p>2862.0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62.298">
                <text:p>2862.29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62.565">
                <text:p>2862.5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62.833">
                <text:p>2862.8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63.1">
                <text:p>2863.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63.367">
                <text:p>2863.3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63.634">
                <text:p>2863.6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63.902">
                <text:p>2863.9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64.169">
                <text:p>2864.1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64.436">
                <text:p>2864.4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64.703">
                <text:p>2864.7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4.971">
                <text:p>2864.9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5.238">
                <text:p>2865.2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59.841">
                <text:p>2859.8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60.102">
                <text:p>2860.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60.363">
                <text:p>2860.3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60.624">
                <text:p>2860.6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60.885">
                <text:p>2860.8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61.146">
                <text:p>2861.1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61.407">
                <text:p>2861.4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61.668">
                <text:p>2861.6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61.929">
                <text:p>2861.9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62.189">
                <text:p>2862.1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62.45">
                <text:p>2862.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62.711">
                <text:p>2862.7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62.972">
                <text:p>2862.9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63.233">
                <text:p>2863.2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63.494">
                <text:p>2863.49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863.755">
                <text:p>2863.7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64.016">
                <text:p>2864.0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864.277">
                <text:p>2864.2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64.538">
                <text:p>2864.5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64.799">
                <text:p>2864.7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65.06">
                <text:p>2865.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65.321">
                <text:p>2865.3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65.582">
                <text:p>2865.5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65.843">
                <text:p>2865.8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866.224">
                <text:p>2866.2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866.485">
                <text:p>2866.4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866.746">
                <text:p>2866.7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867.007">
                <text:p>2867.0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867.268">
                <text:p>2867.2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67.529">
                <text:p>2867.5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67.79">
                <text:p>2867.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71.519">
                <text:p>2871.5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71.784">
                <text:p>2871.78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72.049">
                <text:p>2872.04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72.314">
                <text:p>2872.3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72.579">
                <text:p>2872.57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72.843">
                <text:p>2872.8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73.108">
                <text:p>2873.1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73.373">
                <text:p>2873.3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84.625">
                <text:p>2884.6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45.153">
                <text:p>2845.1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45.387">
                <text:p>2845.38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45.621">
                <text:p>2845.6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45.855">
                <text:p>2845.8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46.089">
                <text:p>2846.0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46.323">
                <text:p>2846.3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46.557">
                <text:p>2846.5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46.791">
                <text:p>2846.7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47.026">
                <text:p>2847.0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47.26">
                <text:p>2847.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47.494">
                <text:p>2847.4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47.728">
                <text:p>2847.7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47.962">
                <text:p>2847.9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48.196">
                <text:p>2848.1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48.43">
                <text:p>2848.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48.664">
                <text:p>2848.6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48.898">
                <text:p>2848.8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49.132">
                <text:p>2849.1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49.491">
                <text:p>2849.4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49.725">
                <text:p>2849.7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49.96">
                <text:p>2849.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50.194">
                <text:p>2850.1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50.428">
                <text:p>2850.4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50.662">
                <text:p>2850.6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40.475">
                <text:p>2840.4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840.698">
                <text:p>2840.6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39.702">
                <text:p>2839.7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39.924">
                <text:p>2839.9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40.146">
                <text:p>2840.1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840.369">
                <text:p>2840.3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840.591">
                <text:p>2840.5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40.813">
                <text:p>2840.8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841.035">
                <text:p>2841.0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841.257">
                <text:p>2841.2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841.479">
                <text:p>2841.4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841.701">
                <text:p>2841.7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841.923">
                <text:p>2841.9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842.145">
                <text:p>2842.1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842.367">
                <text:p>2842.3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42.59">
                <text:p>2842.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42.812">
                <text:p>2842.8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843.034">
                <text:p>2843.0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843.256">
                <text:p>2843.2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820.181">
                <text:p>2820.1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820.379">
                <text:p>2820.3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820.577">
                <text:p>2820.5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820.776">
                <text:p>2820.7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20.974">
                <text:p>2820.9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821.172">
                <text:p>2821.1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21.371">
                <text:p>2821.3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21.569">
                <text:p>2821.5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28.676">
                <text:p>2828.6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828.882">
                <text:p>2828.88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29.087">
                <text:p>2829.0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29.292">
                <text:p>2829.2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829.498">
                <text:p>2829.49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829.703">
                <text:p>2829.7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829.908">
                <text:p>2829.9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30.114">
                <text:p>2830.1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30.319">
                <text:p>2830.3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806.692">
                <text:p>2806.6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806.874">
                <text:p>2806.8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807.055">
                <text:p>2807.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807.237">
                <text:p>2807.2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